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2.20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000">
      <style:table-cell-properties fo:background-color="#ffe994" fo:border="0.74pt solid #000000"/>
    </style:style>
    <style:style style:name="ce5" style:family="table-cell" style:parent-style-name="Default" style:data-style-name="N10000"/>
    <style:style style:name="ce8" style:family="table-cell" style:parent-style-name="Default" style:data-style-name="N10061"/>
    <style:style style:name="ce9" style:family="table-cell" style:parent-style-name="Default" style:data-style-name="N10000">
      <style:table-cell-properties fo:background-color="#b4c7dc" fo:border="0.74pt solid #000000"/>
    </style:style>
    <style:style style:name="ce10" style:family="table-cell" style:parent-style-name="Default" style:data-style-name="N10000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3" table:default-cell-style-name="ce5"/>
        <table:table-column table:style-name="co11" table:default-cell-style-name="ce5"/>
        <table:table-column table:style-name="co12" table:number-columns-repeated="1009" table:default-cell-style-name="ce5"/>
        <table:table-row table:style-name="ro1">
          <table:table-cell table:style-name="ce1" office:value-type="string" calcext:value-type="string">
            <text:p>ransac_trans</text:p>
          </table:table-cell>
          <table:table-cell table:style-name="ce1" office:value-type="string" calcext:value-type="string">
            <text:p>ransac_thresh</text:p>
          </table:table-cell>
          <table:table-cell table:style-name="ce1" office:value-type="string" calcext:value-type="string">
            <text:p>ransac_iter</text:p>
          </table:table-cell>
          <table:table-cell table:style-name="ce1" office:value-type="string" calcext:value-type="string">
            <text:p>ransac_conf</text:p>
          </table:table-cell>
          <table:table-cell table:style-name="ce1" office:value-type="string" calcext:value-type="string">
            <text:p>median_rat</text:p>
          </table:table-cell>
          <table:table-cell table:style-name="ce1" office:value-type="string" calcext:value-type="string">
            <text:p>descriptors</text:p>
          </table:table-cell>
          <table:table-cell table:style-name="ce1" office:value-type="string" calcext:value-type="string">
            <text:p>gen_mean</text:p>
          </table:table-cell>
          <table:table-cell table:style-name="ce1" office:value-type="string" calcext:value-type="string">
            <text:p>gen_low</text:p>
          </table:table-cell>
          <table:table-cell table:style-name="ce1" office:value-type="string" calcext:value-type="string">
            <text:p>imp_mean</text:p>
          </table:table-cell>
          <table:table-cell table:style-name="ce1" office:value-type="string" calcext:value-type="string">
            <text:p>imp_high</text:p>
          </table:table-cell>
          <table:table-cell table:style-name="ce1" office:value-type="string" calcext:value-type="string">
            <text:p>eer_pcnt</text:p>
          </table:table-cell>
          <table:table-cell table:style-name="ce1" office:value-type="string" calcext:value-type="string">
            <text:p>eer_val</text:p>
          </table:table-cell>
          <table:table-cell table:style-name="ce1" office:value-type="string" calcext:value-type="string">
            <text:p>frr</text:p>
          </table:table-cell>
          <table:table-cell table:style-name="ce1" office:value-type="string" calcext:value-type="string">
            <text:p>far</text:p>
          </table:table-cell>
          <table:table-cell table:style-name="ce1" office:value-type="string" calcext:value-type="string">
            <text:p>time(ms)</text:p>
          </table:table-cell>
          <table:table-cell table:style-name="ce9" office:value-type="string" calcext:value-type="string">
            <text:p>gm/im</text:p>
          </table:table-cell>
          <table:table-cell table:style-name="ce9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style-name="ce10" office:value-type="float" office:value="3.50634888622622" calcext:value-type="float">
            <text:p>3.5063488862262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style-name="ce10" office:value-type="float" office:value="3.55819820841365" calcext:value-type="float">
            <text:p>3.5581982084136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style-name="ce10" office:value-type="float" office:value="3.6086087836066" calcext:value-type="float">
            <text:p>3.6086087836066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style-name="ce10" office:value-type="float" office:value="3.62080414555781" calcext:value-type="float">
            <text:p>3.6208041455578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style-name="ce10" office:value-type="float" office:value="2.89222133325347" calcext:value-type="float">
            <text:p>2.89222133325347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style-name="ce10" office:value-type="float" office:value="2.90498898524372" calcext:value-type="float">
            <text:p>2.90498898524372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style-name="ce10" office:value-type="float" office:value="2.88726316589678" calcext:value-type="float">
            <text:p>2.88726316589678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style-name="ce10" office:value-type="float" office:value="2.81978596145473" calcext:value-type="float">
            <text:p>2.81978596145473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style-name="ce10" office:value-type="float" office:value="3.91217925551138" calcext:value-type="float">
            <text:p>3.91217925551138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style-name="ce10" office:value-type="float" office:value="3.97917736236523" calcext:value-type="float">
            <text:p>3.9791773623652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style-name="ce10" office:value-type="float" office:value="4.05872824106626" calcext:value-type="float">
            <text:p>4.0587282410662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style-name="ce10" office:value-type="float" office:value="4.12695544633966" calcext:value-type="float">
            <text:p>4.1269554463396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style-name="ce10" office:value-type="float" office:value="4.20291074771101" calcext:value-type="float">
            <text:p>4.20291074771101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style-name="ce10" office:value-type="float" office:value="4.27008225454474" calcext:value-type="float">
            <text:p>4.27008225454474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style-name="ce10" office:value-type="float" office:value="4.36306966385828" calcext:value-type="float">
            <text:p>4.36306966385828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style-name="ce10" office:value-type="float" office:value="4.4609226458521" calcext:value-type="float">
            <text:p>4.4609226458521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style-name="ce10" office:value-type="float" office:value="3.41905140856279" calcext:value-type="float">
            <text:p>3.41905140856279</text:p>
          </table:table-cell>
          <table:table-cell table:style-name="ce10" office:value-type="float" office:value="1.12962746074039" calcext:value-type="float">
            <text:p>1.129627460740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style-name="ce10" office:value-type="float" office:value="3.45988468097778" calcext:value-type="float">
            <text:p>3.45988468097778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style-name="ce10" office:value-type="float" office:value="3.50111361048627" calcext:value-type="float">
            <text:p>3.50111361048627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style-name="ce10" office:value-type="float" office:value="3.52248069116746" calcext:value-type="float">
            <text:p>3.522480691167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style-name="ce10" office:value-type="float" office:value="4.7099318720247" calcext:value-type="float">
            <text:p>4.7099318720247</text:p>
          </table:table-cell>
          <table:table-cell table:style-name="ce10" office:value-type="float" office:value="1.27489139506516" calcext:value-type="float">
            <text:p>1.274891395065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style-name="ce10" office:value-type="float" office:value="4.7793963958233" calcext:value-type="float">
            <text:p>4.7793963958233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style-name="ce10" office:value-type="float" office:value="4.89442749377609" calcext:value-type="float">
            <text:p>4.89442749377609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style-name="ce10" office:value-type="float" office:value="5.0389729036271" calcext:value-type="float">
            <text:p>5.0389729036271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style-name="ce10" office:value-type="float" office:value="5.24987190321872" calcext:value-type="float">
            <text:p>5.24987190321872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style-name="ce10" office:value-type="float" office:value="5.25397163734705" calcext:value-type="float">
            <text:p>5.25397163734705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style-name="ce10" office:value-type="float" office:value="5.28915856952788" calcext:value-type="float">
            <text:p>5.28915856952788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style-name="ce10" office:value-type="float" office:value="5.39091728412898" calcext:value-type="float">
            <text:p>5.39091728412898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style-name="ce10" office:value-type="float" office:value="4.17006403494436" calcext:value-type="float">
            <text:p>4.17006403494436</text:p>
          </table:table-cell>
          <table:table-cell table:style-name="ce10" office:value-type="float" office:value="1.3449307864821" calcext:value-type="float">
            <text:p>1.34493078648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style-name="ce10" office:value-type="float" office:value="4.17462750993555" calcext:value-type="float">
            <text:p>4.17462750993555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style-name="ce10" office:value-type="float" office:value="4.20023153368514" calcext:value-type="float">
            <text:p>4.20023153368514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style-name="ce10" office:value-type="float" office:value="4.26678053734651" calcext:value-type="float">
            <text:p>4.2667805373465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style-name="ce10" office:value-type="float" office:value="5.92729006136598" calcext:value-type="float">
            <text:p>5.92729006136598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style-name="ce10" office:value-type="float" office:value="5.92890342987529" calcext:value-type="float">
            <text:p>5.92890342987529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style-name="ce10" office:value-type="float" office:value="5.95926436558213" calcext:value-type="float">
            <text:p>5.95926436558213</text:p>
          </table:table-cell>
          <table:table-cell table:style-name="ce10" office:value-type="float" office:value="1.42712366270496" calcext:value-type="float">
            <text:p>1.42712366270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style-name="ce10" office:value-type="float" office:value="6.07259662263296" calcext:value-type="float">
            <text:p>6.0725966226329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office:value-type="float" office:value="35284335" calcext:value-type="float">
            <text:p>35284335</text:p>
          </table:table-cell>
          <table:table-cell office:value-type="float" office:value="588.07225" calcext:value-type="float">
            <text:p>588.07225</text:p>
          </table:table-cell>
          <table:table-cell office:value-type="float" office:value="9.80120416666667" calcext:value-type="float">
            <text:p>9.801204166666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style-name="ce10" office:value-type="float" office:value="5.24987190321872" calcext:value-type="float">
            <text:p>5.24987190321872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style-name="ce10" office:value-type="float" office:value="5.25397163734705" calcext:value-type="float">
            <text:p>5.25397163734705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style-name="ce10" office:value-type="float" office:value="5.28915856952788" calcext:value-type="float">
            <text:p>5.28915856952788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style-name="ce10" office:value-type="float" office:value="5.39091728412898" calcext:value-type="float">
            <text:p>5.39091728412898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style-name="ce10" office:value-type="float" office:value="4.17006403494436" calcext:value-type="float">
            <text:p>4.17006403494436</text:p>
          </table:table-cell>
          <table:table-cell table:style-name="ce10" office:value-type="float" office:value="1.3449307864821" calcext:value-type="float">
            <text:p>1.34493078648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style-name="ce10" office:value-type="float" office:value="4.17462750993555" calcext:value-type="float">
            <text:p>4.17462750993555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style-name="ce10" office:value-type="float" office:value="4.20023153368514" calcext:value-type="float">
            <text:p>4.20023153368514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style-name="ce10" office:value-type="float" office:value="4.26678053734651" calcext:value-type="float">
            <text:p>4.2667805373465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style-name="ce10" office:value-type="float" office:value="5.92729006136598" calcext:value-type="float">
            <text:p>5.92729006136598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style-name="ce10" office:value-type="float" office:value="5.92890342987529" calcext:value-type="float">
            <text:p>5.92890342987529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style-name="ce10" office:value-type="float" office:value="5.95926436558213" calcext:value-type="float">
            <text:p>5.95926436558213</text:p>
          </table:table-cell>
          <table:table-cell table:style-name="ce10" office:value-type="float" office:value="1.42712366270496" calcext:value-type="float">
            <text:p>1.42712366270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style-name="ce10" office:value-type="float" office:value="6.07259662263296" calcext:value-type="float">
            <text:p>6.0725966226329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style-name="ce10" office:value-type="float" office:value="4.20291074771101" calcext:value-type="float">
            <text:p>4.20291074771101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style-name="ce10" office:value-type="float" office:value="4.27008225454474" calcext:value-type="float">
            <text:p>4.27008225454474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style-name="ce10" office:value-type="float" office:value="4.36306966385828" calcext:value-type="float">
            <text:p>4.36306966385828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style-name="ce10" office:value-type="float" office:value="4.4609226458521" calcext:value-type="float">
            <text:p>4.4609226458521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style-name="ce10" office:value-type="float" office:value="3.41905140856279" calcext:value-type="float">
            <text:p>3.41905140856279</text:p>
          </table:table-cell>
          <table:table-cell table:style-name="ce10" office:value-type="float" office:value="1.12962746074039" calcext:value-type="float">
            <text:p>1.129627460740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style-name="ce10" office:value-type="float" office:value="3.45988468097778" calcext:value-type="float">
            <text:p>3.45988468097778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style-name="ce10" office:value-type="float" office:value="3.50111361048627" calcext:value-type="float">
            <text:p>3.50111361048627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style-name="ce10" office:value-type="float" office:value="3.52248069116746" calcext:value-type="float">
            <text:p>3.522480691167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style-name="ce10" office:value-type="float" office:value="4.7099318720247" calcext:value-type="float">
            <text:p>4.7099318720247</text:p>
          </table:table-cell>
          <table:table-cell table:style-name="ce10" office:value-type="float" office:value="1.27489139506516" calcext:value-type="float">
            <text:p>1.274891395065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style-name="ce10" office:value-type="float" office:value="4.7793963958233" calcext:value-type="float">
            <text:p>4.7793963958233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style-name="ce10" office:value-type="float" office:value="4.89442749377609" calcext:value-type="float">
            <text:p>4.89442749377609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style-name="ce10" office:value-type="float" office:value="5.0389729036271" calcext:value-type="float">
            <text:p>5.0389729036271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style-name="ce10" office:value-type="float" office:value="3.50634888622622" calcext:value-type="float">
            <text:p>3.5063488862262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style-name="ce10" office:value-type="float" office:value="3.55819820841365" calcext:value-type="float">
            <text:p>3.5581982084136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style-name="ce10" office:value-type="float" office:value="3.6086087836066" calcext:value-type="float">
            <text:p>3.6086087836066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style-name="ce10" office:value-type="float" office:value="3.62080414555781" calcext:value-type="float">
            <text:p>3.6208041455578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style-name="ce10" office:value-type="float" office:value="2.89222133325347" calcext:value-type="float">
            <text:p>2.89222133325347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style-name="ce10" office:value-type="float" office:value="2.90498898524372" calcext:value-type="float">
            <text:p>2.90498898524372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style-name="ce10" office:value-type="float" office:value="2.88726316589678" calcext:value-type="float">
            <text:p>2.88726316589678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style-name="ce10" office:value-type="float" office:value="2.81978596145473" calcext:value-type="float">
            <text:p>2.81978596145473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style-name="ce10" office:value-type="float" office:value="3.91217925551138" calcext:value-type="float">
            <text:p>3.91217925551138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style-name="ce10" office:value-type="float" office:value="3.97917736236523" calcext:value-type="float">
            <text:p>3.9791773623652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style-name="ce10" office:value-type="float" office:value="4.05872824106626" calcext:value-type="float">
            <text:p>4.0587282410662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style-name="ce10" office:value-type="float" office:value="4.12695544633966" calcext:value-type="float">
            <text:p>4.1269554463396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33548299" calcext:value-type="float">
            <text:p>33548299</text:p>
          </table:table-cell>
          <table:table-cell office:value-type="float" office:value="559.138316666667" calcext:value-type="float">
            <text:p>559.138316666667</text:p>
          </table:table-cell>
          <table:table-cell office:value-type="float" office:value="9.31897194444445" calcext:value-type="float">
            <text:p>9.318971944444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style-name="ce10" office:value-type="float" office:value="5.27306131111878" calcext:value-type="float">
            <text:p>5.2730613111187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style-name="ce10" office:value-type="float" office:value="5.27930166280252" calcext:value-type="float">
            <text:p>5.27930166280252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style-name="ce10" office:value-type="float" office:value="5.32179849498889" calcext:value-type="float">
            <text:p>5.32179849498889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style-name="ce10" office:value-type="float" office:value="5.42721444980947" calcext:value-type="float">
            <text:p>5.42721444980947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style-name="ce10" office:value-type="float" office:value="4.19074304690743" calcext:value-type="float">
            <text:p>4.19074304690743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style-name="ce10" office:value-type="float" office:value="4.19705853937678" calcext:value-type="float">
            <text:p>4.19705853937678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style-name="ce10" office:value-type="float" office:value="4.22494063899492" calcext:value-type="float">
            <text:p>4.2249406389949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style-name="ce10" office:value-type="float" office:value="4.29173911036573" calcext:value-type="float">
            <text:p>4.29173911036573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style-name="ce10" office:value-type="float" office:value="5.9478229514108" calcext:value-type="float">
            <text:p>5.94782295141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style-name="ce10" office:value-type="float" office:value="5.95070994280766" calcext:value-type="float">
            <text:p>5.95070994280766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style-name="ce10" office:value-type="float" office:value="5.98951968771215" calcext:value-type="float">
            <text:p>5.98951968771215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style-name="ce10" office:value-type="float" office:value="6.11154562383612" calcext:value-type="float">
            <text:p>6.11154562383612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style-name="ce10" office:value-type="float" office:value="4.21993276531618" calcext:value-type="float">
            <text:p>4.219932765316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style-name="ce10" office:value-type="float" office:value="4.2909819481045" calcext:value-type="float">
            <text:p>4.2909819481045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style-name="ce10" office:value-type="float" office:value="4.38367996421" calcext:value-type="float">
            <text:p>4.38367996421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style-name="ce10" office:value-type="float" office:value="4.47978449433587" calcext:value-type="float">
            <text:p>4.47978449433587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style-name="ce10" office:value-type="float" office:value="3.43444078650911" calcext:value-type="float">
            <text:p>3.43444078650911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style-name="ce10" office:value-type="float" office:value="3.47641136671177" calcext:value-type="float">
            <text:p>3.47641136671177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style-name="ce10" office:value-type="float" office:value="3.51657780739753" calcext:value-type="float">
            <text:p>3.51657780739753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style-name="ce10" office:value-type="float" office:value="3.53361844892538" calcext:value-type="float">
            <text:p>3.53361844892538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style-name="ce10" office:value-type="float" office:value="4.81208230422781" calcext:value-type="float">
            <text:p>4.8120823042278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style-name="ce10" office:value-type="float" office:value="3.52715743365316" calcext:value-type="float">
            <text:p>3.52715743365316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style-name="ce10" office:value-type="float" office:value="3.57937147461724" calcext:value-type="float">
            <text:p>3.57937147461724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style-name="ce10" office:value-type="float" office:value="3.62657176749703" calcext:value-type="float">
            <text:p>3.62657176749703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style-name="ce10" office:value-type="float" office:value="3.63509936899722" calcext:value-type="float">
            <text:p>3.6350993689972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style-name="ce10" office:value-type="float" office:value="2.90521006677818" calcext:value-type="float">
            <text:p>2.90521006677818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style-name="ce10" office:value-type="float" office:value="2.91546470156299" calcext:value-type="float">
            <text:p>2.91546470156299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style-name="ce10" office:value-type="float" office:value="2.89240661989277" calcext:value-type="float">
            <text:p>2.89240661989277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style-name="ce10" office:value-type="float" office:value="2.82194467997342" calcext:value-type="float">
            <text:p>2.82194467997342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style-name="ce10" office:value-type="float" office:value="3.93088298170345" calcext:value-type="float">
            <text:p>3.93088298170345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style-name="ce10" office:value-type="float" office:value="3.99823367565303" calcext:value-type="float">
            <text:p>3.9982336756530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style-name="ce10" office:value-type="float" office:value="4.07667657169493" calcext:value-type="float">
            <text:p>4.07667657169493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style-name="ce10" office:value-type="float" office:value="4.14223135883465" calcext:value-type="float">
            <text:p>4.14223135883465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33827937" calcext:value-type="float">
            <text:p>33827937</text:p>
          </table:table-cell>
          <table:table-cell office:value-type="float" office:value="563.79895" calcext:value-type="float">
            <text:p>563.79895</text:p>
          </table:table-cell>
          <table:table-cell office:value-type="float" office:value="9.39664916666667" calcext:value-type="float">
            <text:p>9.396649166666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style-name="ce10" office:value-type="float" office:value="3.40748438274665" calcext:value-type="float">
            <text:p>3.40748438274665</text:p>
          </table:table-cell>
          <table:table-cell table:style-name="ce10" office:value-type="float" office:value="1.21271897774179" calcext:value-type="float">
            <text:p>1.212718977741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style-name="ce10" office:value-type="float" office:value="3.45740095768275" calcext:value-type="float">
            <text:p>3.4574009576827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style-name="ce10" office:value-type="float" office:value="3.51370935501066" calcext:value-type="float">
            <text:p>3.51370935501066</text:p>
          </table:table-cell>
          <table:table-cell table:style-name="ce10" office:value-type="float" office:value="1.19802044092379" calcext:value-type="float">
            <text:p>1.198020440923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style-name="ce10" office:value-type="float" office:value="3.54685676529141" calcext:value-type="float">
            <text:p>3.5468567652914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style-name="ce10" office:value-type="float" office:value="2.83109920719949" calcext:value-type="float">
            <text:p>2.83109920719949</text:p>
          </table:table-cell>
          <table:table-cell table:style-name="ce10" office:value-type="float" office:value="1.17169814445282" calcext:value-type="float">
            <text:p>1.171698144452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style-name="ce10" office:value-type="float" office:value="2.85239950842113" calcext:value-type="float">
            <text:p>2.85239950842113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style-name="ce10" office:value-type="float" office:value="2.852711236739" calcext:value-type="float">
            <text:p>2.852711236739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style-name="ce10" office:value-type="float" office:value="2.81078950383866" calcext:value-type="float">
            <text:p>2.81078950383866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style-name="ce10" office:value-type="float" office:value="3.80312478001682" calcext:value-type="float">
            <text:p>3.80312478001682</text:p>
          </table:table-cell>
          <table:table-cell table:style-name="ce10" office:value-type="float" office:value="1.19169702145459" calcext:value-type="float">
            <text:p>1.191697021454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style-name="ce10" office:value-type="float" office:value="3.86112025175217" calcext:value-type="float">
            <text:p>3.86112025175217</text:p>
          </table:table-cell>
          <table:table-cell table:style-name="ce10" office:value-type="float" office:value="1.29395101008165" calcext:value-type="float">
            <text:p>1.293951010081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style-name="ce10" office:value-type="float" office:value="3.9386587978244" calcext:value-type="float">
            <text:p>3.9386587978244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style-name="ce10" office:value-type="float" office:value="4.01448035411596" calcext:value-type="float">
            <text:p>4.0144803541159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style-name="ce10" office:value-type="float" office:value="4.10491486902173" calcext:value-type="float">
            <text:p>4.10491486902173</text:p>
          </table:table-cell>
          <table:table-cell table:style-name="ce10" office:value-type="float" office:value="1.23103615696579" calcext:value-type="float">
            <text:p>1.231036156965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style-name="ce10" office:value-type="float" office:value="4.1456566639525" calcext:value-type="float">
            <text:p>4.1456566639525</text:p>
          </table:table-cell>
          <table:table-cell table:style-name="ce10" office:value-type="float" office:value="1.22563992256399" calcext:value-type="float">
            <text:p>1.225639922563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style-name="ce10" office:value-type="float" office:value="4.22569536423841" calcext:value-type="float">
            <text:p>4.22569536423841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style-name="ce10" office:value-type="float" office:value="4.32425879562525" calcext:value-type="float">
            <text:p>4.32425879562525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style-name="ce10" office:value-type="float" office:value="3.34397612591654" calcext:value-type="float">
            <text:p>3.34397612591654</text:p>
          </table:table-cell>
          <table:table-cell table:style-name="ce10" office:value-type="float" office:value="1.12272945081979" calcext:value-type="float">
            <text:p>1.122729450819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style-name="ce10" office:value-type="float" office:value="3.37303462321792" calcext:value-type="float">
            <text:p>3.37303462321792</text:p>
          </table:table-cell>
          <table:table-cell table:style-name="ce10" office:value-type="float" office:value="1.2777768194442" calcext:value-type="float">
            <text:p>1.27777681944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style-name="ce10" office:value-type="float" office:value="3.41702342959446" calcext:value-type="float">
            <text:p>3.41702342959446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style-name="ce10" office:value-type="float" office:value="3.45752150556109" calcext:value-type="float">
            <text:p>3.45752150556109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style-name="ce10" office:value-type="float" office:value="4.61667294538424" calcext:value-type="float">
            <text:p>4.61667294538424</text:p>
          </table:table-cell>
          <table:table-cell table:style-name="ce10" office:value-type="float" office:value="1.30588522588523" calcext:value-type="float">
            <text:p>1.30588522588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style-name="ce10" office:value-type="float" office:value="4.65150501058963" calcext:value-type="float">
            <text:p>4.65150501058963</text:p>
          </table:table-cell>
          <table:table-cell table:style-name="ce10" office:value-type="float" office:value="1.35460372960373" calcext:value-type="float">
            <text:p>1.354603729603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style-name="ce10" office:value-type="float" office:value="4.74086210296037" calcext:value-type="float">
            <text:p>4.74086210296037</text:p>
          </table:table-cell>
          <table:table-cell table:style-name="ce10" office:value-type="float" office:value="1.35950292809941" calcext:value-type="float">
            <text:p>1.359502928099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style-name="ce10" office:value-type="float" office:value="4.87706154220384" calcext:value-type="float">
            <text:p>4.87706154220384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style-name="ce10" office:value-type="float" office:value="5.12862258522631" calcext:value-type="float">
            <text:p>5.12862258522631</text:p>
          </table:table-cell>
          <table:table-cell table:style-name="ce10" office:value-type="float" office:value="1.26569221182293" calcext:value-type="float">
            <text:p>1.265692211822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style-name="ce10" office:value-type="float" office:value="5.12876198500982" calcext:value-type="float">
            <text:p>5.12876198500982</text:p>
          </table:table-cell>
          <table:table-cell table:style-name="ce10" office:value-type="float" office:value="1.26569221182293" calcext:value-type="float">
            <text:p>1.265692211822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style-name="ce10" office:value-type="float" office:value="5.13579608120805" calcext:value-type="float">
            <text:p>5.13579608120805</text:p>
          </table:table-cell>
          <table:table-cell table:style-name="ce10" office:value-type="float" office:value="1.27092078804926" calcext:value-type="float">
            <text:p>1.27092078804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style-name="ce10" office:value-type="float" office:value="5.19623217641207" calcext:value-type="float">
            <text:p>5.19623217641207</text:p>
          </table:table-cell>
          <table:table-cell table:style-name="ce10" office:value-type="float" office:value="1.3969565363768" calcext:value-type="float">
            <text:p>1.39695653637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style-name="ce10" office:value-type="float" office:value="4.07183658685662" calcext:value-type="float">
            <text:p>4.07183658685662</text:p>
          </table:table-cell>
          <table:table-cell table:style-name="ce10" office:value-type="float" office:value="1.33908586074327" calcext:value-type="float">
            <text:p>1.339085860743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style-name="ce10" office:value-type="float" office:value="4.07185710081275" calcext:value-type="float">
            <text:p>4.07185710081275</text:p>
          </table:table-cell>
          <table:table-cell table:style-name="ce10" office:value-type="float" office:value="1.34483054483055" calcext:value-type="float">
            <text:p>1.344830544830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style-name="ce10" office:value-type="float" office:value="4.07864862203979" calcext:value-type="float">
            <text:p>4.07864862203979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style-name="ce10" office:value-type="float" office:value="4.13157975885781" calcext:value-type="float">
            <text:p>4.1315797588578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style-name="ce10" office:value-type="float" office:value="5.81209586099784" calcext:value-type="float">
            <text:p>5.81209586099784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style-name="ce10" office:value-type="float" office:value="5.81209586099784" calcext:value-type="float">
            <text:p>5.81209586099784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style-name="ce10" office:value-type="float" office:value="5.81620406495002" calcext:value-type="float">
            <text:p>5.81620406495002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style-name="ce10" office:value-type="float" office:value="5.86952901998097" calcext:value-type="float">
            <text:p>5.86952901998097</text:p>
          </table:table-cell>
          <table:table-cell table:style-name="ce10" office:value-type="float" office:value="1.31057256927297" calcext:value-type="float">
            <text:p>1.31057256927297</text:p>
          </table:table-cell>
          <table:table-cell office:value-type="float" office:value="66133070" calcext:value-type="float">
            <text:p>66133070</text:p>
          </table:table-cell>
          <table:table-cell office:value-type="float" office:value="1102.21783333333" calcext:value-type="float">
            <text:p>1102.21783333333</text:p>
          </table:table-cell>
          <table:table-cell office:value-type="float" office:value="18.3702972222222" calcext:value-type="float">
            <text:p>18.37029722222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style-name="ce10" office:value-type="float" office:value="5.27274114065516" calcext:value-type="float">
            <text:p>5.27274114065516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style-name="ce10" office:value-type="float" office:value="5.27898757722713" calcext:value-type="float">
            <text:p>5.27898757722713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style-name="ce10" office:value-type="float" office:value="5.32147412230651" calcext:value-type="float">
            <text:p>5.32147412230651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style-name="ce10" office:value-type="float" office:value="5.42691868543051" calcext:value-type="float">
            <text:p>5.42691868543051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style-name="ce10" office:value-type="float" office:value="4.19089130048034" calcext:value-type="float">
            <text:p>4.19089130048034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style-name="ce10" office:value-type="float" office:value="4.19723836561186" calcext:value-type="float">
            <text:p>4.1972383656118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style-name="ce10" office:value-type="float" office:value="4.22512266780881" calcext:value-type="float">
            <text:p>4.22512266780881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style-name="ce10" office:value-type="float" office:value="4.2920391426769" calcext:value-type="float">
            <text:p>4.2920391426769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style-name="ce10" office:value-type="float" office:value="5.94767302098608" calcext:value-type="float">
            <text:p>5.947673020986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style-name="ce10" office:value-type="float" office:value="5.95055989223127" calcext:value-type="float">
            <text:p>5.95055989223127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style-name="ce10" office:value-type="float" office:value="5.98930166869723" calcext:value-type="float">
            <text:p>5.98930166869723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style-name="ce10" office:value-type="float" office:value="6.11131387994016" calcext:value-type="float">
            <text:p>6.1113138799401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style-name="ce10" office:value-type="float" office:value="4.22031434146718" calcext:value-type="float">
            <text:p>4.220314341467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style-name="ce10" office:value-type="float" office:value="4.2913456935733" calcext:value-type="float">
            <text:p>4.2913456935733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style-name="ce10" office:value-type="float" office:value="4.38403700973539" calcext:value-type="float">
            <text:p>4.38403700973539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style-name="ce10" office:value-type="float" office:value="4.4801769538656" calcext:value-type="float">
            <text:p>4.4801769538656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style-name="ce10" office:value-type="float" office:value="3.43454681362024" calcext:value-type="float">
            <text:p>3.43454681362024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style-name="ce10" office:value-type="float" office:value="3.47651962110961" calcext:value-type="float">
            <text:p>3.47651962110961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style-name="ce10" office:value-type="float" office:value="3.51668888148395" calcext:value-type="float">
            <text:p>3.51668888148395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style-name="ce10" office:value-type="float" office:value="3.53424822232146" calcext:value-type="float">
            <text:p>3.534248222321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style-name="ce10" office:value-type="float" office:value="4.81203860926731" calcext:value-type="float">
            <text:p>4.8120386092673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style-name="ce10" office:value-type="float" office:value="3.52690629052152" calcext:value-type="float">
            <text:p>3.5269062905215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style-name="ce10" office:value-type="float" office:value="3.57896015549077" calcext:value-type="float">
            <text:p>3.57896015549077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style-name="ce10" office:value-type="float" office:value="3.62615293686734" calcext:value-type="float">
            <text:p>3.62615293686734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style-name="ce10" office:value-type="float" office:value="3.63457760314342" calcext:value-type="float">
            <text:p>3.6345776031434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style-name="ce10" office:value-type="float" office:value="2.90503080082136" calcext:value-type="float">
            <text:p>2.90503080082136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style-name="ce10" office:value-type="float" office:value="2.91488301550323" calcext:value-type="float">
            <text:p>2.91488301550323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style-name="ce10" office:value-type="float" office:value="2.89169610517372" calcext:value-type="float">
            <text:p>2.89169610517372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style-name="ce10" office:value-type="float" office:value="2.82121217676661" calcext:value-type="float">
            <text:p>2.82121217676661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style-name="ce10" office:value-type="float" office:value="3.93033798975342" calcext:value-type="float">
            <text:p>3.93033798975342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style-name="ce10" office:value-type="float" office:value="3.99770528802787" calcext:value-type="float">
            <text:p>3.99770528802787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style-name="ce10" office:value-type="float" office:value="4.07616443251516" calcext:value-type="float">
            <text:p>4.0761644325151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style-name="ce10" office:value-type="float" office:value="4.1417661749472" calcext:value-type="float">
            <text:p>4.1417661749472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70380332" calcext:value-type="float">
            <text:p>70380332</text:p>
          </table:table-cell>
          <table:table-cell office:value-type="float" office:value="1173.00553333333" calcext:value-type="float">
            <text:p>1173.00553333333</text:p>
          </table:table-cell>
          <table:table-cell office:value-type="float" office:value="19.5500922222222" calcext:value-type="float">
            <text:p>19.55009222222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style-name="ce10" office:value-type="float" office:value="5.27274114065516" calcext:value-type="float">
            <text:p>5.27274114065516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style-name="ce10" office:value-type="float" office:value="5.27898757722713" calcext:value-type="float">
            <text:p>5.27898757722713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style-name="ce10" office:value-type="float" office:value="5.32147412230651" calcext:value-type="float">
            <text:p>5.32147412230651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style-name="ce10" office:value-type="float" office:value="5.42691868543051" calcext:value-type="float">
            <text:p>5.42691868543051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style-name="ce10" office:value-type="float" office:value="4.19089130048034" calcext:value-type="float">
            <text:p>4.19089130048034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style-name="ce10" office:value-type="float" office:value="4.19723836561186" calcext:value-type="float">
            <text:p>4.1972383656118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style-name="ce10" office:value-type="float" office:value="4.22512266780881" calcext:value-type="float">
            <text:p>4.22512266780881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style-name="ce10" office:value-type="float" office:value="4.2920391426769" calcext:value-type="float">
            <text:p>4.2920391426769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style-name="ce10" office:value-type="float" office:value="5.94767302098608" calcext:value-type="float">
            <text:p>5.947673020986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style-name="ce10" office:value-type="float" office:value="5.95055989223127" calcext:value-type="float">
            <text:p>5.95055989223127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style-name="ce10" office:value-type="float" office:value="5.98930166869723" calcext:value-type="float">
            <text:p>5.98930166869723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style-name="ce10" office:value-type="float" office:value="6.11131387994016" calcext:value-type="float">
            <text:p>6.1113138799401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style-name="ce10" office:value-type="float" office:value="4.22031434146718" calcext:value-type="float">
            <text:p>4.220314341467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style-name="ce10" office:value-type="float" office:value="4.2913456935733" calcext:value-type="float">
            <text:p>4.2913456935733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style-name="ce10" office:value-type="float" office:value="4.38403700973539" calcext:value-type="float">
            <text:p>4.38403700973539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style-name="ce10" office:value-type="float" office:value="4.4801769538656" calcext:value-type="float">
            <text:p>4.4801769538656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style-name="ce10" office:value-type="float" office:value="3.43454681362024" calcext:value-type="float">
            <text:p>3.43454681362024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style-name="ce10" office:value-type="float" office:value="3.47651962110961" calcext:value-type="float">
            <text:p>3.47651962110961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style-name="ce10" office:value-type="float" office:value="3.51668888148395" calcext:value-type="float">
            <text:p>3.51668888148395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style-name="ce10" office:value-type="float" office:value="3.53424822232146" calcext:value-type="float">
            <text:p>3.534248222321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style-name="ce10" office:value-type="float" office:value="4.81203860926731" calcext:value-type="float">
            <text:p>4.8120386092673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style-name="ce10" office:value-type="float" office:value="3.52690629052152" calcext:value-type="float">
            <text:p>3.5269062905215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style-name="ce10" office:value-type="float" office:value="3.57896015549077" calcext:value-type="float">
            <text:p>3.57896015549077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style-name="ce10" office:value-type="float" office:value="3.62615293686734" calcext:value-type="float">
            <text:p>3.62615293686734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style-name="ce10" office:value-type="float" office:value="3.63457760314342" calcext:value-type="float">
            <text:p>3.6345776031434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style-name="ce10" office:value-type="float" office:value="2.90503080082136" calcext:value-type="float">
            <text:p>2.90503080082136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style-name="ce10" office:value-type="float" office:value="2.91488301550323" calcext:value-type="float">
            <text:p>2.91488301550323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style-name="ce10" office:value-type="float" office:value="2.89169610517372" calcext:value-type="float">
            <text:p>2.89169610517372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style-name="ce10" office:value-type="float" office:value="2.82121217676661" calcext:value-type="float">
            <text:p>2.82121217676661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style-name="ce10" office:value-type="float" office:value="3.93033798975342" calcext:value-type="float">
            <text:p>3.93033798975342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style-name="ce10" office:value-type="float" office:value="3.99770528802787" calcext:value-type="float">
            <text:p>3.99770528802787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style-name="ce10" office:value-type="float" office:value="4.07616443251516" calcext:value-type="float">
            <text:p>4.0761644325151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style-name="ce10" office:value-type="float" office:value="4.1417661749472" calcext:value-type="float">
            <text:p>4.1417661749472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52163" calcext:value-type="float">
            <text:p>752163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Nota: descriptors = original, scoring max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82685" calcext:value-type="float">
            <text:p>982685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7549" calcext:value-type="float">
            <text:p>917549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8638" calcext:value-type="float">
            <text:p>918638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036" calcext:value-type="float">
            <text:p>861036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724" calcext:value-type="float">
            <text:p>859724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311" calcext:value-type="float">
            <text:p>850311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366" calcext:value-type="float">
            <text:p>835366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4828" calcext:value-type="float">
            <text:p>974828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9636" calcext:value-type="float">
            <text:p>909636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377" calcext:value-type="float">
            <text:p>864377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526" calcext:value-type="float">
            <text:p>839526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6694" calcext:value-type="float">
            <text:p>986694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439" calcext:value-type="float">
            <text:p>912439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72246" calcext:value-type="float">
            <text:p>872246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84817" calcext:value-type="float">
            <text:p>884817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148" calcext:value-type="float">
            <text:p>962148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6877" calcext:value-type="float">
            <text:p>906877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5979" calcext:value-type="float">
            <text:p>865979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8790" calcext:value-type="float">
            <text:p>838790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58700" calcext:value-type="float">
            <text:p>109587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91870" calcext:value-type="float">
            <text:p>629187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2910" calcext:value-type="float">
            <text:p>358291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970" calcext:value-type="float">
            <text:p>222497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308100" calcext:value-type="float">
            <text:p>113081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432070" calcext:value-type="float">
            <text:p>643207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702500" calcext:value-type="float">
            <text:p>370250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5960" calcext:value-type="float">
            <text:p>229596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47100" calcext:value-type="float">
            <text:p>108471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97270" calcext:value-type="float">
            <text:p>619727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97780" calcext:value-type="float">
            <text:p>359778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44410" calcext:value-type="float">
            <text:p>224441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92128" calcext:value-type="float">
            <text:p>892128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2444" calcext:value-type="float">
            <text:p>872444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65551" calcext:value-type="float">
            <text:p>865551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7232" calcext:value-type="float">
            <text:p>837232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344" calcext:value-type="float">
            <text:p>861344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912" calcext:value-type="float">
            <text:p>859912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2654" calcext:value-type="float">
            <text:p>852654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7427" calcext:value-type="float">
            <text:p>837427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9392" calcext:value-type="float">
            <text:p>979392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52066" calcext:value-type="float">
            <text:p>952066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7101" calcext:value-type="float">
            <text:p>907101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051" calcext:value-type="float">
            <text:p>839051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422" calcext:value-type="float">
            <text:p>987422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665" calcext:value-type="float">
            <text:p>912665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5064" calcext:value-type="float">
            <text:p>865064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8998" calcext:value-type="float">
            <text:p>838998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706" calcext:value-type="float">
            <text:p>962706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7355" calcext:value-type="float">
            <text:p>907355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4740" calcext:value-type="float">
            <text:p>864740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41028" calcext:value-type="float">
            <text:p>841028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1033000" calcext:value-type="float">
            <text:p>110330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14770" calcext:value-type="float">
            <text:p>621477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9010" calcext:value-type="float">
            <text:p>358901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55880" calcext:value-type="float">
            <text:p>225588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28800" calcext:value-type="float">
            <text:p>112288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55850" calcext:value-type="float">
            <text:p>625585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5240" calcext:value-type="float">
            <text:p>360524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65560" calcext:value-type="float">
            <text:p>226556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746700" calcext:value-type="float">
            <text:p>107467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4856970" calcext:value-type="float">
            <text:p>485697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2770560" calcext:value-type="float">
            <text:p>277056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1718900" calcext:value-type="float">
            <text:p>171890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95184" calcext:value-type="float">
            <text:p>795184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4540" calcext:value-type="float">
            <text:p>874540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53117" calcext:value-type="float">
            <text:p>853117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5630" calcext:value-type="float">
            <text:p>835630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930" calcext:value-type="float">
            <text:p>860930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559" calcext:value-type="float">
            <text:p>860559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496" calcext:value-type="float">
            <text:p>850496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717" calcext:value-type="float">
            <text:p>835717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5144" calcext:value-type="float">
            <text:p>975144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10625" calcext:value-type="float">
            <text:p>910625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747" calcext:value-type="float">
            <text:p>864747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239" calcext:value-type="float">
            <text:p>839239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110" calcext:value-type="float">
            <text:p>987110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1879" calcext:value-type="float">
            <text:p>911879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4764" calcext:value-type="float">
            <text:p>864764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9164" calcext:value-type="float">
            <text:p>839164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1336" calcext:value-type="float">
            <text:p>961336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8167" calcext:value-type="float">
            <text:p>908167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3856" calcext:value-type="float">
            <text:p>863856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9551" calcext:value-type="float">
            <text:p>839551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45500" calcext:value-type="float">
            <text:p>109455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191850" calcext:value-type="float">
            <text:p>619185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616720" calcext:value-type="float">
            <text:p>361672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329490" calcext:value-type="float">
            <text:p>232949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02400" calcext:value-type="float">
            <text:p>112024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9780" calcext:value-type="float">
            <text:p>627978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598800" calcext:value-type="float">
            <text:p>359880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8740" calcext:value-type="float">
            <text:p>222874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13700" calcext:value-type="float">
            <text:p>108137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34890" calcext:value-type="float">
            <text:p>613489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65900" calcext:value-type="float">
            <text:p>356590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23320" calcext:value-type="float">
            <text:p>222332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5225" calcext:value-type="float">
            <text:p>865225</text:p>
          </table:table-cell>
          <table:table-cell table:style-name="ce10" office:value-type="float" office:value="5.18885020205181" calcext:value-type="float">
            <text:p>5.18885020205181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2541" calcext:value-type="float">
            <text:p>862541</text:p>
          </table:table-cell>
          <table:table-cell table:style-name="ce10" office:value-type="float" office:value="5.19395890831033" calcext:value-type="float">
            <text:p>5.19395890831033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2576" calcext:value-type="float">
            <text:p>852576</text:p>
          </table:table-cell>
          <table:table-cell table:style-name="ce10" office:value-type="float" office:value="5.23145168890265" calcext:value-type="float">
            <text:p>5.23145168890265</text:p>
          </table:table-cell>
          <table:table-cell table:style-name="ce10" office:value-type="float" office:value="1.27626071478473" calcext:value-type="float">
            <text:p>1.276260714784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35834" calcext:value-type="float">
            <text:p>835834</text:p>
          </table:table-cell>
          <table:table-cell table:style-name="ce10" office:value-type="float" office:value="5.33563901685471" calcext:value-type="float">
            <text:p>5.33563901685471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style-name="ce10" office:value-type="float" office:value="4.11307412628923" calcext:value-type="float">
            <text:p>4.11307412628923</text:p>
          </table:table-cell>
          <table:table-cell table:style-name="ce10" office:value-type="float" office:value="1.35652275652276" calcext:value-type="float">
            <text:p>1.35652275652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style-name="ce10" office:value-type="float" office:value="4.1175775062652" calcext:value-type="float">
            <text:p>4.117577506265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style-name="ce10" office:value-type="float" office:value="4.1476913132042" calcext:value-type="float">
            <text:p>4.1476913132042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style-name="ce10" office:value-type="float" office:value="4.21602334139094" calcext:value-type="float">
            <text:p>4.21602334139094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483" calcext:value-type="float">
            <text:p>855483</text:p>
          </table:table-cell>
          <table:table-cell table:style-name="ce10" office:value-type="float" office:value="5.88072163951858" calcext:value-type="float">
            <text:p>5.88072163951858</text:p>
          </table:table-cell>
          <table:table-cell table:style-name="ce10" office:value-type="float" office:value="1.36682461682462" calcext:value-type="float">
            <text:p>1.36682461682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390" calcext:value-type="float">
            <text:p>855390</text:p>
          </table:table-cell>
          <table:table-cell table:style-name="ce10" office:value-type="float" office:value="5.88392803163126" calcext:value-type="float">
            <text:p>5.88392803163126</text:p>
          </table:table-cell>
          <table:table-cell table:style-name="ce10" office:value-type="float" office:value="1.37266248758908" calcext:value-type="float">
            <text:p>1.372662487589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7470" calcext:value-type="float">
            <text:p>847470</text:p>
          </table:table-cell>
          <table:table-cell table:style-name="ce10" office:value-type="float" office:value="5.918084996255" calcext:value-type="float">
            <text:p>5.918084996255</text:p>
          </table:table-cell>
          <table:table-cell table:style-name="ce10" office:value-type="float" office:value="1.35944469355486" calcext:value-type="float">
            <text:p>1.359444693554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34420" calcext:value-type="float">
            <text:p>834420</text:p>
          </table:table-cell>
          <table:table-cell table:style-name="ce10" office:value-type="float" office:value="6.03919832933329" calcext:value-type="float">
            <text:p>6.03919832933329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66073" calcext:value-type="float">
            <text:p>966073</text:p>
          </table:table-cell>
          <table:table-cell table:style-name="ce10" office:value-type="float" office:value="4.15751298849072" calcext:value-type="float">
            <text:p>4.15751298849072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08400" calcext:value-type="float">
            <text:p>908400</text:p>
          </table:table-cell>
          <table:table-cell table:style-name="ce10" office:value-type="float" office:value="4.22617215528119" calcext:value-type="float">
            <text:p>4.22617215528119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5309" calcext:value-type="float">
            <text:p>865309</text:p>
          </table:table-cell>
          <table:table-cell table:style-name="ce10" office:value-type="float" office:value="4.32481383250026" calcext:value-type="float">
            <text:p>4.3248138325002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39333" calcext:value-type="float">
            <text:p>839333</text:p>
          </table:table-cell>
          <table:table-cell table:style-name="ce10" office:value-type="float" office:value="4.4241796455921" calcext:value-type="float">
            <text:p>4.4241796455921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81538" calcext:value-type="float">
            <text:p>981538</text:p>
          </table:table-cell>
          <table:table-cell table:style-name="ce10" office:value-type="float" office:value="3.37645059351515" calcext:value-type="float">
            <text:p>3.37645059351515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10847" calcext:value-type="float">
            <text:p>910847</text:p>
          </table:table-cell>
          <table:table-cell table:style-name="ce10" office:value-type="float" office:value="3.42119907146266" calcext:value-type="float">
            <text:p>3.42119907146266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65236" calcext:value-type="float">
            <text:p>865236</text:p>
          </table:table-cell>
          <table:table-cell table:style-name="ce10" office:value-type="float" office:value="3.46697549229512" calcext:value-type="float">
            <text:p>3.46697549229512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38755" calcext:value-type="float">
            <text:p>838755</text:p>
          </table:table-cell>
          <table:table-cell table:style-name="ce10" office:value-type="float" office:value="3.49148531417243" calcext:value-type="float">
            <text:p>3.49148531417243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52192" calcext:value-type="float">
            <text:p>952192</text:p>
          </table:table-cell>
          <table:table-cell table:style-name="ce10" office:value-type="float" office:value="4.64344126768494" calcext:value-type="float">
            <text:p>4.64344126768494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04149" calcext:value-type="float">
            <text:p>904149</text:p>
          </table:table-cell>
          <table:table-cell table:style-name="ce10" office:value-type="float" office:value="4.7143110981516" calcext:value-type="float">
            <text:p>4.7143110981516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64586" calcext:value-type="float">
            <text:p>864586</text:p>
          </table:table-cell>
          <table:table-cell table:style-name="ce10" office:value-type="float" office:value="4.83200578610208" calcext:value-type="float">
            <text:p>4.83200578610208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39859" calcext:value-type="float">
            <text:p>839859</text:p>
          </table:table-cell>
          <table:table-cell table:style-name="ce10" office:value-type="float" office:value="4.97398654914248" calcext:value-type="float">
            <text:p>4.97398654914248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0783200" calcext:value-type="float">
            <text:p>10783200</text:p>
          </table:table-cell>
          <table:table-cell table:style-name="ce10" office:value-type="float" office:value="3.45075314984176" calcext:value-type="float">
            <text:p>3.45075314984176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585410" calcext:value-type="float">
            <text:p>6585410</text:p>
          </table:table-cell>
          <table:table-cell table:style-name="ce10" office:value-type="float" office:value="3.50044628367413" calcext:value-type="float">
            <text:p>3.50044628367413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705860" calcext:value-type="float">
            <text:p>3705860</text:p>
          </table:table-cell>
          <table:table-cell table:style-name="ce10" office:value-type="float" office:value="3.54713879175812" calcext:value-type="float">
            <text:p>3.54713879175812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8790" calcext:value-type="float">
            <text:p>2228790</text:p>
          </table:table-cell>
          <table:table-cell table:style-name="ce10" office:value-type="float" office:value="3.56357686800452" calcext:value-type="float">
            <text:p>3.56357686800452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53100" calcext:value-type="float">
            <text:p>11153100</text:p>
          </table:table-cell>
          <table:table-cell table:style-name="ce10" office:value-type="float" office:value="2.84777722117324" calcext:value-type="float">
            <text:p>2.84777722117324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6460" calcext:value-type="float">
            <text:p>6276460</text:p>
          </table:table-cell>
          <table:table-cell table:style-name="ce10" office:value-type="float" office:value="2.85963023739197" calcext:value-type="float">
            <text:p>2.85963023739197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4970" calcext:value-type="float">
            <text:p>3604970</text:p>
          </table:table-cell>
          <table:table-cell table:style-name="ce10" office:value-type="float" office:value="2.8373946984414" calcext:value-type="float">
            <text:p>2.8373946984414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3440" calcext:value-type="float">
            <text:p>2223440</text:p>
          </table:table-cell>
          <table:table-cell table:style-name="ce10" office:value-type="float" office:value="2.77060282728611" calcext:value-type="float">
            <text:p>2.77060282728611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0586300" calcext:value-type="float">
            <text:p>10586300</text:p>
          </table:table-cell>
          <table:table-cell table:style-name="ce10" office:value-type="float" office:value="3.8505454061724" calcext:value-type="float">
            <text:p>3.8505454061724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118370" calcext:value-type="float">
            <text:p>6118370</text:p>
          </table:table-cell>
          <table:table-cell table:style-name="ce10" office:value-type="float" office:value="3.9148931338448" calcext:value-type="float">
            <text:p>3.9148931338448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560970" calcext:value-type="float">
            <text:p>3560970</text:p>
          </table:table-cell>
          <table:table-cell table:style-name="ce10" office:value-type="float" office:value="3.9856670771437" calcext:value-type="float">
            <text:p>3.9856670771437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19610" calcext:value-type="float">
            <text:p>2219610</text:p>
          </table:table-cell>
          <table:table-cell table:style-name="ce10" office:value-type="float" office:value="4.06102700045927" calcext:value-type="float">
            <text:p>4.06102700045927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8844" calcext:value-type="float">
            <text:p>0.0848844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1802" calcext:value-type="float">
            <text:p>0.0251802</text:p>
          </table:table-cell>
          <table:table-cell office:value-type="float" office:value="0.0305677" calcext:value-type="float">
            <text:p>0.030567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9664640" calcext:value-type="float">
            <text:p>9664640</text:p>
          </table:table-cell>
          <table:table-cell table:style-name="ce10" office:value-type="float" office:value="3.37107727500179" calcext:value-type="float">
            <text:p>3.37107727500179</text:p>
          </table:table-cell>
          <table:table-cell table:style-name="ce10" office:value-type="float" office:value="1.2125179987386" calcext:value-type="float">
            <text:p>1.21251799873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731" calcext:value-type="float">
            <text:p>0.084173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22" calcext:value-type="float">
            <text:p>0.024622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5858060" calcext:value-type="float">
            <text:p>5858060</text:p>
          </table:table-cell>
          <table:table-cell table:style-name="ce10" office:value-type="float" office:value="3.41861343513931" calcext:value-type="float">
            <text:p>3.41861343513931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0923" calcext:value-type="float">
            <text:p>0.083092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556" calcext:value-type="float">
            <text:p>0.023955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50503" calcext:value-type="float">
            <text:p>0.550503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3507070" calcext:value-type="float">
            <text:p>3507070</text:p>
          </table:table-cell>
          <table:table-cell table:style-name="ce10" office:value-type="float" office:value="3.46859606939505" calcext:value-type="float">
            <text:p>3.46859606939505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5005" calcext:value-type="float">
            <text:p>0.081500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27" calcext:value-type="float">
            <text:p>0.0232527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6" calcext:value-type="float">
            <text:p>0.16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00052413" calcext:value-type="float">
            <text:p>0.00052413</text:p>
          </table:table-cell>
          <table:table-cell office:value-type="float" office:value="2207870" calcext:value-type="float">
            <text:p>2207870</text:p>
          </table:table-cell>
          <table:table-cell table:style-name="ce10" office:value-type="float" office:value="3.50499081827057" calcext:value-type="float">
            <text:p>3.50499081827057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632" calcext:value-type="float">
            <text:p>0.0647632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0.0280374" calcext:value-type="float">
            <text:p>0.0280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10107900" calcext:value-type="float">
            <text:p>10107900</text:p>
          </table:table-cell>
          <table:table-cell table:style-name="ce10" office:value-type="float" office:value="2.77691450132922" calcext:value-type="float">
            <text:p>2.77691450132922</text:p>
          </table:table-cell>
          <table:table-cell table:style-name="ce10" office:value-type="float" office:value="1.17757197757198" calcext:value-type="float">
            <text:p>1.177571977571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223" calcext:value-type="float">
            <text:p>0.063922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404" calcext:value-type="float">
            <text:p>0.0228404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004180" calcext:value-type="float">
            <text:p>6004180</text:p>
          </table:table-cell>
          <table:table-cell table:style-name="ce10" office:value-type="float" office:value="2.7986506365913" calcext:value-type="float">
            <text:p>2.7986506365913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5813" calcext:value-type="float">
            <text:p>0.06258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364" calcext:value-type="float">
            <text:p>0.0223364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3547900" calcext:value-type="float">
            <text:p>3547900</text:p>
          </table:table-cell>
          <table:table-cell table:style-name="ce10" office:value-type="float" office:value="2.80176304149281" calcext:value-type="float">
            <text:p>2.80176304149281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1265" calcext:value-type="float">
            <text:p>0.060126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78" calcext:value-type="float">
            <text:p>0.021807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8105" calcext:value-type="float">
            <text:p>0.658105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37870" calcext:value-type="float">
            <text:p>2237870</text:p>
          </table:table-cell>
          <table:table-cell table:style-name="ce10" office:value-type="float" office:value="2.75710984143288" calcext:value-type="float">
            <text:p>2.75710984143288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69483" calcext:value-type="float">
            <text:p>0.0269483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9362410" calcext:value-type="float">
            <text:p>9362410</text:p>
          </table:table-cell>
          <table:table-cell table:style-name="ce10" office:value-type="float" office:value="3.74446625575639" calcext:value-type="float">
            <text:p>3.74446625575639</text:p>
          </table:table-cell>
          <table:table-cell table:style-name="ce10" office:value-type="float" office:value="1.2255326195739" calcext:value-type="float">
            <text:p>1.22553261957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3738" calcext:value-type="float">
            <text:p>0.026373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5885800" calcext:value-type="float">
            <text:p>5885800</text:p>
          </table:table-cell>
          <table:table-cell table:style-name="ce10" office:value-type="float" office:value="3.80112080928801" calcext:value-type="float">
            <text:p>3.80112080928801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422" calcext:value-type="float">
            <text:p>0.025642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3548230" calcext:value-type="float">
            <text:p>3548230</text:p>
          </table:table-cell>
          <table:table-cell table:style-name="ce10" office:value-type="float" office:value="3.87318560809915" calcext:value-type="float">
            <text:p>3.87318560809915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503645" calcext:value-type="float">
            <text:p>0.503645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238780" calcext:value-type="float">
            <text:p>2238780</text:p>
          </table:table-cell>
          <table:table-cell table:style-name="ce10" office:value-type="float" office:value="3.95391107045126" calcext:value-type="float">
            <text:p>3.95391107045126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7624" calcext:value-type="float">
            <text:p>0.0827624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31242" calcext:value-type="float">
            <text:p>931242</text:p>
          </table:table-cell>
          <table:table-cell table:style-name="ce10" office:value-type="float" office:value="4.05451588250279" calcext:value-type="float">
            <text:p>4.05451588250279</text:p>
          </table:table-cell>
          <table:table-cell table:style-name="ce10" office:value-type="float" office:value="1.22575255612041" calcext:value-type="float">
            <text:p>1.225752556120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3865" calcext:value-type="float">
            <text:p>0.082386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1074" calcext:value-type="float">
            <text:p>0.0201074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02541" calcext:value-type="float">
            <text:p>902541</text:p>
          </table:table-cell>
          <table:table-cell table:style-name="ce10" office:value-type="float" office:value="4.09732237882571" calcext:value-type="float">
            <text:p>4.09732237882571</text:p>
          </table:table-cell>
          <table:table-cell table:style-name="ce10" office:value-type="float" office:value="1.23589548318062" calcext:value-type="float">
            <text:p>1.2358954831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8987" calcext:value-type="float">
            <text:p>0.081898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5742" calcext:value-type="float">
            <text:p>0.019574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69988" calcext:value-type="float">
            <text:p>869988</text:p>
          </table:table-cell>
          <table:table-cell table:style-name="ce10" office:value-type="float" office:value="4.18401262886861" calcext:value-type="float">
            <text:p>4.18401262886861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0261" calcext:value-type="float">
            <text:p>0.081026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099" calcext:value-type="float">
            <text:p>0.0189099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46543" calcext:value-type="float">
            <text:p>846543</text:p>
          </table:table-cell>
          <table:table-cell table:style-name="ce10" office:value-type="float" office:value="4.28485079244205" calcext:value-type="float">
            <text:p>4.28485079244205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6777" calcext:value-type="float">
            <text:p>0.061677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6922" calcext:value-type="float">
            <text:p>0.018692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5" calcext:value-type="float">
            <text:p>0.1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49795" calcext:value-type="float">
            <text:p>949795</text:p>
          </table:table-cell>
          <table:table-cell table:style-name="ce10" office:value-type="float" office:value="3.29964905147602" calcext:value-type="float">
            <text:p>3.29964905147602</text:p>
          </table:table-cell>
          <table:table-cell table:style-name="ce10" office:value-type="float" office:value="1.2668890413887" calcext:value-type="float">
            <text:p>1.26688904138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2535" calcext:value-type="float">
            <text:p>0.061253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3856" calcext:value-type="float">
            <text:p>0.018385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06579" calcext:value-type="float">
            <text:p>906579</text:p>
          </table:table-cell>
          <table:table-cell table:style-name="ce10" office:value-type="float" office:value="3.33160190583935" calcext:value-type="float">
            <text:p>3.33160190583935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7068" calcext:value-type="float">
            <text:p>0.060706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648" calcext:value-type="float">
            <text:p>0.01796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69676" calcext:value-type="float">
            <text:p>869676</text:p>
          </table:table-cell>
          <table:table-cell table:style-name="ce10" office:value-type="float" office:value="3.37920822942643" calcext:value-type="float">
            <text:p>3.37920822942643</text:p>
          </table:table-cell>
          <table:table-cell table:style-name="ce10" office:value-type="float" office:value="1.28804450869792" calcext:value-type="float">
            <text:p>1.288044508697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97218" calcext:value-type="float">
            <text:p>0.059721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472" calcext:value-type="float">
            <text:p>0.017447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43671" calcext:value-type="float">
            <text:p>843671</text:p>
          </table:table-cell>
          <table:table-cell table:style-name="ce10" office:value-type="float" office:value="3.42300197166307" calcext:value-type="float">
            <text:p>3.42300197166307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0220235" calcext:value-type="float">
            <text:p>0.022023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912707" calcext:value-type="float">
            <text:p>912707</text:p>
          </table:table-cell>
          <table:table-cell table:style-name="ce10" office:value-type="float" office:value="4.56512361795355" calcext:value-type="float">
            <text:p>4.56512361795355</text:p>
          </table:table-cell>
          <table:table-cell table:style-name="ce10" office:value-type="float" office:value="1.31765032659242" calcext:value-type="float">
            <text:p>1.317650326592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7758" calcext:value-type="float">
            <text:p>0.0217758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91567" calcext:value-type="float">
            <text:p>891567</text:p>
          </table:table-cell>
          <table:table-cell table:style-name="ce10" office:value-type="float" office:value="4.60396403346835" calcext:value-type="float">
            <text:p>4.60396403346835</text:p>
          </table:table-cell>
          <table:table-cell table:style-name="ce10" office:value-type="float" office:value="1.35916995973755" calcext:value-type="float">
            <text:p>1.359169959737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7435" calcext:value-type="float">
            <text:p>0.099743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344" calcext:value-type="float">
            <text:p>0.0212344</text:p>
          </table:table-cell>
          <table:table-cell office:value-type="float" office:value="0.0287081" calcext:value-type="float">
            <text:p>0.0287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64777" calcext:value-type="float">
            <text:p>864777</text:p>
          </table:table-cell>
          <table:table-cell table:style-name="ce10" office:value-type="float" office:value="4.6972601062427" calcext:value-type="float">
            <text:p>4.6972601062427</text:p>
          </table:table-cell>
          <table:table-cell table:style-name="ce10" office:value-type="float" office:value="1.36650577864092" calcext:value-type="float">
            <text:p>1.366505778640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572" calcext:value-type="float">
            <text:p>0.09895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41933" calcext:value-type="float">
            <text:p>841933</text:p>
          </table:table-cell>
          <table:table-cell table:style-name="ce10" office:value-type="float" office:value="4.83434947434244" calcext:value-type="float">
            <text:p>4.83434947434244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0347" calcext:value-type="float">
            <text:p>840347</text:p>
          </table:table-cell>
          <table:table-cell table:style-name="ce10" office:value-type="float" office:value="5.07799119158307" calcext:value-type="float">
            <text:p>5.07799119158307</text:p>
          </table:table-cell>
          <table:table-cell table:style-name="ce10" office:value-type="float" office:value="1.2656233863276" calcext:value-type="float">
            <text:p>1.2656233863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26" calcext:value-type="float">
            <text:p>0.014712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1068" calcext:value-type="float">
            <text:p>841068</text:p>
          </table:table-cell>
          <table:table-cell table:style-name="ce10" office:value-type="float" office:value="5.07819827902614" calcext:value-type="float">
            <text:p>5.07819827902614</text:p>
          </table:table-cell>
          <table:table-cell table:style-name="ce10" office:value-type="float" office:value="1.2656233863276" calcext:value-type="float">
            <text:p>1.2656233863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6319" calcext:value-type="float">
            <text:p>0.074631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9039" calcext:value-type="float">
            <text:p>839039</text:p>
          </table:table-cell>
          <table:table-cell table:style-name="ce10" office:value-type="float" office:value="5.08526788451973" calcext:value-type="float">
            <text:p>5.08526788451973</text:p>
          </table:table-cell>
          <table:table-cell table:style-name="ce10" office:value-type="float" office:value="1.27083460416997" calcext:value-type="float">
            <text:p>1.2708346041699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3817" calcext:value-type="float">
            <text:p>0.0743817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3597" calcext:value-type="float">
            <text:p>833597</text:p>
          </table:table-cell>
          <table:table-cell table:style-name="ce10" office:value-type="float" office:value="5.14912602540584" calcext:value-type="float">
            <text:p>5.14912602540584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2215" calcext:value-type="float">
            <text:p>0.0532215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709" calcext:value-type="float">
            <text:p>0.013270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style-name="ce10" office:value-type="float" office:value="4.01039115659074" calcext:value-type="float">
            <text:p>4.01039115659074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2156" calcext:value-type="float">
            <text:p>0.0532156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688" calcext:value-type="float">
            <text:p>0.0132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style-name="ce10" office:value-type="float" office:value="4.01058121307127" calcext:value-type="float">
            <text:p>4.01058121307127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1069" calcext:value-type="float">
            <text:p>0.0531069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2156" calcext:value-type="float">
            <text:p>0.0132156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style-name="ce10" office:value-type="float" office:value="4.01850086261691" calcext:value-type="float">
            <text:p>4.01850086261691</text:p>
          </table:table-cell>
          <table:table-cell table:style-name="ce10" office:value-type="float" office:value="1.35631966897159" calcext:value-type="float">
            <text:p>1.356319668971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28247" calcext:value-type="float">
            <text:p>0.0528247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684" calcext:value-type="float">
            <text:p>0.0129684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3" calcext:value-type="float">
            <text:p>0.13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style-name="ce10" office:value-type="float" office:value="4.07333981061658" calcext:value-type="float">
            <text:p>4.07333981061658</text:p>
          </table:table-cell>
          <table:table-cell table:style-name="ce10" office:value-type="float" office:value="1.3561285204284" calcext:value-type="float">
            <text:p>1.35612852042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51" calcext:value-type="float">
            <text:p>0.016145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078" calcext:value-type="float">
            <text:p>838078</text:p>
          </table:table-cell>
          <table:table-cell table:style-name="ce10" office:value-type="float" office:value="5.77928287839654" calcext:value-type="float">
            <text:p>5.77928287839654</text:p>
          </table:table-cell>
          <table:table-cell table:style-name="ce10" office:value-type="float" office:value="1.29955396124891" calcext:value-type="float">
            <text:p>1.299553961248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49" calcext:value-type="float">
            <text:p>0.0161449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9645" calcext:value-type="float">
            <text:p>839645</text:p>
          </table:table-cell>
          <table:table-cell table:style-name="ce10" office:value-type="float" office:value="5.77935447107136" calcext:value-type="float">
            <text:p>5.77935447107136</text:p>
          </table:table-cell>
          <table:table-cell table:style-name="ce10" office:value-type="float" office:value="1.29955396124891" calcext:value-type="float">
            <text:p>1.299553961248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2721" calcext:value-type="float">
            <text:p>0.0932721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1256" calcext:value-type="float">
            <text:p>0.0161256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595" calcext:value-type="float">
            <text:p>838595</text:p>
          </table:table-cell>
          <table:table-cell table:style-name="ce10" office:value-type="float" office:value="5.78410105670487" calcext:value-type="float">
            <text:p>5.78410105670487</text:p>
          </table:table-cell>
          <table:table-cell table:style-name="ce10" office:value-type="float" office:value="1.30506707114756" calcext:value-type="float">
            <text:p>1.305067071147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0872" calcext:value-type="float">
            <text:p>0.0930872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59298" calcext:value-type="float">
            <text:p>0.0159298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5308" calcext:value-type="float">
            <text:p>835308</text:p>
          </table:table-cell>
          <table:table-cell table:style-name="ce10" office:value-type="float" office:value="5.84358874562141" calcext:value-type="float">
            <text:p>5.84358874562141</text:p>
          </table:table-cell>
          <table:table-cell table:style-name="ce10" office:value-type="float" office:value="1.31030568103057" calcext:value-type="float">
            <text:p>1.310305681030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1616800" calcext:value-type="float">
            <text:p>11616800</text:p>
          </table:table-cell>
          <table:table-cell table:style-name="ce10" office:value-type="float" office:value="3.45075314984176" calcext:value-type="float">
            <text:p>3.45075314984176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219300" calcext:value-type="float">
            <text:p>6219300</text:p>
          </table:table-cell>
          <table:table-cell table:style-name="ce10" office:value-type="float" office:value="3.50044628367413" calcext:value-type="float">
            <text:p>3.50044628367413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9490" calcext:value-type="float">
            <text:p>3589490</text:p>
          </table:table-cell>
          <table:table-cell table:style-name="ce10" office:value-type="float" office:value="3.54713879175812" calcext:value-type="float">
            <text:p>3.54713879175812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120" calcext:value-type="float">
            <text:p>2224120</text:p>
          </table:table-cell>
          <table:table-cell table:style-name="ce10" office:value-type="float" office:value="3.56357686800452" calcext:value-type="float">
            <text:p>3.56357686800452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91800" calcext:value-type="float">
            <text:p>11191800</text:p>
          </table:table-cell>
          <table:table-cell table:style-name="ce10" office:value-type="float" office:value="2.84777722117324" calcext:value-type="float">
            <text:p>2.84777722117324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90000" calcext:value-type="float">
            <text:p>6290000</text:p>
          </table:table-cell>
          <table:table-cell table:style-name="ce10" office:value-type="float" office:value="2.85963023739197" calcext:value-type="float">
            <text:p>2.85963023739197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65520" calcext:value-type="float">
            <text:p>3665520</text:p>
          </table:table-cell>
          <table:table-cell table:style-name="ce10" office:value-type="float" office:value="2.8373946984414" calcext:value-type="float">
            <text:p>2.8373946984414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6570" calcext:value-type="float">
            <text:p>2296570</text:p>
          </table:table-cell>
          <table:table-cell table:style-name="ce10" office:value-type="float" office:value="2.77060282728611" calcext:value-type="float">
            <text:p>2.77060282728611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1118800" calcext:value-type="float">
            <text:p>11118800</text:p>
          </table:table-cell>
          <table:table-cell table:style-name="ce10" office:value-type="float" office:value="3.8505454061724" calcext:value-type="float">
            <text:p>3.8505454061724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418090" calcext:value-type="float">
            <text:p>6418090</text:p>
          </table:table-cell>
          <table:table-cell table:style-name="ce10" office:value-type="float" office:value="3.9148931338448" calcext:value-type="float">
            <text:p>3.9148931338448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704970" calcext:value-type="float">
            <text:p>3704970</text:p>
          </table:table-cell>
          <table:table-cell table:style-name="ce10" office:value-type="float" office:value="3.9856670771437" calcext:value-type="float">
            <text:p>3.9856670771437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87890" calcext:value-type="float">
            <text:p>2287890</text:p>
          </table:table-cell>
          <table:table-cell table:style-name="ce10" office:value-type="float" office:value="4.06102700045927" calcext:value-type="float">
            <text:p>4.06102700045927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88902" calcext:value-type="float">
            <text:p>988902</text:p>
          </table:table-cell>
          <table:table-cell table:style-name="ce10" office:value-type="float" office:value="4.15751298849072" calcext:value-type="float">
            <text:p>4.15751298849072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34299" calcext:value-type="float">
            <text:p>934299</text:p>
          </table:table-cell>
          <table:table-cell table:style-name="ce10" office:value-type="float" office:value="4.22617215528119" calcext:value-type="float">
            <text:p>4.22617215528119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88703" calcext:value-type="float">
            <text:p>888703</text:p>
          </table:table-cell>
          <table:table-cell table:style-name="ce10" office:value-type="float" office:value="4.32481383250026" calcext:value-type="float">
            <text:p>4.3248138325002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1409" calcext:value-type="float">
            <text:p>861409</text:p>
          </table:table-cell>
          <table:table-cell table:style-name="ce10" office:value-type="float" office:value="4.4241796455921" calcext:value-type="float">
            <text:p>4.4241796455921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1009160" calcext:value-type="float">
            <text:p>1009160</text:p>
          </table:table-cell>
          <table:table-cell table:style-name="ce10" office:value-type="float" office:value="3.37645059351515" calcext:value-type="float">
            <text:p>3.37645059351515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29341" calcext:value-type="float">
            <text:p>929341</text:p>
          </table:table-cell>
          <table:table-cell table:style-name="ce10" office:value-type="float" office:value="3.42119907146266" calcext:value-type="float">
            <text:p>3.42119907146266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78633" calcext:value-type="float">
            <text:p>878633</text:p>
          </table:table-cell>
          <table:table-cell table:style-name="ce10" office:value-type="float" office:value="3.46697549229512" calcext:value-type="float">
            <text:p>3.46697549229512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49625" calcext:value-type="float">
            <text:p>849625</text:p>
          </table:table-cell>
          <table:table-cell table:style-name="ce10" office:value-type="float" office:value="3.49148531417243" calcext:value-type="float">
            <text:p>3.49148531417243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64905" calcext:value-type="float">
            <text:p>964905</text:p>
          </table:table-cell>
          <table:table-cell table:style-name="ce10" office:value-type="float" office:value="4.64344126768494" calcext:value-type="float">
            <text:p>4.64344126768494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14160" calcext:value-type="float">
            <text:p>914160</text:p>
          </table:table-cell>
          <table:table-cell table:style-name="ce10" office:value-type="float" office:value="4.7143110981516" calcext:value-type="float">
            <text:p>4.7143110981516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71270" calcext:value-type="float">
            <text:p>871270</text:p>
          </table:table-cell>
          <table:table-cell table:style-name="ce10" office:value-type="float" office:value="4.83200578610208" calcext:value-type="float">
            <text:p>4.83200578610208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46294" calcext:value-type="float">
            <text:p>846294</text:p>
          </table:table-cell>
          <table:table-cell table:style-name="ce10" office:value-type="float" office:value="4.97398654914248" calcext:value-type="float">
            <text:p>4.97398654914248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71173" calcext:value-type="float">
            <text:p>871173</text:p>
          </table:table-cell>
          <table:table-cell table:style-name="ce10" office:value-type="float" office:value="5.18885020205181" calcext:value-type="float">
            <text:p>5.18885020205181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8717" calcext:value-type="float">
            <text:p>868717</text:p>
          </table:table-cell>
          <table:table-cell table:style-name="ce10" office:value-type="float" office:value="5.19395890831033" calcext:value-type="float">
            <text:p>5.19395890831033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7588" calcext:value-type="float">
            <text:p>857588</text:p>
          </table:table-cell>
          <table:table-cell table:style-name="ce10" office:value-type="float" office:value="5.23145168890265" calcext:value-type="float">
            <text:p>5.23145168890265</text:p>
          </table:table-cell>
          <table:table-cell table:style-name="ce10" office:value-type="float" office:value="1.27626071478473" calcext:value-type="float">
            <text:p>1.276260714784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42412" calcext:value-type="float">
            <text:p>842412</text:p>
          </table:table-cell>
          <table:table-cell table:style-name="ce10" office:value-type="float" office:value="5.33563901685471" calcext:value-type="float">
            <text:p>5.33563901685471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style-name="ce10" office:value-type="float" office:value="4.11307412628923" calcext:value-type="float">
            <text:p>4.11307412628923</text:p>
          </table:table-cell>
          <table:table-cell table:style-name="ce10" office:value-type="float" office:value="1.35652275652276" calcext:value-type="float">
            <text:p>1.35652275652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style-name="ce10" office:value-type="float" office:value="4.1175775062652" calcext:value-type="float">
            <text:p>4.117577506265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style-name="ce10" office:value-type="float" office:value="4.1476913132042" calcext:value-type="float">
            <text:p>4.1476913132042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style-name="ce10" office:value-type="float" office:value="4.21602334139094" calcext:value-type="float">
            <text:p>4.21602334139094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113" calcext:value-type="float">
            <text:p>863113</text:p>
          </table:table-cell>
          <table:table-cell table:style-name="ce10" office:value-type="float" office:value="5.88072163951858" calcext:value-type="float">
            <text:p>5.88072163951858</text:p>
          </table:table-cell>
          <table:table-cell table:style-name="ce10" office:value-type="float" office:value="1.36682461682462" calcext:value-type="float">
            <text:p>1.36682461682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495" calcext:value-type="float">
            <text:p>863495</text:p>
          </table:table-cell>
          <table:table-cell table:style-name="ce10" office:value-type="float" office:value="5.88392803163126" calcext:value-type="float">
            <text:p>5.88392803163126</text:p>
          </table:table-cell>
          <table:table-cell table:style-name="ce10" office:value-type="float" office:value="1.37266248758908" calcext:value-type="float">
            <text:p>1.372662487589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7557" calcext:value-type="float">
            <text:p>857557</text:p>
          </table:table-cell>
          <table:table-cell table:style-name="ce10" office:value-type="float" office:value="5.918084996255" calcext:value-type="float">
            <text:p>5.918084996255</text:p>
          </table:table-cell>
          <table:table-cell table:style-name="ce10" office:value-type="float" office:value="1.35944469355486" calcext:value-type="float">
            <text:p>1.359444693554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3463" calcext:value-type="float">
            <text:p>843463</text:p>
          </table:table-cell>
          <table:table-cell table:style-name="ce10" office:value-type="float" office:value="6.03919832933329" calcext:value-type="float">
            <text:p>6.03919832933329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58426" calcext:value-type="float">
            <text:p>958426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23498" calcext:value-type="float">
            <text:p>923498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69386" calcext:value-type="float">
            <text:p>969386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19226" calcext:value-type="float">
            <text:p>919226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3068" calcext:value-type="float">
            <text:p>933068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5544" calcext:value-type="float">
            <text:p>935544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19370" calcext:value-type="float">
            <text:p>101937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64530" calcext:value-type="float">
            <text:p>106453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33280" calcext:value-type="float">
            <text:p>103328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06840" calcext:value-type="float">
            <text:p>100684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9460" calcext:value-type="float">
            <text:p>102946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2410" calcext:value-type="float">
            <text:p>102241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13880" calcext:value-type="float">
            <text:p>1013880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979422" calcext:value-type="float">
            <text:p>979422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21350" calcext:value-type="float">
            <text:p>1021350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955889" calcext:value-type="float">
            <text:p>955889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10080" calcext:value-type="float">
            <text:p>1010080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30850" calcext:value-type="float">
            <text:p>1030850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1038920" calcext:value-type="float">
            <text:p>1038920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89372" calcext:value-type="float">
            <text:p>989372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60565" calcext:value-type="float">
            <text:p>960565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03240" calcext:value-type="float">
            <text:p>100324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24750" calcext:value-type="float">
            <text:p>102475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979260" calcext:value-type="float">
            <text:p>97926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46280" calcext:value-type="float">
            <text:p>104628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35580" calcext:value-type="float">
            <text:p>103558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05000" calcext:value-type="float">
            <text:p>100500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999245" calcext:value-type="float">
            <text:p>999245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14620" calcext:value-type="float">
            <text:p>1014620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01620" calcext:value-type="float">
            <text:p>1001620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449" calcext:value-type="float">
            <text:p>0.0633449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44394" calcext:value-type="float">
            <text:p>0.144394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872763" calcext:value-type="float">
            <text:p>872763</text:p>
          </table:table-cell>
          <table:table-cell table:style-name="ce10" office:value-type="float" office:value="3.35965228644469" calcext:value-type="float">
            <text:p>3.35965228644469</text:p>
          </table:table-cell>
          <table:table-cell table:style-name="ce10" office:value-type="float" office:value="1.16666246667305" calcext:value-type="float">
            <text:p>1.166662466673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007" calcext:value-type="float">
            <text:p>0.085400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865" calcext:value-type="float">
            <text:p>0.0206865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18709" calcext:value-type="float">
            <text:p>0.118709</text:p>
          </table:table-cell>
          <table:table-cell office:value-type="float" office:value="0.136912" calcext:value-type="float">
            <text:p>0.136912</text:p>
          </table:table-cell>
          <table:table-cell office:value-type="float" office:value="1113980" calcext:value-type="float">
            <text:p>1113980</text:p>
          </table:table-cell>
          <table:table-cell table:style-name="ce10" office:value-type="float" office:value="4.12833007033573" calcext:value-type="float">
            <text:p>4.12833007033573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239234" calcext:value-type="float">
            <text:p>0.0239234</text:p>
          </table:table-cell>
          <table:table-cell office:value-type="float" office:value="0.0224213" calcext:value-type="float">
            <text:p>0.022421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29722" calcext:value-type="float">
            <text:p>0.129722</text:p>
          </table:table-cell>
          <table:table-cell office:value-type="float" office:value="1097330" calcext:value-type="float">
            <text:p>1097330</text:p>
          </table:table-cell>
          <table:table-cell table:style-name="ce10" office:value-type="float" office:value="4.62060629847511" calcext:value-type="float">
            <text:p>4.62060629847511</text:p>
          </table:table-cell>
          <table:table-cell table:style-name="ce10" office:value-type="float" office:value="1.24510730080173" calcext:value-type="float">
            <text:p>1.245107300801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1252" calcext:value-type="float">
            <text:p>0.0561252</text:p>
          </table:table-cell>
          <table:table-cell office:value-type="float" office:value="0.0130719" calcext:value-type="float">
            <text:p>0.0130719</text:p>
          </table:table-cell>
          <table:table-cell office:value-type="float" office:value="0.0139489" calcext:value-type="float">
            <text:p>0.0139489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15" calcext:value-type="float">
            <text:p>0.1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48212" calcext:value-type="float">
            <text:p>0.148212</text:p>
          </table:table-cell>
          <table:table-cell office:value-type="float" office:value="0.153501" calcext:value-type="float">
            <text:p>0.153501</text:p>
          </table:table-cell>
          <table:table-cell office:value-type="float" office:value="699440" calcext:value-type="float">
            <text:p>699440</text:p>
          </table:table-cell>
          <table:table-cell table:style-name="ce10" office:value-type="float" office:value="4.02362910337016" calcext:value-type="float">
            <text:p>4.02362910337016</text:p>
          </table:table-cell>
          <table:table-cell table:style-name="ce10" office:value-type="float" office:value="1.42325905185933" calcext:value-type="float">
            <text:p>1.423259051859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376" calcext:value-type="float">
            <text:p>0.056376</text:p>
          </table:table-cell>
          <table:table-cell office:value-type="float" office:value="0.0133333" calcext:value-type="float">
            <text:p>0.0133333</text:p>
          </table:table-cell>
          <table:table-cell office:value-type="float" office:value="0.0141172" calcext:value-type="float">
            <text:p>0.0141172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0.14" calcext:value-type="float">
            <text:p>0.14</text:p>
          </table:table-cell>
          <table:table-cell office:value-type="float" office:value="0.0172043" calcext:value-type="float">
            <text:p>0.0172043</text:p>
          </table:table-cell>
          <table:table-cell office:value-type="float" office:value="0.139535" calcext:value-type="float">
            <text:p>0.139535</text:p>
          </table:table-cell>
          <table:table-cell office:value-type="float" office:value="0.146944" calcext:value-type="float">
            <text:p>0.146944</text:p>
          </table:table-cell>
          <table:table-cell office:value-type="float" office:value="677687" calcext:value-type="float">
            <text:p>677687</text:p>
          </table:table-cell>
          <table:table-cell table:style-name="ce10" office:value-type="float" office:value="3.99342645850452" calcext:value-type="float">
            <text:p>3.99342645850452</text:p>
          </table:table-cell>
          <table:table-cell table:style-name="ce10" office:value-type="float" office:value="1.40845102112755" calcext:value-type="float">
            <text:p>1.408451021127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5" calcext:value-type="float">
            <text:p>0.0157485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4436" calcext:value-type="float">
            <text:p>0.124436</text:p>
          </table:table-cell>
          <table:table-cell office:value-type="float" office:value="664252" calcext:value-type="float">
            <text:p>664252</text:p>
          </table:table-cell>
          <table:table-cell table:style-name="ce10" office:value-type="float" office:value="5.02364034669969" calcext:value-type="float">
            <text:p>5.02364034669969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0034" calcext:value-type="float">
            <text:p>0.0990034</text:p>
          </table:table-cell>
          <table:table-cell office:value-type="float" office:value="0.0176991" calcext:value-type="float">
            <text:p>0.0176991</text:p>
          </table:table-cell>
          <table:table-cell office:value-type="float" office:value="0.0173616" calcext:value-type="float">
            <text:p>0.0173616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2" calcext:value-type="float">
            <text:p>0.12</text:p>
          </table:table-cell>
          <table:table-cell office:value-type="float" office:value="0.0217865" calcext:value-type="float">
            <text:p>0.0217865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811" calcext:value-type="float">
            <text:p>0.12811</text:p>
          </table:table-cell>
          <table:table-cell office:value-type="float" office:value="680229" calcext:value-type="float">
            <text:p>680229</text:p>
          </table:table-cell>
          <table:table-cell table:style-name="ce10" office:value-type="float" office:value="5.7024352594231" calcext:value-type="float">
            <text:p>5.7024352594231</text:p>
          </table:table-cell>
          <table:table-cell table:style-name="ce10" office:value-type="float" office:value="1.43340621839529" calcext:value-type="float">
            <text:p>1.4334062183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8526" calcext:value-type="float">
            <text:p>0.0648526</text:p>
          </table:table-cell>
          <table:table-cell office:value-type="float" office:value="0.0207039" calcext:value-type="float">
            <text:p>0.0207039</text:p>
          </table:table-cell>
          <table:table-cell office:value-type="float" office:value="0.0197691" calcext:value-type="float">
            <text:p>0.019769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6" calcext:value-type="float">
            <text:p>0.16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59667" calcext:value-type="float">
            <text:p>0.159667</text:p>
          </table:table-cell>
          <table:table-cell office:value-type="float" office:value="0.144086" calcext:value-type="float">
            <text:p>0.144086</text:p>
          </table:table-cell>
          <table:table-cell office:value-type="float" office:value="795686" calcext:value-type="float">
            <text:p>795686</text:p>
          </table:table-cell>
          <table:table-cell table:style-name="ce10" office:value-type="float" office:value="3.28050341189027" calcext:value-type="float">
            <text:p>3.28050341189027</text:p>
          </table:table-cell>
          <table:table-cell table:style-name="ce10" office:value-type="float" office:value="1.22796671158574" calcext:value-type="float">
            <text:p>1.227966711585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624" calcext:value-type="float">
            <text:p>0.087362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16821" calcext:value-type="float">
            <text:p>0.0216821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6959" calcext:value-type="float">
            <text:p>0.0256959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335" calcext:value-type="float">
            <text:p>0.1335</text:p>
          </table:table-cell>
          <table:table-cell office:value-type="float" office:value="812576" calcext:value-type="float">
            <text:p>812576</text:p>
          </table:table-cell>
          <table:table-cell table:style-name="ce10" office:value-type="float" office:value="4.02924071007882" calcext:value-type="float">
            <text:p>4.02924071007882</text:p>
          </table:table-cell>
          <table:table-cell table:style-name="ce10" office:value-type="float" office:value="1.3194318777637" calcext:value-type="float">
            <text:p>1.31943187776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37" calcext:value-type="float">
            <text:p>0.105937</text:p>
          </table:table-cell>
          <table:table-cell office:value-type="float" office:value="0.0250522" calcext:value-type="float">
            <text:p>0.0250522</text:p>
          </table:table-cell>
          <table:table-cell office:value-type="float" office:value="0.0234944" calcext:value-type="float">
            <text:p>0.0234944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" calcext:value-type="float">
            <text:p>0.13</text:p>
          </table:table-cell>
          <table:table-cell office:value-type="float" office:value="0.0286396" calcext:value-type="float">
            <text:p>0.0286396</text:p>
          </table:table-cell>
          <table:table-cell office:value-type="float" office:value="0.129469" calcext:value-type="float">
            <text:p>0.129469</text:p>
          </table:table-cell>
          <table:table-cell office:value-type="float" office:value="0.119848" calcext:value-type="float">
            <text:p>0.119848</text:p>
          </table:table-cell>
          <table:table-cell office:value-type="float" office:value="768997" calcext:value-type="float">
            <text:p>768997</text:p>
          </table:table-cell>
          <table:table-cell table:style-name="ce10" office:value-type="float" office:value="4.50903193952601" calcext:value-type="float">
            <text:p>4.50903193952601</text:p>
          </table:table-cell>
          <table:table-cell table:style-name="ce10" office:value-type="float" office:value="1.25298776155388" calcext:value-type="float">
            <text:p>1.252987761553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83153" calcext:value-type="float">
            <text:p>0.0683153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0245223" calcext:value-type="float">
            <text:p>0.0245223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67261" calcext:value-type="float">
            <text:p>0.0267261</text:p>
          </table:table-cell>
          <table:table-cell office:value-type="float" office:value="0.158973" calcext:value-type="float">
            <text:p>0.158973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8793580" calcext:value-type="float">
            <text:p>8793580</text:p>
          </table:table-cell>
          <table:table-cell table:style-name="ce10" office:value-type="float" office:value="2.7858439053433" calcext:value-type="float">
            <text:p>2.7858439053433</text:p>
          </table:table-cell>
          <table:table-cell table:style-name="ce10" office:value-type="float" office:value="1.21464646464646" calcext:value-type="float">
            <text:p>1.214646464646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94938" calcext:value-type="float">
            <text:p>0.0894938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0265215" calcext:value-type="float">
            <text:p>0.0265215</text:p>
          </table:table-cell>
          <table:table-cell office:value-type="float" office:value="0.0337349" calcext:value-type="float">
            <text:p>0.0337349</text:p>
          </table:table-cell>
          <table:table-cell office:value-type="float" office:value="0.14" calcext:value-type="float">
            <text:p>0.14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9882" calcext:value-type="float">
            <text:p>0.139882</text:p>
          </table:table-cell>
          <table:table-cell office:value-type="float" office:value="0.152032" calcext:value-type="float">
            <text:p>0.152032</text:p>
          </table:table-cell>
          <table:table-cell office:value-type="float" office:value="8478520" calcext:value-type="float">
            <text:p>8478520</text:p>
          </table:table-cell>
          <table:table-cell table:style-name="ce10" office:value-type="float" office:value="3.3743868182418" calcext:value-type="float">
            <text:p>3.3743868182418</text:p>
          </table:table-cell>
          <table:table-cell table:style-name="ce10" office:value-type="float" office:value="1.30441456803585" calcext:value-type="float">
            <text:p>1.30441456803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923" calcext:value-type="float">
            <text:p>0.106923</text:p>
          </table:table-cell>
          <table:table-cell office:value-type="float" office:value="0.0292276" calcext:value-type="float">
            <text:p>0.0292276</text:p>
          </table:table-cell>
          <table:table-cell office:value-type="float" office:value="0.028428" calcext:value-type="float">
            <text:p>0.028428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35512" calcext:value-type="float">
            <text:p>0.135512</text:p>
          </table:table-cell>
          <table:table-cell office:value-type="float" office:value="8070900" calcext:value-type="float">
            <text:p>8070900</text:p>
          </table:table-cell>
          <table:table-cell table:style-name="ce10" office:value-type="float" office:value="3.76118615449557" calcext:value-type="float">
            <text:p>3.76118615449557</text:p>
          </table:table-cell>
          <table:table-cell table:style-name="ce10" office:value-type="float" office:value="1.27055591290424" calcext:value-type="float">
            <text:p>1.27055591290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6692" calcext:value-type="float">
            <text:p>0.126692</text:p>
          </table:table-cell>
          <table:table-cell office:value-type="float" office:value="0.105859" calcext:value-type="float">
            <text:p>0.105859</text:p>
          </table:table-cell>
          <table:table-cell office:value-type="float" office:value="340344" calcext:value-type="float">
            <text:p>340344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287747" calcext:value-type="float">
            <text:p>0.287747</text:p>
          </table:table-cell>
          <table:table-cell office:value-type="float" office:value="0.00526108" calcext:value-type="float">
            <text:p>0.00526108</text:p>
          </table:table-cell>
          <table:table-cell office:value-type="float" office:value="339368" calcext:value-type="float">
            <text:p>339368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323499" calcext:value-type="float">
            <text:p>0.323499</text:p>
          </table:table-cell>
          <table:table-cell office:value-type="float" office:value="0.00271954" calcext:value-type="float">
            <text:p>0.00271954</text:p>
          </table:table-cell>
          <table:table-cell office:value-type="float" office:value="318303" calcext:value-type="float">
            <text:p>318303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3759" calcext:value-type="float">
            <text:p>0.0793759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0153548" calcext:value-type="float">
            <text:p>0.0153548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3" calcext:value-type="float">
            <text:p>0.13</text:p>
          </table:table-cell>
          <table:table-cell office:value-type="float" office:value="0.0181406" calcext:value-type="float">
            <text:p>0.0181406</text:p>
          </table:table-cell>
          <table:table-cell office:value-type="float" office:value="0.463728" calcext:value-type="float">
            <text:p>0.463728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286863" calcext:value-type="float">
            <text:p>286863</text:p>
          </table:table-cell>
          <table:table-cell table:style-name="ce10" office:value-type="float" office:value="5.16945189777789" calcext:value-type="float">
            <text:p>5.16945189777789</text:p>
          </table:table-cell>
          <table:table-cell table:style-name="ce10" office:value-type="float" office:value="1.28763284734904" calcext:value-type="float">
            <text:p>1.287632847349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02182" calcext:value-type="float">
            <text:p>0.0902182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8251" calcext:value-type="float">
            <text:p>0.0168251</text:p>
          </table:table-cell>
          <table:table-cell office:value-type="float" office:value="0.0238663" calcext:value-type="float">
            <text:p>0.0238663</text:p>
          </table:table-cell>
          <table:table-cell office:value-type="float" office:value="0.13" calcext:value-type="float">
            <text:p>0.13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269911" calcext:value-type="float">
            <text:p>269911</text:p>
          </table:table-cell>
          <table:table-cell table:style-name="ce10" office:value-type="float" office:value="5.36211969022472" calcext:value-type="float">
            <text:p>5.36211969022472</text:p>
          </table:table-cell>
          <table:table-cell table:style-name="ce10" office:value-type="float" office:value="1.38424373890751" calcext:value-type="float">
            <text:p>1.384243738907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0494" calcext:value-type="float">
            <text:p>280494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8233" calcext:value-type="float">
            <text:p>288233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98071" calcext:value-type="float">
            <text:p>0.0998071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74323" calcext:value-type="float">
            <text:p>0.017432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19814" calcext:value-type="float">
            <text:p>0.119814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51305" calcext:value-type="float">
            <text:p>0.00151305</text:p>
          </table:table-cell>
          <table:table-cell office:value-type="float" office:value="308646" calcext:value-type="float">
            <text:p>308646</text:p>
          </table:table-cell>
          <table:table-cell table:style-name="ce10" office:value-type="float" office:value="5.72541202250994" calcext:value-type="float">
            <text:p>5.72541202250994</text:p>
          </table:table-cell>
          <table:table-cell table:style-name="ce10" office:value-type="float" office:value="1.43311883360146" calcext:value-type="float">
            <text:p>1.433118833601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83503" calcext:value-type="float">
            <text:p>0.0983503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74" calcext:value-type="float">
            <text:p>0.0173674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19384" calcext:value-type="float">
            <text:p>0.119384</text:p>
          </table:table-cell>
          <table:table-cell office:value-type="float" office:value="0.0218818" calcext:value-type="float">
            <text:p>0.021881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49328" calcext:value-type="float">
            <text:p>0.00149328</text:p>
          </table:table-cell>
          <table:table-cell office:value-type="float" office:value="322782" calcext:value-type="float">
            <text:p>322782</text:p>
          </table:table-cell>
          <table:table-cell table:style-name="ce10" office:value-type="float" office:value="5.66292594170688" calcext:value-type="float">
            <text:p>5.66292594170688</text:p>
          </table:table-cell>
          <table:table-cell table:style-name="ce10" office:value-type="float" office:value="1.4365798414496" calcext:value-type="float">
            <text:p>1.4365798414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98071" calcext:value-type="float">
            <text:p>0.0998071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74323" calcext:value-type="float">
            <text:p>0.017432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19814" calcext:value-type="float">
            <text:p>0.119814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51305" calcext:value-type="float">
            <text:p>0.00151305</text:p>
          </table:table-cell>
          <table:table-cell office:value-type="float" office:value="294254" calcext:value-type="float">
            <text:p>294254</text:p>
          </table:table-cell>
          <table:table-cell table:style-name="ce10" office:value-type="float" office:value="5.72541202250994" calcext:value-type="float">
            <text:p>5.72541202250994</text:p>
          </table:table-cell>
          <table:table-cell table:style-name="ce10" office:value-type="float" office:value="1.43311883360146" calcext:value-type="float">
            <text:p>1.433118833601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83503" calcext:value-type="float">
            <text:p>0.0983503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74" calcext:value-type="float">
            <text:p>0.0173674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19384" calcext:value-type="float">
            <text:p>0.119384</text:p>
          </table:table-cell>
          <table:table-cell office:value-type="float" office:value="0.0218818" calcext:value-type="float">
            <text:p>0.021881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49328" calcext:value-type="float">
            <text:p>0.00149328</text:p>
          </table:table-cell>
          <table:table-cell office:value-type="float" office:value="271327" calcext:value-type="float">
            <text:p>271327</text:p>
          </table:table-cell>
          <table:table-cell table:style-name="ce10" office:value-type="float" office:value="5.66292594170688" calcext:value-type="float">
            <text:p>5.66292594170688</text:p>
          </table:table-cell>
          <table:table-cell table:style-name="ce10" office:value-type="float" office:value="1.4365798414496" calcext:value-type="float">
            <text:p>1.4365798414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5504" calcext:value-type="float">
            <text:p>0.0805504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87045" calcext:value-type="float">
            <text:p>0.018704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35894" calcext:value-type="float">
            <text:p>0.135894</text:p>
          </table:table-cell>
          <table:table-cell office:value-type="float" office:value="0.0247423" calcext:value-type="float">
            <text:p>0.0247423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70010" calcext:value-type="float">
            <text:p>270010</text:p>
          </table:table-cell>
          <table:table-cell table:style-name="ce10" office:value-type="float" office:value="4.30647170467" calcext:value-type="float">
            <text:p>4.30647170467</text:p>
          </table:table-cell>
          <table:table-cell table:style-name="ce10" office:value-type="float" office:value="1.60688675416047" calcext:value-type="float">
            <text:p>1.60688675416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663336" calcext:value-type="float">
            <text:p>0.0663336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7545" calcext:value-type="float">
            <text:p>0.0167545</text:p>
          </table:table-cell>
          <table:table-cell office:value-type="float" office:value="0.0251572" calcext:value-type="float">
            <text:p>0.0251572</text:p>
          </table:table-cell>
          <table:table-cell office:value-type="float" office:value="0.147543" calcext:value-type="float">
            <text:p>0.147543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502603" calcext:value-type="float">
            <text:p>0.502603</text:p>
          </table:table-cell>
          <table:table-cell office:value-type="float" office:value="0.000514241" calcext:value-type="float">
            <text:p>0.000514241</text:p>
          </table:table-cell>
          <table:table-cell office:value-type="float" office:value="274346" calcext:value-type="float">
            <text:p>274346</text:p>
          </table:table-cell>
          <table:table-cell table:style-name="ce10" office:value-type="float" office:value="3.95915127279238" calcext:value-type="float">
            <text:p>3.95915127279238</text:p>
          </table:table-cell>
          <table:table-cell table:style-name="ce10" office:value-type="float" office:value="1.49056737924823" calcext:value-type="float">
            <text:p>1.490567379248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80473" calcext:value-type="float">
            <text:p>0.0980473</text:p>
          </table:table-cell>
          <table:table-cell office:value-type="float" office:value="0.0213523" calcext:value-type="float">
            <text:p>0.0213523</text:p>
          </table:table-cell>
          <table:table-cell office:value-type="float" office:value="0.021114" calcext:value-type="float">
            <text:p>0.021114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29515" calcext:value-type="float">
            <text:p>0.129515</text:p>
          </table:table-cell>
          <table:table-cell office:value-type="float" office:value="0.0280899" calcext:value-type="float">
            <text:p>0.0280899</text:p>
          </table:table-cell>
          <table:table-cell office:value-type="float" office:value="0.389101" calcext:value-type="float">
            <text:p>0.389101</text:p>
          </table:table-cell>
          <table:table-cell office:value-type="float" office:value="0.00132516" calcext:value-type="float">
            <text:p>0.00132516</text:p>
          </table:table-cell>
          <table:table-cell office:value-type="float" office:value="269254" calcext:value-type="float">
            <text:p>269254</text:p>
          </table:table-cell>
          <table:table-cell table:style-name="ce10" office:value-type="float" office:value="4.6437103343753" calcext:value-type="float">
            <text:p>4.6437103343753</text:p>
          </table:table-cell>
          <table:table-cell table:style-name="ce10" office:value-type="float" office:value="1.55463345869063" calcext:value-type="float">
            <text:p>1.554633458690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80473" calcext:value-type="float">
            <text:p>0.0980473</text:p>
          </table:table-cell>
          <table:table-cell office:value-type="float" office:value="0.0213523" calcext:value-type="float">
            <text:p>0.0213523</text:p>
          </table:table-cell>
          <table:table-cell office:value-type="float" office:value="0.021114" calcext:value-type="float">
            <text:p>0.021114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29515" calcext:value-type="float">
            <text:p>0.129515</text:p>
          </table:table-cell>
          <table:table-cell office:value-type="float" office:value="0.0280899" calcext:value-type="float">
            <text:p>0.0280899</text:p>
          </table:table-cell>
          <table:table-cell office:value-type="float" office:value="0.389101" calcext:value-type="float">
            <text:p>0.389101</text:p>
          </table:table-cell>
          <table:table-cell office:value-type="float" office:value="0.00132516" calcext:value-type="float">
            <text:p>0.00132516</text:p>
          </table:table-cell>
          <table:table-cell office:value-type="float" office:value="289824" calcext:value-type="float">
            <text:p>289824</text:p>
          </table:table-cell>
          <table:table-cell table:style-name="ce10" office:value-type="float" office:value="4.6437103343753" calcext:value-type="float">
            <text:p>4.6437103343753</text:p>
          </table:table-cell>
          <table:table-cell table:style-name="ce10" office:value-type="float" office:value="1.55463345869063" calcext:value-type="float">
            <text:p>1.554633458690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0712" calcext:value-type="float">
            <text:p>0.0800712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86211" calcext:value-type="float">
            <text:p>0.0186211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34529" calcext:value-type="float">
            <text:p>0.1345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447414" calcext:value-type="float">
            <text:p>0.447414</text:p>
          </table:table-cell>
          <table:table-cell office:value-type="float" office:value="0.000855419" calcext:value-type="float">
            <text:p>0.000855419</text:p>
          </table:table-cell>
          <table:table-cell office:value-type="float" office:value="302358" calcext:value-type="float">
            <text:p>302358</text:p>
          </table:table-cell>
          <table:table-cell table:style-name="ce10" office:value-type="float" office:value="4.30002524018452" calcext:value-type="float">
            <text:p>4.30002524018452</text:p>
          </table:table-cell>
          <table:table-cell table:style-name="ce10" office:value-type="float" office:value="1.60211347711348" calcext:value-type="float">
            <text:p>1.6021134771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766231" calcext:value-type="float">
            <text:p>0.0766231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81044" calcext:value-type="float">
            <text:p>0.018104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35572" calcext:value-type="float">
            <text:p>0.135572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461645" calcext:value-type="float">
            <text:p>0.461645</text:p>
          </table:table-cell>
          <table:table-cell office:value-type="float" office:value="0.000786195" calcext:value-type="float">
            <text:p>0.000786195</text:p>
          </table:table-cell>
          <table:table-cell office:value-type="float" office:value="299050" calcext:value-type="float">
            <text:p>299050</text:p>
          </table:table-cell>
          <table:table-cell table:style-name="ce10" office:value-type="float" office:value="4.23229159762268" calcext:value-type="float">
            <text:p>4.23229159762268</text:p>
          </table:table-cell>
          <table:table-cell table:style-name="ce10" office:value-type="float" office:value="1.56756411892306" calcext:value-type="float">
            <text:p>1.567564118923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5504" calcext:value-type="float">
            <text:p>0.0805504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87045" calcext:value-type="float">
            <text:p>0.018704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35894" calcext:value-type="float">
            <text:p>0.135894</text:p>
          </table:table-cell>
          <table:table-cell office:value-type="float" office:value="0.0247423" calcext:value-type="float">
            <text:p>0.0247423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89944" calcext:value-type="float">
            <text:p>289944</text:p>
          </table:table-cell>
          <table:table-cell table:style-name="ce10" office:value-type="float" office:value="4.30647170467" calcext:value-type="float">
            <text:p>4.30647170467</text:p>
          </table:table-cell>
          <table:table-cell table:style-name="ce10" office:value-type="float" office:value="1.60688675416047" calcext:value-type="float">
            <text:p>1.60688675416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01786" calcext:value-type="float">
            <text:p>0.0901786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0173026" calcext:value-type="float">
            <text:p>0.017302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121104" calcext:value-type="float">
            <text:p>0.12110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434224" calcext:value-type="float">
            <text:p>0.434224</text:p>
          </table:table-cell>
          <table:table-cell office:value-type="float" office:value="0.00143394" calcext:value-type="float">
            <text:p>0.00143394</text:p>
          </table:table-cell>
          <table:table-cell office:value-type="float" office:value="330013" calcext:value-type="float">
            <text:p>330013</text:p>
          </table:table-cell>
          <table:table-cell table:style-name="ce10" office:value-type="float" office:value="5.21185255395143" calcext:value-type="float">
            <text:p>5.21185255395143</text:p>
          </table:table-cell>
          <table:table-cell table:style-name="ce10" office:value-type="float" office:value="1.44620262203308" calcext:value-type="float">
            <text:p>1.44620262203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308070" calcext:value-type="float">
            <text:p>308070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491" calcext:value-type="float">
            <text:p>0.0920491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73544" calcext:value-type="float">
            <text:p>0.0173544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9102" calcext:value-type="float">
            <text:p>0.119102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8016" calcext:value-type="float">
            <text:p>288016</text:p>
          </table:table-cell>
          <table:table-cell table:style-name="ce10" office:value-type="float" office:value="5.30407850458673" calcext:value-type="float">
            <text:p>5.30407850458673</text:p>
          </table:table-cell>
          <table:table-cell table:style-name="ce10" office:value-type="float" office:value="1.44444444444444" calcext:value-type="float">
            <text:p>1.444444444444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8147" calcext:value-type="float">
            <text:p>0.0918147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43" calcext:value-type="float">
            <text:p>0.0173643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7273" calcext:value-type="float">
            <text:p>287273</text:p>
          </table:table-cell>
          <table:table-cell table:style-name="ce10" office:value-type="float" office:value="5.28755550180543" calcext:value-type="float">
            <text:p>5.28755550180543</text:p>
          </table:table-cell>
          <table:table-cell table:style-name="ce10" office:value-type="float" office:value="1.43718573046433" calcext:value-type="float">
            <text:p>1.43718573046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30068" calcext:value-type="float">
            <text:p>0.0830068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7435" calcext:value-type="float">
            <text:p>0.017435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1989" calcext:value-type="float">
            <text:p>0.121989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0.455745" calcext:value-type="float">
            <text:p>0.455745</text:p>
          </table:table-cell>
          <table:table-cell office:value-type="float" office:value="0.00134988" calcext:value-type="float">
            <text:p>0.00134988</text:p>
          </table:table-cell>
          <table:table-cell office:value-type="float" office:value="269249" calcext:value-type="float">
            <text:p>269249</text:p>
          </table:table-cell>
          <table:table-cell table:style-name="ce10" office:value-type="float" office:value="4.76092916547175" calcext:value-type="float">
            <text:p>4.76092916547175</text:p>
          </table:table-cell>
          <table:table-cell table:style-name="ce10" office:value-type="float" office:value="1.44904563654564" calcext:value-type="float">
            <text:p>1.44904563654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9199" calcext:value-type="float">
            <text:p>0.0929199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75786" calcext:value-type="float">
            <text:p>0.0175786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4735" calcext:value-type="float">
            <text:p>0.0014735</text:p>
          </table:table-cell>
          <table:table-cell office:value-type="float" office:value="299552" calcext:value-type="float">
            <text:p>299552</text:p>
          </table:table-cell>
          <table:table-cell table:style-name="ce10" office:value-type="float" office:value="5.28596702809097" calcext:value-type="float">
            <text:p>5.28596702809097</text:p>
          </table:table-cell>
          <table:table-cell table:style-name="ce10" office:value-type="float" office:value="1.44550805033148" calcext:value-type="float">
            <text:p>1.445508050331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5867" calcext:value-type="float">
            <text:p>0.091586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0171662" calcext:value-type="float">
            <text:p>0.017166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119448" calcext:value-type="float">
            <text:p>0.1194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435613" calcext:value-type="float">
            <text:p>0.435613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329001" calcext:value-type="float">
            <text:p>329001</text:p>
          </table:table-cell>
          <table:table-cell table:style-name="ce10" office:value-type="float" office:value="5.33529260989619" calcext:value-type="float">
            <text:p>5.33529260989619</text:p>
          </table:table-cell>
          <table:table-cell table:style-name="ce10" office:value-type="float" office:value="1.44328226619035" calcext:value-type="float">
            <text:p>1.44328226619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8147" calcext:value-type="float">
            <text:p>0.0918147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43" calcext:value-type="float">
            <text:p>0.0173643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91099" calcext:value-type="float">
            <text:p>291099</text:p>
          </table:table-cell>
          <table:table-cell table:style-name="ce10" office:value-type="float" office:value="5.28755550180543" calcext:value-type="float">
            <text:p>5.28755550180543</text:p>
          </table:table-cell>
          <table:table-cell table:style-name="ce10" office:value-type="float" office:value="1.43718573046433" calcext:value-type="float">
            <text:p>1.43718573046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15008" calcext:value-type="float">
            <text:p>0.0815008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0169401" calcext:value-type="float">
            <text:p>0.0169401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126197" calcext:value-type="float">
            <text:p>0.126197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24604" calcext:value-type="float">
            <text:p>0.00124604</text:p>
          </table:table-cell>
          <table:table-cell office:value-type="float" office:value="261379" calcext:value-type="float">
            <text:p>261379</text:p>
          </table:table-cell>
          <table:table-cell table:style-name="ce10" office:value-type="float" office:value="4.81111681749222" calcext:value-type="float">
            <text:p>4.81111681749222</text:p>
          </table:table-cell>
          <table:table-cell table:style-name="ce10" office:value-type="float" office:value="1.45574002078153" calcext:value-type="float">
            <text:p>1.455740020781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2461" calcext:value-type="float">
            <text:p>0.0922461</text:p>
          </table:table-cell>
          <table:table-cell office:value-type="float" office:value="0.0173536" calcext:value-type="float">
            <text:p>0.0173536</text:p>
          </table:table-cell>
          <table:table-cell office:value-type="float" office:value="0.0170769" calcext:value-type="float">
            <text:p>0.0170769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014" calcext:value-type="float">
            <text:p>0.12014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431795" calcext:value-type="float">
            <text:p>0.431795</text:p>
          </table:table-cell>
          <table:table-cell office:value-type="float" office:value="0.00155261" calcext:value-type="float">
            <text:p>0.00155261</text:p>
          </table:table-cell>
          <table:table-cell office:value-type="float" office:value="285515" calcext:value-type="float">
            <text:p>285515</text:p>
          </table:table-cell>
          <table:table-cell table:style-name="ce10" office:value-type="float" office:value="5.40180594838642" calcext:value-type="float">
            <text:p>5.40180594838642</text:p>
          </table:table-cell>
          <table:table-cell table:style-name="ce10" office:value-type="float" office:value="1440.62327125207" calcext:value-type="float">
            <text:p>1440.623271252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0593" calcext:value-type="float">
            <text:p>0.0920593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0167499" calcext:value-type="float">
            <text:p>0.016749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1895" calcext:value-type="float">
            <text:p>0.12189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431447" calcext:value-type="float">
            <text:p>0.431447</text:p>
          </table:table-cell>
          <table:table-cell office:value-type="float" office:value="0.00157238" calcext:value-type="float">
            <text:p>0.00157238</text:p>
          </table:table-cell>
          <table:table-cell office:value-type="float" office:value="293883" calcext:value-type="float">
            <text:p>293883</text:p>
          </table:table-cell>
          <table:table-cell table:style-name="ce10" office:value-type="float" office:value="5.49611042453985" calcext:value-type="float">
            <text:p>5.49611042453985</text:p>
          </table:table-cell>
          <table:table-cell table:style-name="ce10" office:value-type="float" office:value="1.43571194071851" calcext:value-type="float">
            <text:p>1.435711940718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71328" calcext:value-type="float">
            <text:p>0.0971328</text:p>
          </table:table-cell>
          <table:table-cell office:value-type="float" office:value="0.0239521" calcext:value-type="float">
            <text:p>0.0239521</text:p>
          </table:table-cell>
          <table:table-cell office:value-type="float" office:value="0.0242953" calcext:value-type="float">
            <text:p>0.0242953</text:p>
          </table:table-cell>
          <table:table-cell office:value-type="float" office:value="0.0350877" calcext:value-type="float">
            <text:p>0.0350877</text:p>
          </table:table-cell>
          <table:table-cell office:value-type="float" office:value="0.138197" calcext:value-type="float">
            <text:p>0.138197</text:p>
          </table:table-cell>
          <table:table-cell office:value-type="float" office:value="0.0292683" calcext:value-type="float">
            <text:p>0.0292683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140721" calcext:value-type="float">
            <text:p>140721</text:p>
          </table:table-cell>
          <table:table-cell table:style-name="ce10" office:value-type="float" office:value="3.99800784513877" calcext:value-type="float">
            <text:p>3.99800784513877</text:p>
          </table:table-cell>
          <table:table-cell table:style-name="ce10" office:value-type="float" office:value="1.46491121864054" calcext:value-type="float">
            <text:p>1.464911218640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06968" calcext:value-type="float">
            <text:p>0.0906968</text:p>
          </table:table-cell>
          <table:table-cell office:value-type="float" office:value="0.015674" calcext:value-type="float">
            <text:p>0.015674</text:p>
          </table:table-cell>
          <table:table-cell office:value-type="float" office:value="0.0151135" calcext:value-type="float">
            <text:p>0.0151135</text:p>
          </table:table-cell>
          <table:table-cell office:value-type="float" office:value="0.0228571" calcext:value-type="float">
            <text:p>0.022857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2" calcext:value-type="float">
            <text:p>0.02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42899" calcext:value-type="float">
            <text:p>0.00142899</text:p>
          </table:table-cell>
          <table:table-cell office:value-type="float" office:value="450941" calcext:value-type="float">
            <text:p>450941</text:p>
          </table:table-cell>
          <table:table-cell table:style-name="ce10" office:value-type="float" office:value="6.00104542296622" calcext:value-type="float">
            <text:p>6.00104542296622</text:p>
          </table:table-cell>
          <table:table-cell table:style-name="ce10" office:value-type="float" office:value="1.45828123006252" calcext:value-type="float">
            <text:p>1.45828123006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912" calcext:value-type="float">
            <text:p>0.0935912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136617" calcext:value-type="float">
            <text:p>0.0136617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55" calcext:value-type="float">
            <text:p>0.10805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9767" calcext:value-type="float">
            <text:p>269767</text:p>
          </table:table-cell>
          <table:table-cell table:style-name="ce10" office:value-type="float" office:value="6.85062620318116" calcext:value-type="float">
            <text:p>6.85062620318116</text:p>
          </table:table-cell>
          <table:table-cell table:style-name="ce10" office:value-type="float" office:value="1.53745475941244" calcext:value-type="float">
            <text:p>1.537454759412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610498" calcext:value-type="float">
            <text:p>0.0610498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505" calcext:value-type="float">
            <text:p>0.0178505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1347" calcext:value-type="float">
            <text:p>0.521347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3.42006106271533" calcext:value-type="float">
            <text:p>3.42006106271533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610501" calcext:value-type="float">
            <text:p>0.0610501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9" calcext:value-type="float">
            <text:p>0.01784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1347" calcext:value-type="float">
            <text:p>0.521347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3.42036528657068" calcext:value-type="float">
            <text:p>3.42036528657068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606719" calcext:value-type="float">
            <text:p>0.060671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205" calcext:value-type="float">
            <text:p>0.0178205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3142" calcext:value-type="float">
            <text:p>0.143142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1694" calcext:value-type="float">
            <text:p>0.521694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3.40461266518897" calcext:value-type="float">
            <text:p>3.40461266518897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32578" calcext:value-type="float">
            <text:p>0.0832578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9629" calcext:value-type="float">
            <text:p>0.019629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2208" calcext:value-type="float">
            <text:p>0.442208</text:p>
          </table:table-cell>
          <table:table-cell office:value-type="float" office:value="0.00143888" calcext:value-type="float">
            <text:p>0.00143888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4.24157114473483" calcext:value-type="float">
            <text:p>4.24157114473483</text:p>
          </table:table-cell>
          <table:table-cell table:style-name="ce10" office:value-type="float" office:value="1.60259488337335" calcext:value-type="float">
            <text:p>1.602594883373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31968" calcext:value-type="float">
            <text:p>0.0831968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196277" calcext:value-type="float">
            <text:p>0.0196277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2555" calcext:value-type="float">
            <text:p>0.442555</text:p>
          </table:table-cell>
          <table:table-cell office:value-type="float" office:value="0.00143888" calcext:value-type="float">
            <text:p>0.00143888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4.23874422372464" calcext:value-type="float">
            <text:p>4.23874422372464</text:p>
          </table:table-cell>
          <table:table-cell table:style-name="ce10" office:value-type="float" office:value="1.6000762001524" calcext:value-type="float">
            <text:p>1.60007620015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24492" calcext:value-type="float">
            <text:p>0.0824492</text:p>
          </table:table-cell>
          <table:table-cell office:value-type="float" office:value="0.0189702" calcext:value-type="float">
            <text:p>0.0189702</text:p>
          </table:table-cell>
          <table:table-cell office:value-type="float" office:value="0.0195789" calcext:value-type="float">
            <text:p>0.0195789</text:p>
          </table:table-cell>
          <table:table-cell office:value-type="float" office:value="0.0301887" calcext:value-type="float">
            <text:p>0.0301887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41415" calcext:value-type="float">
            <text:p>0.00141415</text:p>
          </table:table-cell>
          <table:table-cell table:style-name="ce8" office:value-type="float" office:value="1300000" calcext:value-type="float">
            <text:p>1.30E+06</text:p>
          </table:table-cell>
          <table:table-cell table:style-name="ce10" office:value-type="float" office:value="4.21112524196967" calcext:value-type="float">
            <text:p>4.21112524196967</text:p>
          </table:table-cell>
          <table:table-cell table:style-name="ce10" office:value-type="float" office:value="1.59137489325363" calcext:value-type="float">
            <text:p>1.591374893253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1173" calcext:value-type="float">
            <text:p>0.101173</text:p>
          </table:table-cell>
          <table:table-cell office:value-type="float" office:value="0.0213144" calcext:value-type="float">
            <text:p>0.0213144</text:p>
          </table:table-cell>
          <table:table-cell office:value-type="float" office:value="0.0213732" calcext:value-type="float">
            <text:p>0.0213732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0208" calcext:value-type="float">
            <text:p>0.400208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80000" calcext:value-type="float">
            <text:p>1.28E+06</text:p>
          </table:table-cell>
          <table:table-cell table:style-name="ce10" office:value-type="float" office:value="4.73363838826194" calcext:value-type="float">
            <text:p>4.73363838826194</text:p>
          </table:table-cell>
          <table:table-cell table:style-name="ce10" office:value-type="float" office:value="1.56388638666817" calcext:value-type="float">
            <text:p>1.563886386668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1006" calcext:value-type="float">
            <text:p>0.101006</text:p>
          </table:table-cell>
          <table:table-cell office:value-type="float" office:value="0.0213415" calcext:value-type="float">
            <text:p>0.0213415</text:p>
          </table:table-cell>
          <table:table-cell office:value-type="float" office:value="0.0213699" calcext:value-type="float">
            <text:p>0.021369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0902" calcext:value-type="float">
            <text:p>0.400902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72655463993748" calcext:value-type="float">
            <text:p>4.72655463993748</text:p>
          </table:table-cell>
          <table:table-cell table:style-name="ce10" office:value-type="float" office:value="1.56190052245625" calcext:value-type="float">
            <text:p>1.561900522456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6275" calcext:value-type="float">
            <text:p>0.0996275</text:p>
          </table:table-cell>
          <table:table-cell office:value-type="float" office:value="0.0209581" calcext:value-type="float">
            <text:p>0.0209581</text:p>
          </table:table-cell>
          <table:table-cell office:value-type="float" office:value="0.0212995" calcext:value-type="float">
            <text:p>0.0212995</text:p>
          </table:table-cell>
          <table:table-cell office:value-type="float" office:value="0.033264" calcext:value-type="float">
            <text:p>0.033264</text:p>
          </table:table-cell>
          <table:table-cell office:value-type="float" office:value="0.127126" calcext:value-type="float">
            <text:p>0.127126</text:p>
          </table:table-cell>
          <table:table-cell office:value-type="float" office:value="0.0288809" calcext:value-type="float">
            <text:p>0.0288809</text:p>
          </table:table-cell>
          <table:table-cell office:value-type="float" office:value="0.402985" calcext:value-type="float">
            <text:p>0.402985</text:p>
          </table:table-cell>
          <table:table-cell office:value-type="float" office:value="0.00177017" calcext:value-type="float">
            <text:p>0.00177017</text:p>
          </table:table-cell>
          <table:table-cell table:style-name="ce8" office:value-type="float" office:value="1280000" calcext:value-type="float">
            <text:p>1.28E+06</text:p>
          </table:table-cell>
          <table:table-cell table:style-name="ce10" office:value-type="float" office:value="4.67745721730557" calcext:value-type="float">
            <text:p>4.67745721730557</text:p>
          </table:table-cell>
          <table:table-cell table:style-name="ce10" office:value-type="float" office:value="1.5871667756142" calcext:value-type="float">
            <text:p>1.58716677561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83872" calcext:value-type="float">
            <text:p>0.0583872</text:p>
          </table:table-cell>
          <table:table-cell office:value-type="float" office:value="0.0140056" calcext:value-type="float">
            <text:p>0.0140056</text:p>
          </table:table-cell>
          <table:table-cell office:value-type="float" office:value="0.0145588" calcext:value-type="float">
            <text:p>0.0145588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3683" calcext:value-type="float">
            <text:p>0.133683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300351" calcext:value-type="float">
            <text:p>300351</text:p>
          </table:table-cell>
          <table:table-cell table:style-name="ce10" office:value-type="float" office:value="4.01044042091381" calcext:value-type="float">
            <text:p>4.01044042091381</text:p>
          </table:table-cell>
          <table:table-cell table:style-name="ce10" office:value-type="float" office:value="1.61904523904724" calcext:value-type="float">
            <text:p>1.619045239047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83489" calcext:value-type="float">
            <text:p>0.0583489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45576" calcext:value-type="float">
            <text:p>0.0145576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3337" calcext:value-type="float">
            <text:p>0.133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2107" calcext:value-type="float">
            <text:p>0.532107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300733" calcext:value-type="float">
            <text:p>300733</text:p>
          </table:table-cell>
          <table:table-cell table:style-name="ce10" office:value-type="float" office:value="4.00814007803484" calcext:value-type="float">
            <text:p>4.00814007803484</text:p>
          </table:table-cell>
          <table:table-cell table:style-name="ce10" office:value-type="float" office:value="1.62320593856704" calcext:value-type="float">
            <text:p>1.623205938567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9936" calcext:value-type="float">
            <text:p>0.0579936</text:p>
          </table:table-cell>
          <table:table-cell office:value-type="float" office:value="0.0138696" calcext:value-type="float">
            <text:p>0.0138696</text:p>
          </table:table-cell>
          <table:table-cell office:value-type="float" office:value="0.0145341" calcext:value-type="float">
            <text:p>0.0145341</text:p>
          </table:table-cell>
          <table:table-cell office:value-type="float" office:value="0.0226415" calcext:value-type="float">
            <text:p>0.0226415</text:p>
          </table:table-cell>
          <table:table-cell office:value-type="float" office:value="0.135844" calcext:value-type="float">
            <text:p>0.135844</text:p>
          </table:table-cell>
          <table:table-cell office:value-type="float" office:value="0.0195258" calcext:value-type="float">
            <text:p>0.0195258</text:p>
          </table:table-cell>
          <table:table-cell office:value-type="float" office:value="0.52933" calcext:value-type="float">
            <text:p>0.52933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99639" calcext:value-type="float">
            <text:p>299639</text:p>
          </table:table-cell>
          <table:table-cell table:style-name="ce10" office:value-type="float" office:value="3.99017483022685" calcext:value-type="float">
            <text:p>3.99017483022685</text:p>
          </table:table-cell>
          <table:table-cell table:style-name="ce10" office:value-type="float" office:value="1.63245515371748" calcext:value-type="float">
            <text:p>1.632455153717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5845" calcext:value-type="float">
            <text:p>0.0815845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3051" calcext:value-type="float">
            <text:p>0.0163051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0222613" calcext:value-type="float">
            <text:p>0.0222613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99180" calcext:value-type="float">
            <text:p>299180</text:p>
          </table:table-cell>
          <table:table-cell table:style-name="ce10" office:value-type="float" office:value="5.00361849973321" calcext:value-type="float">
            <text:p>5.00361849973321</text:p>
          </table:table-cell>
          <table:table-cell table:style-name="ce10" office:value-type="float" office:value="1.57020823852105" calcext:value-type="float">
            <text:p>1.570208238521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6218" calcext:value-type="float">
            <text:p>0.0816218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163034" calcext:value-type="float">
            <text:p>0.0163034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123264" calcext:value-type="float">
            <text:p>0.123264</text:p>
          </table:table-cell>
          <table:table-cell office:value-type="float" office:value="0.0222805" calcext:value-type="float">
            <text:p>0.0222805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97725" calcext:value-type="float">
            <text:p>297725</text:p>
          </table:table-cell>
          <table:table-cell table:style-name="ce10" office:value-type="float" office:value="5.00642810702062" calcext:value-type="float">
            <text:p>5.00642810702062</text:p>
          </table:table-cell>
          <table:table-cell table:style-name="ce10" office:value-type="float" office:value="1.56656644987115" calcext:value-type="float">
            <text:p>1.566566449871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5916" calcext:value-type="float">
            <text:p>0.0805916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606" calcext:value-type="float">
            <text:p>0.0162606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5401" calcext:value-type="float">
            <text:p>0.125401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99367" calcext:value-type="float">
            <text:p>299367</text:p>
          </table:table-cell>
          <table:table-cell table:style-name="ce10" office:value-type="float" office:value="4.95625007687293" calcext:value-type="float">
            <text:p>4.95625007687293</text:p>
          </table:table-cell>
          <table:table-cell table:style-name="ce10" office:value-type="float" office:value="1.56687494618762" calcext:value-type="float">
            <text:p>1.566874946187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79818" calcext:value-type="float">
            <text:p>0.017981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0.025" calcext:value-type="float">
            <text:p>0.025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694" calcext:value-type="float">
            <text:p>295694</text:p>
          </table:table-cell>
          <table:table-cell table:style-name="ce10" office:value-type="float" office:value="5.62235148872749" calcext:value-type="float">
            <text:p>5.62235148872749</text:p>
          </table:table-cell>
          <table:table-cell table:style-name="ce10" office:value-type="float" office:value="1.55510077451872" calcext:value-type="float">
            <text:p>1.555100774518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962" calcext:value-type="float">
            <text:p>0.100962</text:p>
          </table:table-cell>
          <table:table-cell office:value-type="float" office:value="0.0184237" calcext:value-type="float">
            <text:p>0.0184237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6297" calcext:value-type="float">
            <text:p>0.116297</text:p>
          </table:table-cell>
          <table:table-cell office:value-type="float" office:value="0.025" calcext:value-type="float">
            <text:p>0.025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256" calcext:value-type="float">
            <text:p>295256</text:p>
          </table:table-cell>
          <table:table-cell table:style-name="ce10" office:value-type="float" office:value="5.61523915461624" calcext:value-type="float">
            <text:p>5.61523915461624</text:p>
          </table:table-cell>
          <table:table-cell table:style-name="ce10" office:value-type="float" office:value="1.5507959856055" calcext:value-type="float">
            <text:p>1.55079598560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3661" calcext:value-type="float">
            <text:p>0.0993661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79202" calcext:value-type="float">
            <text:p>0.0179202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1694" calcext:value-type="float">
            <text:p>0.11694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115" calcext:value-type="float">
            <text:p>295115</text:p>
          </table:table-cell>
          <table:table-cell table:style-name="ce10" office:value-type="float" office:value="5.54492137364538" calcext:value-type="float">
            <text:p>5.54492137364538</text:p>
          </table:table-cell>
          <table:table-cell table:style-name="ce10" office:value-type="float" office:value="1.58740244453494" calcext:value-type="float">
            <text:p>1.587402444534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6018" calcext:value-type="float">
            <text:p>0.0506018</text:p>
          </table:table-cell>
          <table:table-cell office:value-type="float" office:value="0.0108401" calcext:value-type="float">
            <text:p>0.0108401</text:p>
          </table:table-cell>
          <table:table-cell office:value-type="float" office:value="0.010666" calcext:value-type="float">
            <text:p>0.010666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7692" calcext:value-type="float">
            <text:p>0.117692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77119" calcext:value-type="float">
            <text:p>277119</text:p>
          </table:table-cell>
          <table:table-cell table:style-name="ce10" office:value-type="float" office:value="4.74421526345397" calcext:value-type="float">
            <text:p>4.74421526345397</text:p>
          </table:table-cell>
          <table:table-cell table:style-name="ce10" office:value-type="float" office:value="1.57692272211511" calcext:value-type="float">
            <text:p>1.576922722115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5795" calcext:value-type="float">
            <text:p>0.0505795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0.0106651" calcext:value-type="float">
            <text:p>0.0106651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7672" calcext:value-type="float">
            <text:p>0.117672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77305" calcext:value-type="float">
            <text:p>277305</text:p>
          </table:table-cell>
          <table:table-cell table:style-name="ce10" office:value-type="float" office:value="4.74252468331286" calcext:value-type="float">
            <text:p>4.74252468331286</text:p>
          </table:table-cell>
          <table:table-cell table:style-name="ce10" office:value-type="float" office:value="1.58974025128572" calcext:value-type="float">
            <text:p>1.589740251285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01769" calcext:value-type="float">
            <text:p>0.0501769</text:p>
          </table:table-cell>
          <table:table-cell office:value-type="float" office:value="0.0106195" calcext:value-type="float">
            <text:p>0.0106195</text:p>
          </table:table-cell>
          <table:table-cell office:value-type="float" office:value="0.0106351" calcext:value-type="float">
            <text:p>0.0106351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75958" calcext:value-type="float">
            <text:p>275958</text:p>
          </table:table-cell>
          <table:table-cell table:style-name="ce10" office:value-type="float" office:value="4.71804684488157" calcext:value-type="float">
            <text:p>4.71804684488157</text:p>
          </table:table-cell>
          <table:table-cell table:style-name="ce10" office:value-type="float" office:value="1.60625264842978" calcext:value-type="float">
            <text:p>1.606252648429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7331" calcext:value-type="float">
            <text:p>0.0737331</text:p>
          </table:table-cell>
          <table:table-cell office:value-type="float" office:value="0.0127714" calcext:value-type="float">
            <text:p>0.0127714</text:p>
          </table:table-cell>
          <table:table-cell office:value-type="float" office:value="0.0121787" calcext:value-type="float">
            <text:p>0.0121787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6668" calcext:value-type="float">
            <text:p>0.116668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71602" calcext:value-type="float">
            <text:p>271602</text:p>
          </table:table-cell>
          <table:table-cell table:style-name="ce10" office:value-type="float" office:value="6.05426687577492" calcext:value-type="float">
            <text:p>6.05426687577492</text:p>
          </table:table-cell>
          <table:table-cell table:style-name="ce10" office:value-type="float" office:value="1.54742628059571" calcext:value-type="float">
            <text:p>1.547426280595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5871" calcext:value-type="float">
            <text:p>0.0735871</text:p>
          </table:table-cell>
          <table:table-cell office:value-type="float" office:value="0.0127389" calcext:value-type="float">
            <text:p>0.0127389</text:p>
          </table:table-cell>
          <table:table-cell office:value-type="float" office:value="0.0121774" calcext:value-type="float">
            <text:p>0.0121774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7346" calcext:value-type="float">
            <text:p>0.117346</text:p>
          </table:table-cell>
          <table:table-cell office:value-type="float" office:value="0.0171821" calcext:value-type="float">
            <text:p>0.0171821</text:p>
          </table:table-cell>
          <table:table-cell office:value-type="float" office:value="0.479" calcext:value-type="float">
            <text:p>0.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71858" calcext:value-type="float">
            <text:p>271858</text:p>
          </table:table-cell>
          <table:table-cell table:style-name="ce10" office:value-type="float" office:value="6.04292377683249" calcext:value-type="float">
            <text:p>6.04292377683249</text:p>
          </table:table-cell>
          <table:table-cell table:style-name="ce10" office:value-type="float" office:value="1.5513741374844" calcext:value-type="float">
            <text:p>1.55137413748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822" calcext:value-type="float">
            <text:p>0.0725822</text:p>
          </table:table-cell>
          <table:table-cell office:value-type="float" office:value="0.0126316" calcext:value-type="float">
            <text:p>0.0126316</text:p>
          </table:table-cell>
          <table:table-cell office:value-type="float" office:value="0.0121379" calcext:value-type="float">
            <text:p>0.012137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8715" calcext:value-type="float">
            <text:p>0.11871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70877" calcext:value-type="float">
            <text:p>270877</text:p>
          </table:table-cell>
          <table:table-cell table:style-name="ce10" office:value-type="float" office:value="5.9797988119856" calcext:value-type="float">
            <text:p>5.9797988119856</text:p>
          </table:table-cell>
          <table:table-cell table:style-name="ce10" office:value-type="float" office:value="1.55992906678489" calcext:value-type="float">
            <text:p>1.559929066784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8058" calcext:value-type="float">
            <text:p>0.0938058</text:p>
          </table:table-cell>
          <table:table-cell office:value-type="float" office:value="0.0145985" calcext:value-type="float">
            <text:p>0.0145985</text:p>
          </table:table-cell>
          <table:table-cell office:value-type="float" office:value="0.0136629" calcext:value-type="float">
            <text:p>0.0136629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8" calcext:value-type="float">
            <text:p>0.10808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8385" calcext:value-type="float">
            <text:p>268385</text:p>
          </table:table-cell>
          <table:table-cell table:style-name="ce10" office:value-type="float" office:value="6.86573128691566" calcext:value-type="float">
            <text:p>6.86573128691566</text:p>
          </table:table-cell>
          <table:table-cell table:style-name="ce10" office:value-type="float" office:value="1.5393293831558" calcext:value-type="float">
            <text:p>1.53932938315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912" calcext:value-type="float">
            <text:p>0.0935912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136617" calcext:value-type="float">
            <text:p>0.0136617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55" calcext:value-type="float">
            <text:p>0.10805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7851" calcext:value-type="float">
            <text:p>267851</text:p>
          </table:table-cell>
          <table:table-cell table:style-name="ce10" office:value-type="float" office:value="6.85062620318116" calcext:value-type="float">
            <text:p>6.85062620318116</text:p>
          </table:table-cell>
          <table:table-cell table:style-name="ce10" office:value-type="float" office:value="1.53745475941244" calcext:value-type="float">
            <text:p>1.537454759412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21326" calcext:value-type="float">
            <text:p>0.0921326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3608" calcext:value-type="float">
            <text:p>0.013608</text:p>
          </table:table-cell>
          <table:table-cell office:value-type="float" office:value="0.0223881" calcext:value-type="float">
            <text:p>0.0223881</text:p>
          </table:table-cell>
          <table:table-cell office:value-type="float" office:value="0.10897" calcext:value-type="float">
            <text:p>0.10897</text:p>
          </table:table-cell>
          <table:table-cell office:value-type="float" office:value="0.0195695" calcext:value-type="float">
            <text:p>0.0195695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7183" calcext:value-type="float">
            <text:p>267183</text:p>
          </table:table-cell>
          <table:table-cell table:style-name="ce10" office:value-type="float" office:value="6.77047325102881" calcext:value-type="float">
            <text:p>6.77047325102881</text:p>
          </table:table-cell>
          <table:table-cell table:style-name="ce10" office:value-type="float" office:value="1.59795153634774" calcext:value-type="float">
            <text:p>1.597951536347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96102" calcext:value-type="float">
            <text:p>0.0596102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9" calcext:value-type="float">
            <text:p>0.017359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535" calcext:value-type="float">
            <text:p>0.145535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88743" calcext:value-type="float">
            <text:p>788743</text:p>
          </table:table-cell>
          <table:table-cell table:style-name="ce10" office:value-type="float" office:value="3.43396509015496" calcext:value-type="float">
            <text:p>3.43396509015496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96492" calcext:value-type="float">
            <text:p>0.0596492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4" calcext:value-type="float">
            <text:p>0.01735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84282" calcext:value-type="float">
            <text:p>784282</text:p>
          </table:table-cell>
          <table:table-cell table:style-name="ce10" office:value-type="float" office:value="3.43633053737672" calcext:value-type="float">
            <text:p>3.43633053737672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94358" calcext:value-type="float">
            <text:p>0.0594358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3334" calcext:value-type="float">
            <text:p>0.017333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14" calcext:value-type="float">
            <text:p>0.146114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3842" calcext:value-type="float">
            <text:p>0.533842</text:p>
          </table:table-cell>
          <table:table-cell office:value-type="float" office:value="0.000721911" calcext:value-type="float">
            <text:p>0.000721911</text:p>
          </table:table-cell>
          <table:table-cell office:value-type="float" office:value="794566" calcext:value-type="float">
            <text:p>794566</text:p>
          </table:table-cell>
          <table:table-cell table:style-name="ce10" office:value-type="float" office:value="3.42897527317203" calcext:value-type="float">
            <text:p>3.42897527317203</text:p>
          </table:table-cell>
          <table:table-cell table:style-name="ce10" office:value-type="float" office:value="1.69599893152201" calcext:value-type="float">
            <text:p>1.695998931522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23475" calcext:value-type="float">
            <text:p>0.0823475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0885" calcext:value-type="float">
            <text:p>0.450885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785194" calcext:value-type="float">
            <text:p>785194</text:p>
          </table:table-cell>
          <table:table-cell table:style-name="ce10" office:value-type="float" office:value="4.31771707214765" calcext:value-type="float">
            <text:p>4.31771707214765</text:p>
          </table:table-cell>
          <table:table-cell table:style-name="ce10" office:value-type="float" office:value="1.61765061765062" calcext:value-type="float">
            <text:p>1.61765061765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2301" calcext:value-type="float">
            <text:p>0.082301</text:p>
          </table:table-cell>
          <table:table-cell office:value-type="float" office:value="0.0182927" calcext:value-type="float">
            <text:p>0.0182927</text:p>
          </table:table-cell>
          <table:table-cell office:value-type="float" office:value="0.019071" calcext:value-type="float">
            <text:p>0.01907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232" calcext:value-type="float">
            <text:p>0.451232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786461" calcext:value-type="float">
            <text:p>786461</text:p>
          </table:table-cell>
          <table:table-cell table:style-name="ce10" office:value-type="float" office:value="4.31550521734571" calcext:value-type="float">
            <text:p>4.31550521734571</text:p>
          </table:table-cell>
          <table:table-cell table:style-name="ce10" office:value-type="float" office:value="1.60784356601267" calcext:value-type="float">
            <text:p>1.60784356601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16594" calcext:value-type="float">
            <text:p>0.0816594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90271" calcext:value-type="float">
            <text:p>0.019027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8943" calcext:value-type="float">
            <text:p>0.00138943</text:p>
          </table:table-cell>
          <table:table-cell office:value-type="float" office:value="787301" calcext:value-type="float">
            <text:p>787301</text:p>
          </table:table-cell>
          <table:table-cell table:style-name="ce10" office:value-type="float" office:value="4.29174177883125" calcext:value-type="float">
            <text:p>4.29174177883125</text:p>
          </table:table-cell>
          <table:table-cell table:style-name="ce10" office:value-type="float" office:value="1.60084255444219" calcext:value-type="float">
            <text:p>1.600842554442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443" calcext:value-type="float">
            <text:p>0.100443</text:p>
          </table:table-cell>
          <table:table-cell office:value-type="float" office:value="0.0202247" calcext:value-type="float">
            <text:p>0.0202247</text:p>
          </table:table-cell>
          <table:table-cell office:value-type="float" office:value="0.0207653" calcext:value-type="float">
            <text:p>0.0207653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2985" calcext:value-type="float">
            <text:p>0.402985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82925" calcext:value-type="float">
            <text:p>782925</text:p>
          </table:table-cell>
          <table:table-cell table:style-name="ce10" office:value-type="float" office:value="4.83705990281864" calcext:value-type="float">
            <text:p>4.83705990281864</text:p>
          </table:table-cell>
          <table:table-cell table:style-name="ce10" office:value-type="float" office:value="1.60360351451443" calcext:value-type="float">
            <text:p>1.603603514514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276" calcext:value-type="float">
            <text:p>0.100276</text:p>
          </table:table-cell>
          <table:table-cell office:value-type="float" office:value="0.0202931" calcext:value-type="float">
            <text:p>0.0202931</text:p>
          </table:table-cell>
          <table:table-cell office:value-type="float" office:value="0.0207635" calcext:value-type="float">
            <text:p>0.0207635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82011" calcext:value-type="float">
            <text:p>782011</text:p>
          </table:table-cell>
          <table:table-cell table:style-name="ce10" office:value-type="float" office:value="4.82943627037831" calcext:value-type="float">
            <text:p>4.82943627037831</text:p>
          </table:table-cell>
          <table:table-cell table:style-name="ce10" office:value-type="float" office:value="1.59819840241264" calcext:value-type="float">
            <text:p>1.598198402412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377" calcext:value-type="float">
            <text:p>0.0989377</text:p>
          </table:table-cell>
          <table:table-cell office:value-type="float" office:value="0.0198895" calcext:value-type="float">
            <text:p>0.0198895</text:p>
          </table:table-cell>
          <table:table-cell office:value-type="float" office:value="0.0207011" calcext:value-type="float">
            <text:p>0.0207011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26335" calcext:value-type="float">
            <text:p>0.126335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4026" calcext:value-type="float">
            <text:p>0.404026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781470" calcext:value-type="float">
            <text:p>781470</text:p>
          </table:table-cell>
          <table:table-cell table:style-name="ce10" office:value-type="float" office:value="4.77934505895822" calcext:value-type="float">
            <text:p>4.77934505895822</text:p>
          </table:table-cell>
          <table:table-cell table:style-name="ce10" office:value-type="float" office:value="1.62623494808819" calcext:value-type="float">
            <text:p>1.626234948088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8355" calcext:value-type="float">
            <text:p>0.0578355</text:p>
          </table:table-cell>
          <table:table-cell office:value-type="float" office:value="0.0136054" calcext:value-type="float">
            <text:p>0.0136054</text:p>
          </table:table-cell>
          <table:table-cell office:value-type="float" office:value="0.0141393" calcext:value-type="float">
            <text:p>0.01413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78125" calcext:value-type="float">
            <text:p>278125</text:p>
          </table:table-cell>
          <table:table-cell table:style-name="ce10" office:value-type="float" office:value="4.09040758736288" calcext:value-type="float">
            <text:p>4.09040758736288</text:p>
          </table:table-cell>
          <table:table-cell table:style-name="ce10" office:value-type="float" office:value="1.62047422347009" calcext:value-type="float">
            <text:p>1.620474223470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7956" calcext:value-type="float">
            <text:p>0.0577956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4138" calcext:value-type="float">
            <text:p>0.014138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2107" calcext:value-type="float">
            <text:p>0.532107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77126" calcext:value-type="float">
            <text:p>277126</text:p>
          </table:table-cell>
          <table:table-cell table:style-name="ce10" office:value-type="float" office:value="4.08796152213892" calcext:value-type="float">
            <text:p>4.08796152213892</text:p>
          </table:table-cell>
          <table:table-cell table:style-name="ce10" office:value-type="float" office:value="1.62794370521251" calcext:value-type="float">
            <text:p>1.627943705212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618" calcext:value-type="float">
            <text:p>0.0574618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0.0141205" calcext:value-type="float">
            <text:p>0.0141205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29677" calcext:value-type="float">
            <text:p>0.529677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77592" calcext:value-type="float">
            <text:p>277592</text:p>
          </table:table-cell>
          <table:table-cell table:style-name="ce10" office:value-type="float" office:value="4.06938847774512" calcext:value-type="float">
            <text:p>4.06938847774512</text:p>
          </table:table-cell>
          <table:table-cell table:style-name="ce10" office:value-type="float" office:value="1.64647665179139" calcext:value-type="float">
            <text:p>1.646476651791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1714" calcext:value-type="float">
            <text:p>0.0811714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8387" calcext:value-type="float">
            <text:p>0.0158387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15827" calcext:value-type="float">
            <text:p>0.0215827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77217" calcext:value-type="float">
            <text:p>277217</text:p>
          </table:table-cell>
          <table:table-cell table:style-name="ce10" office:value-type="float" office:value="5.12487767304135" calcext:value-type="float">
            <text:p>5.12487767304135</text:p>
          </table:table-cell>
          <table:table-cell table:style-name="ce10" office:value-type="float" office:value="1.58789209615851" calcext:value-type="float">
            <text:p>1.587892096158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2062" calcext:value-type="float">
            <text:p>0.0812062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58368" calcext:value-type="float">
            <text:p>0.0158368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15827" calcext:value-type="float">
            <text:p>0.0215827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77570" calcext:value-type="float">
            <text:p>277570</text:p>
          </table:table-cell>
          <table:table-cell table:style-name="ce10" office:value-type="float" office:value="5.12768993736108" calcext:value-type="float">
            <text:p>5.12768993736108</text:p>
          </table:table-cell>
          <table:table-cell table:style-name="ce10" office:value-type="float" office:value="1.57960375920752" calcext:value-type="float">
            <text:p>1.579603759207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1835" calcext:value-type="float">
            <text:p>0.0801835</text:p>
          </table:table-cell>
          <table:table-cell office:value-type="float" office:value="0.0154839" calcext:value-type="float">
            <text:p>0.0154839</text:p>
          </table:table-cell>
          <table:table-cell office:value-type="float" office:value="0.0158009" calcext:value-type="float">
            <text:p>0.0158009</text:p>
          </table:table-cell>
          <table:table-cell office:value-type="float" office:value="0.0248139" calcext:value-type="float">
            <text:p>0.0248139</text:p>
          </table:table-cell>
          <table:table-cell office:value-type="float" office:value="0.129163" calcext:value-type="float">
            <text:p>0.129163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76767" calcext:value-type="float">
            <text:p>276767</text:p>
          </table:table-cell>
          <table:table-cell table:style-name="ce10" office:value-type="float" office:value="5.07461600288591" calcext:value-type="float">
            <text:p>5.07461600288591</text:p>
          </table:table-cell>
          <table:table-cell table:style-name="ce10" office:value-type="float" office:value="1.60256137019743" calcext:value-type="float">
            <text:p>1.602561370197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657" calcext:value-type="float">
            <text:p>0.100657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962" calcext:value-type="float">
            <text:p>0.017496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6680" calcext:value-type="float">
            <text:p>276680</text:p>
          </table:table-cell>
          <table:table-cell table:style-name="ce10" office:value-type="float" office:value="5.75307781118186" calcext:value-type="float">
            <text:p>5.75307781118186</text:p>
          </table:table-cell>
          <table:table-cell table:style-name="ce10" office:value-type="float" office:value="1.5627957507098" calcext:value-type="float">
            <text:p>1.56279575070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521" calcext:value-type="float">
            <text:p>0.10052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947" calcext:value-type="float">
            <text:p>0.0174947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702" calcext:value-type="float">
            <text:p>0.121702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7229" calcext:value-type="float">
            <text:p>277229</text:p>
          </table:table-cell>
          <table:table-cell table:style-name="ce10" office:value-type="float" office:value="5.74579729861044" calcext:value-type="float">
            <text:p>5.74579729861044</text:p>
          </table:table-cell>
          <table:table-cell table:style-name="ce10" office:value-type="float" office:value="1.5627957507098" calcext:value-type="float">
            <text:p>1.56279575070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339" calcext:value-type="float">
            <text:p>0.0989339</text:p>
          </table:table-cell>
          <table:table-cell office:value-type="float" office:value="0.0175131" calcext:value-type="float">
            <text:p>0.0175131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278422" calcext:value-type="float">
            <text:p>0.0278422</text:p>
          </table:table-cell>
          <table:table-cell office:value-type="float" office:value="0.122775" calcext:value-type="float">
            <text:p>0.122775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7017" calcext:value-type="float">
            <text:p>277017</text:p>
          </table:table-cell>
          <table:table-cell table:style-name="ce10" office:value-type="float" office:value="5.67118945256521" calcext:value-type="float">
            <text:p>5.67118945256521</text:p>
          </table:table-cell>
          <table:table-cell table:style-name="ce10" office:value-type="float" office:value="1.58979278368764" calcext:value-type="float">
            <text:p>1.589792783687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5051" calcext:value-type="float">
            <text:p>0.0505051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809" calcext:value-type="float">
            <text:p>0.01058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70689" calcext:value-type="float">
            <text:p>270689</text:p>
          </table:table-cell>
          <table:table-cell table:style-name="ce10" office:value-type="float" office:value="4.77323290079294" calcext:value-type="float">
            <text:p>4.77323290079294</text:p>
          </table:table-cell>
          <table:table-cell table:style-name="ce10" office:value-type="float" office:value="1.61418898414384" calcext:value-type="float">
            <text:p>1.614188984143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4842" calcext:value-type="float">
            <text:p>0.0504842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802" calcext:value-type="float">
            <text:p>0.0105802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70047" calcext:value-type="float">
            <text:p>270047</text:p>
          </table:table-cell>
          <table:table-cell table:style-name="ce10" office:value-type="float" office:value="4.7715733161944" calcext:value-type="float">
            <text:p>4.7715733161944</text:p>
          </table:table-cell>
          <table:table-cell table:style-name="ce10" office:value-type="float" office:value="1.61418898414384" calcext:value-type="float">
            <text:p>1.614188984143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0085" calcext:value-type="float">
            <text:p>0.050085</text:p>
          </table:table-cell>
          <table:table-cell office:value-type="float" office:value="0.0105079" calcext:value-type="float">
            <text:p>0.0105079</text:p>
          </table:table-cell>
          <table:table-cell office:value-type="float" office:value="0.0105539" calcext:value-type="float">
            <text:p>0.0105539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185" calcext:value-type="float">
            <text:p>0.12185</text:p>
          </table:table-cell>
          <table:table-cell office:value-type="float" office:value="0.014652" calcext:value-type="float">
            <text:p>0.014652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71257" calcext:value-type="float">
            <text:p>271257</text:p>
          </table:table-cell>
          <table:table-cell table:style-name="ce10" office:value-type="float" office:value="4.74563905286198" calcext:value-type="float">
            <text:p>4.74563905286198</text:p>
          </table:table-cell>
          <table:table-cell table:style-name="ce10" office:value-type="float" office:value="1.61641241351745" calcext:value-type="float">
            <text:p>1.616412413517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6824" calcext:value-type="float">
            <text:p>0.0736824</text:p>
          </table:table-cell>
          <table:table-cell office:value-type="float" office:value="0.0125984" calcext:value-type="float">
            <text:p>0.0125984</text:p>
          </table:table-cell>
          <table:table-cell office:value-type="float" office:value="0.0121137" calcext:value-type="float">
            <text:p>0.0121137</text:p>
          </table:table-cell>
          <table:table-cell office:value-type="float" office:value="0.0197239" calcext:value-type="float">
            <text:p>0.0197239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7552" calcext:value-type="float">
            <text:p>267552</text:p>
          </table:table-cell>
          <table:table-cell table:style-name="ce10" office:value-type="float" office:value="6.0825676713143" calcext:value-type="float">
            <text:p>6.0825676713143</text:p>
          </table:table-cell>
          <table:table-cell table:style-name="ce10" office:value-type="float" office:value="1.56558769367539" calcext:value-type="float">
            <text:p>1.565587693675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5371" calcext:value-type="float">
            <text:p>0.0735371</text:p>
          </table:table-cell>
          <table:table-cell office:value-type="float" office:value="0.0125945" calcext:value-type="float">
            <text:p>0.0125945</text:p>
          </table:table-cell>
          <table:table-cell office:value-type="float" office:value="0.0121126" calcext:value-type="float">
            <text:p>0.0121126</text:p>
          </table:table-cell>
          <table:table-cell office:value-type="float" office:value="0.0197239" calcext:value-type="float">
            <text:p>0.0197239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479" calcext:value-type="float">
            <text:p>0.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69904" calcext:value-type="float">
            <text:p>269904</text:p>
          </table:table-cell>
          <table:table-cell table:style-name="ce10" office:value-type="float" office:value="6.07112428380364" calcext:value-type="float">
            <text:p>6.07112428380364</text:p>
          </table:table-cell>
          <table:table-cell table:style-name="ce10" office:value-type="float" office:value="1.56607249196078" calcext:value-type="float">
            <text:p>1.566072491960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358" calcext:value-type="float">
            <text:p>0.0725358</text:p>
          </table:table-cell>
          <table:table-cell office:value-type="float" office:value="0.0124069" calcext:value-type="float">
            <text:p>0.0124069</text:p>
          </table:table-cell>
          <table:table-cell office:value-type="float" office:value="0.0120742" calcext:value-type="float">
            <text:p>0.0120742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8755" calcext:value-type="float">
            <text:p>0.118755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8403" calcext:value-type="float">
            <text:p>268403</text:p>
          </table:table-cell>
          <table:table-cell table:style-name="ce10" office:value-type="float" office:value="6.00750360272316" calcext:value-type="float">
            <text:p>6.00750360272316</text:p>
          </table:table-cell>
          <table:table-cell table:style-name="ce10" office:value-type="float" office:value="1.58557738032869" calcext:value-type="float">
            <text:p>1.5855773803286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7851" calcext:value-type="float">
            <text:p>0.0937851</text:p>
          </table:table-cell>
          <table:table-cell office:value-type="float" office:value="0.0143678" calcext:value-type="float">
            <text:p>0.0143678</text:p>
          </table:table-cell>
          <table:table-cell office:value-type="float" office:value="0.0136239" calcext:value-type="float">
            <text:p>0.0136239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6209" calcext:value-type="float">
            <text:p>266209</text:p>
          </table:table-cell>
          <table:table-cell table:style-name="ce10" office:value-type="float" office:value="6.88386585339" calcext:value-type="float">
            <text:p>6.88386585339</text:p>
          </table:table-cell>
          <table:table-cell table:style-name="ce10" office:value-type="float" office:value="1.56404599173151" calcext:value-type="float">
            <text:p>1.564045991731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705" calcext:value-type="float">
            <text:p>0.0935705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36228" calcext:value-type="float">
            <text:p>0.0136228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5462" calcext:value-type="float">
            <text:p>265462</text:p>
          </table:table-cell>
          <table:table-cell table:style-name="ce10" office:value-type="float" office:value="6.86866870246939" calcext:value-type="float">
            <text:p>6.86866870246939</text:p>
          </table:table-cell>
          <table:table-cell table:style-name="ce10" office:value-type="float" office:value="1.54774744991081" calcext:value-type="float">
            <text:p>1.547747449910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21149" calcext:value-type="float">
            <text:p>0.0921149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35699" calcext:value-type="float">
            <text:p>0.0135699</text:p>
          </table:table-cell>
          <table:table-cell office:value-type="float" office:value="0.0223714" calcext:value-type="float">
            <text:p>0.0223714</text:p>
          </table:table-cell>
          <table:table-cell office:value-type="float" office:value="0.10986" calcext:value-type="float">
            <text:p>0.1098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5669" calcext:value-type="float">
            <text:p>265669</text:p>
          </table:table-cell>
          <table:table-cell table:style-name="ce10" office:value-type="float" office:value="6.78817824744471" calcext:value-type="float">
            <text:p>6.78817824744471</text:p>
          </table:table-cell>
          <table:table-cell table:style-name="ce10" office:value-type="float" office:value="1.60142307995161" calcext:value-type="float">
            <text:p>1.601423079951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608262" calcext:value-type="float">
            <text:p>0.0608262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9" calcext:value-type="float">
            <text:p>0.01784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.000771357" calcext:value-type="float">
            <text:p>0.000771357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3.4078211664519" calcext:value-type="float">
            <text:p>3.4078211664519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608376" calcext:value-type="float">
            <text:p>0.0608376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74" calcext:value-type="float">
            <text:p>0.0178474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.000771357" calcext:value-type="float">
            <text:p>0.000771357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3.40876542241447" calcext:value-type="float">
            <text:p>3.40876542241447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604379" calcext:value-type="float">
            <text:p>0.060437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19" calcext:value-type="float">
            <text:p>0.01781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3092" calcext:value-type="float">
            <text:p>0.143092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2388" calcext:value-type="float">
            <text:p>0.522388</text:p>
          </table:table-cell>
          <table:table-cell office:value-type="float" office:value="0.000776302" calcext:value-type="float">
            <text:p>0.000776302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3.39176721477075" calcext:value-type="float">
            <text:p>3.39176721477075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27491" calcext:value-type="float">
            <text:p>0.0827491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96254" calcext:value-type="float">
            <text:p>0.019625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429" calcext:value-type="float">
            <text:p>0.44429</text:p>
          </table:table-cell>
          <table:table-cell office:value-type="float" office:value="0.00143393" calcext:value-type="float">
            <text:p>0.00143393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2164287097333" calcext:value-type="float">
            <text:p>4.2164287097333</text:p>
          </table:table-cell>
          <table:table-cell table:style-name="ce10" office:value-type="float" office:value="1.60201718262234" calcext:value-type="float">
            <text:p>1.602017182622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27716" calcext:value-type="float">
            <text:p>0.0827716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196242" calcext:value-type="float">
            <text:p>0.0196242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4637" calcext:value-type="float">
            <text:p>0.444637</text:p>
          </table:table-cell>
          <table:table-cell office:value-type="float" office:value="0.00143393" calcext:value-type="float">
            <text:p>0.00143393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21783308364163" calcext:value-type="float">
            <text:p>4.21783308364163</text:p>
          </table:table-cell>
          <table:table-cell table:style-name="ce10" office:value-type="float" office:value="1.59949940733215" calcext:value-type="float">
            <text:p>1.599499407332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20334" calcext:value-type="float">
            <text:p>0.0820334</text:p>
          </table:table-cell>
          <table:table-cell office:value-type="float" office:value="0.0189702" calcext:value-type="float">
            <text:p>0.0189702</text:p>
          </table:table-cell>
          <table:table-cell office:value-type="float" office:value="0.0195754" calcext:value-type="float">
            <text:p>0.0195754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49497" calcext:value-type="float">
            <text:p>0.449497</text:p>
          </table:table-cell>
          <table:table-cell office:value-type="float" office:value="0.00139932" calcext:value-type="float">
            <text:p>0.00139932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4.19063722835804" calcext:value-type="float">
            <text:p>4.19063722835804</text:p>
          </table:table-cell>
          <table:table-cell table:style-name="ce10" office:value-type="float" office:value="1.59051565086293" calcext:value-type="float">
            <text:p>1.590515650862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586" calcext:value-type="float">
            <text:p>0.100586</text:p>
          </table:table-cell>
          <table:table-cell office:value-type="float" office:value="0.0213144" calcext:value-type="float">
            <text:p>0.0213144</text:p>
          </table:table-cell>
          <table:table-cell office:value-type="float" office:value="0.0213661" calcext:value-type="float">
            <text:p>0.0213661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125" calcext:value-type="float">
            <text:p>0.40125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70773795872901" calcext:value-type="float">
            <text:p>4.70773795872901</text:p>
          </table:table-cell>
          <table:table-cell table:style-name="ce10" office:value-type="float" office:value="1.56388638666817" calcext:value-type="float">
            <text:p>1.563886386668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539" calcext:value-type="float">
            <text:p>0.100539</text:p>
          </table:table-cell>
          <table:table-cell office:value-type="float" office:value="0.0213415" calcext:value-type="float">
            <text:p>0.0213415</text:p>
          </table:table-cell>
          <table:table-cell office:value-type="float" office:value="0.0213629" calcext:value-type="float">
            <text:p>0.021362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1944" calcext:value-type="float">
            <text:p>0.401944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80000" calcext:value-type="float">
            <text:p>1.28E+06</text:p>
          </table:table-cell>
          <table:table-cell table:style-name="ce10" office:value-type="float" office:value="4.70624306625037" calcext:value-type="float">
            <text:p>4.70624306625037</text:p>
          </table:table-cell>
          <table:table-cell table:style-name="ce10" office:value-type="float" office:value="1.56190052245625" calcext:value-type="float">
            <text:p>1.561900522456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0358" calcext:value-type="float">
            <text:p>0.0990358</text:p>
          </table:table-cell>
          <table:table-cell office:value-type="float" office:value="0.0209581" calcext:value-type="float">
            <text:p>0.0209581</text:p>
          </table:table-cell>
          <table:table-cell office:value-type="float" office:value="0.0212928" calcext:value-type="float">
            <text:p>0.0212928</text:p>
          </table:table-cell>
          <table:table-cell office:value-type="float" office:value="0.0332542" calcext:value-type="float">
            <text:p>0.0332542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88809" calcext:value-type="float">
            <text:p>0.0288809</text:p>
          </table:table-cell>
          <table:table-cell office:value-type="float" office:value="0.403332" calcext:value-type="float">
            <text:p>0.403332</text:p>
          </table:table-cell>
          <table:table-cell office:value-type="float" office:value="0.00176028" calcext:value-type="float">
            <text:p>0.00176028</text:p>
          </table:table-cell>
          <table:table-cell table:style-name="ce8" office:value-type="float" office:value="1270000" calcext:value-type="float">
            <text:p>1.27E+06</text:p>
          </table:table-cell>
          <table:table-cell table:style-name="ce10" office:value-type="float" office:value="4.65114029155395" calcext:value-type="float">
            <text:p>4.65114029155395</text:p>
          </table:table-cell>
          <table:table-cell table:style-name="ce10" office:value-type="float" office:value="1.58669917597492" calcext:value-type="float">
            <text:p>1.586699175974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80658" calcext:value-type="float">
            <text:p>0.0580658</text:p>
          </table:table-cell>
          <table:table-cell office:value-type="float" office:value="0.0140056" calcext:value-type="float">
            <text:p>0.0140056</text:p>
          </table:table-cell>
          <table:table-cell office:value-type="float" office:value="0.0145518" calcext:value-type="float">
            <text:p>0.0145518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3673" calcext:value-type="float">
            <text:p>0.133673</text:p>
          </table:table-cell>
          <table:table-cell office:value-type="float" office:value="0.0195695" calcext:value-type="float">
            <text:p>0.0195695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330399" calcext:value-type="float">
            <text:p>330399</text:p>
          </table:table-cell>
          <table:table-cell table:style-name="ce10" office:value-type="float" office:value="3.99028298904603" calcext:value-type="float">
            <text:p>3.99028298904603</text:p>
          </table:table-cell>
          <table:table-cell table:style-name="ce10" office:value-type="float" office:value="1.61813131890101" calcext:value-type="float">
            <text:p>1.61813131890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80184" calcext:value-type="float">
            <text:p>0.0580184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45506" calcext:value-type="float">
            <text:p>0.0145506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3584" calcext:value-type="float">
            <text:p>0.133584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318721" calcext:value-type="float">
            <text:p>318721</text:p>
          </table:table-cell>
          <table:table-cell table:style-name="ce10" office:value-type="float" office:value="3.98735447335505" calcext:value-type="float">
            <text:p>3.98735447335505</text:p>
          </table:table-cell>
          <table:table-cell table:style-name="ce10" office:value-type="float" office:value="1.62228966978532" calcext:value-type="float">
            <text:p>1.622289669785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6952" calcext:value-type="float">
            <text:p>0.0576952</text:p>
          </table:table-cell>
          <table:table-cell office:value-type="float" office:value="0.0138696" calcext:value-type="float">
            <text:p>0.0138696</text:p>
          </table:table-cell>
          <table:table-cell office:value-type="float" office:value="0.0145272" calcext:value-type="float">
            <text:p>0.0145272</text:p>
          </table:table-cell>
          <table:table-cell office:value-type="float" office:value="0.0226244" calcext:value-type="float">
            <text:p>0.0226244</text:p>
          </table:table-cell>
          <table:table-cell office:value-type="float" office:value="0.135764" calcext:value-type="float">
            <text:p>0.135764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530719" calcext:value-type="float">
            <text:p>0.530719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334868" calcext:value-type="float">
            <text:p>334868</text:p>
          </table:table-cell>
          <table:table-cell table:style-name="ce10" office:value-type="float" office:value="3.97152926923289" calcext:value-type="float">
            <text:p>3.97152926923289</text:p>
          </table:table-cell>
          <table:table-cell table:style-name="ce10" office:value-type="float" office:value="1.63122224144892" calcext:value-type="float">
            <text:p>1.631222241448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0285" calcext:value-type="float">
            <text:p>0.0810285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905" calcext:value-type="float">
            <text:p>0.0162905</text:p>
          </table:table-cell>
          <table:table-cell office:value-type="float" office:value="0.0255009" calcext:value-type="float">
            <text:p>0.0255009</text:p>
          </table:table-cell>
          <table:table-cell office:value-type="float" office:value="0.12364" calcext:value-type="float">
            <text:p>0.12364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13586" calcext:value-type="float">
            <text:p>313586</text:p>
          </table:table-cell>
          <table:table-cell table:style-name="ce10" office:value-type="float" office:value="4.97397256069488" calcext:value-type="float">
            <text:p>4.97397256069488</text:p>
          </table:table-cell>
          <table:table-cell table:style-name="ce10" office:value-type="float" office:value="1.56830174290599" calcext:value-type="float">
            <text:p>1.568301742905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0006" calcext:value-type="float">
            <text:p>0.0810006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162886" calcext:value-type="float">
            <text:p>0.0162886</text:p>
          </table:table-cell>
          <table:table-cell office:value-type="float" office:value="0.0255009" calcext:value-type="float">
            <text:p>0.0255009</text:p>
          </table:table-cell>
          <table:table-cell office:value-type="float" office:value="0.123596" calcext:value-type="float">
            <text:p>0.123596</text:p>
          </table:table-cell>
          <table:table-cell office:value-type="float" office:value="0.0222613" calcext:value-type="float">
            <text:p>0.0222613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04610" calcext:value-type="float">
            <text:p>304610</text:p>
          </table:table-cell>
          <table:table-cell table:style-name="ce10" office:value-type="float" office:value="4.97283990029837" calcext:value-type="float">
            <text:p>4.97283990029837</text:p>
          </table:table-cell>
          <table:table-cell table:style-name="ce10" office:value-type="float" office:value="1.56466437599705" calcext:value-type="float">
            <text:p>1.564664375997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0547" calcext:value-type="float">
            <text:p>0.0800547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451" calcext:value-type="float">
            <text:p>0.0162451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125944" calcext:value-type="float">
            <text:p>0.12594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452968" calcext:value-type="float">
            <text:p>0.4529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346973" calcext:value-type="float">
            <text:p>346973</text:p>
          </table:table-cell>
          <table:table-cell table:style-name="ce10" office:value-type="float" office:value="4.92792903706348" calcext:value-type="float">
            <text:p>4.92792903706348</text:p>
          </table:table-cell>
          <table:table-cell table:style-name="ce10" office:value-type="float" office:value="1.56488235077059" calcext:value-type="float">
            <text:p>1.564882350770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292" calcext:value-type="float">
            <text:p>0.100292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7955" calcext:value-type="float">
            <text:p>0.01795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16026" calcext:value-type="float">
            <text:p>0.116026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52668" calcext:value-type="float">
            <text:p>352668</text:p>
          </table:table-cell>
          <table:table-cell table:style-name="ce10" office:value-type="float" office:value="5.58574213311055" calcext:value-type="float">
            <text:p>5.58574213311055</text:p>
          </table:table-cell>
          <table:table-cell table:style-name="ce10" office:value-type="float" office:value="1.55141051669052" calcext:value-type="float">
            <text:p>1.55141051669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21" calcext:value-type="float">
            <text:p>0.10021</text:p>
          </table:table-cell>
          <table:table-cell office:value-type="float" office:value="0.0184237" calcext:value-type="float">
            <text:p>0.0184237</text:p>
          </table:table-cell>
          <table:table-cell office:value-type="float" office:value="0.0179534" calcext:value-type="float">
            <text:p>0.0179534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116278" calcext:value-type="float">
            <text:p>0.116278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41598" calcext:value-type="float">
            <text:p>341598</text:p>
          </table:table-cell>
          <table:table-cell table:style-name="ce10" office:value-type="float" office:value="5.58167255227422" calcext:value-type="float">
            <text:p>5.58167255227422</text:p>
          </table:table-cell>
          <table:table-cell table:style-name="ce10" office:value-type="float" office:value="1.54637776342429" calcext:value-type="float">
            <text:p>1.546377763424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6922" calcext:value-type="float">
            <text:p>0.0986922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78929" calcext:value-type="float">
            <text:p>0.0178929</text:p>
          </table:table-cell>
          <table:table-cell office:value-type="float" office:value="0.0283976" calcext:value-type="float">
            <text:p>0.0283976</text:p>
          </table:table-cell>
          <table:table-cell office:value-type="float" office:value="0.117366" calcext:value-type="float">
            <text:p>0.117366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39675" calcext:value-type="float">
            <text:p>339675</text:p>
          </table:table-cell>
          <table:table-cell table:style-name="ce10" office:value-type="float" office:value="5.51571852522509" calcext:value-type="float">
            <text:p>5.51571852522509</text:p>
          </table:table-cell>
          <table:table-cell table:style-name="ce10" office:value-type="float" office:value="1.584183602314" calcext:value-type="float">
            <text:p>1.5841836023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2668" calcext:value-type="float">
            <text:p>0.0502668</text:p>
          </table:table-cell>
          <table:table-cell office:value-type="float" office:value="0.0108401" calcext:value-type="float">
            <text:p>0.0108401</text:p>
          </table:table-cell>
          <table:table-cell office:value-type="float" office:value="0.0106394" calcext:value-type="float">
            <text:p>0.0106394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1183" calcext:value-type="float">
            <text:p>311183</text:p>
          </table:table-cell>
          <table:table-cell table:style-name="ce10" office:value-type="float" office:value="4.72458973250371" calcext:value-type="float">
            <text:p>4.72458973250371</text:p>
          </table:table-cell>
          <table:table-cell table:style-name="ce10" office:value-type="float" office:value="1.57356481951274" calcext:value-type="float">
            <text:p>1.573564819512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1759" calcext:value-type="float">
            <text:p>0.0501759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302417" calcext:value-type="float">
            <text:p>302417</text:p>
          </table:table-cell>
          <table:table-cell table:style-name="ce10" office:value-type="float" office:value="4.71653365669327" calcext:value-type="float">
            <text:p>4.71653365669327</text:p>
          </table:table-cell>
          <table:table-cell table:style-name="ce10" office:value-type="float" office:value="1.58635505500944" calcext:value-type="float">
            <text:p>1.58635505500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8516" calcext:value-type="float">
            <text:p>0.0498516</text:p>
          </table:table-cell>
          <table:table-cell office:value-type="float" office:value="0.0106195" calcext:value-type="float">
            <text:p>0.0106195</text:p>
          </table:table-cell>
          <table:table-cell office:value-type="float" office:value="0.0106083" calcext:value-type="float">
            <text:p>0.010608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329" calcext:value-type="float">
            <text:p>0.119329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89789" calcext:value-type="float">
            <text:p>289789</text:p>
          </table:table-cell>
          <table:table-cell table:style-name="ce10" office:value-type="float" office:value="4.69930149034247" calcext:value-type="float">
            <text:p>4.69930149034247</text:p>
          </table:table-cell>
          <table:table-cell table:style-name="ce10" office:value-type="float" office:value="1.60283440839964" calcext:value-type="float">
            <text:p>1.602834408399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1148" calcext:value-type="float">
            <text:p>0.0731148</text:p>
          </table:table-cell>
          <table:table-cell office:value-type="float" office:value="0.0127389" calcext:value-type="float">
            <text:p>0.0127389</text:p>
          </table:table-cell>
          <table:table-cell office:value-type="float" office:value="0.0121327" calcext:value-type="float">
            <text:p>0.0121327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7623" calcext:value-type="float">
            <text:p>0.11762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96085" calcext:value-type="float">
            <text:p>296085</text:p>
          </table:table-cell>
          <table:table-cell table:style-name="ce10" office:value-type="float" office:value="6.0262596124523" calcext:value-type="float">
            <text:p>6.0262596124523</text:p>
          </table:table-cell>
          <table:table-cell table:style-name="ce10" office:value-type="float" office:value="1.54425421347212" calcext:value-type="float">
            <text:p>1.544254213472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726" calcext:value-type="float">
            <text:p>0.0729726</text:p>
          </table:table-cell>
          <table:table-cell office:value-type="float" office:value="0.0126582" calcext:value-type="float">
            <text:p>0.0126582</text:p>
          </table:table-cell>
          <table:table-cell office:value-type="float" office:value="0.0121313" calcext:value-type="float">
            <text:p>0.0121313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7558" calcext:value-type="float">
            <text:p>0.117558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6278" calcext:value-type="float">
            <text:p>296278</text:p>
          </table:table-cell>
          <table:table-cell table:style-name="ce10" office:value-type="float" office:value="6.01523332206771" calcext:value-type="float">
            <text:p>6.01523332206771</text:p>
          </table:table-cell>
          <table:table-cell table:style-name="ce10" office:value-type="float" office:value="1.5540993190185" calcext:value-type="float">
            <text:p>1.55409931901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804" calcext:value-type="float">
            <text:p>0.0719804</text:p>
          </table:table-cell>
          <table:table-cell office:value-type="float" office:value="0.0125984" calcext:value-type="float">
            <text:p>0.0125984</text:p>
          </table:table-cell>
          <table:table-cell office:value-type="float" office:value="0.0120919" calcext:value-type="float">
            <text:p>0.012091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7801" calcext:value-type="float">
            <text:p>0.117801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306688" calcext:value-type="float">
            <text:p>306688</text:p>
          </table:table-cell>
          <table:table-cell table:style-name="ce10" office:value-type="float" office:value="5.95277830613882" calcext:value-type="float">
            <text:p>5.95277830613882</text:p>
          </table:table-cell>
          <table:table-cell table:style-name="ce10" office:value-type="float" office:value="1.55637223774448" calcext:value-type="float">
            <text:p>1.556372237744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173" calcext:value-type="float">
            <text:p>0.093173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3602" calcext:value-type="float">
            <text:p>0.013602</text:p>
          </table:table-cell>
          <table:table-cell office:value-type="float" office:value="0.0223714" calcext:value-type="float">
            <text:p>0.0223714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8270" calcext:value-type="float">
            <text:p>288270</text:p>
          </table:table-cell>
          <table:table-cell table:style-name="ce10" office:value-type="float" office:value="6.84994853697986" calcext:value-type="float">
            <text:p>6.84994853697986</text:p>
          </table:table-cell>
          <table:table-cell table:style-name="ce10" office:value-type="float" office:value="1.54082553326308" calcext:value-type="float">
            <text:p>1.54082553326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9915" calcext:value-type="float">
            <text:p>0.0929915</text:p>
          </table:table-cell>
          <table:table-cell office:value-type="float" office:value="0.014553" calcext:value-type="float">
            <text:p>0.014553</text:p>
          </table:table-cell>
          <table:table-cell office:value-type="float" office:value="0.0136005" calcext:value-type="float">
            <text:p>0.0136005</text:p>
          </table:table-cell>
          <table:table-cell office:value-type="float" office:value="0.0223642" calcext:value-type="float">
            <text:p>0.0223642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69600" calcext:value-type="float">
            <text:p>269600</text:p>
          </table:table-cell>
          <table:table-cell table:style-name="ce10" office:value-type="float" office:value="6.83735892062792" calcext:value-type="float">
            <text:p>6.83735892062792</text:p>
          </table:table-cell>
          <table:table-cell table:style-name="ce10" office:value-type="float" office:value="1.53674156531299" calcext:value-type="float">
            <text:p>1.536741565312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4711" calcext:value-type="float">
            <text:p>0.0914711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3546" calcext:value-type="float">
            <text:p>0.013546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1842" calcext:value-type="float">
            <text:p>271842</text:p>
          </table:table-cell>
          <table:table-cell table:style-name="ce10" office:value-type="float" office:value="6.75262808209066" calcext:value-type="float">
            <text:p>6.75262808209066</text:p>
          </table:table-cell>
          <table:table-cell table:style-name="ce10" office:value-type="float" office:value="1.58964348167446" calcext:value-type="float">
            <text:p>1.589643481674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94895" calcext:value-type="float">
            <text:p>0.0594895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6" calcext:value-type="float">
            <text:p>0.017358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515" calcext:value-type="float">
            <text:p>0.145515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826138" calcext:value-type="float">
            <text:p>826138</text:p>
          </table:table-cell>
          <table:table-cell table:style-name="ce10" office:value-type="float" office:value="3.42709089442697" calcext:value-type="float">
            <text:p>3.42709089442697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95353" calcext:value-type="float">
            <text:p>0.0595353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" calcext:value-type="float">
            <text:p>0.017358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3148" calcext:value-type="float">
            <text:p>0.533148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811792" calcext:value-type="float">
            <text:p>811792</text:p>
          </table:table-cell>
          <table:table-cell table:style-name="ce10" office:value-type="float" office:value="3.42984790874525" calcext:value-type="float">
            <text:p>3.42984790874525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92579" calcext:value-type="float">
            <text:p>0.0592579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3331" calcext:value-type="float">
            <text:p>0.0173331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99" calcext:value-type="float">
            <text:p>0.146099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716966" calcext:value-type="float">
            <text:p>0.000716966</text:p>
          </table:table-cell>
          <table:table-cell office:value-type="float" office:value="803270" calcext:value-type="float">
            <text:p>803270</text:p>
          </table:table-cell>
          <table:table-cell table:style-name="ce10" office:value-type="float" office:value="3.4187710219176" calcext:value-type="float">
            <text:p>3.4187710219176</text:p>
          </table:table-cell>
          <table:table-cell table:style-name="ce10" office:value-type="float" office:value="1.69599893152201" calcext:value-type="float">
            <text:p>1.695998931522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8893" calcext:value-type="float">
            <text:p>0.0818893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0.0190704" calcext:value-type="float">
            <text:p>0.0190704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579" calcext:value-type="float">
            <text:p>0.45157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844510" calcext:value-type="float">
            <text:p>844510</text:p>
          </table:table-cell>
          <table:table-cell table:style-name="ce10" office:value-type="float" office:value="4.29405256313449" calcext:value-type="float">
            <text:p>4.29405256313449</text:p>
          </table:table-cell>
          <table:table-cell table:style-name="ce10" office:value-type="float" office:value="1.61765061765062" calcext:value-type="float">
            <text:p>1.61765061765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9192" calcext:value-type="float">
            <text:p>0.0819192</text:p>
          </table:table-cell>
          <table:table-cell office:value-type="float" office:value="0.0182927" calcext:value-type="float">
            <text:p>0.0182927</text:p>
          </table:table-cell>
          <table:table-cell office:value-type="float" office:value="0.0190694" calcext:value-type="float">
            <text:p>0.0190694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91302" calcext:value-type="float">
            <text:p>791302</text:p>
          </table:table-cell>
          <table:table-cell table:style-name="ce10" office:value-type="float" office:value="4.29584570044155" calcext:value-type="float">
            <text:p>4.29584570044155</text:p>
          </table:table-cell>
          <table:table-cell table:style-name="ce10" office:value-type="float" office:value="1.60784356601267" calcext:value-type="float">
            <text:p>1.60784356601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12862" calcext:value-type="float">
            <text:p>0.0812862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90256" calcext:value-type="float">
            <text:p>0.01902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7954" calcext:value-type="float">
            <text:p>0.00137954</text:p>
          </table:table-cell>
          <table:table-cell office:value-type="float" office:value="796481" calcext:value-type="float">
            <text:p>796481</text:p>
          </table:table-cell>
          <table:table-cell table:style-name="ce10" office:value-type="float" office:value="4.27246446892608" calcext:value-type="float">
            <text:p>4.27246446892608</text:p>
          </table:table-cell>
          <table:table-cell table:style-name="ce10" office:value-type="float" office:value="1.60084255444219" calcext:value-type="float">
            <text:p>1.600842554442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8799" calcext:value-type="float">
            <text:p>0.0998799</text:p>
          </table:table-cell>
          <table:table-cell office:value-type="float" office:value="0.0202247" calcext:value-type="float">
            <text:p>0.0202247</text:p>
          </table:table-cell>
          <table:table-cell office:value-type="float" office:value="0.0207624" calcext:value-type="float">
            <text:p>0.0207624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824599" calcext:value-type="float">
            <text:p>824599</text:p>
          </table:table-cell>
          <table:table-cell table:style-name="ce10" office:value-type="float" office:value="4.81061437984048" calcext:value-type="float">
            <text:p>4.81061437984048</text:p>
          </table:table-cell>
          <table:table-cell table:style-name="ce10" office:value-type="float" office:value="1.60360351451443" calcext:value-type="float">
            <text:p>1.603603514514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8304" calcext:value-type="float">
            <text:p>0.0998304</text:p>
          </table:table-cell>
          <table:table-cell office:value-type="float" office:value="0.0202931" calcext:value-type="float">
            <text:p>0.0202931</text:p>
          </table:table-cell>
          <table:table-cell office:value-type="float" office:value="0.0207608" calcext:value-type="float">
            <text:p>0.0207608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845868" calcext:value-type="float">
            <text:p>845868</text:p>
          </table:table-cell>
          <table:table-cell table:style-name="ce10" office:value-type="float" office:value="4.80860082463104" calcext:value-type="float">
            <text:p>4.80860082463104</text:p>
          </table:table-cell>
          <table:table-cell table:style-name="ce10" office:value-type="float" office:value="1.59819840241264" calcext:value-type="float">
            <text:p>1.598198402412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3669" calcext:value-type="float">
            <text:p>0.0983669</text:p>
          </table:table-cell>
          <table:table-cell office:value-type="float" office:value="0.0198895" calcext:value-type="float">
            <text:p>0.0198895</text:p>
          </table:table-cell>
          <table:table-cell office:value-type="float" office:value="0.0206983" calcext:value-type="float">
            <text:p>0.0206983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26286" calcext:value-type="float">
            <text:p>0.126286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75039" calcext:value-type="float">
            <text:p>0.00175039</text:p>
          </table:table-cell>
          <table:table-cell office:value-type="float" office:value="835248" calcext:value-type="float">
            <text:p>835248</text:p>
          </table:table-cell>
          <table:table-cell table:style-name="ce10" office:value-type="float" office:value="4.75241444949585" calcext:value-type="float">
            <text:p>4.75241444949585</text:p>
          </table:table-cell>
          <table:table-cell table:style-name="ce10" office:value-type="float" office:value="1.62623494808819" calcext:value-type="float">
            <text:p>1.626234948088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5351" calcext:value-type="float">
            <text:p>0.0575351</text:p>
          </table:table-cell>
          <table:table-cell office:value-type="float" office:value="0.0136054" calcext:value-type="float">
            <text:p>0.0136054</text:p>
          </table:table-cell>
          <table:table-cell office:value-type="float" office:value="0.0141368" calcext:value-type="float">
            <text:p>0.0141368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314212" calcext:value-type="float">
            <text:p>314212</text:p>
          </table:table-cell>
          <table:table-cell table:style-name="ce10" office:value-type="float" office:value="4.06988144417407" calcext:value-type="float">
            <text:p>4.06988144417407</text:p>
          </table:table-cell>
          <table:table-cell table:style-name="ce10" office:value-type="float" office:value="1.61984212151058" calcext:value-type="float">
            <text:p>1.619842121510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489" calcext:value-type="float">
            <text:p>0.057489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41354" calcext:value-type="float">
            <text:p>0.0141354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86162" calcext:value-type="float">
            <text:p>286162</text:p>
          </table:table-cell>
          <table:table-cell table:style-name="ce10" office:value-type="float" office:value="4.06702321830298" calcext:value-type="float">
            <text:p>4.06702321830298</text:p>
          </table:table-cell>
          <table:table-cell table:style-name="ce10" office:value-type="float" office:value="1.62645294130671" calcext:value-type="float">
            <text:p>1.626452941306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1837" calcext:value-type="float">
            <text:p>0.0571837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0.0141181" calcext:value-type="float">
            <text:p>0.014118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324275" calcext:value-type="float">
            <text:p>324275</text:p>
          </table:table-cell>
          <table:table-cell table:style-name="ce10" office:value-type="float" office:value="4.05038213357321" calcext:value-type="float">
            <text:p>4.05038213357321</text:p>
          </table:table-cell>
          <table:table-cell table:style-name="ce10" office:value-type="float" office:value="1.64647665179139" calcext:value-type="float">
            <text:p>1.646476651791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6275" calcext:value-type="float">
            <text:p>0.0806275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8331" calcext:value-type="float">
            <text:p>0.0158331</text:p>
          </table:table-cell>
          <table:table-cell office:value-type="float" office:value="0.0248668" calcext:value-type="float">
            <text:p>0.0248668</text:p>
          </table:table-cell>
          <table:table-cell office:value-type="float" office:value="0.127225" calcext:value-type="float">
            <text:p>0.12722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14327" calcext:value-type="float">
            <text:p>314327</text:p>
          </table:table-cell>
          <table:table-cell table:style-name="ce10" office:value-type="float" office:value="5.09233820287878" calcext:value-type="float">
            <text:p>5.09233820287878</text:p>
          </table:table-cell>
          <table:table-cell table:style-name="ce10" office:value-type="float" office:value="1.58733036295625" calcext:value-type="float">
            <text:p>1.587330362956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5969" calcext:value-type="float">
            <text:p>0.0805969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248668" calcext:value-type="float">
            <text:p>0.0248668</text:p>
          </table:table-cell>
          <table:table-cell office:value-type="float" office:value="0.127176" calcext:value-type="float">
            <text:p>0.127176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93967" calcext:value-type="float">
            <text:p>293967</text:p>
          </table:table-cell>
          <table:table-cell table:style-name="ce10" office:value-type="float" office:value="5.09104863212285" calcext:value-type="float">
            <text:p>5.09104863212285</text:p>
          </table:table-cell>
          <table:table-cell table:style-name="ce10" office:value-type="float" office:value="1.57904495808992" calcext:value-type="float">
            <text:p>1.579044958089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658" calcext:value-type="float">
            <text:p>0.079658</text:p>
          </table:table-cell>
          <table:table-cell office:value-type="float" office:value="0.0154839" calcext:value-type="float">
            <text:p>0.0154839</text:p>
          </table:table-cell>
          <table:table-cell office:value-type="float" office:value="0.0157949" calcext:value-type="float">
            <text:p>0.0157949</text:p>
          </table:table-cell>
          <table:table-cell office:value-type="float" office:value="0.0248139" calcext:value-type="float">
            <text:p>0.0248139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0.0214477" calcext:value-type="float">
            <text:p>0.0214477</text:p>
          </table:table-cell>
          <table:table-cell office:value-type="float" office:value="0.452968" calcext:value-type="float">
            <text:p>0.4529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95060" calcext:value-type="float">
            <text:p>295060</text:p>
          </table:table-cell>
          <table:table-cell table:style-name="ce10" office:value-type="float" office:value="5.043273461687" calcext:value-type="float">
            <text:p>5.043273461687</text:p>
          </table:table-cell>
          <table:table-cell table:style-name="ce10" office:value-type="float" office:value="1.60256137019743" calcext:value-type="float">
            <text:p>1.602561370197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8672" calcext:value-type="float">
            <text:p>0.099867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863" calcext:value-type="float">
            <text:p>0.0174863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331" calcext:value-type="float">
            <text:p>0.121331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79117" calcext:value-type="float">
            <text:p>279117</text:p>
          </table:table-cell>
          <table:table-cell table:style-name="ce10" office:value-type="float" office:value="5.71116817165438" calcext:value-type="float">
            <text:p>5.71116817165438</text:p>
          </table:table-cell>
          <table:table-cell table:style-name="ce10" office:value-type="float" office:value="1.5627957507098" calcext:value-type="float">
            <text:p>1.56279575070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7882" calcext:value-type="float">
            <text:p>0.099788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849" calcext:value-type="float">
            <text:p>0.0174849</text:p>
          </table:table-cell>
          <table:table-cell office:value-type="float" office:value="0.0278884" calcext:value-type="float">
            <text:p>0.0278884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78027" calcext:value-type="float">
            <text:p>278027</text:p>
          </table:table-cell>
          <table:table-cell table:style-name="ce10" office:value-type="float" office:value="5.70710727542051" calcext:value-type="float">
            <text:p>5.70710727542051</text:p>
          </table:table-cell>
          <table:table-cell table:style-name="ce10" office:value-type="float" office:value="1.56175414820996" calcext:value-type="float">
            <text:p>1.561754148209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2804" calcext:value-type="float">
            <text:p>0.0982804</text:p>
          </table:table-cell>
          <table:table-cell office:value-type="float" office:value="0.0175131" calcext:value-type="float">
            <text:p>0.0175131</text:p>
          </table:table-cell>
          <table:table-cell office:value-type="float" office:value="0.0174348" calcext:value-type="float">
            <text:p>0.0174348</text:p>
          </table:table-cell>
          <table:table-cell office:value-type="float" office:value="0.027833" calcext:value-type="float">
            <text:p>0.027833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24024" calcext:value-type="float">
            <text:p>0.024024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85157" calcext:value-type="float">
            <text:p>285157</text:p>
          </table:table-cell>
          <table:table-cell table:style-name="ce10" office:value-type="float" office:value="5.63702480097277" calcext:value-type="float">
            <text:p>5.63702480097277</text:p>
          </table:table-cell>
          <table:table-cell table:style-name="ce10" office:value-type="float" office:value="1.58926746264225" calcext:value-type="float">
            <text:p>1.58926746264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1965" calcext:value-type="float">
            <text:p>0.0501965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689" calcext:value-type="float">
            <text:p>0.0105689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0139" calcext:value-type="float">
            <text:p>0.120139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5780" calcext:value-type="float">
            <text:p>315780</text:p>
          </table:table-cell>
          <table:table-cell table:style-name="ce10" office:value-type="float" office:value="4.74945358551978" calcext:value-type="float">
            <text:p>4.74945358551978</text:p>
          </table:table-cell>
          <table:table-cell table:style-name="ce10" office:value-type="float" office:value="1.61075601244215" calcext:value-type="float">
            <text:p>1.610756012442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107" calcext:value-type="float">
            <text:p>0.050107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68" calcext:value-type="float">
            <text:p>0.010568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0134" calcext:value-type="float">
            <text:p>0.120134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99196" calcext:value-type="float">
            <text:p>299196</text:p>
          </table:table-cell>
          <table:table-cell table:style-name="ce10" office:value-type="float" office:value="4.7413890991673" calcext:value-type="float">
            <text:p>4.7413890991673</text:p>
          </table:table-cell>
          <table:table-cell table:style-name="ce10" office:value-type="float" office:value="1.61075601244215" calcext:value-type="float">
            <text:p>1.610756012442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7826" calcext:value-type="float">
            <text:p>0.0497826</text:p>
          </table:table-cell>
          <table:table-cell office:value-type="float" office:value="0.0105079" calcext:value-type="float">
            <text:p>0.0105079</text:p>
          </table:table-cell>
          <table:table-cell office:value-type="float" office:value="0.0105417" calcext:value-type="float">
            <text:p>0.010541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0.0145985" calcext:value-type="float">
            <text:p>0.0145985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0092" calcext:value-type="float">
            <text:p>310092</text:p>
          </table:table-cell>
          <table:table-cell table:style-name="ce10" office:value-type="float" office:value="4.72244514641851" calcext:value-type="float">
            <text:p>4.72244514641851</text:p>
          </table:table-cell>
          <table:table-cell table:style-name="ce10" office:value-type="float" office:value="1.61299593639072" calcext:value-type="float">
            <text:p>1.612995936390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0811" calcext:value-type="float">
            <text:p>0.0730811</text:p>
          </table:table-cell>
          <table:table-cell office:value-type="float" office:value="0.0125945" calcext:value-type="float">
            <text:p>0.0125945</text:p>
          </table:table-cell>
          <table:table-cell office:value-type="float" office:value="0.0120828" calcext:value-type="float">
            <text:p>0.0120828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828" calcext:value-type="float">
            <text:p>0.11828</text:p>
          </table:table-cell>
          <table:table-cell office:value-type="float" office:value="0.0170068" calcext:value-type="float">
            <text:p>0.0170068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71624" calcext:value-type="float">
            <text:p>271624</text:p>
          </table:table-cell>
          <table:table-cell table:style-name="ce10" office:value-type="float" office:value="6.04835799649088" calcext:value-type="float">
            <text:p>6.04835799649088</text:p>
          </table:table-cell>
          <table:table-cell table:style-name="ce10" office:value-type="float" office:value="1.55991901226726" calcext:value-type="float">
            <text:p>1.55991901226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396" calcext:value-type="float">
            <text:p>0.0729396</text:p>
          </table:table-cell>
          <table:table-cell office:value-type="float" office:value="0.0125786" calcext:value-type="float">
            <text:p>0.0125786</text:p>
          </table:table-cell>
          <table:table-cell office:value-type="float" office:value="0.0120816" calcext:value-type="float">
            <text:p>0.0120816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8206" calcext:value-type="float">
            <text:p>0.118206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76808" calcext:value-type="float">
            <text:p>276808</text:p>
          </table:table-cell>
          <table:table-cell table:style-name="ce10" office:value-type="float" office:value="6.03724672228844" calcext:value-type="float">
            <text:p>6.03724672228844</text:p>
          </table:table-cell>
          <table:table-cell table:style-name="ce10" office:value-type="float" office:value="1.56189083045808" calcext:value-type="float">
            <text:p>1.561890830458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533" calcext:value-type="float">
            <text:p>0.0719533</text:p>
          </table:table-cell>
          <table:table-cell office:value-type="float" office:value="0.0124069" calcext:value-type="float">
            <text:p>0.0124069</text:p>
          </table:table-cell>
          <table:table-cell office:value-type="float" office:value="0.0120429" calcext:value-type="float">
            <text:p>0.012042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8137" calcext:value-type="float">
            <text:p>0.118137</text:p>
          </table:table-cell>
          <table:table-cell office:value-type="float" office:value="0.0169697" calcext:value-type="float">
            <text:p>0.0169697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3683" calcext:value-type="float">
            <text:p>293683</text:p>
          </table:table-cell>
          <table:table-cell table:style-name="ce10" office:value-type="float" office:value="5.97474860706308" calcext:value-type="float">
            <text:p>5.97474860706308</text:p>
          </table:table-cell>
          <table:table-cell table:style-name="ce10" office:value-type="float" office:value="1.58039478032385" calcext:value-type="float">
            <text:p>1.580394780323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1561" calcext:value-type="float">
            <text:p>0.0931561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35749" calcext:value-type="float">
            <text:p>0.0135749</text:p>
          </table:table-cell>
          <table:table-cell office:value-type="float" office:value="0.0223642" calcext:value-type="float">
            <text:p>0.0223642</text:p>
          </table:table-cell>
          <table:table-cell office:value-type="float" office:value="0.109029" calcext:value-type="float">
            <text:p>0.109029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8449" calcext:value-type="float">
            <text:p>288449</text:p>
          </table:table-cell>
          <table:table-cell table:style-name="ce10" office:value-type="float" office:value="6.86237836006158" calcext:value-type="float">
            <text:p>6.86237836006158</text:p>
          </table:table-cell>
          <table:table-cell table:style-name="ce10" office:value-type="float" office:value="1.56549556549557" calcext:value-type="float">
            <text:p>1.565495565495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9746" calcext:value-type="float">
            <text:p>0.0929746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35736" calcext:value-type="float">
            <text:p>0.0135736</text:p>
          </table:table-cell>
          <table:table-cell office:value-type="float" office:value="0.0223464" calcext:value-type="float">
            <text:p>0.0223464</text:p>
          </table:table-cell>
          <table:table-cell office:value-type="float" office:value="0.109029" calcext:value-type="float">
            <text:p>0.109029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5458" calcext:value-type="float">
            <text:p>285458</text:p>
          </table:table-cell>
          <table:table-cell table:style-name="ce10" office:value-type="float" office:value="6.8496640537514" calcext:value-type="float">
            <text:p>6.8496640537514</text:p>
          </table:table-cell>
          <table:table-cell table:style-name="ce10" office:value-type="float" office:value="1.56424956424956" calcext:value-type="float">
            <text:p>1.564249564249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4558" calcext:value-type="float">
            <text:p>0.091455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35194" calcext:value-type="float">
            <text:p>0.0135194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715" calcext:value-type="float">
            <text:p>0.110715</text:p>
          </table:table-cell>
          <table:table-cell office:value-type="float" office:value="0.0193939" calcext:value-type="float">
            <text:p>0.0193939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8345" calcext:value-type="float">
            <text:p>278345</text:p>
          </table:table-cell>
          <table:table-cell table:style-name="ce10" office:value-type="float" office:value="6.76478246076009" calcext:value-type="float">
            <text:p>6.76478246076009</text:p>
          </table:table-cell>
          <table:table-cell table:style-name="ce10" office:value-type="float" office:value="1.59428620514399" calcext:value-type="float">
            <text:p>1.594286205143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5451" calcext:value-type="float">
            <text:p>0.0575451</text:p>
          </table:table-cell>
          <table:table-cell office:value-type="float" office:value="0.0151134" calcext:value-type="float">
            <text:p>0.0151134</text:p>
          </table:table-cell>
          <table:table-cell office:value-type="float" office:value="0.0168734" calcext:value-type="float">
            <text:p>0.0168734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83656" calcext:value-type="float">
            <text:p>5836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6703" calcext:value-type="float">
            <text:p>0.0576703</text:p>
          </table:table-cell>
          <table:table-cell office:value-type="float" office:value="0.0151899" calcext:value-type="float">
            <text:p>0.0151899</text:p>
          </table:table-cell>
          <table:table-cell office:value-type="float" office:value="0.0168731" calcext:value-type="float">
            <text:p>0.0168731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644" calcext:value-type="float">
            <text:p>0.545644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15707" calcext:value-type="float">
            <text:p>5157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322" calcext:value-type="float">
            <text:p>0.0574322</text:p>
          </table:table-cell>
          <table:table-cell office:value-type="float" office:value="0.0152439" calcext:value-type="float">
            <text:p>0.0152439</text:p>
          </table:table-cell>
          <table:table-cell office:value-type="float" office:value="0.0168501" calcext:value-type="float">
            <text:p>0.0168501</text:p>
          </table:table-cell>
          <table:table-cell office:value-type="float" office:value="0.0258481" calcext:value-type="float">
            <text:p>0.0258481</text:p>
          </table:table-cell>
          <table:table-cell office:value-type="float" office:value="0.151741" calcext:value-type="float">
            <text:p>0.151741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516126" calcext:value-type="float">
            <text:p>5161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028" calcext:value-type="float">
            <text:p>0.081028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516335" calcext:value-type="float">
            <text:p>5163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9922" calcext:value-type="float">
            <text:p>0.0809922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" calcext:value-type="float">
            <text:p>0.018461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517007" calcext:value-type="float">
            <text:p>517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2967" calcext:value-type="float">
            <text:p>0.0802967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179" calcext:value-type="float">
            <text:p>0.0184179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0951" calcext:value-type="float">
            <text:p>0.460951</text:p>
          </table:table-cell>
          <table:table-cell office:value-type="float" office:value="0.00135482" calcext:value-type="float">
            <text:p>0.00135482</text:p>
          </table:table-cell>
          <table:table-cell office:value-type="float" office:value="515316" calcext:value-type="float">
            <text:p>5153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4445" calcext:value-type="float">
            <text:p>0.0994445</text:p>
          </table:table-cell>
          <table:table-cell office:value-type="float" office:value="0.0196319" calcext:value-type="float">
            <text:p>0.0196319</text:p>
          </table:table-cell>
          <table:table-cell office:value-type="float" office:value="0.0200756" calcext:value-type="float">
            <text:p>0.0200756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4944" calcext:value-type="float">
            <text:p>5149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2934" calcext:value-type="float">
            <text:p>0.0992934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20074" calcext:value-type="float">
            <text:p>0.020074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7710" calcext:value-type="float">
            <text:p>5177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9027" calcext:value-type="float">
            <text:p>0.0979027</text:p>
          </table:table-cell>
          <table:table-cell office:value-type="float" office:value="0.0193103" calcext:value-type="float">
            <text:p>0.0193103</text:p>
          </table:table-cell>
          <table:table-cell office:value-type="float" office:value="0.0200162" calcext:value-type="float">
            <text:p>0.020016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0904" calcext:value-type="float">
            <text:p>0.13090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515175" calcext:value-type="float">
            <text:p>5151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69448" calcext:value-type="float">
            <text:p>0.0569448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15" calcext:value-type="float">
            <text:p>0.013691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64912" calcext:value-type="float">
            <text:p>2649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69169" calcext:value-type="float">
            <text:p>0.0569169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01" calcext:value-type="float">
            <text:p>0.0136901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64898" calcext:value-type="float">
            <text:p>2648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66567" calcext:value-type="float">
            <text:p>0.0566567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675" calcext:value-type="float">
            <text:p>0.013675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139241" calcext:value-type="float">
            <text:p>0.139241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64320" calcext:value-type="float">
            <text:p>2643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5632" calcext:value-type="float">
            <text:p>0.0805632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618" calcext:value-type="float">
            <text:p>0.0152618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29445" calcext:value-type="float">
            <text:p>0.129445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48455" calcext:value-type="float">
            <text:p>0.44845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4045" calcext:value-type="float">
            <text:p>2640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6008" calcext:value-type="float">
            <text:p>0.0806008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97" calcext:value-type="float">
            <text:p>0.015259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29416" calcext:value-type="float">
            <text:p>0.129416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48802" calcext:value-type="float">
            <text:p>0.44880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3201" calcext:value-type="float">
            <text:p>2632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5232" calcext:value-type="float">
            <text:p>0.0795232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0152346" calcext:value-type="float">
            <text:p>0.0152346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20649" calcext:value-type="float">
            <text:p>0.020649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63605" calcext:value-type="float">
            <text:p>2636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077" calcext:value-type="float">
            <text:p>0.10007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876" calcext:value-type="float">
            <text:p>0.016876</text:p>
          </table:table-cell>
          <table:table-cell office:value-type="float" office:value="0.0269542" calcext:value-type="float">
            <text:p>0.0269542</text:p>
          </table:table-cell>
          <table:table-cell office:value-type="float" office:value="0.125193" calcext:value-type="float">
            <text:p>0.125193</text:p>
          </table:table-cell>
          <table:table-cell office:value-type="float" office:value="0.0231788" calcext:value-type="float">
            <text:p>0.0231788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818" calcext:value-type="float">
            <text:p>2638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9353" calcext:value-type="float">
            <text:p>0.0999353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0168739" calcext:value-type="float">
            <text:p>0.0168739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232" calcext:value-type="float">
            <text:p>0.125232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4731" calcext:value-type="float">
            <text:p>2647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3722" calcext:value-type="float">
            <text:p>0.0983722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68329" calcext:value-type="float">
            <text:p>0.0168329</text:p>
          </table:table-cell>
          <table:table-cell office:value-type="float" office:value="0.0268714" calcext:value-type="float">
            <text:p>0.0268714</text:p>
          </table:table-cell>
          <table:table-cell office:value-type="float" office:value="0.126914" calcext:value-type="float">
            <text:p>0.126914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487" calcext:value-type="float">
            <text:p>2634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2473" calcext:value-type="float">
            <text:p>0.050247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826" calcext:value-type="float">
            <text:p>0.0103826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63727" calcext:value-type="float">
            <text:p>2637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2293" calcext:value-type="float">
            <text:p>0.050229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819" calcext:value-type="float">
            <text:p>0.0103819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62490" calcext:value-type="float">
            <text:p>2624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8398" calcext:value-type="float">
            <text:p>0.0498398</text:p>
          </table:table-cell>
          <table:table-cell office:value-type="float" office:value="0.00995025" calcext:value-type="float">
            <text:p>0.00995025</text:p>
          </table:table-cell>
          <table:table-cell office:value-type="float" office:value="0.0103616" calcext:value-type="float">
            <text:p>0.0103616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128644" calcext:value-type="float">
            <text:p>0.128644</text:p>
          </table:table-cell>
          <table:table-cell office:value-type="float" office:value="0.0141844" calcext:value-type="float">
            <text:p>0.0141844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62199" calcext:value-type="float">
            <text:p>2621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4752" calcext:value-type="float">
            <text:p>0.0734752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18876" calcext:value-type="float">
            <text:p>0.011887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1777" calcext:value-type="float">
            <text:p>261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3243" calcext:value-type="float">
            <text:p>0.0733243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18867" calcext:value-type="float">
            <text:p>0.0118867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74200" calcext:value-type="float">
            <text:p>274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3289" calcext:value-type="float">
            <text:p>0.0723289</text:p>
          </table:table-cell>
          <table:table-cell office:value-type="float" office:value="0.0116414" calcext:value-type="float">
            <text:p>0.0116414</text:p>
          </table:table-cell>
          <table:table-cell office:value-type="float" office:value="0.011852" calcext:value-type="float">
            <text:p>0.01185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121029" calcext:value-type="float">
            <text:p>0.121029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86470" calcext:value-type="float">
            <text:p>2864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6304" calcext:value-type="float">
            <text:p>0.0936304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4179" calcext:value-type="float">
            <text:p>0.0134179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3705" calcext:value-type="float">
            <text:p>0.0193705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8547" calcext:value-type="float">
            <text:p>2685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4141" calcext:value-type="float">
            <text:p>0.0934141</text:p>
          </table:table-cell>
          <table:table-cell office:value-type="float" office:value="0.0138313" calcext:value-type="float">
            <text:p>0.0138313</text:p>
          </table:table-cell>
          <table:table-cell office:value-type="float" office:value="0.0134173" calcext:value-type="float">
            <text:p>0.0134173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726" calcext:value-type="float">
            <text:p>0.109726</text:p>
          </table:table-cell>
          <table:table-cell office:value-type="float" office:value="0.0193705" calcext:value-type="float">
            <text:p>0.0193705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93227" calcext:value-type="float">
            <text:p>2932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9471" calcext:value-type="float">
            <text:p>0.0919471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33694" calcext:value-type="float">
            <text:p>0.0133694</text:p>
          </table:table-cell>
          <table:table-cell office:value-type="float" office:value="0.0221729" calcext:value-type="float">
            <text:p>0.0221729</text:p>
          </table:table-cell>
          <table:table-cell office:value-type="float" office:value="0.112886" calcext:value-type="float">
            <text:p>0.112886</text:p>
          </table:table-cell>
          <table:table-cell office:value-type="float" office:value="0.0191847" calcext:value-type="float">
            <text:p>0.0191847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6533" calcext:value-type="float">
            <text:p>2665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621" calcext:value-type="float">
            <text:p>0.054562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64007" calcext:value-type="float">
            <text:p>0.016400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90211" calcext:value-type="float">
            <text:p>3902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4703" calcext:value-type="float">
            <text:p>0.054703</text:p>
          </table:table-cell>
          <table:table-cell office:value-type="float" office:value="0.0145278" calcext:value-type="float">
            <text:p>0.0145278</text:p>
          </table:table-cell>
          <table:table-cell office:value-type="float" office:value="0.0164006" calcext:value-type="float">
            <text:p>0.016400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09499" calcext:value-type="float">
            <text:p>409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365" calcext:value-type="float">
            <text:p>0.0545365</text:p>
          </table:table-cell>
          <table:table-cell office:value-type="float" office:value="0.0143541" calcext:value-type="float">
            <text:p>0.0143541</text:p>
          </table:table-cell>
          <table:table-cell office:value-type="float" office:value="0.0163827" calcext:value-type="float">
            <text:p>0.016382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5429" calcext:value-type="float">
            <text:p>0.565429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89573" calcext:value-type="float">
            <text:p>3895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86074" calcext:value-type="float">
            <text:p>0.0786074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59" calcext:value-type="float">
            <text:p>0.0178059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71017" calcext:value-type="float">
            <text:p>0.471017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90452" calcext:value-type="float">
            <text:p>3904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85686" calcext:value-type="float">
            <text:p>0.0785686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45" calcext:value-type="float">
            <text:p>0.0178045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69629" calcext:value-type="float">
            <text:p>0.469629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89800" calcext:value-type="float">
            <text:p>3898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0628" calcext:value-type="float">
            <text:p>0.0780628</text:p>
          </table:table-cell>
          <table:table-cell office:value-type="float" office:value="0.0164159" calcext:value-type="float">
            <text:p>0.0164159</text:p>
          </table:table-cell>
          <table:table-cell office:value-type="float" office:value="0.0177706" calcext:value-type="float">
            <text:p>0.0177706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1668" calcext:value-type="float">
            <text:p>0.14166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0323" calcext:value-type="float">
            <text:p>0.470323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89687" calcext:value-type="float">
            <text:p>3896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76411" calcext:value-type="float">
            <text:p>0.0976411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277" calcext:value-type="float">
            <text:p>0.42277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87915" calcext:value-type="float">
            <text:p>3879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75422" calcext:value-type="float">
            <text:p>0.0975422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1729" calcext:value-type="float">
            <text:p>0.421729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89545" calcext:value-type="float">
            <text:p>3895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61511" calcext:value-type="float">
            <text:p>0.0961511</text:p>
          </table:table-cell>
          <table:table-cell office:value-type="float" office:value="0.0181347" calcext:value-type="float">
            <text:p>0.0181347</text:p>
          </table:table-cell>
          <table:table-cell office:value-type="float" office:value="0.0192653" calcext:value-type="float">
            <text:p>0.0192653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4815" calcext:value-type="float">
            <text:p>0.13481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2423" calcext:value-type="float">
            <text:p>0.422423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89203" calcext:value-type="float">
            <text:p>3892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53457" calcext:value-type="float">
            <text:p>0.0553457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013241" calcext:value-type="float">
            <text:p>0.013241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915" calcext:value-type="float">
            <text:p>0.146915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57493" calcext:value-type="float">
            <text:p>2574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53309" calcext:value-type="float">
            <text:p>0.0553309</text:p>
          </table:table-cell>
          <table:table-cell office:value-type="float" office:value="0.0119474" calcext:value-type="float">
            <text:p>0.0119474</text:p>
          </table:table-cell>
          <table:table-cell office:value-type="float" office:value="0.0132405" calcext:value-type="float">
            <text:p>0.0132405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865" calcext:value-type="float">
            <text:p>0.146865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57620" calcext:value-type="float">
            <text:p>2576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51406" calcext:value-type="float">
            <text:p>0.0551406</text:p>
          </table:table-cell>
          <table:table-cell office:value-type="float" office:value="0.0118694" calcext:value-type="float">
            <text:p>0.0118694</text:p>
          </table:table-cell>
          <table:table-cell office:value-type="float" office:value="0.0132313" calcext:value-type="float">
            <text:p>0.0132313</text:p>
          </table:table-cell>
          <table:table-cell office:value-type="float" office:value="0.0205479" calcext:value-type="float">
            <text:p>0.0205479</text:p>
          </table:table-cell>
          <table:table-cell office:value-type="float" office:value="0.146262" calcext:value-type="float">
            <text:p>0.14626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57995" calcext:value-type="float">
            <text:p>2579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95787" calcext:value-type="float">
            <text:p>0.0795787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79" calcext:value-type="float">
            <text:p>0.0146379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1013" calcext:value-type="float">
            <text:p>0.131013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9362" calcext:value-type="float">
            <text:p>2593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96128" calcext:value-type="float">
            <text:p>0.0796128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57" calcext:value-type="float">
            <text:p>0.0146357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83" calcext:value-type="float">
            <text:p>0.130983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4356" calcext:value-type="float">
            <text:p>0.45435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8208" calcext:value-type="float">
            <text:p>2582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566" calcext:value-type="float">
            <text:p>0.078566</text:p>
          </table:table-cell>
          <table:table-cell office:value-type="float" office:value="0.0138203" calcext:value-type="float">
            <text:p>0.0138203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7531" calcext:value-type="float">
            <text:p>0.0197531</text:p>
          </table:table-cell>
          <table:table-cell office:value-type="float" office:value="0.456092" calcext:value-type="float">
            <text:p>0.456092</text:p>
          </table:table-cell>
          <table:table-cell office:value-type="float" office:value="0.00130537" calcext:value-type="float">
            <text:p>0.00130537</text:p>
          </table:table-cell>
          <table:table-cell office:value-type="float" office:value="260249" calcext:value-type="float">
            <text:p>2602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1844" calcext:value-type="float">
            <text:p>0.0991844</text:p>
          </table:table-cell>
          <table:table-cell office:value-type="float" office:value="0.0155642" calcext:value-type="float">
            <text:p>0.0155642</text:p>
          </table:table-cell>
          <table:table-cell office:value-type="float" office:value="0.0161503" calcext:value-type="float">
            <text:p>0.0161503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7917" calcext:value-type="float">
            <text:p>0.127917</text:p>
          </table:table-cell>
          <table:table-cell office:value-type="float" office:value="0.0221106" calcext:value-type="float">
            <text:p>0.0221106</text:p>
          </table:table-cell>
          <table:table-cell office:value-type="float" office:value="0.407844" calcext:value-type="float">
            <text:p>0.407844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58807" calcext:value-type="float">
            <text:p>2588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0436" calcext:value-type="float">
            <text:p>0.0990436</text:p>
          </table:table-cell>
          <table:table-cell office:value-type="float" office:value="0.0154083" calcext:value-type="float">
            <text:p>0.0154083</text:p>
          </table:table-cell>
          <table:table-cell office:value-type="float" office:value="0.0161479" calcext:value-type="float">
            <text:p>0.0161479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59151" calcext:value-type="float">
            <text:p>2591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4898" calcext:value-type="float">
            <text:p>0.0974898</text:p>
          </table:table-cell>
          <table:table-cell office:value-type="float" office:value="0.0156076" calcext:value-type="float">
            <text:p>0.0156076</text:p>
          </table:table-cell>
          <table:table-cell office:value-type="float" office:value="0.0161145" calcext:value-type="float">
            <text:p>0.0161145</text:p>
          </table:table-cell>
          <table:table-cell office:value-type="float" office:value="0.0257649" calcext:value-type="float">
            <text:p>0.0257649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3051" calcext:value-type="float">
            <text:p>0.413051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8876" calcext:value-type="float">
            <text:p>2588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7694" calcext:value-type="float">
            <text:p>0.0497694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13" calcext:value-type="float">
            <text:p>0.0100813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58145" calcext:value-type="float">
            <text:p>2581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7474" calcext:value-type="float">
            <text:p>0.0497474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05" calcext:value-type="float">
            <text:p>0.0100805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58399" calcext:value-type="float">
            <text:p>258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389" calcext:value-type="float">
            <text:p>0.049389</text:p>
          </table:table-cell>
          <table:table-cell office:value-type="float" office:value="0.00959233" calcext:value-type="float">
            <text:p>0.00959233</text:p>
          </table:table-cell>
          <table:table-cell office:value-type="float" office:value="0.0100617" calcext:value-type="float">
            <text:p>0.0100617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131285" calcext:value-type="float">
            <text:p>0.131285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240" calcext:value-type="float">
            <text:p>258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1415" calcext:value-type="float">
            <text:p>0.0731415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0.0114994" calcext:value-type="float">
            <text:p>0.011499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8846" calcext:value-type="float">
            <text:p>2588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906" calcext:value-type="float">
            <text:p>0.0729906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114991" calcext:value-type="float">
            <text:p>0.0114991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79" calcext:value-type="float">
            <text:p>0.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59009" calcext:value-type="float">
            <text:p>2590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83" calcext:value-type="float">
            <text:p>0.071983</text:p>
          </table:table-cell>
          <table:table-cell office:value-type="float" office:value="0.0110041" calcext:value-type="float">
            <text:p>0.0110041</text:p>
          </table:table-cell>
          <table:table-cell office:value-type="float" office:value="0.0114677" calcext:value-type="float">
            <text:p>0.0114677</text:p>
          </table:table-cell>
          <table:table-cell office:value-type="float" office:value="0.0188324" calcext:value-type="float">
            <text:p>0.0188324</text:p>
          </table:table-cell>
          <table:table-cell office:value-type="float" office:value="0.12187" calcext:value-type="float">
            <text:p>0.12187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8342" calcext:value-type="float">
            <text:p>2583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2696" calcext:value-type="float">
            <text:p>0.0932696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902" calcext:value-type="float">
            <text:p>0.0129902</text:p>
          </table:table-cell>
          <table:table-cell office:value-type="float" office:value="0.021692" calcext:value-type="float">
            <text:p>0.021692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9136" calcext:value-type="float">
            <text:p>2591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0544" calcext:value-type="float">
            <text:p>0.0930544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92" calcext:value-type="float">
            <text:p>0.0129892</text:p>
          </table:table-cell>
          <table:table-cell office:value-type="float" office:value="0.021692" calcext:value-type="float">
            <text:p>0.021692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9359" calcext:value-type="float">
            <text:p>2593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5997" calcext:value-type="float">
            <text:p>0.0915997</text:p>
          </table:table-cell>
          <table:table-cell office:value-type="float" office:value="0.013267" calcext:value-type="float">
            <text:p>0.013267</text:p>
          </table:table-cell>
          <table:table-cell office:value-type="float" office:value="0.0129446" calcext:value-type="float">
            <text:p>0.0129446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84453" calcext:value-type="float">
            <text:p>0.0184453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59981" calcext:value-type="float">
            <text:p>2599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893" calcext:value-type="float">
            <text:p>0.0574893</text:p>
          </table:table-cell>
          <table:table-cell office:value-type="float" office:value="0.0151134" calcext:value-type="float">
            <text:p>0.0151134</text:p>
          </table:table-cell>
          <table:table-cell office:value-type="float" office:value="0.0168733" calcext:value-type="float">
            <text:p>0.0168733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291" calcext:value-type="float">
            <text:p>0.15129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22810" calcext:value-type="float">
            <text:p>5228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6246" calcext:value-type="float">
            <text:p>0.0576246</text:p>
          </table:table-cell>
          <table:table-cell office:value-type="float" office:value="0.0151899" calcext:value-type="float">
            <text:p>0.0151899</text:p>
          </table:table-cell>
          <table:table-cell office:value-type="float" office:value="0.0168729" calcext:value-type="float">
            <text:p>0.0168729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644" calcext:value-type="float">
            <text:p>0.545644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29139" calcext:value-type="float">
            <text:p>5291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3673" calcext:value-type="float">
            <text:p>0.0573673</text:p>
          </table:table-cell>
          <table:table-cell office:value-type="float" office:value="0.0152439" calcext:value-type="float">
            <text:p>0.0152439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258481" calcext:value-type="float">
            <text:p>0.0258481</text:p>
          </table:table-cell>
          <table:table-cell office:value-type="float" office:value="0.151741" calcext:value-type="float">
            <text:p>0.151741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521227" calcext:value-type="float">
            <text:p>5212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6242" calcext:value-type="float">
            <text:p>0.0806242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1" calcext:value-type="float">
            <text:p>0.0184611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519030" calcext:value-type="float">
            <text:p>5190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6649" calcext:value-type="float">
            <text:p>0.0806649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02" calcext:value-type="float">
            <text:p>0.0184602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519378" calcext:value-type="float">
            <text:p>519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9877" calcext:value-type="float">
            <text:p>0.0799877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172" calcext:value-type="float">
            <text:p>0.0184172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1298" calcext:value-type="float">
            <text:p>0.461298</text:p>
          </table:table-cell>
          <table:table-cell office:value-type="float" office:value="0.00134987" calcext:value-type="float">
            <text:p>0.00134987</text:p>
          </table:table-cell>
          <table:table-cell office:value-type="float" office:value="519490" calcext:value-type="float">
            <text:p>5194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195" calcext:value-type="float">
            <text:p>0.0989195</text:p>
          </table:table-cell>
          <table:table-cell office:value-type="float" office:value="0.0196319" calcext:value-type="float">
            <text:p>0.0196319</text:p>
          </table:table-cell>
          <table:table-cell office:value-type="float" office:value="0.0200742" calcext:value-type="float">
            <text:p>0.0200742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8263" calcext:value-type="float">
            <text:p>5182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88859" calcext:value-type="float">
            <text:p>0.098885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200728" calcext:value-type="float">
            <text:p>0.0200728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8055" calcext:value-type="float">
            <text:p>5180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3915" calcext:value-type="float">
            <text:p>0.0973915</text:p>
          </table:table-cell>
          <table:table-cell office:value-type="float" office:value="0.0193103" calcext:value-type="float">
            <text:p>0.0193103</text:p>
          </table:table-cell>
          <table:table-cell office:value-type="float" office:value="0.0200148" calcext:value-type="float">
            <text:p>0.020014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0904" calcext:value-type="float">
            <text:p>0.13090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518784" calcext:value-type="float">
            <text:p>5187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67143" calcext:value-type="float">
            <text:p>0.0567143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05" calcext:value-type="float">
            <text:p>0.013690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8008" calcext:value-type="float">
            <text:p>0.538008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66607" calcext:value-type="float">
            <text:p>2666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66801" calcext:value-type="float">
            <text:p>0.0566801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891" calcext:value-type="float">
            <text:p>0.0136891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66568" calcext:value-type="float">
            <text:p>2665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64195" calcext:value-type="float">
            <text:p>0.0564195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6742" calcext:value-type="float">
            <text:p>0.0136742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139241" calcext:value-type="float">
            <text:p>0.139241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66312" calcext:value-type="float">
            <text:p>2663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0438" calcext:value-type="float">
            <text:p>0.0800438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94" calcext:value-type="float">
            <text:p>0.0152594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129366" calcext:value-type="float">
            <text:p>0.129366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67214" calcext:value-type="float">
            <text:p>2672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0162" calcext:value-type="float">
            <text:p>0.0800162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72" calcext:value-type="float">
            <text:p>0.0152572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129336" calcext:value-type="float">
            <text:p>0.12933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450885" calcext:value-type="float">
            <text:p>0.45088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66408" calcext:value-type="float">
            <text:p>2664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0238" calcext:value-type="float">
            <text:p>0.0790238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0152319" calcext:value-type="float">
            <text:p>0.0152319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20649" calcext:value-type="float">
            <text:p>0.020649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66853" calcext:value-type="float">
            <text:p>2668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3088" calcext:value-type="float">
            <text:p>0.0993088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064" calcext:value-type="float">
            <text:p>0.125064</text:p>
          </table:table-cell>
          <table:table-cell office:value-type="float" office:value="0.0231788" calcext:value-type="float">
            <text:p>0.0231788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6108" calcext:value-type="float">
            <text:p>2661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222" calcext:value-type="float">
            <text:p>0.099222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408192" calcext:value-type="float">
            <text:p>0.4081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6178" calcext:value-type="float">
            <text:p>2661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7355" calcext:value-type="float">
            <text:p>0.0977355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68285" calcext:value-type="float">
            <text:p>0.0168285</text:p>
          </table:table-cell>
          <table:table-cell office:value-type="float" office:value="0.0268456" calcext:value-type="float">
            <text:p>0.0268456</text:p>
          </table:table-cell>
          <table:table-cell office:value-type="float" office:value="0.126983" calcext:value-type="float">
            <text:p>0.126983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7663" calcext:value-type="float">
            <text:p>2676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9559" calcext:value-type="float">
            <text:p>0.0499559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797" calcext:value-type="float">
            <text:p>0.0103797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64644" calcext:value-type="float">
            <text:p>2646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8693" calcext:value-type="float">
            <text:p>0.049869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789" calcext:value-type="float">
            <text:p>0.0103789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76171" calcext:value-type="float">
            <text:p>2761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5505" calcext:value-type="float">
            <text:p>0.0495505</text:p>
          </table:table-cell>
          <table:table-cell office:value-type="float" office:value="0.00995025" calcext:value-type="float">
            <text:p>0.00995025</text:p>
          </table:table-cell>
          <table:table-cell office:value-type="float" office:value="0.0103582" calcext:value-type="float">
            <text:p>0.0103582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128451" calcext:value-type="float">
            <text:p>0.128451</text:p>
          </table:table-cell>
          <table:table-cell office:value-type="float" office:value="0.0141844" calcext:value-type="float">
            <text:p>0.014184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95812" calcext:value-type="float">
            <text:p>295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28959" calcext:value-type="float">
            <text:p>0.0728959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1878" calcext:value-type="float">
            <text:p>0.011878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120842" calcext:value-type="float">
            <text:p>0.120842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75719" calcext:value-type="float">
            <text:p>2757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7489" calcext:value-type="float">
            <text:p>0.0727489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1877" calcext:value-type="float">
            <text:p>0.011877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120767" calcext:value-type="float">
            <text:p>0.120767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72182" calcext:value-type="float">
            <text:p>2721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7661" calcext:value-type="float">
            <text:p>0.0717661</text:p>
          </table:table-cell>
          <table:table-cell office:value-type="float" office:value="0.0116414" calcext:value-type="float">
            <text:p>0.0116414</text:p>
          </table:table-cell>
          <table:table-cell office:value-type="float" office:value="0.0118416" calcext:value-type="float">
            <text:p>0.0118416</text:p>
          </table:table-cell>
          <table:table-cell office:value-type="float" office:value="0.0193798" calcext:value-type="float">
            <text:p>0.0193798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3243" calcext:value-type="float">
            <text:p>2932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0256" calcext:value-type="float">
            <text:p>0.0930256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3981" calcext:value-type="float">
            <text:p>0.0133981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1016" calcext:value-type="float">
            <text:p>2810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8424" calcext:value-type="float">
            <text:p>0.0928424</text:p>
          </table:table-cell>
          <table:table-cell office:value-type="float" office:value="0.0138313" calcext:value-type="float">
            <text:p>0.0138313</text:p>
          </table:table-cell>
          <table:table-cell office:value-type="float" office:value="0.0133973" calcext:value-type="float">
            <text:p>0.0133973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0983" calcext:value-type="float">
            <text:p>0.10983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91655" calcext:value-type="float">
            <text:p>2916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319" calcext:value-type="float">
            <text:p>0.091319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33481" calcext:value-type="float">
            <text:p>0.013348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2777" calcext:value-type="float">
            <text:p>0.112777</text:p>
          </table:table-cell>
          <table:table-cell office:value-type="float" office:value="0.0191571" calcext:value-type="float">
            <text:p>0.0191571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9000" calcext:value-type="float">
            <text:p>279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621" calcext:value-type="float">
            <text:p>0.054562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64007" calcext:value-type="float">
            <text:p>0.016400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31839" calcext:value-type="float">
            <text:p>4318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4703" calcext:value-type="float">
            <text:p>0.054703</text:p>
          </table:table-cell>
          <table:table-cell office:value-type="float" office:value="0.0145278" calcext:value-type="float">
            <text:p>0.0145278</text:p>
          </table:table-cell>
          <table:table-cell office:value-type="float" office:value="0.0164006" calcext:value-type="float">
            <text:p>0.016400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45847" calcext:value-type="float">
            <text:p>4458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338" calcext:value-type="float">
            <text:p>0.0545338</text:p>
          </table:table-cell>
          <table:table-cell office:value-type="float" office:value="0.0143541" calcext:value-type="float">
            <text:p>0.0143541</text:p>
          </table:table-cell>
          <table:table-cell office:value-type="float" office:value="0.0163827" calcext:value-type="float">
            <text:p>0.016382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5429" calcext:value-type="float">
            <text:p>0.565429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413535" calcext:value-type="float">
            <text:p>4135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83199" calcext:value-type="float">
            <text:p>0.0783199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57" calcext:value-type="float">
            <text:p>0.0178057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71017" calcext:value-type="float">
            <text:p>0.471017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401750" calcext:value-type="float">
            <text:p>401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83859" calcext:value-type="float">
            <text:p>0.0783859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42" calcext:value-type="float">
            <text:p>0.0178042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69629" calcext:value-type="float">
            <text:p>0.469629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419326" calcext:value-type="float">
            <text:p>4193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78431" calcext:value-type="float">
            <text:p>0.0778431</text:p>
          </table:table-cell>
          <table:table-cell office:value-type="float" office:value="0.0164159" calcext:value-type="float">
            <text:p>0.0164159</text:p>
          </table:table-cell>
          <table:table-cell office:value-type="float" office:value="0.0177704" calcext:value-type="float">
            <text:p>0.0177704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1668" calcext:value-type="float">
            <text:p>0.14166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0323" calcext:value-type="float">
            <text:p>0.470323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432960" calcext:value-type="float">
            <text:p>4329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72043" calcext:value-type="float">
            <text:p>0.0972043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74" calcext:value-type="float">
            <text:p>0.0193174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277" calcext:value-type="float">
            <text:p>0.42277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437213" calcext:value-type="float">
            <text:p>4372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72044" calcext:value-type="float">
            <text:p>0.0972044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65" calcext:value-type="float">
            <text:p>0.0193165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1729" calcext:value-type="float">
            <text:p>0.421729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402671" calcext:value-type="float">
            <text:p>4026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57342" calcext:value-type="float">
            <text:p>0.0957342</text:p>
          </table:table-cell>
          <table:table-cell office:value-type="float" office:value="0.0181347" calcext:value-type="float">
            <text:p>0.0181347</text:p>
          </table:table-cell>
          <table:table-cell office:value-type="float" office:value="0.0192645" calcext:value-type="float">
            <text:p>0.0192645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4815" calcext:value-type="float">
            <text:p>0.13481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2423" calcext:value-type="float">
            <text:p>0.422423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94290" calcext:value-type="float">
            <text:p>3942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52186" calcext:value-type="float">
            <text:p>0.0552186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0132408" calcext:value-type="float">
            <text:p>0.0132408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905" calcext:value-type="float">
            <text:p>0.146905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59398" calcext:value-type="float">
            <text:p>259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52075" calcext:value-type="float">
            <text:p>0.0552075</text:p>
          </table:table-cell>
          <table:table-cell office:value-type="float" office:value="0.0119474" calcext:value-type="float">
            <text:p>0.0119474</text:p>
          </table:table-cell>
          <table:table-cell office:value-type="float" office:value="0.0132403" calcext:value-type="float">
            <text:p>0.0132403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855" calcext:value-type="float">
            <text:p>0.146855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59131" calcext:value-type="float">
            <text:p>2591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9887" calcext:value-type="float">
            <text:p>0.0549887</text:p>
          </table:table-cell>
          <table:table-cell office:value-type="float" office:value="0.0118694" calcext:value-type="float">
            <text:p>0.0118694</text:p>
          </table:table-cell>
          <table:table-cell office:value-type="float" office:value="0.0132311" calcext:value-type="float">
            <text:p>0.0132311</text:p>
          </table:table-cell>
          <table:table-cell office:value-type="float" office:value="0.0205479" calcext:value-type="float">
            <text:p>0.0205479</text:p>
          </table:table-cell>
          <table:table-cell office:value-type="float" office:value="0.146252" calcext:value-type="float">
            <text:p>0.14625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60285" calcext:value-type="float">
            <text:p>2602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91172" calcext:value-type="float">
            <text:p>0.0791172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65" calcext:value-type="float">
            <text:p>0.0146365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88" calcext:value-type="float">
            <text:p>0.130988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4703" calcext:value-type="float">
            <text:p>0.454703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60152" calcext:value-type="float">
            <text:p>2601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90907" calcext:value-type="float">
            <text:p>0.0790907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43" calcext:value-type="float">
            <text:p>0.0146343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58" calcext:value-type="float">
            <text:p>0.130958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9846" calcext:value-type="float">
            <text:p>2598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1134" calcext:value-type="float">
            <text:p>0.0781134</text:p>
          </table:table-cell>
          <table:table-cell office:value-type="float" office:value="0.0138203" calcext:value-type="float">
            <text:p>0.0138203</text:p>
          </table:table-cell>
          <table:table-cell office:value-type="float" office:value="0.014615" calcext:value-type="float">
            <text:p>0.014615</text:p>
          </table:table-cell>
          <table:table-cell office:value-type="float" office:value="0.0231405" calcext:value-type="float">
            <text:p>0.0231405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7531" calcext:value-type="float">
            <text:p>0.0197531</text:p>
          </table:table-cell>
          <table:table-cell office:value-type="float" office:value="0.457133" calcext:value-type="float">
            <text:p>0.457133</text:p>
          </table:table-cell>
          <table:table-cell office:value-type="float" office:value="0.00130043" calcext:value-type="float">
            <text:p>0.00130043</text:p>
          </table:table-cell>
          <table:table-cell office:value-type="float" office:value="259222" calcext:value-type="float">
            <text:p>2592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84476" calcext:value-type="float">
            <text:p>0.0984476</text:p>
          </table:table-cell>
          <table:table-cell office:value-type="float" office:value="0.0155642" calcext:value-type="float">
            <text:p>0.0155642</text:p>
          </table:table-cell>
          <table:table-cell office:value-type="float" office:value="0.0161483" calcext:value-type="float">
            <text:p>0.0161483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7893" calcext:value-type="float">
            <text:p>0.127893</text:p>
          </table:table-cell>
          <table:table-cell office:value-type="float" office:value="0.0221106" calcext:value-type="float">
            <text:p>0.0221106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648" calcext:value-type="float">
            <text:p>259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83593" calcext:value-type="float">
            <text:p>0.0983593</text:p>
          </table:table-cell>
          <table:table-cell office:value-type="float" office:value="0.0154083" calcext:value-type="float">
            <text:p>0.0154083</text:p>
          </table:table-cell>
          <table:table-cell office:value-type="float" office:value="0.016146" calcext:value-type="float">
            <text:p>0.016146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262" calcext:value-type="float">
            <text:p>2592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68625" calcext:value-type="float">
            <text:p>0.0968625</text:p>
          </table:table-cell>
          <table:table-cell office:value-type="float" office:value="0.0156076" calcext:value-type="float">
            <text:p>0.0156076</text:p>
          </table:table-cell>
          <table:table-cell office:value-type="float" office:value="0.0161123" calcext:value-type="float">
            <text:p>0.016112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4439" calcext:value-type="float">
            <text:p>0.414439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526" calcext:value-type="float">
            <text:p>2595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5058" calcext:value-type="float">
            <text:p>0.0495058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03" calcext:value-type="float">
            <text:p>0.0100803</text:p>
          </table:table-cell>
          <table:table-cell office:value-type="float" office:value="0.0161812" calcext:value-type="float">
            <text:p>0.0161812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194" calcext:value-type="float">
            <text:p>2581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4178" calcext:value-type="float">
            <text:p>0.0494178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796" calcext:value-type="float">
            <text:p>0.0100796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58263" calcext:value-type="float">
            <text:p>2582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1254" calcext:value-type="float">
            <text:p>0.0491254</text:p>
          </table:table-cell>
          <table:table-cell office:value-type="float" office:value="0.00959233" calcext:value-type="float">
            <text:p>0.00959233</text:p>
          </table:table-cell>
          <table:table-cell office:value-type="float" office:value="0.0100605" calcext:value-type="float">
            <text:p>0.0100605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349" calcext:value-type="float">
            <text:p>2583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731" calcext:value-type="float">
            <text:p>0.0725731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0.0114965" calcext:value-type="float">
            <text:p>0.0114965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58246" calcext:value-type="float">
            <text:p>2582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4261" calcext:value-type="float">
            <text:p>0.0724261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114962" calcext:value-type="float">
            <text:p>0.0114962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58312" calcext:value-type="float">
            <text:p>2583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4339" calcext:value-type="float">
            <text:p>0.0714339</text:p>
          </table:table-cell>
          <table:table-cell office:value-type="float" office:value="0.0110041" calcext:value-type="float">
            <text:p>0.0110041</text:p>
          </table:table-cell>
          <table:table-cell office:value-type="float" office:value="0.0114646" calcext:value-type="float">
            <text:p>0.0114646</text:p>
          </table:table-cell>
          <table:table-cell office:value-type="float" office:value="0.0188324" calcext:value-type="float">
            <text:p>0.0188324</text:p>
          </table:table-cell>
          <table:table-cell office:value-type="float" office:value="0.121826" calcext:value-type="float">
            <text:p>0.121826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58189" calcext:value-type="float">
            <text:p>2581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26797" calcext:value-type="float">
            <text:p>0.092679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51" calcext:value-type="float">
            <text:p>0.0129851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58264" calcext:value-type="float">
            <text:p>2582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4977" calcext:value-type="float">
            <text:p>0.092497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60368" calcext:value-type="float">
            <text:p>2603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099" calcext:value-type="float">
            <text:p>0.09099</text:p>
          </table:table-cell>
          <table:table-cell office:value-type="float" office:value="0.013267" calcext:value-type="float">
            <text:p>0.013267</text:p>
          </table:table-cell>
          <table:table-cell office:value-type="float" office:value="0.0129388" calcext:value-type="float">
            <text:p>0.0129388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84453" calcext:value-type="float">
            <text:p>0.0184453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58334" calcext:value-type="float">
            <text:p>2583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604364" calcext:value-type="float">
            <text:p>0.0604364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84" calcext:value-type="float">
            <text:p>0.0189984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7595" calcext:value-type="float">
            <text:p>0.527595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69480" calcext:value-type="float">
            <text:p>13694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604399" calcext:value-type="float">
            <text:p>0.060439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65" calcext:value-type="float">
            <text:p>0.0189965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4101" calcext:value-type="float">
            <text:p>0.144101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7942" calcext:value-type="float">
            <text:p>0.527942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83760" calcext:value-type="float">
            <text:p>13837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600485" calcext:value-type="float">
            <text:p>0.0600485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8966" calcext:value-type="float">
            <text:p>0.018966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4388" calcext:value-type="float">
            <text:p>0.144388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8636" calcext:value-type="float">
            <text:p>0.528636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47470" calcext:value-type="float">
            <text:p>13474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1707" calcext:value-type="float">
            <text:p>0.081707</text:p>
          </table:table-cell>
          <table:table-cell office:value-type="float" office:value="0.0193237" calcext:value-type="float">
            <text:p>0.0193237</text:p>
          </table:table-cell>
          <table:table-cell office:value-type="float" office:value="0.020824" calcext:value-type="float">
            <text:p>0.020824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143888" calcext:value-type="float">
            <text:p>0.00143888</text:p>
          </table:table-cell>
          <table:table-cell office:value-type="float" office:value="1310230" calcext:value-type="float">
            <text:p>13102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16805" calcext:value-type="float">
            <text:p>0.0816805</text:p>
          </table:table-cell>
          <table:table-cell office:value-type="float" office:value="0.0193638" calcext:value-type="float">
            <text:p>0.0193638</text:p>
          </table:table-cell>
          <table:table-cell office:value-type="float" office:value="0.0208222" calcext:value-type="float">
            <text:p>0.0208222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143888" calcext:value-type="float">
            <text:p>0.00143888</text:p>
          </table:table-cell>
          <table:table-cell office:value-type="float" office:value="1280570" calcext:value-type="float">
            <text:p>12805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08137" calcext:value-type="float">
            <text:p>0.0808137</text:p>
          </table:table-cell>
          <table:table-cell office:value-type="float" office:value="0.0192771" calcext:value-type="float">
            <text:p>0.0192771</text:p>
          </table:table-cell>
          <table:table-cell office:value-type="float" office:value="0.0207722" calcext:value-type="float">
            <text:p>0.0207722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1264180" calcext:value-type="float">
            <text:p>12641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9229" calcext:value-type="float">
            <text:p>0.09922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6037" calcext:value-type="float">
            <text:p>0.0226037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49150" calcext:value-type="float">
            <text:p>12491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91384" calcext:value-type="float">
            <text:p>0.09913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6014" calcext:value-type="float">
            <text:p>0.0226014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8229" calcext:value-type="float">
            <text:p>0.12822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068" calcext:value-type="float">
            <text:p>0.405068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68210" calcext:value-type="float">
            <text:p>12682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75402" calcext:value-type="float">
            <text:p>0.0975402</text:p>
          </table:table-cell>
          <table:table-cell office:value-type="float" office:value="0.0214286" calcext:value-type="float">
            <text:p>0.0214286</text:p>
          </table:table-cell>
          <table:table-cell office:value-type="float" office:value="0.0225289" calcext:value-type="float">
            <text:p>0.022528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8822" calcext:value-type="float">
            <text:p>0.128822</text:p>
          </table:table-cell>
          <table:table-cell office:value-type="float" office:value="0.0289093" calcext:value-type="float">
            <text:p>0.0289093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7017" calcext:value-type="float">
            <text:p>0.00177017</text:p>
          </table:table-cell>
          <table:table-cell office:value-type="float" office:value="1248370" calcext:value-type="float">
            <text:p>12483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6973" calcext:value-type="float">
            <text:p>0.0576973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4605" calcext:value-type="float">
            <text:p>0.0154605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98" calcext:value-type="float">
            <text:p>0.134098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51193" calcext:value-type="float">
            <text:p>2511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6378" calcext:value-type="float">
            <text:p>0.0576378</text:p>
          </table:table-cell>
          <table:table-cell office:value-type="float" office:value="0.0143369" calcext:value-type="float">
            <text:p>0.0143369</text:p>
          </table:table-cell>
          <table:table-cell office:value-type="float" office:value="0.015459" calcext:value-type="float">
            <text:p>0.015459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59" calcext:value-type="float">
            <text:p>0.13405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50357" calcext:value-type="float">
            <text:p>2503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72995" calcext:value-type="float">
            <text:p>0.0572995</text:p>
          </table:table-cell>
          <table:table-cell office:value-type="float" office:value="0.0142349" calcext:value-type="float">
            <text:p>0.0142349</text:p>
          </table:table-cell>
          <table:table-cell office:value-type="float" office:value="0.0154322" calcext:value-type="float">
            <text:p>0.0154322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0810" calcext:value-type="float">
            <text:p>2508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2175" calcext:value-type="float">
            <text:p>0.0802175</text:p>
          </table:table-cell>
          <table:table-cell office:value-type="float" office:value="0.0167504" calcext:value-type="float">
            <text:p>0.0167504</text:p>
          </table:table-cell>
          <table:table-cell office:value-type="float" office:value="0.0172408" calcext:value-type="float">
            <text:p>0.0172408</text:p>
          </table:table-cell>
          <table:table-cell office:value-type="float" office:value="0.0255591" calcext:value-type="float">
            <text:p>0.0255591</text:p>
          </table:table-cell>
          <table:table-cell office:value-type="float" office:value="0.124056" calcext:value-type="float">
            <text:p>0.124056</text:p>
          </table:table-cell>
          <table:table-cell office:value-type="float" office:value="0.0223152" calcext:value-type="float">
            <text:p>0.0223152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48824" calcext:value-type="float">
            <text:p>2488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4123" calcext:value-type="float">
            <text:p>0.0804123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72398" calcext:value-type="float">
            <text:p>0.0172398</text:p>
          </table:table-cell>
          <table:table-cell office:value-type="float" office:value="0.0255754" calcext:value-type="float">
            <text:p>0.0255754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48792" calcext:value-type="float">
            <text:p>2487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0421" calcext:value-type="float">
            <text:p>0.0790421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125959" calcext:value-type="float">
            <text:p>0.125959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56786" calcext:value-type="float">
            <text:p>0.45678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47777" calcext:value-type="float">
            <text:p>247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8641" calcext:value-type="float">
            <text:p>0.0988641</text:p>
          </table:table-cell>
          <table:table-cell office:value-type="float" office:value="0.019084" calcext:value-type="float">
            <text:p>0.019084</text:p>
          </table:table-cell>
          <table:table-cell office:value-type="float" office:value="0.018954" calcext:value-type="float">
            <text:p>0.018954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25" calcext:value-type="float">
            <text:p>0.02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6164" calcext:value-type="float">
            <text:p>2461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874" calcext:value-type="float">
            <text:p>0.098874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0189515" calcext:value-type="float">
            <text:p>0.0189515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8404" calcext:value-type="float">
            <text:p>0.1184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6038" calcext:value-type="float">
            <text:p>2460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73005" calcext:value-type="float">
            <text:p>0.0973005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88931" calcext:value-type="float">
            <text:p>0.0188931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18616" calcext:value-type="float">
            <text:p>0.118616</text:p>
          </table:table-cell>
          <table:table-cell office:value-type="float" office:value="0.0249307" calcext:value-type="float">
            <text:p>0.0249307</text:p>
          </table:table-cell>
          <table:table-cell office:value-type="float" office:value="0.412704" calcext:value-type="float">
            <text:p>0.41270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4803" calcext:value-type="float">
            <text:p>2448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01613" calcext:value-type="float">
            <text:p>0.0501613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771" calcext:value-type="float">
            <text:p>0.0112771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118814" calcext:value-type="float">
            <text:p>0.118814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25369" calcext:value-type="float">
            <text:p>2253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01269" calcext:value-type="float">
            <text:p>0.0501269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76" calcext:value-type="float">
            <text:p>0.011276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118785" calcext:value-type="float">
            <text:p>0.118785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25271" calcext:value-type="float">
            <text:p>2252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6541" calcext:value-type="float">
            <text:p>0.0496541</text:p>
          </table:table-cell>
          <table:table-cell office:value-type="float" office:value="0.0110345" calcext:value-type="float">
            <text:p>0.0110345</text:p>
          </table:table-cell>
          <table:table-cell office:value-type="float" office:value="0.0112462" calcext:value-type="float">
            <text:p>0.0112462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4648" calcext:value-type="float">
            <text:p>224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4286" calcext:value-type="float">
            <text:p>0.0724286</text:p>
          </table:table-cell>
          <table:table-cell office:value-type="float" office:value="0.0132013" calcext:value-type="float">
            <text:p>0.0132013</text:p>
          </table:table-cell>
          <table:table-cell office:value-type="float" office:value="0.0128149" calcext:value-type="float">
            <text:p>0.0128149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20323" calcext:value-type="float">
            <text:p>2203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4139" calcext:value-type="float">
            <text:p>0.0724139</text:p>
          </table:table-cell>
          <table:table-cell office:value-type="float" office:value="0.0131796" calcext:value-type="float">
            <text:p>0.0131796</text:p>
          </table:table-cell>
          <table:table-cell office:value-type="float" office:value="0.0128142" calcext:value-type="float">
            <text:p>0.0128142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.116322" calcext:value-type="float">
            <text:p>0.116322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19860" calcext:value-type="float">
            <text:p>2198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597" calcext:value-type="float">
            <text:p>0.0712597</text:p>
          </table:table-cell>
          <table:table-cell office:value-type="float" office:value="0.0129032" calcext:value-type="float">
            <text:p>0.0129032</text:p>
          </table:table-cell>
          <table:table-cell office:value-type="float" office:value="0.0127726" calcext:value-type="float">
            <text:p>0.0127726</text:p>
          </table:table-cell>
          <table:table-cell office:value-type="float" office:value="0.0197368" calcext:value-type="float">
            <text:p>0.0197368</text:p>
          </table:table-cell>
          <table:table-cell office:value-type="float" office:value="0.119017" calcext:value-type="float">
            <text:p>0.11901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9812" calcext:value-type="float">
            <text:p>219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6927" calcext:value-type="float">
            <text:p>0.091692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0143272" calcext:value-type="float">
            <text:p>0.014327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8683" calcext:value-type="float">
            <text:p>0.108683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6068" calcext:value-type="float">
            <text:p>2160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7637" calcext:value-type="float">
            <text:p>0.091763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0143263" calcext:value-type="float">
            <text:p>0.014326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019" calcext:value-type="float">
            <text:p>0.10901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5880" calcext:value-type="float">
            <text:p>2158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01759" calcext:value-type="float">
            <text:p>0.0901759</text:p>
          </table:table-cell>
          <table:table-cell office:value-type="float" office:value="0.0145631" calcext:value-type="float">
            <text:p>0.0145631</text:p>
          </table:table-cell>
          <table:table-cell office:value-type="float" office:value="0.0142727" calcext:value-type="float">
            <text:p>0.0142727</text:p>
          </table:table-cell>
          <table:table-cell office:value-type="float" office:value="0.0224299" calcext:value-type="float">
            <text:p>0.0224299</text:p>
          </table:table-cell>
          <table:table-cell office:value-type="float" office:value="0.109326" calcext:value-type="float">
            <text:p>0.109326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16173" calcext:value-type="float">
            <text:p>2161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90541" calcext:value-type="float">
            <text:p>0.0590541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49" calcext:value-type="float">
            <text:p>0.146049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59635" calcext:value-type="float">
            <text:p>7596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90853" calcext:value-type="float">
            <text:p>0.0590853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53" calcext:value-type="float">
            <text:p>0.0184953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53" calcext:value-type="float">
            <text:p>0.146153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67980" calcext:value-type="float">
            <text:p>7679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87487" calcext:value-type="float">
            <text:p>0.0587487</text:p>
          </table:table-cell>
          <table:table-cell office:value-type="float" office:value="0.0163265" calcext:value-type="float">
            <text:p>0.0163265</text:p>
          </table:table-cell>
          <table:table-cell office:value-type="float" office:value="0.0184676" calcext:value-type="float">
            <text:p>0.018467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7661" calcext:value-type="float">
            <text:p>0.14766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538008" calcext:value-type="float">
            <text:p>0.538008</text:p>
          </table:table-cell>
          <table:table-cell office:value-type="float" office:value="0.000721911" calcext:value-type="float">
            <text:p>0.000721911</text:p>
          </table:table-cell>
          <table:table-cell office:value-type="float" office:value="758847" calcext:value-type="float">
            <text:p>7588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777" calcext:value-type="float">
            <text:p>0.080777</text:p>
          </table:table-cell>
          <table:table-cell office:value-type="float" office:value="0.0189125" calcext:value-type="float">
            <text:p>0.0189125</text:p>
          </table:table-cell>
          <table:table-cell office:value-type="float" office:value="0.0202476" calcext:value-type="float">
            <text:p>0.0202476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829732" calcext:value-type="float">
            <text:p>829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7561" calcext:value-type="float">
            <text:p>0.0807561</text:p>
          </table:table-cell>
          <table:table-cell office:value-type="float" office:value="0.0189349" calcext:value-type="float">
            <text:p>0.0189349</text:p>
          </table:table-cell>
          <table:table-cell office:value-type="float" office:value="0.0202461" calcext:value-type="float">
            <text:p>0.0202461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814302" calcext:value-type="float">
            <text:p>8143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9524" calcext:value-type="float">
            <text:p>0.0799524</text:p>
          </table:table-cell>
          <table:table-cell office:value-type="float" office:value="0.0186335" calcext:value-type="float">
            <text:p>0.0186335</text:p>
          </table:table-cell>
          <table:table-cell office:value-type="float" office:value="0.0202023" calcext:value-type="float">
            <text:p>0.0202023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9236" calcext:value-type="float">
            <text:p>0.139236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8943" calcext:value-type="float">
            <text:p>0.00138943</text:p>
          </table:table-cell>
          <table:table-cell office:value-type="float" office:value="786029" calcext:value-type="float">
            <text:p>7860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5044" calcext:value-type="float">
            <text:p>0.0985044</text:p>
          </table:table-cell>
          <table:table-cell office:value-type="float" office:value="0.020592" calcext:value-type="float">
            <text:p>0.020592</text:p>
          </table:table-cell>
          <table:table-cell office:value-type="float" office:value="0.0219781" calcext:value-type="float">
            <text:p>0.0219781</text:p>
          </table:table-cell>
          <table:table-cell office:value-type="float" office:value="0.0324826" calcext:value-type="float">
            <text:p>0.0324826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93566" calcext:value-type="float">
            <text:p>7935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4106" calcext:value-type="float">
            <text:p>0.0984106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9766" calcext:value-type="float">
            <text:p>0.0219766</text:p>
          </table:table-cell>
          <table:table-cell office:value-type="float" office:value="0.0324826" calcext:value-type="float">
            <text:p>0.0324826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95963" calcext:value-type="float">
            <text:p>7959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248" calcext:value-type="float">
            <text:p>0.0968248</text:p>
          </table:table-cell>
          <table:table-cell office:value-type="float" office:value="0.0204978" calcext:value-type="float">
            <text:p>0.0204978</text:p>
          </table:table-cell>
          <table:table-cell office:value-type="float" office:value="0.0219115" calcext:value-type="float">
            <text:p>0.0219115</text:p>
          </table:table-cell>
          <table:table-cell office:value-type="float" office:value="0.0323887" calcext:value-type="float">
            <text:p>0.0323887</text:p>
          </table:table-cell>
          <table:table-cell office:value-type="float" office:value="0.127967" calcext:value-type="float">
            <text:p>0.127967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764332" calcext:value-type="float">
            <text:p>7643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1216" calcext:value-type="float">
            <text:p>0.0571216</text:p>
          </table:table-cell>
          <table:table-cell office:value-type="float" office:value="0.0138169" calcext:value-type="float">
            <text:p>0.0138169</text:p>
          </table:table-cell>
          <table:table-cell office:value-type="float" office:value="0.0150372" calcext:value-type="float">
            <text:p>0.0150372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89959" calcext:value-type="float">
            <text:p>0.0189959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66944" calcext:value-type="float">
            <text:p>2669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576" calcext:value-type="float">
            <text:p>0.0570576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50359" calcext:value-type="float">
            <text:p>0.0150359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90024" calcext:value-type="float">
            <text:p>0.0190024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47189" calcext:value-type="float">
            <text:p>2471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747" calcext:value-type="float">
            <text:p>0.05674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50166" calcext:value-type="float">
            <text:p>0.0150166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9053" calcext:value-type="float">
            <text:p>0.139053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8484" calcext:value-type="float">
            <text:p>2584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784" calcext:value-type="float">
            <text:p>0.079784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689" calcext:value-type="float">
            <text:p>0.016768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7346" calcext:value-type="float">
            <text:p>2673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9718" calcext:value-type="float">
            <text:p>0.0799718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0167671" calcext:value-type="float">
            <text:p>0.016767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56077" calcext:value-type="float">
            <text:p>2560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6342" calcext:value-type="float">
            <text:p>0.0786342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325" calcext:value-type="float">
            <text:p>0.0167325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129866" calcext:value-type="float">
            <text:p>0.129866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6786" calcext:value-type="float">
            <text:p>0.45678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54975" calcext:value-type="float">
            <text:p>2549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4164" calcext:value-type="float">
            <text:p>0.0984164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678" calcext:value-type="float">
            <text:p>0.0184678</text:p>
          </table:table-cell>
          <table:table-cell office:value-type="float" office:value="0.027972" calcext:value-type="float">
            <text:p>0.027972</text:p>
          </table:table-cell>
          <table:table-cell office:value-type="float" office:value="0.122394" calcext:value-type="float">
            <text:p>0.122394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897" calcext:value-type="float">
            <text:p>2638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4258" calcext:value-type="float">
            <text:p>0.0984258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663" calcext:value-type="float">
            <text:p>0.0184663</text:p>
          </table:table-cell>
          <table:table-cell office:value-type="float" office:value="0.027972" calcext:value-type="float">
            <text:p>0.027972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7909" calcext:value-type="float">
            <text:p>2679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622" calcext:value-type="float">
            <text:p>0.0968622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4165" calcext:value-type="float">
            <text:p>0.0184165</text:p>
          </table:table-cell>
          <table:table-cell office:value-type="float" office:value="0.0278884" calcext:value-type="float">
            <text:p>0.0278884</text:p>
          </table:table-cell>
          <table:table-cell office:value-type="float" office:value="0.124061" calcext:value-type="float">
            <text:p>0.124061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12704" calcext:value-type="float">
            <text:p>0.41270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6299" calcext:value-type="float">
            <text:p>2662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00733" calcext:value-type="float">
            <text:p>0.0500733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120609" calcext:value-type="float">
            <text:p>0.120609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46133" calcext:value-type="float">
            <text:p>2461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004" calcext:value-type="float">
            <text:p>0.05004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202" calcext:value-type="float">
            <text:p>0.011202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12057" calcext:value-type="float">
            <text:p>0.12057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36009" calcext:value-type="float">
            <text:p>2360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5705" calcext:value-type="float">
            <text:p>0.0495705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748" calcext:value-type="float">
            <text:p>0.0111748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6031" calcext:value-type="float">
            <text:p>2260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3678" calcext:value-type="float">
            <text:p>0.0723678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45893" calcext:value-type="float">
            <text:p>2458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3531" calcext:value-type="float">
            <text:p>0.0723531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588" calcext:value-type="float">
            <text:p>0.0127588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42806" calcext:value-type="float">
            <text:p>2428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079" calcext:value-type="float">
            <text:p>0.0712079</text:p>
          </table:table-cell>
          <table:table-cell office:value-type="float" office:value="0.0126783" calcext:value-type="float">
            <text:p>0.0126783</text:p>
          </table:table-cell>
          <table:table-cell office:value-type="float" office:value="0.0127185" calcext:value-type="float">
            <text:p>0.0127185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5328" calcext:value-type="float">
            <text:p>2553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6762" calcext:value-type="float">
            <text:p>0.091676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964" calcext:value-type="float">
            <text:p>0.0142964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37714" calcext:value-type="float">
            <text:p>2377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7472" calcext:value-type="float">
            <text:p>0.091747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956" calcext:value-type="float">
            <text:p>0.0142956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701" calcext:value-type="float">
            <text:p>0.109701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3154" calcext:value-type="float">
            <text:p>2531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01621" calcext:value-type="float">
            <text:p>0.0901621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42425" calcext:value-type="float">
            <text:p>0.0142425</text:p>
          </table:table-cell>
          <table:table-cell office:value-type="float" office:value="0.0224299" calcext:value-type="float">
            <text:p>0.0224299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56192" calcext:value-type="float">
            <text:p>2561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602226" calcext:value-type="float">
            <text:p>0.0602226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68" calcext:value-type="float">
            <text:p>0.0189968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0771357" calcext:value-type="float">
            <text:p>0.000771357</text:p>
          </table:table-cell>
          <table:table-cell office:value-type="float" office:value="1354450" calcext:value-type="float">
            <text:p>13544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602298" calcext:value-type="float">
            <text:p>0.0602298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48" calcext:value-type="float">
            <text:p>0.0189948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4101" calcext:value-type="float">
            <text:p>0.144101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933" calcext:value-type="float">
            <text:p>0.52933</text:p>
          </table:table-cell>
          <table:table-cell office:value-type="float" office:value="0.000771357" calcext:value-type="float">
            <text:p>0.000771357</text:p>
          </table:table-cell>
          <table:table-cell office:value-type="float" office:value="1292460" calcext:value-type="float">
            <text:p>12924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98081" calcext:value-type="float">
            <text:p>0.059808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89644" calcext:value-type="float">
            <text:p>0.0189644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4324" calcext:value-type="float">
            <text:p>0.144324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0776302" calcext:value-type="float">
            <text:p>0.000776302</text:p>
          </table:table-cell>
          <table:table-cell office:value-type="float" office:value="1286130" calcext:value-type="float">
            <text:p>1286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11251" calcext:value-type="float">
            <text:p>0.0811251</text:p>
          </table:table-cell>
          <table:table-cell office:value-type="float" office:value="0.0193237" calcext:value-type="float">
            <text:p>0.0193237</text:p>
          </table:table-cell>
          <table:table-cell office:value-type="float" office:value="0.0208202" calcext:value-type="float">
            <text:p>0.0208202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43393" calcext:value-type="float">
            <text:p>0.00143393</text:p>
          </table:table-cell>
          <table:table-cell office:value-type="float" office:value="1265950" calcext:value-type="float">
            <text:p>12659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12101" calcext:value-type="float">
            <text:p>0.0812101</text:p>
          </table:table-cell>
          <table:table-cell office:value-type="float" office:value="0.0193638" calcext:value-type="float">
            <text:p>0.0193638</text:p>
          </table:table-cell>
          <table:table-cell office:value-type="float" office:value="0.0208184" calcext:value-type="float">
            <text:p>0.0208184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43393" calcext:value-type="float">
            <text:p>0.00143393</text:p>
          </table:table-cell>
          <table:table-cell office:value-type="float" office:value="1274300" calcext:value-type="float">
            <text:p>1274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04524" calcext:value-type="float">
            <text:p>0.0804524</text:p>
          </table:table-cell>
          <table:table-cell office:value-type="float" office:value="0.0192771" calcext:value-type="float">
            <text:p>0.0192771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302115" calcext:value-type="float">
            <text:p>0.0302115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9932" calcext:value-type="float">
            <text:p>0.00139932</text:p>
          </table:table-cell>
          <table:table-cell office:value-type="float" office:value="1271510" calcext:value-type="float">
            <text:p>12715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6121" calcext:value-type="float">
            <text:p>0.0986121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5959" calcext:value-type="float">
            <text:p>0.0225959</text:p>
          </table:table-cell>
          <table:table-cell office:value-type="float" office:value="0.033389" calcext:value-type="float">
            <text:p>0.033389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068" calcext:value-type="float">
            <text:p>0.405068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82980" calcext:value-type="float">
            <text:p>12829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6693" calcext:value-type="float">
            <text:p>0.0986693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5937" calcext:value-type="float">
            <text:p>0.022593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49390" calcext:value-type="float">
            <text:p>12493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709" calcext:value-type="float">
            <text:p>0.0968709</text:p>
          </table:table-cell>
          <table:table-cell office:value-type="float" office:value="0.0214286" calcext:value-type="float">
            <text:p>0.0214286</text:p>
          </table:table-cell>
          <table:table-cell office:value-type="float" office:value="0.0225212" calcext:value-type="float">
            <text:p>0.0225212</text:p>
          </table:table-cell>
          <table:table-cell office:value-type="float" office:value="0.0332717" calcext:value-type="float">
            <text:p>0.0332717</text:p>
          </table:table-cell>
          <table:table-cell office:value-type="float" office:value="0.128699" calcext:value-type="float">
            <text:p>0.128699</text:p>
          </table:table-cell>
          <table:table-cell office:value-type="float" office:value="0.0289093" calcext:value-type="float">
            <text:p>0.0289093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1234790" calcext:value-type="float">
            <text:p>12347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4358" calcext:value-type="float">
            <text:p>0.0574358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4526" calcext:value-type="float">
            <text:p>0.0154526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3388" calcext:value-type="float">
            <text:p>253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3589" calcext:value-type="float">
            <text:p>0.0573589</text:p>
          </table:table-cell>
          <table:table-cell office:value-type="float" office:value="0.0143369" calcext:value-type="float">
            <text:p>0.0143369</text:p>
          </table:table-cell>
          <table:table-cell office:value-type="float" office:value="0.015451" calcext:value-type="float">
            <text:p>0.015451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55237" calcext:value-type="float">
            <text:p>2552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70105" calcext:value-type="float">
            <text:p>0.0570105</text:p>
          </table:table-cell>
          <table:table-cell office:value-type="float" office:value="0.0142349" calcext:value-type="float">
            <text:p>0.0142349</text:p>
          </table:table-cell>
          <table:table-cell office:value-type="float" office:value="0.0154242" calcext:value-type="float">
            <text:p>0.0154242</text:p>
          </table:table-cell>
          <table:table-cell office:value-type="float" office:value="0.0226244" calcext:value-type="float">
            <text:p>0.0226244</text:p>
          </table:table-cell>
          <table:table-cell office:value-type="float" office:value="0.137223" calcext:value-type="float">
            <text:p>0.137223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52854" calcext:value-type="float">
            <text:p>2528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6315" calcext:value-type="float">
            <text:p>0.0796315</text:p>
          </table:table-cell>
          <table:table-cell office:value-type="float" office:value="0.0167504" calcext:value-type="float">
            <text:p>0.0167504</text:p>
          </table:table-cell>
          <table:table-cell office:value-type="float" office:value="0.0172248" calcext:value-type="float">
            <text:p>0.0172248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223048" calcext:value-type="float">
            <text:p>0.0223048</text:p>
          </table:table-cell>
          <table:table-cell office:value-type="float" office:value="0.45505" calcext:value-type="float">
            <text:p>0.4550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50461" calcext:value-type="float">
            <text:p>2504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7702" calcext:value-type="float">
            <text:p>0.0797702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72236" calcext:value-type="float">
            <text:p>0.0172236</text:p>
          </table:table-cell>
          <table:table-cell office:value-type="float" office:value="0.0255183" calcext:value-type="float">
            <text:p>0.0255183</text:p>
          </table:table-cell>
          <table:table-cell office:value-type="float" office:value="0.12322" calcext:value-type="float">
            <text:p>0.12322</text:p>
          </table:table-cell>
          <table:table-cell office:value-type="float" office:value="0.0223048" calcext:value-type="float">
            <text:p>0.0223048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49965" calcext:value-type="float">
            <text:p>2499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5368" calcext:value-type="float">
            <text:p>0.0785368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71792" calcext:value-type="float">
            <text:p>0.0171792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6043" calcext:value-type="float">
            <text:p>0.126043</text:p>
          </table:table-cell>
          <table:table-cell office:value-type="float" office:value="0.0221729" calcext:value-type="float">
            <text:p>0.0221729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0125" calcext:value-type="float">
            <text:p>250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2008" calcext:value-type="float">
            <text:p>0.0982008</text:p>
          </table:table-cell>
          <table:table-cell office:value-type="float" office:value="0.019084" calcext:value-type="float">
            <text:p>0.019084</text:p>
          </table:table-cell>
          <table:table-cell office:value-type="float" office:value="0.0189249" calcext:value-type="float">
            <text:p>0.0189249</text:p>
          </table:table-cell>
          <table:table-cell office:value-type="float" office:value="0.0285132" calcext:value-type="float">
            <text:p>0.0285132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506" calcext:value-type="float">
            <text:p>2445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2744" calcext:value-type="float">
            <text:p>0.0982744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0189226" calcext:value-type="float">
            <text:p>0.0189226</text:p>
          </table:table-cell>
          <table:table-cell office:value-type="float" office:value="0.0285132" calcext:value-type="float">
            <text:p>0.0285132</text:p>
          </table:table-cell>
          <table:table-cell office:value-type="float" office:value="0.118097" calcext:value-type="float">
            <text:p>0.118097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796" calcext:value-type="float">
            <text:p>2447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6728" calcext:value-type="float">
            <text:p>0.0966728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88633" calcext:value-type="float">
            <text:p>0.0188633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458" calcext:value-type="float">
            <text:p>2444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843" calcext:value-type="float">
            <text:p>0.049843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489" calcext:value-type="float">
            <text:p>0.0112489</text:p>
          </table:table-cell>
          <table:table-cell office:value-type="float" office:value="0.0170648" calcext:value-type="float">
            <text:p>0.0170648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48148" calcext:value-type="float">
            <text:p>0.014814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3456" calcext:value-type="float">
            <text:p>2234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628" calcext:value-type="float">
            <text:p>0.0497628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478" calcext:value-type="float">
            <text:p>0.0112478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48148" calcext:value-type="float">
            <text:p>0.014814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23142" calcext:value-type="float">
            <text:p>223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187" calcext:value-type="float">
            <text:p>0.0493187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0.0112181" calcext:value-type="float">
            <text:p>0.0112181</text:p>
          </table:table-cell>
          <table:table-cell office:value-type="float" office:value="0.0170358" calcext:value-type="float">
            <text:p>0.0170358</text:p>
          </table:table-cell>
          <table:table-cell office:value-type="float" office:value="0.119813" calcext:value-type="float">
            <text:p>0.119813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2939" calcext:value-type="float">
            <text:p>2229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995" calcext:value-type="float">
            <text:p>0.0717995</text:p>
          </table:table-cell>
          <table:table-cell office:value-type="float" office:value="0.0131796" calcext:value-type="float">
            <text:p>0.0131796</text:p>
          </table:table-cell>
          <table:table-cell office:value-type="float" office:value="0.0127677" calcext:value-type="float">
            <text:p>0.0127677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6668" calcext:value-type="float">
            <text:p>0.116668</text:p>
          </table:table-cell>
          <table:table-cell office:value-type="float" office:value="0.0171821" calcext:value-type="float">
            <text:p>0.0171821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8237" calcext:value-type="float">
            <text:p>2182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8321" calcext:value-type="float">
            <text:p>0.0718321</text:p>
          </table:table-cell>
          <table:table-cell office:value-type="float" office:value="0.0131363" calcext:value-type="float">
            <text:p>0.0131363</text:p>
          </table:table-cell>
          <table:table-cell office:value-type="float" office:value="0.0127669" calcext:value-type="float">
            <text:p>0.012766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6767" calcext:value-type="float">
            <text:p>0.11676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9672" calcext:value-type="float">
            <text:p>2196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36" calcext:value-type="float">
            <text:p>0.070636</text:p>
          </table:table-cell>
          <table:table-cell office:value-type="float" office:value="0.0129032" calcext:value-type="float">
            <text:p>0.0129032</text:p>
          </table:table-cell>
          <table:table-cell office:value-type="float" office:value="0.0127248" calcext:value-type="float">
            <text:p>0.0127248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9274" calcext:value-type="float">
            <text:p>0.119274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8130" calcext:value-type="float">
            <text:p>218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0438" calcext:value-type="float">
            <text:p>0.0910438</text:p>
          </table:table-cell>
          <table:table-cell office:value-type="float" office:value="0.0148331" calcext:value-type="float">
            <text:p>0.0148331</text:p>
          </table:table-cell>
          <table:table-cell office:value-type="float" office:value="0.0142633" calcext:value-type="float">
            <text:p>0.0142633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065" calcext:value-type="float">
            <text:p>0.10806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4993" calcext:value-type="float">
            <text:p>2149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1209" calcext:value-type="float">
            <text:p>0.0911209</text:p>
          </table:table-cell>
          <table:table-cell office:value-type="float" office:value="0.0148331" calcext:value-type="float">
            <text:p>0.0148331</text:p>
          </table:table-cell>
          <table:table-cell office:value-type="float" office:value="0.0142624" calcext:value-type="float">
            <text:p>0.0142624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065" calcext:value-type="float">
            <text:p>0.108065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5138" calcext:value-type="float">
            <text:p>2151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5848" calcext:value-type="float">
            <text:p>0.0895848</text:p>
          </table:table-cell>
          <table:table-cell office:value-type="float" office:value="0.0145349" calcext:value-type="float">
            <text:p>0.0145349</text:p>
          </table:table-cell>
          <table:table-cell office:value-type="float" office:value="0.0142085" calcext:value-type="float">
            <text:p>0.0142085</text:p>
          </table:table-cell>
          <table:table-cell office:value-type="float" office:value="0.0223285" calcext:value-type="float">
            <text:p>0.0223285</text:p>
          </table:table-cell>
          <table:table-cell office:value-type="float" office:value="0.110418" calcext:value-type="float">
            <text:p>0.110418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4993" calcext:value-type="float">
            <text:p>2149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89399" calcext:value-type="float">
            <text:p>0.0589399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56" calcext:value-type="float">
            <text:p>0.018495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29" calcext:value-type="float">
            <text:p>0.146029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56901" calcext:value-type="float">
            <text:p>7569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89657" calcext:value-type="float">
            <text:p>0.0589657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48" calcext:value-type="float">
            <text:p>0.0184948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33" calcext:value-type="float">
            <text:p>0.146133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60766" calcext:value-type="float">
            <text:p>7607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85536" calcext:value-type="float">
            <text:p>0.0585536</text:p>
          </table:table-cell>
          <table:table-cell office:value-type="float" office:value="0.0163265" calcext:value-type="float">
            <text:p>0.0163265</text:p>
          </table:table-cell>
          <table:table-cell office:value-type="float" office:value="0.0184673" calcext:value-type="float">
            <text:p>0.0184673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7646" calcext:value-type="float">
            <text:p>0.14764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538355" calcext:value-type="float">
            <text:p>0.538355</text:p>
          </table:table-cell>
          <table:table-cell office:value-type="float" office:value="0.000716966" calcext:value-type="float">
            <text:p>0.000716966</text:p>
          </table:table-cell>
          <table:table-cell office:value-type="float" office:value="756336" calcext:value-type="float">
            <text:p>7563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2561" calcext:value-type="float">
            <text:p>0.0802561</text:p>
          </table:table-cell>
          <table:table-cell office:value-type="float" office:value="0.0189125" calcext:value-type="float">
            <text:p>0.0189125</text:p>
          </table:table-cell>
          <table:table-cell office:value-type="float" office:value="0.0202461" calcext:value-type="float">
            <text:p>0.0202461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53087" calcext:value-type="float">
            <text:p>7530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3394" calcext:value-type="float">
            <text:p>0.0803394</text:p>
          </table:table-cell>
          <table:table-cell office:value-type="float" office:value="0.0189349" calcext:value-type="float">
            <text:p>0.0189349</text:p>
          </table:table-cell>
          <table:table-cell office:value-type="float" office:value="0.0202446" calcext:value-type="float">
            <text:p>0.0202446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56047" calcext:value-type="float">
            <text:p>7560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6557" calcext:value-type="float">
            <text:p>0.0796557</text:p>
          </table:table-cell>
          <table:table-cell office:value-type="float" office:value="0.0186335" calcext:value-type="float">
            <text:p>0.0186335</text:p>
          </table:table-cell>
          <table:table-cell office:value-type="float" office:value="0.0202008" calcext:value-type="float">
            <text:p>0.0202008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9201" calcext:value-type="float">
            <text:p>0.139201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954" calcext:value-type="float">
            <text:p>0.00137954</text:p>
          </table:table-cell>
          <table:table-cell office:value-type="float" office:value="751725" calcext:value-type="float">
            <text:p>7517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9106" calcext:value-type="float">
            <text:p>0.0979106</text:p>
          </table:table-cell>
          <table:table-cell office:value-type="float" office:value="0.020592" calcext:value-type="float">
            <text:p>0.020592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324675" calcext:value-type="float">
            <text:p>0.0324675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46416" calcext:value-type="float">
            <text:p>7464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9612" calcext:value-type="float">
            <text:p>0.0979612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9737" calcext:value-type="float">
            <text:p>0.0219737</text:p>
          </table:table-cell>
          <table:table-cell office:value-type="float" office:value="0.0324675" calcext:value-type="float">
            <text:p>0.0324675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844" calcext:value-type="float">
            <text:p>0.407844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47705" calcext:value-type="float">
            <text:p>7477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1783" calcext:value-type="float">
            <text:p>0.0961783</text:p>
          </table:table-cell>
          <table:table-cell office:value-type="float" office:value="0.0204978" calcext:value-type="float">
            <text:p>0.0204978</text:p>
          </table:table-cell>
          <table:table-cell office:value-type="float" office:value="0.0219085" calcext:value-type="float">
            <text:p>0.0219085</text:p>
          </table:table-cell>
          <table:table-cell office:value-type="float" office:value="0.0323887" calcext:value-type="float">
            <text:p>0.0323887</text:p>
          </table:table-cell>
          <table:table-cell office:value-type="float" office:value="0.127912" calcext:value-type="float">
            <text:p>0.127912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5039" calcext:value-type="float">
            <text:p>0.00175039</text:p>
          </table:table-cell>
          <table:table-cell office:value-type="float" office:value="751634" calcext:value-type="float">
            <text:p>7516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8861" calcext:value-type="float">
            <text:p>0.0568861</text:p>
          </table:table-cell>
          <table:table-cell office:value-type="float" office:value="0.0138169" calcext:value-type="float">
            <text:p>0.0138169</text:p>
          </table:table-cell>
          <table:table-cell office:value-type="float" office:value="0.0150345" calcext:value-type="float">
            <text:p>0.0150345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89959" calcext:value-type="float">
            <text:p>0.0189959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29663" calcext:value-type="float">
            <text:p>2296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68046" calcext:value-type="float">
            <text:p>0.0568046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50331" calcext:value-type="float">
            <text:p>0.0150331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90024" calcext:value-type="float">
            <text:p>0.0190024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29697" calcext:value-type="float">
            <text:p>2296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4834" calcext:value-type="float">
            <text:p>0.0564834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5014" calcext:value-type="float">
            <text:p>0.015014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8929" calcext:value-type="float">
            <text:p>0.138929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9049" calcext:value-type="float">
            <text:p>0.539049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28721" calcext:value-type="float">
            <text:p>2287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2123" calcext:value-type="float">
            <text:p>0.0792123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628" calcext:value-type="float">
            <text:p>0.0167628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45505" calcext:value-type="float">
            <text:p>0.4550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28541" calcext:value-type="float">
            <text:p>2285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3441" calcext:value-type="float">
            <text:p>0.0793441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0167608" calcext:value-type="float">
            <text:p>0.0167608</text:p>
          </table:table-cell>
          <table:table-cell office:value-type="float" office:value="0.0248834" calcext:value-type="float">
            <text:p>0.0248834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28213" calcext:value-type="float">
            <text:p>2282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1439" calcext:value-type="float">
            <text:p>0.078143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259" calcext:value-type="float">
            <text:p>0.0167259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129866" calcext:value-type="float">
            <text:p>0.129866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28279" calcext:value-type="float">
            <text:p>2282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7684" calcext:value-type="float">
            <text:p>0.0977684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567" calcext:value-type="float">
            <text:p>0.0184567</text:p>
          </table:table-cell>
          <table:table-cell office:value-type="float" office:value="0.0279441" calcext:value-type="float">
            <text:p>0.0279441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7622" calcext:value-type="float">
            <text:p>2276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8416" calcext:value-type="float">
            <text:p>0.0978416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553" calcext:value-type="float">
            <text:p>0.0184553</text:p>
          </table:table-cell>
          <table:table-cell office:value-type="float" office:value="0.027933" calcext:value-type="float">
            <text:p>0.027933</text:p>
          </table:table-cell>
          <table:table-cell office:value-type="float" office:value="0.122513" calcext:value-type="float">
            <text:p>0.122513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8065" calcext:value-type="float">
            <text:p>2280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2544" calcext:value-type="float">
            <text:p>0.0962544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4051" calcext:value-type="float">
            <text:p>0.0184051</text:p>
          </table:table-cell>
          <table:table-cell office:value-type="float" office:value="0.0278422" calcext:value-type="float">
            <text:p>0.0278422</text:p>
          </table:table-cell>
          <table:table-cell office:value-type="float" office:value="0.123962" calcext:value-type="float">
            <text:p>0.123962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7876" calcext:value-type="float">
            <text:p>2278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7807" calcext:value-type="float">
            <text:p>0.0497807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899" calcext:value-type="float">
            <text:p>0.011189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0296" calcext:value-type="float">
            <text:p>2202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018" calcext:value-type="float">
            <text:p>0.0497018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889" calcext:value-type="float">
            <text:p>0.011188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19555" calcext:value-type="float">
            <text:p>2195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2591" calcext:value-type="float">
            <text:p>0.0492591</text:p>
          </table:table-cell>
          <table:table-cell office:value-type="float" office:value="0.0108992" calcext:value-type="float">
            <text:p>0.0108992</text:p>
          </table:table-cell>
          <table:table-cell office:value-type="float" office:value="0.0111615" calcext:value-type="float">
            <text:p>0.0111615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14652" calcext:value-type="float">
            <text:p>0.014652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9266" calcext:value-type="float">
            <text:p>2192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58" calcext:value-type="float">
            <text:p>0.071758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268" calcext:value-type="float">
            <text:p>0.0127268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118824" calcext:value-type="float">
            <text:p>0.118824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7063" calcext:value-type="float">
            <text:p>2170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7906" calcext:value-type="float">
            <text:p>0.0717906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2726" calcext:value-type="float">
            <text:p>0.012726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119452" calcext:value-type="float">
            <text:p>0.119452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7353" calcext:value-type="float">
            <text:p>2173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037" calcext:value-type="float">
            <text:p>0.0706037</text:p>
          </table:table-cell>
          <table:table-cell office:value-type="float" office:value="0.0126783" calcext:value-type="float">
            <text:p>0.0126783</text:p>
          </table:table-cell>
          <table:table-cell office:value-type="float" office:value="0.0126853" calcext:value-type="float">
            <text:p>0.0126853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6829" calcext:value-type="float">
            <text:p>2168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0312" calcext:value-type="float">
            <text:p>0.091031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434" calcext:value-type="float">
            <text:p>0.0142434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7991" calcext:value-type="float">
            <text:p>0.107991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4484" calcext:value-type="float">
            <text:p>2144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1083" calcext:value-type="float">
            <text:p>0.09110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425" calcext:value-type="float">
            <text:p>0.0142425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5562" calcext:value-type="float">
            <text:p>2155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5733" calcext:value-type="float">
            <text:p>0.0895733</text:p>
          </table:table-cell>
          <table:table-cell office:value-type="float" office:value="0.0144928" calcext:value-type="float">
            <text:p>0.0144928</text:p>
          </table:table-cell>
          <table:table-cell office:value-type="float" office:value="0.0141889" calcext:value-type="float">
            <text:p>0.0141889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1116" calcext:value-type="float">
            <text:p>0.11111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4549" calcext:value-type="float">
            <text:p>2145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9669" calcext:value-type="float">
            <text:p>0.0569669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9997" calcext:value-type="float">
            <text:p>0.0179997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49" calcext:value-type="float">
            <text:p>0.152349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2933" calcext:value-type="float">
            <text:p>0.552933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0405" calcext:value-type="float">
            <text:p>480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577" calcext:value-type="float">
            <text:p>0.0570577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79986" calcext:value-type="float">
            <text:p>0.0179986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64" calcext:value-type="float">
            <text:p>0.15236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1394" calcext:value-type="float">
            <text:p>481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8277" calcext:value-type="float">
            <text:p>0.0568277</text:p>
          </table:table-cell>
          <table:table-cell office:value-type="float" office:value="0.0156006" calcext:value-type="float">
            <text:p>0.0156006</text:p>
          </table:table-cell>
          <table:table-cell office:value-type="float" office:value="0.0179735" calcext:value-type="float">
            <text:p>0.017973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53397" calcext:value-type="float">
            <text:p>0.153397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54321" calcext:value-type="float">
            <text:p>0.55432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480220" calcext:value-type="float">
            <text:p>4802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4928" calcext:value-type="float">
            <text:p>0.0794928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9616" calcext:value-type="float">
            <text:p>0.019616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769" calcext:value-type="float">
            <text:p>0.464769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477964" calcext:value-type="float">
            <text:p>4779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4796" calcext:value-type="float">
            <text:p>0.0794796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96153" calcext:value-type="float">
            <text:p>0.0196153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422" calcext:value-type="float">
            <text:p>0.464422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480066" calcext:value-type="float">
            <text:p>4800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5872" calcext:value-type="float">
            <text:p>0.0785872</text:p>
          </table:table-cell>
          <table:table-cell office:value-type="float" office:value="0.0175695" calcext:value-type="float">
            <text:p>0.0175695</text:p>
          </table:table-cell>
          <table:table-cell office:value-type="float" office:value="0.0195717" calcext:value-type="float">
            <text:p>0.0195717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6852" calcext:value-type="float">
            <text:p>0.466852</text:p>
          </table:table-cell>
          <table:table-cell office:value-type="float" office:value="0.00135482" calcext:value-type="float">
            <text:p>0.00135482</text:p>
          </table:table-cell>
          <table:table-cell office:value-type="float" office:value="480634" calcext:value-type="float">
            <text:p>4806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4821" calcext:value-type="float">
            <text:p>0.0974821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35" calcext:value-type="float">
            <text:p>0.0212635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134" calcext:value-type="float">
            <text:p>0.415134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81679" calcext:value-type="float">
            <text:p>4816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3923" calcext:value-type="float">
            <text:p>0.0973923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26" calcext:value-type="float">
            <text:p>0.0212626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828" calcext:value-type="float">
            <text:p>0.415828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84059" calcext:value-type="float">
            <text:p>4840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7651" calcext:value-type="float">
            <text:p>0.0957651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0212031" calcext:value-type="float">
            <text:p>0.021203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2021" calcext:value-type="float">
            <text:p>0.13202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477507" calcext:value-type="float">
            <text:p>4775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2325" calcext:value-type="float">
            <text:p>0.0562325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99" calcext:value-type="float">
            <text:p>0.0145799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435" calcext:value-type="float">
            <text:p>0.142435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132" calcext:value-type="float">
            <text:p>0.54113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15463" calcext:value-type="float">
            <text:p>2154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87" calcext:value-type="float">
            <text:p>0.0145787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38" calcext:value-type="float">
            <text:p>0.14238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14813" calcext:value-type="float">
            <text:p>2148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59203" calcext:value-type="float">
            <text:p>0.0559203</text:p>
          </table:table-cell>
          <table:table-cell office:value-type="float" office:value="0.0130039" calcext:value-type="float">
            <text:p>0.0130039</text:p>
          </table:table-cell>
          <table:table-cell office:value-type="float" office:value="0.0145615" calcext:value-type="float">
            <text:p>0.014561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42108" calcext:value-type="float">
            <text:p>0.142108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54009" calcext:value-type="float">
            <text:p>0.540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14970" calcext:value-type="float">
            <text:p>2149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18" calcext:value-type="float">
            <text:p>0.07918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83" calcext:value-type="float">
            <text:p>0.0161783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15459" calcext:value-type="float">
            <text:p>2154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3641" calcext:value-type="float">
            <text:p>0.0793641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63" calcext:value-type="float">
            <text:p>0.0161763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4356" calcext:value-type="float">
            <text:p>0.454356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15234" calcext:value-type="float">
            <text:p>2152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79662" calcext:value-type="float">
            <text:p>0.0779662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0.0161505" calcext:value-type="float">
            <text:p>0.0161505</text:p>
          </table:table-cell>
          <table:table-cell office:value-type="float" office:value="0.0240481" calcext:value-type="float">
            <text:p>0.0240481</text:p>
          </table:table-cell>
          <table:table-cell office:value-type="float" office:value="0.133317" calcext:value-type="float">
            <text:p>0.13331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15100" calcext:value-type="float">
            <text:p>2151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8235" calcext:value-type="float">
            <text:p>0.0978235</text:p>
          </table:table-cell>
          <table:table-cell office:value-type="float" office:value="0.0172626" calcext:value-type="float">
            <text:p>0.0172626</text:p>
          </table:table-cell>
          <table:table-cell office:value-type="float" office:value="0.0178285" calcext:value-type="float">
            <text:p>0.0178285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6488" calcext:value-type="float">
            <text:p>0.126488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4894" calcext:value-type="float">
            <text:p>2148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8236" calcext:value-type="float">
            <text:p>0.0978236</text:p>
          </table:table-cell>
          <table:table-cell office:value-type="float" office:value="0.0171779" calcext:value-type="float">
            <text:p>0.0171779</text:p>
          </table:table-cell>
          <table:table-cell office:value-type="float" office:value="0.0178273" calcext:value-type="float">
            <text:p>0.0178273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4853" calcext:value-type="float">
            <text:p>2148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2752" calcext:value-type="float">
            <text:p>0.096275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77873" calcext:value-type="float">
            <text:p>0.0177873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28456" calcext:value-type="float">
            <text:p>0.128456</text:p>
          </table:table-cell>
          <table:table-cell office:value-type="float" office:value="0.0231214" calcext:value-type="float">
            <text:p>0.0231214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6507" calcext:value-type="float">
            <text:p>2165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8256" calcext:value-type="float">
            <text:p>0.0498256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79" calcext:value-type="float">
            <text:p>0.0110079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12987" calcext:value-type="float">
            <text:p>2129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943" calcext:value-type="float">
            <text:p>0.0497943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12677" calcext:value-type="float">
            <text:p>2126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302" calcext:value-type="float">
            <text:p>0.0493302</text:p>
          </table:table-cell>
          <table:table-cell office:value-type="float" office:value="0.0104712" calcext:value-type="float">
            <text:p>0.0104712</text:p>
          </table:table-cell>
          <table:table-cell office:value-type="float" office:value="0.0109874" calcext:value-type="float">
            <text:p>0.0109874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142602" calcext:value-type="float">
            <text:p>0.0142602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3594" calcext:value-type="float">
            <text:p>2135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154" calcext:value-type="float">
            <text:p>0.072154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125404" calcext:value-type="float">
            <text:p>0.0125404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120584" calcext:value-type="float">
            <text:p>0.12058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4133" calcext:value-type="float">
            <text:p>2141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1366" calcext:value-type="float">
            <text:p>0.0721366</text:p>
          </table:table-cell>
          <table:table-cell office:value-type="float" office:value="0.0121803" calcext:value-type="float">
            <text:p>0.0121803</text:p>
          </table:table-cell>
          <table:table-cell office:value-type="float" office:value="0.0125399" calcext:value-type="float">
            <text:p>0.0125399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12628" calcext:value-type="float">
            <text:p>2126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0028" calcext:value-type="float">
            <text:p>0.0710028</text:p>
          </table:table-cell>
          <table:table-cell office:value-type="float" office:value="0.0120773" calcext:value-type="float">
            <text:p>0.0120773</text:p>
          </table:table-cell>
          <table:table-cell office:value-type="float" office:value="0.0125052" calcext:value-type="float">
            <text:p>0.0125052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2661" calcext:value-type="float">
            <text:p>0.122661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2313" calcext:value-type="float">
            <text:p>2123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5135" calcext:value-type="float">
            <text:p>0.0915135</text:p>
          </table:table-cell>
          <table:table-cell office:value-type="float" office:value="0.0144404" calcext:value-type="float">
            <text:p>0.0144404</text:p>
          </table:table-cell>
          <table:table-cell office:value-type="float" office:value="0.0140999" calcext:value-type="float">
            <text:p>0.0140999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1760" calcext:value-type="float">
            <text:p>2117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5831" calcext:value-type="float">
            <text:p>0.091583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40992" calcext:value-type="float">
            <text:p>0.0140992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0319" calcext:value-type="float">
            <text:p>0.110319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1351" calcext:value-type="float">
            <text:p>2113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9818" calcext:value-type="float">
            <text:p>0.0899818</text:p>
          </table:table-cell>
          <table:table-cell office:value-type="float" office:value="0.0143027" calcext:value-type="float">
            <text:p>0.0143027</text:p>
          </table:table-cell>
          <table:table-cell office:value-type="float" office:value="0.0140508" calcext:value-type="float">
            <text:p>0.0140508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12851" calcext:value-type="float">
            <text:p>0.112851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12242" calcext:value-type="float">
            <text:p>212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006" calcext:value-type="float">
            <text:p>0.054006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5089" calcext:value-type="float">
            <text:p>0.0175089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581" calcext:value-type="float">
            <text:p>0.160581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5692" calcext:value-type="float">
            <text:p>3456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0893" calcext:value-type="float">
            <text:p>0.0540893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.0175083" calcext:value-type="float">
            <text:p>0.0175083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621" calcext:value-type="float">
            <text:p>0.160621</text:p>
          </table:table-cell>
          <table:table-cell office:value-type="float" office:value="0.0212483" calcext:value-type="float">
            <text:p>0.0212483</text:p>
          </table:table-cell>
          <table:table-cell office:value-type="float" office:value="0.568553" calcext:value-type="float">
            <text:p>0.568553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6727" calcext:value-type="float">
            <text:p>3467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3998" calcext:value-type="float">
            <text:p>0.053998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4884" calcext:value-type="float">
            <text:p>0.017488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9855" calcext:value-type="float">
            <text:p>0.159855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48345" calcext:value-type="float">
            <text:p>3483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71211" calcext:value-type="float">
            <text:p>0.0771211</text:p>
          </table:table-cell>
          <table:table-cell office:value-type="float" office:value="0.0169082" calcext:value-type="float">
            <text:p>0.0169082</text:p>
          </table:table-cell>
          <table:table-cell office:value-type="float" office:value="0.0189434" calcext:value-type="float">
            <text:p>0.0189434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6224" calcext:value-type="float">
            <text:p>0.476224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7607" calcext:value-type="float">
            <text:p>3476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71164" calcext:value-type="float">
            <text:p>0.0771164</text:p>
          </table:table-cell>
          <table:table-cell office:value-type="float" office:value="0.0169731" calcext:value-type="float">
            <text:p>0.0169731</text:p>
          </table:table-cell>
          <table:table-cell office:value-type="float" office:value="0.0189419" calcext:value-type="float">
            <text:p>0.0189419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31" calcext:value-type="float">
            <text:p>0.142331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4835" calcext:value-type="float">
            <text:p>0.474835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8538" calcext:value-type="float">
            <text:p>3485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3571" calcext:value-type="float">
            <text:p>0.0763571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8907" calcext:value-type="float">
            <text:p>0.018907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3058" calcext:value-type="float">
            <text:p>0.14305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7612" calcext:value-type="float">
            <text:p>0.477612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47011" calcext:value-type="float">
            <text:p>3470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56844" calcext:value-type="float">
            <text:p>0.0956844</text:p>
          </table:table-cell>
          <table:table-cell office:value-type="float" office:value="0.0189189" calcext:value-type="float">
            <text:p>0.0189189</text:p>
          </table:table-cell>
          <table:table-cell office:value-type="float" office:value="0.020484" calcext:value-type="float">
            <text:p>0.02048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6647" calcext:value-type="float">
            <text:p>3466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56387" calcext:value-type="float">
            <text:p>0.0956387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0204824" calcext:value-type="float">
            <text:p>0.020482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7343" calcext:value-type="float">
            <text:p>3473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39399" calcext:value-type="float">
            <text:p>0.0939399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204318" calcext:value-type="float">
            <text:p>0.0204318</text:p>
          </table:table-cell>
          <table:table-cell office:value-type="float" office:value="0.0301318" calcext:value-type="float">
            <text:p>0.0301318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49903" calcext:value-type="float">
            <text:p>3499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7235" calcext:value-type="float">
            <text:p>0.0547235</text:p>
          </table:table-cell>
          <table:table-cell office:value-type="float" office:value="0.0125471" calcext:value-type="float">
            <text:p>0.0125471</text:p>
          </table:table-cell>
          <table:table-cell office:value-type="float" office:value="0.0141124" calcext:value-type="float">
            <text:p>0.0141124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99" calcext:value-type="float">
            <text:p>0.149199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07384" calcext:value-type="float">
            <text:p>2073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696" calcext:value-type="float">
            <text:p>0.054696</text:p>
          </table:table-cell>
          <table:table-cell office:value-type="float" office:value="0.0125392" calcext:value-type="float">
            <text:p>0.0125392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3" calcext:value-type="float">
            <text:p>0.14913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363" calcext:value-type="float">
            <text:p>0.555363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07679" calcext:value-type="float">
            <text:p>2076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44186" calcext:value-type="float">
            <text:p>0.0544186</text:p>
          </table:table-cell>
          <table:table-cell office:value-type="float" office:value="0.0121507" calcext:value-type="float">
            <text:p>0.0121507</text:p>
          </table:table-cell>
          <table:table-cell office:value-type="float" office:value="0.0140992" calcext:value-type="float">
            <text:p>0.0140992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8616" calcext:value-type="float">
            <text:p>0.148616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2586" calcext:value-type="float">
            <text:p>0.552586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07209" calcext:value-type="float">
            <text:p>2072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81798" calcext:value-type="float">
            <text:p>0.0781798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55398" calcext:value-type="float">
            <text:p>0.0155398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8521" calcext:value-type="float">
            <text:p>0.458521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614" calcext:value-type="float">
            <text:p>207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83661" calcext:value-type="float">
            <text:p>0.0783661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5378" calcext:value-type="float">
            <text:p>0.0155378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528" calcext:value-type="float">
            <text:p>2075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9802" calcext:value-type="float">
            <text:p>0.0769802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.0155148" calcext:value-type="float">
            <text:p>0.0155148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612" calcext:value-type="float">
            <text:p>0.13612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462339" calcext:value-type="float">
            <text:p>0.462339</text:p>
          </table:table-cell>
          <table:table-cell office:value-type="float" office:value="0.00130537" calcext:value-type="float">
            <text:p>0.00130537</text:p>
          </table:table-cell>
          <table:table-cell office:value-type="float" office:value="207288" calcext:value-type="float">
            <text:p>2072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9169" calcext:value-type="float">
            <text:p>0.0969169</text:p>
          </table:table-cell>
          <table:table-cell office:value-type="float" office:value="0.0165017" calcext:value-type="float">
            <text:p>0.0165017</text:p>
          </table:table-cell>
          <table:table-cell office:value-type="float" office:value="0.0170802" calcext:value-type="float">
            <text:p>0.017080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24" calcext:value-type="float">
            <text:p>0.13124</text:p>
          </table:table-cell>
          <table:table-cell office:value-type="float" office:value="0.0221169" calcext:value-type="float">
            <text:p>0.0221169</text:p>
          </table:table-cell>
          <table:table-cell office:value-type="float" office:value="0.411316" calcext:value-type="float">
            <text:p>0.411316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07750" calcext:value-type="float">
            <text:p>207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9201" calcext:value-type="float">
            <text:p>0.0969201</text:p>
          </table:table-cell>
          <table:table-cell office:value-type="float" office:value="0.0163666" calcext:value-type="float">
            <text:p>0.0163666</text:p>
          </table:table-cell>
          <table:table-cell office:value-type="float" office:value="0.0170783" calcext:value-type="float">
            <text:p>0.0170783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07464" calcext:value-type="float">
            <text:p>2074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355" calcext:value-type="float">
            <text:p>0.095355</text:p>
          </table:table-cell>
          <table:table-cell office:value-type="float" office:value="0.0162382" calcext:value-type="float">
            <text:p>0.0162382</text:p>
          </table:table-cell>
          <table:table-cell office:value-type="float" office:value="0.017043" calcext:value-type="float">
            <text:p>0.017043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7563" calcext:value-type="float">
            <text:p>0.417563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578" calcext:value-type="float">
            <text:p>2075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287" calcext:value-type="float">
            <text:p>0.0493287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56" calcext:value-type="float">
            <text:p>0.0106956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1" calcext:value-type="float">
            <text:p>0.13081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06508" calcext:value-type="float">
            <text:p>2065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297" calcext:value-type="float">
            <text:p>0.049297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48" calcext:value-type="float">
            <text:p>0.0106948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2" calcext:value-type="float">
            <text:p>0.13082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07665" calcext:value-type="float">
            <text:p>2076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88569" calcext:value-type="float">
            <text:p>0.0488569</text:p>
          </table:table-cell>
          <table:table-cell office:value-type="float" office:value="0.00988468" calcext:value-type="float">
            <text:p>0.00988468</text:p>
          </table:table-cell>
          <table:table-cell office:value-type="float" office:value="0.0106772" calcext:value-type="float">
            <text:p>0.0106772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457" calcext:value-type="float">
            <text:p>2064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926" calcext:value-type="float">
            <text:p>0.0717926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.0121514" calcext:value-type="float">
            <text:p>0.0121514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854" calcext:value-type="float">
            <text:p>0.122854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06690" calcext:value-type="float">
            <text:p>2066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7774" calcext:value-type="float">
            <text:p>0.0717774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21515" calcext:value-type="float">
            <text:p>0.0121515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785" calcext:value-type="float">
            <text:p>0.122785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07696" calcext:value-type="float">
            <text:p>2076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399" calcext:value-type="float">
            <text:p>0.0706399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21194" calcext:value-type="float">
            <text:p>0.0121194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06896" calcext:value-type="float">
            <text:p>2068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142" calcext:value-type="float">
            <text:p>0.091142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59" calcext:value-type="float">
            <text:p>0.013665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014" calcext:value-type="float">
            <text:p>0.117014</text:p>
          </table:table-cell>
          <table:table-cell office:value-type="float" office:value="0.0186916" calcext:value-type="float">
            <text:p>0.0186916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06990" calcext:value-type="float">
            <text:p>2069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2149" calcext:value-type="float">
            <text:p>0.0912149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52" calcext:value-type="float">
            <text:p>0.0136652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395" calcext:value-type="float">
            <text:p>0.117395</text:p>
          </table:table-cell>
          <table:table-cell office:value-type="float" office:value="0.0186567" calcext:value-type="float">
            <text:p>0.0186567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06273" calcext:value-type="float">
            <text:p>2062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6184" calcext:value-type="float">
            <text:p>0.0896184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0136216" calcext:value-type="float">
            <text:p>0.0136216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21277" calcext:value-type="float">
            <text:p>0.121277</text:p>
          </table:table-cell>
          <table:table-cell office:value-type="float" office:value="0.0184758" calcext:value-type="float">
            <text:p>0.018475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06164" calcext:value-type="float">
            <text:p>2061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9275" calcext:value-type="float">
            <text:p>0.0569275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9996" calcext:value-type="float">
            <text:p>0.0179996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39" calcext:value-type="float">
            <text:p>0.152339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2933" calcext:value-type="float">
            <text:p>0.552933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0344" calcext:value-type="float">
            <text:p>4803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161" calcext:value-type="float">
            <text:p>0.0570161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79985" calcext:value-type="float">
            <text:p>0.0179985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54" calcext:value-type="float">
            <text:p>0.15235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1547" calcext:value-type="float">
            <text:p>4815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7335" calcext:value-type="float">
            <text:p>0.0567335</text:p>
          </table:table-cell>
          <table:table-cell office:value-type="float" office:value="0.0156006" calcext:value-type="float">
            <text:p>0.0156006</text:p>
          </table:table-cell>
          <table:table-cell office:value-type="float" office:value="0.0179734" calcext:value-type="float">
            <text:p>0.0179734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53387" calcext:value-type="float">
            <text:p>0.153387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54321" calcext:value-type="float">
            <text:p>0.55432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480426" calcext:value-type="float">
            <text:p>4804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0397" calcext:value-type="float">
            <text:p>0.0790397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96153" calcext:value-type="float">
            <text:p>0.0196153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769" calcext:value-type="float">
            <text:p>0.464769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479895" calcext:value-type="float">
            <text:p>4798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1365" calcext:value-type="float">
            <text:p>0.0791365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96145" calcext:value-type="float">
            <text:p>0.0196145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422" calcext:value-type="float">
            <text:p>0.464422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481921" calcext:value-type="float">
            <text:p>4819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3523" calcext:value-type="float">
            <text:p>0.0783523</text:p>
          </table:table-cell>
          <table:table-cell office:value-type="float" office:value="0.0175695" calcext:value-type="float">
            <text:p>0.0175695</text:p>
          </table:table-cell>
          <table:table-cell office:value-type="float" office:value="0.0195709" calcext:value-type="float">
            <text:p>0.0195709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7199" calcext:value-type="float">
            <text:p>0.467199</text:p>
          </table:table-cell>
          <table:table-cell office:value-type="float" office:value="0.00134987" calcext:value-type="float">
            <text:p>0.00134987</text:p>
          </table:table-cell>
          <table:table-cell office:value-type="float" office:value="480927" calcext:value-type="float">
            <text:p>4809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9266" calcext:value-type="float">
            <text:p>0.0969266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2" calcext:value-type="float">
            <text:p>0.021262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134" calcext:value-type="float">
            <text:p>0.415134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79542" calcext:value-type="float">
            <text:p>4795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98" calcext:value-type="float">
            <text:p>0.09698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13" calcext:value-type="float">
            <text:p>0.0212613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828" calcext:value-type="float">
            <text:p>0.415828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77136" calcext:value-type="float">
            <text:p>4771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1772" calcext:value-type="float">
            <text:p>0.09517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0212016" calcext:value-type="float">
            <text:p>0.0212016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1997" calcext:value-type="float">
            <text:p>0.131997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477140" calcext:value-type="float">
            <text:p>4771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0499" calcext:value-type="float">
            <text:p>0.0560499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89" calcext:value-type="float">
            <text:p>0.0145789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826" calcext:value-type="float">
            <text:p>0.54182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15440" calcext:value-type="float">
            <text:p>2154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59808" calcext:value-type="float">
            <text:p>0.0559808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76" calcext:value-type="float">
            <text:p>0.0145776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15504" calcext:value-type="float">
            <text:p>2155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5706" calcext:value-type="float">
            <text:p>0.055706</text:p>
          </table:table-cell>
          <table:table-cell office:value-type="float" office:value="0.0130039" calcext:value-type="float">
            <text:p>0.0130039</text:p>
          </table:table-cell>
          <table:table-cell office:value-type="float" office:value="0.0145606" calcext:value-type="float">
            <text:p>0.0145606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541132" calcext:value-type="float">
            <text:p>0.541132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14719" calcext:value-type="float">
            <text:p>2147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86393" calcext:value-type="float">
            <text:p>0.0786393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57" calcext:value-type="float">
            <text:p>0.016175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14983" calcext:value-type="float">
            <text:p>2149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87706" calcext:value-type="float">
            <text:p>0.0787706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37" calcext:value-type="float">
            <text:p>0.016173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5745" calcext:value-type="float">
            <text:p>0.45574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15109" calcext:value-type="float">
            <text:p>2151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75071" calcext:value-type="float">
            <text:p>0.0775071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0.0161477" calcext:value-type="float">
            <text:p>0.0161477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3248" calcext:value-type="float">
            <text:p>0.133248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16423" calcext:value-type="float">
            <text:p>216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1983" calcext:value-type="float">
            <text:p>0.0971983</text:p>
          </table:table-cell>
          <table:table-cell office:value-type="float" office:value="0.0172626" calcext:value-type="float">
            <text:p>0.0172626</text:p>
          </table:table-cell>
          <table:table-cell office:value-type="float" office:value="0.0178242" calcext:value-type="float">
            <text:p>0.0178242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201" calcext:value-type="float">
            <text:p>0.4120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901" calcext:value-type="float">
            <text:p>2149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2617" calcext:value-type="float">
            <text:p>0.0972617</text:p>
          </table:table-cell>
          <table:table-cell office:value-type="float" office:value="0.0171779" calcext:value-type="float">
            <text:p>0.0171779</text:p>
          </table:table-cell>
          <table:table-cell office:value-type="float" office:value="0.0178232" calcext:value-type="float">
            <text:p>0.0178232</text:p>
          </table:table-cell>
          <table:table-cell office:value-type="float" office:value="0.0269663" calcext:value-type="float">
            <text:p>0.0269663</text:p>
          </table:table-cell>
          <table:table-cell office:value-type="float" office:value="0.126938" calcext:value-type="float">
            <text:p>0.126938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201" calcext:value-type="float">
            <text:p>0.4120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964" calcext:value-type="float">
            <text:p>2149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6853" calcext:value-type="float">
            <text:p>0.0956853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77829" calcext:value-type="float">
            <text:p>0.0177829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28298" calcext:value-type="float">
            <text:p>0.128298</text:p>
          </table:table-cell>
          <table:table-cell office:value-type="float" office:value="0.0230947" calcext:value-type="float">
            <text:p>0.0230947</text:p>
          </table:table-cell>
          <table:table-cell office:value-type="float" office:value="0.415481" calcext:value-type="float">
            <text:p>0.41548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700" calcext:value-type="float">
            <text:p>2147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548" calcext:value-type="float">
            <text:p>0.049548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47" calcext:value-type="float">
            <text:p>0.0110047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4303" calcext:value-type="float">
            <text:p>2143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4709" calcext:value-type="float">
            <text:p>0.0494709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38" calcext:value-type="float">
            <text:p>0.011003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12874" calcext:value-type="float">
            <text:p>212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0278" calcext:value-type="float">
            <text:p>0.0490278</text:p>
          </table:table-cell>
          <table:table-cell office:value-type="float" office:value="0.0104712" calcext:value-type="float">
            <text:p>0.0104712</text:p>
          </table:table-cell>
          <table:table-cell office:value-type="float" office:value="0.0109838" calcext:value-type="float">
            <text:p>0.0109838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2913" calcext:value-type="float">
            <text:p>2129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5664" calcext:value-type="float">
            <text:p>0.0715664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125301" calcext:value-type="float">
            <text:p>0.0125301</text:p>
          </table:table-cell>
          <table:table-cell office:value-type="float" office:value="0.0194805" calcext:value-type="float">
            <text:p>0.0194805</text:p>
          </table:table-cell>
          <table:table-cell office:value-type="float" office:value="0.120491" calcext:value-type="float">
            <text:p>0.12049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2095" calcext:value-type="float">
            <text:p>2120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5963" calcext:value-type="float">
            <text:p>0.0715963</text:p>
          </table:table-cell>
          <table:table-cell office:value-type="float" office:value="0.0121803" calcext:value-type="float">
            <text:p>0.0121803</text:p>
          </table:table-cell>
          <table:table-cell office:value-type="float" office:value="0.0125296" calcext:value-type="float">
            <text:p>0.0125296</text:p>
          </table:table-cell>
          <table:table-cell office:value-type="float" office:value="0.0194805" calcext:value-type="float">
            <text:p>0.0194805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2431" calcext:value-type="float">
            <text:p>212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4177" calcext:value-type="float">
            <text:p>0.0704177</text:p>
          </table:table-cell>
          <table:table-cell office:value-type="float" office:value="0.0120773" calcext:value-type="float">
            <text:p>0.0120773</text:p>
          </table:table-cell>
          <table:table-cell office:value-type="float" office:value="0.0124941" calcext:value-type="float">
            <text:p>0.0124941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2059" calcext:value-type="float">
            <text:p>2120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08902" calcext:value-type="float">
            <text:p>0.0908902</text:p>
          </table:table-cell>
          <table:table-cell office:value-type="float" office:value="0.0144404" calcext:value-type="float">
            <text:p>0.0144404</text:p>
          </table:table-cell>
          <table:table-cell office:value-type="float" office:value="0.014078" calcext:value-type="float">
            <text:p>0.014078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1481" calcext:value-type="float">
            <text:p>2114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09659" calcext:value-type="float">
            <text:p>0.0909659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40773" calcext:value-type="float">
            <text:p>0.0140773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1605" calcext:value-type="float">
            <text:p>2116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4279" calcext:value-type="float">
            <text:p>0.0894279</text:p>
          </table:table-cell>
          <table:table-cell office:value-type="float" office:value="0.0143027" calcext:value-type="float">
            <text:p>0.0143027</text:p>
          </table:table-cell>
          <table:table-cell office:value-type="float" office:value="0.0140276" calcext:value-type="float">
            <text:p>0.0140276</text:p>
          </table:table-cell>
          <table:table-cell office:value-type="float" office:value="0.0221811" calcext:value-type="float">
            <text:p>0.022181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192539" calcext:value-type="float">
            <text:p>0.0192539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1075" calcext:value-type="float">
            <text:p>2110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006" calcext:value-type="float">
            <text:p>0.054006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5089" calcext:value-type="float">
            <text:p>0.0175089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581" calcext:value-type="float">
            <text:p>0.160581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8072" calcext:value-type="float">
            <text:p>3480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0893" calcext:value-type="float">
            <text:p>0.0540893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.0175083" calcext:value-type="float">
            <text:p>0.0175083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621" calcext:value-type="float">
            <text:p>0.160621</text:p>
          </table:table-cell>
          <table:table-cell office:value-type="float" office:value="0.0212483" calcext:value-type="float">
            <text:p>0.0212483</text:p>
          </table:table-cell>
          <table:table-cell office:value-type="float" office:value="0.568553" calcext:value-type="float">
            <text:p>0.568553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6158" calcext:value-type="float">
            <text:p>3461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39953" calcext:value-type="float">
            <text:p>0.0539953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4884" calcext:value-type="float">
            <text:p>0.017488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9855" calcext:value-type="float">
            <text:p>0.159855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47767" calcext:value-type="float">
            <text:p>3477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67843" calcext:value-type="float">
            <text:p>0.0767843</text:p>
          </table:table-cell>
          <table:table-cell office:value-type="float" office:value="0.0169082" calcext:value-type="float">
            <text:p>0.0169082</text:p>
          </table:table-cell>
          <table:table-cell office:value-type="float" office:value="0.0189432" calcext:value-type="float">
            <text:p>0.0189432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6224" calcext:value-type="float">
            <text:p>0.476224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7562" calcext:value-type="float">
            <text:p>3475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69168" calcext:value-type="float">
            <text:p>0.0769168</text:p>
          </table:table-cell>
          <table:table-cell office:value-type="float" office:value="0.0169731" calcext:value-type="float">
            <text:p>0.0169731</text:p>
          </table:table-cell>
          <table:table-cell office:value-type="float" office:value="0.0189416" calcext:value-type="float">
            <text:p>0.0189416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21" calcext:value-type="float">
            <text:p>0.142321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4835" calcext:value-type="float">
            <text:p>0.474835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6257" calcext:value-type="float">
            <text:p>3462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1723" calcext:value-type="float">
            <text:p>0.0761723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89067" calcext:value-type="float">
            <text:p>0.0189067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3058" calcext:value-type="float">
            <text:p>0.14305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7612" calcext:value-type="float">
            <text:p>0.477612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47250" calcext:value-type="float">
            <text:p>3472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51914" calcext:value-type="float">
            <text:p>0.0951914</text:p>
          </table:table-cell>
          <table:table-cell office:value-type="float" office:value="0.0189189" calcext:value-type="float">
            <text:p>0.0189189</text:p>
          </table:table-cell>
          <table:table-cell office:value-type="float" office:value="0.0204833" calcext:value-type="float">
            <text:p>0.0204833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7159" calcext:value-type="float">
            <text:p>3471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52794" calcext:value-type="float">
            <text:p>0.0952794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0204819" calcext:value-type="float">
            <text:p>0.0204819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8204" calcext:value-type="float">
            <text:p>3482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34412" calcext:value-type="float">
            <text:p>0.0934412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20431" calcext:value-type="float">
            <text:p>0.020431</text:p>
          </table:table-cell>
          <table:table-cell office:value-type="float" office:value="0.0301318" calcext:value-type="float">
            <text:p>0.0301318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46500" calcext:value-type="float">
            <text:p>3465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614" calcext:value-type="float">
            <text:p>0.054614</text:p>
          </table:table-cell>
          <table:table-cell office:value-type="float" office:value="0.0125471" calcext:value-type="float">
            <text:p>0.0125471</text:p>
          </table:table-cell>
          <table:table-cell office:value-type="float" office:value="0.0141121" calcext:value-type="float">
            <text:p>0.0141121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89" calcext:value-type="float">
            <text:p>0.149189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07309" calcext:value-type="float">
            <text:p>2073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5895" calcext:value-type="float">
            <text:p>0.0545895</text:p>
          </table:table-cell>
          <table:table-cell office:value-type="float" office:value="0.0125392" calcext:value-type="float">
            <text:p>0.0125392</text:p>
          </table:table-cell>
          <table:table-cell office:value-type="float" office:value="0.0141118" calcext:value-type="float">
            <text:p>0.0141118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2" calcext:value-type="float">
            <text:p>0.1491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363" calcext:value-type="float">
            <text:p>0.555363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07282" calcext:value-type="float">
            <text:p>2072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42892" calcext:value-type="float">
            <text:p>0.0542892</text:p>
          </table:table-cell>
          <table:table-cell office:value-type="float" office:value="0.0121507" calcext:value-type="float">
            <text:p>0.0121507</text:p>
          </table:table-cell>
          <table:table-cell office:value-type="float" office:value="0.014099" calcext:value-type="float">
            <text:p>0.014099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8616" calcext:value-type="float">
            <text:p>0.148616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2586" calcext:value-type="float">
            <text:p>0.552586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07411" calcext:value-type="float">
            <text:p>2074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77045" calcext:value-type="float">
            <text:p>0.0777045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55385" calcext:value-type="float">
            <text:p>0.0155385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706" calcext:value-type="float">
            <text:p>2077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78403" calcext:value-type="float">
            <text:p>0.0778403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5365" calcext:value-type="float">
            <text:p>0.0155365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8284" calcext:value-type="float">
            <text:p>2082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5641" calcext:value-type="float">
            <text:p>0.0765641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.0155135" calcext:value-type="float">
            <text:p>0.0155135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6116" calcext:value-type="float">
            <text:p>0.136116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462687" calcext:value-type="float">
            <text:p>0.462687</text:p>
          </table:table-cell>
          <table:table-cell office:value-type="float" office:value="0.00130043" calcext:value-type="float">
            <text:p>0.00130043</text:p>
          </table:table-cell>
          <table:table-cell office:value-type="float" office:value="207362" calcext:value-type="float">
            <text:p>2073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3259" calcext:value-type="float">
            <text:p>0.0963259</text:p>
          </table:table-cell>
          <table:table-cell office:value-type="float" office:value="0.0165017" calcext:value-type="float">
            <text:p>0.0165017</text:p>
          </table:table-cell>
          <table:table-cell office:value-type="float" office:value="0.0170782" calcext:value-type="float">
            <text:p>0.017078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215" calcext:value-type="float">
            <text:p>0.131215</text:p>
          </table:table-cell>
          <table:table-cell office:value-type="float" office:value="0.0221169" calcext:value-type="float">
            <text:p>0.0221169</text:p>
          </table:table-cell>
          <table:table-cell office:value-type="float" office:value="0.412357" calcext:value-type="float">
            <text:p>0.412357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414" calcext:value-type="float">
            <text:p>2074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3923" calcext:value-type="float">
            <text:p>0.0963923</text:p>
          </table:table-cell>
          <table:table-cell office:value-type="float" office:value="0.0163666" calcext:value-type="float">
            <text:p>0.0163666</text:p>
          </table:table-cell>
          <table:table-cell office:value-type="float" office:value="0.0170764" calcext:value-type="float">
            <text:p>0.0170764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12357" calcext:value-type="float">
            <text:p>0.412357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8575" calcext:value-type="float">
            <text:p>20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47846" calcext:value-type="float">
            <text:p>0.0947846</text:p>
          </table:table-cell>
          <table:table-cell office:value-type="float" office:value="0.0162382" calcext:value-type="float">
            <text:p>0.0162382</text:p>
          </table:table-cell>
          <table:table-cell office:value-type="float" office:value="0.0170409" calcext:value-type="float">
            <text:p>0.0170409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8605" calcext:value-type="float">
            <text:p>0.418605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905" calcext:value-type="float">
            <text:p>2079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0755" calcext:value-type="float">
            <text:p>0.0490755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46" calcext:value-type="float">
            <text:p>0.0106946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79" calcext:value-type="float">
            <text:p>0.13079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861" calcext:value-type="float">
            <text:p>2068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0006" calcext:value-type="float">
            <text:p>0.0490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39" calcext:value-type="float">
            <text:p>0.0106939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07392" calcext:value-type="float">
            <text:p>2073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85862" calcext:value-type="float">
            <text:p>0.0485862</text:p>
          </table:table-cell>
          <table:table-cell office:value-type="float" office:value="0.00988468" calcext:value-type="float">
            <text:p>0.00988468</text:p>
          </table:table-cell>
          <table:table-cell office:value-type="float" office:value="0.010676" calcext:value-type="float">
            <text:p>0.010676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969" calcext:value-type="float">
            <text:p>2069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187" calcext:value-type="float">
            <text:p>0.0712187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.0121485" calcext:value-type="float">
            <text:p>0.0121485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745" calcext:value-type="float">
            <text:p>0.122745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06039" calcext:value-type="float">
            <text:p>2060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2509" calcext:value-type="float">
            <text:p>0.0712509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21486" calcext:value-type="float">
            <text:p>0.0121486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681" calcext:value-type="float">
            <text:p>0.122681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06556" calcext:value-type="float">
            <text:p>2065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0728" calcext:value-type="float">
            <text:p>0.0700728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21163" calcext:value-type="float">
            <text:p>0.0121163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06418" calcext:value-type="float">
            <text:p>2064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0536" calcext:value-type="float">
            <text:p>0.090536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05" calcext:value-type="float">
            <text:p>0.0136605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014" calcext:value-type="float">
            <text:p>0.117014</text:p>
          </table:table-cell>
          <table:table-cell office:value-type="float" office:value="0.0186916" calcext:value-type="float">
            <text:p>0.0186916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06718" calcext:value-type="float">
            <text:p>206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0615" calcext:value-type="float">
            <text:p>0.090615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598" calcext:value-type="float">
            <text:p>0.013659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0.0186567" calcext:value-type="float">
            <text:p>0.0186567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06765" calcext:value-type="float">
            <text:p>2067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083" calcext:value-type="float">
            <text:p>0.089083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0136154" calcext:value-type="float">
            <text:p>0.0136154</text:p>
          </table:table-cell>
          <table:table-cell office:value-type="float" office:value="0.021645" calcext:value-type="float">
            <text:p>0.021645</text:p>
          </table:table-cell>
          <table:table-cell office:value-type="float" office:value="0.121499" calcext:value-type="float">
            <text:p>0.121499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06820" calcext:value-type="float">
            <text:p>2068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72162" calcext:value-type="float">
            <text:p>0.0672162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289095" calcext:value-type="float">
            <text:p>0.0289095</text:p>
          </table:table-cell>
          <table:table-cell office:value-type="float" office:value="0.035461" calcext:value-type="float">
            <text:p>0.035461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08851" calcext:value-type="float">
            <text:p>0.508851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1104870" calcext:value-type="float">
            <text:p>11048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71507" calcext:value-type="float">
            <text:p>0.0671507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289086" calcext:value-type="float">
            <text:p>0.0289086</text:p>
          </table:table-cell>
          <table:table-cell office:value-type="float" office:value="0.035461" calcext:value-type="float">
            <text:p>0.035461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08851" calcext:value-type="float">
            <text:p>0.508851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1126770" calcext:value-type="float">
            <text:p>11267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66661" calcext:value-type="float">
            <text:p>0.0666661</text:p>
          </table:table-cell>
          <table:table-cell office:value-type="float" office:value="0.0271003" calcext:value-type="float">
            <text:p>0.0271003</text:p>
          </table:table-cell>
          <table:table-cell office:value-type="float" office:value="0.0288612" calcext:value-type="float">
            <text:p>0.0288612</text:p>
          </table:table-cell>
          <table:table-cell office:value-type="float" office:value="0.0352113" calcext:value-type="float">
            <text:p>0.0352113</text:p>
          </table:table-cell>
          <table:table-cell office:value-type="float" office:value="0.182852" calcext:value-type="float">
            <text:p>0.18285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11975" calcext:value-type="float">
            <text:p>0.511975</text:p>
          </table:table-cell>
          <table:table-cell office:value-type="float" office:value="0.0011422" calcext:value-type="float">
            <text:p>0.0011422</text:p>
          </table:table-cell>
          <table:table-cell office:value-type="float" office:value="1135460" calcext:value-type="float">
            <text:p>11354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6544" calcext:value-type="float">
            <text:p>0.086544</text:p>
          </table:table-cell>
          <table:table-cell office:value-type="float" office:value="0.0310559" calcext:value-type="float">
            <text:p>0.0310559</text:p>
          </table:table-cell>
          <table:table-cell office:value-type="float" office:value="0.0310276" calcext:value-type="float">
            <text:p>0.0310276</text:p>
          </table:table-cell>
          <table:table-cell office:value-type="float" office:value="0.0383562" calcext:value-type="float">
            <text:p>0.0383562</text:p>
          </table:table-cell>
          <table:table-cell office:value-type="float" office:value="0.146198" calcext:value-type="float">
            <text:p>0.146198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0.439084" calcext:value-type="float">
            <text:p>0.439084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1104140" calcext:value-type="float">
            <text:p>11041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64874" calcext:value-type="float">
            <text:p>0.0864874</text:p>
          </table:table-cell>
          <table:table-cell office:value-type="float" office:value="0.0310559" calcext:value-type="float">
            <text:p>0.0310559</text:p>
          </table:table-cell>
          <table:table-cell office:value-type="float" office:value="0.0310257" calcext:value-type="float">
            <text:p>0.0310257</text:p>
          </table:table-cell>
          <table:table-cell office:value-type="float" office:value="0.0383562" calcext:value-type="float">
            <text:p>0.0383562</text:p>
          </table:table-cell>
          <table:table-cell office:value-type="float" office:value="0.146069" calcext:value-type="float">
            <text:p>0.146069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0.439084" calcext:value-type="float">
            <text:p>0.439084</text:p>
          </table:table-cell>
          <table:table-cell office:value-type="float" office:value="0.00169105" calcext:value-type="float">
            <text:p>0.00169105</text:p>
          </table:table-cell>
          <table:table-cell office:value-type="float" office:value="1073630" calcext:value-type="float">
            <text:p>10736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55574" calcext:value-type="float">
            <text:p>0.0855574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0309583" calcext:value-type="float">
            <text:p>0.0309583</text:p>
          </table:table-cell>
          <table:table-cell office:value-type="float" office:value="0.0382514" calcext:value-type="float">
            <text:p>0.0382514</text:p>
          </table:table-cell>
          <table:table-cell office:value-type="float" office:value="0.146296" calcext:value-type="float">
            <text:p>0.146296</text:p>
          </table:table-cell>
          <table:table-cell office:value-type="float" office:value="0.035533" calcext:value-type="float">
            <text:p>0.035533</text:p>
          </table:table-cell>
          <table:table-cell office:value-type="float" office:value="0.440472" calcext:value-type="float">
            <text:p>0.440472</text:p>
          </table:table-cell>
          <table:table-cell office:value-type="float" office:value="0.00167622" calcext:value-type="float">
            <text:p>0.00167622</text:p>
          </table:table-cell>
          <table:table-cell office:value-type="float" office:value="1083310" calcext:value-type="float">
            <text:p>10833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2798" calcext:value-type="float">
            <text:p>0.102798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0330518" calcext:value-type="float">
            <text:p>0.0330518</text:p>
          </table:table-cell>
          <table:table-cell office:value-type="float" office:value="0.0425532" calcext:value-type="float">
            <text:p>0.0425532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378378" calcext:value-type="float">
            <text:p>0.0378378</text:p>
          </table:table-cell>
          <table:table-cell office:value-type="float" office:value="0.390489" calcext:value-type="float">
            <text:p>0.390489</text:p>
          </table:table-cell>
          <table:table-cell office:value-type="float" office:value="0.00204212" calcext:value-type="float">
            <text:p>0.00204212</text:p>
          </table:table-cell>
          <table:table-cell office:value-type="float" office:value="1018690" calcext:value-type="float">
            <text:p>10186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2763" calcext:value-type="float">
            <text:p>0.102763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0330493" calcext:value-type="float">
            <text:p>0.0330493</text:p>
          </table:table-cell>
          <table:table-cell office:value-type="float" office:value="0.0425532" calcext:value-type="float">
            <text:p>0.0425532</text:p>
          </table:table-cell>
          <table:table-cell office:value-type="float" office:value="0.143058" calcext:value-type="float">
            <text:p>0.143058</text:p>
          </table:table-cell>
          <table:table-cell office:value-type="float" office:value="0.0378378" calcext:value-type="float">
            <text:p>0.0378378</text:p>
          </table:table-cell>
          <table:table-cell office:value-type="float" office:value="0.390489" calcext:value-type="float">
            <text:p>0.390489</text:p>
          </table:table-cell>
          <table:table-cell office:value-type="float" office:value="0.00204212" calcext:value-type="float">
            <text:p>0.00204212</text:p>
          </table:table-cell>
          <table:table-cell office:value-type="float" office:value="1011000" calcext:value-type="float">
            <text:p>1011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101414" calcext:value-type="float">
            <text:p>0.101414</text:p>
          </table:table-cell>
          <table:table-cell office:value-type="float" office:value="0.0322581" calcext:value-type="float">
            <text:p>0.0322581</text:p>
          </table:table-cell>
          <table:table-cell office:value-type="float" office:value="0.0329579" calcext:value-type="float">
            <text:p>0.0329579</text:p>
          </table:table-cell>
          <table:table-cell office:value-type="float" office:value="0.0424403" calcext:value-type="float">
            <text:p>0.0424403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392572" calcext:value-type="float">
            <text:p>0.392572</text:p>
          </table:table-cell>
          <table:table-cell office:value-type="float" office:value="0.00202234" calcext:value-type="float">
            <text:p>0.00202234</text:p>
          </table:table-cell>
          <table:table-cell office:value-type="float" office:value="985876" calcext:value-type="float">
            <text:p>9858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3234" calcext:value-type="float">
            <text:p>0.06323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31843" calcext:value-type="float">
            <text:p>0.023184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65976" calcext:value-type="float">
            <text:p>0.165976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5512" calcext:value-type="float">
            <text:p>0.525512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117152" calcext:value-type="float">
            <text:p>1171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32394" calcext:value-type="float">
            <text:p>0.063239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31833" calcext:value-type="float">
            <text:p>0.023183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65823" calcext:value-type="float">
            <text:p>0.165823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5512" calcext:value-type="float">
            <text:p>0.525512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117988" calcext:value-type="float">
            <text:p>1179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28494" calcext:value-type="float">
            <text:p>0.0628494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023144" calcext:value-type="float">
            <text:p>0.023144</text:p>
          </table:table-cell>
          <table:table-cell office:value-type="float" office:value="0.0284698" calcext:value-type="float">
            <text:p>0.0284698</text:p>
          </table:table-cell>
          <table:table-cell office:value-type="float" office:value="0.167366" calcext:value-type="float">
            <text:p>0.167366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4818" calcext:value-type="float">
            <text:p>0.524818</text:p>
          </table:table-cell>
          <table:table-cell office:value-type="float" office:value="0.00100375" calcext:value-type="float">
            <text:p>0.00100375</text:p>
          </table:table-cell>
          <table:table-cell office:value-type="float" office:value="117863" calcext:value-type="float">
            <text:p>1178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33892" calcext:value-type="float">
            <text:p>0.0833892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51873" calcext:value-type="float">
            <text:p>0.0251873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37757" calcext:value-type="float">
            <text:p>0.137757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60205" calcext:value-type="float">
            <text:p>0.00160205</text:p>
          </table:table-cell>
          <table:table-cell office:value-type="float" office:value="114089" calcext:value-type="float">
            <text:p>1140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33405" calcext:value-type="float">
            <text:p>0.083340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51853" calcext:value-type="float">
            <text:p>0.0251853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37648" calcext:value-type="float">
            <text:p>0.137648</text:p>
          </table:table-cell>
          <table:table-cell office:value-type="float" office:value="0.0289017" calcext:value-type="float">
            <text:p>0.0289017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60205" calcext:value-type="float">
            <text:p>0.00160205</text:p>
          </table:table-cell>
          <table:table-cell office:value-type="float" office:value="114125" calcext:value-type="float">
            <text:p>114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29307" calcext:value-type="float">
            <text:p>0.0829307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0251304" calcext:value-type="float">
            <text:p>0.0251304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3701" calcext:value-type="float">
            <text:p>0.13701</text:p>
          </table:table-cell>
          <table:table-cell office:value-type="float" office:value="0.0288184" calcext:value-type="float">
            <text:p>0.0288184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113830" calcext:value-type="float">
            <text:p>1138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1095" calcext:value-type="float">
            <text:p>0.101095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0271126" calcext:value-type="float">
            <text:p>0.0271126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138197" calcext:value-type="float">
            <text:p>0.138197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10571" calcext:value-type="float">
            <text:p>1105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1156" calcext:value-type="float">
            <text:p>0.101156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0271101" calcext:value-type="float">
            <text:p>0.0271101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138197" calcext:value-type="float">
            <text:p>0.138197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403332" calcext:value-type="float">
            <text:p>0.403332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09812" calcext:value-type="float">
            <text:p>109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100186" calcext:value-type="float">
            <text:p>0.100186</text:p>
          </table:table-cell>
          <table:table-cell office:value-type="float" office:value="0.026738" calcext:value-type="float">
            <text:p>0.026738</text:p>
          </table:table-cell>
          <table:table-cell office:value-type="float" office:value="0.027037" calcext:value-type="float">
            <text:p>0.027037</text:p>
          </table:table-cell>
          <table:table-cell office:value-type="float" office:value="0.0364583" calcext:value-type="float">
            <text:p>0.0364583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32" calcext:value-type="float">
            <text:p>0.032</text:p>
          </table:table-cell>
          <table:table-cell office:value-type="float" office:value="0.404721" calcext:value-type="float">
            <text:p>0.404721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08939" calcext:value-type="float">
            <text:p>1089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43652" calcext:value-type="float">
            <text:p>0.0543652</text:p>
          </table:table-cell>
          <table:table-cell office:value-type="float" office:value="0.015873" calcext:value-type="float">
            <text:p>0.015873</text:p>
          </table:table-cell>
          <table:table-cell office:value-type="float" office:value="0.0163916" calcext:value-type="float">
            <text:p>0.0163916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39908" calcext:value-type="float">
            <text:p>0.139908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93911" calcext:value-type="float">
            <text:p>939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43091" calcext:value-type="float">
            <text:p>0.0543091</text:p>
          </table:table-cell>
          <table:table-cell office:value-type="float" office:value="0.015873" calcext:value-type="float">
            <text:p>0.015873</text:p>
          </table:table-cell>
          <table:table-cell office:value-type="float" office:value="0.016391" calcext:value-type="float">
            <text:p>0.016391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39844" calcext:value-type="float">
            <text:p>0.139844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94231" calcext:value-type="float">
            <text:p>942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8872" calcext:value-type="float">
            <text:p>0.0538872</text:p>
          </table:table-cell>
          <table:table-cell office:value-type="float" office:value="0.015873" calcext:value-type="float">
            <text:p>0.015873</text:p>
          </table:table-cell>
          <table:table-cell office:value-type="float" office:value="0.0163553" calcext:value-type="float">
            <text:p>0.0163553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39888" calcext:value-type="float">
            <text:p>0.139888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469737" calcext:value-type="float">
            <text:p>0.000469737</text:p>
          </table:table-cell>
          <table:table-cell office:value-type="float" office:value="93824" calcext:value-type="float">
            <text:p>938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54028" calcext:value-type="float">
            <text:p>0.0754028</text:p>
          </table:table-cell>
          <table:table-cell office:value-type="float" office:value="0.0181269" calcext:value-type="float">
            <text:p>0.0181269</text:p>
          </table:table-cell>
          <table:table-cell office:value-type="float" office:value="0.0181485" calcext:value-type="float">
            <text:p>0.0181485</text:p>
          </table:table-cell>
          <table:table-cell office:value-type="float" office:value="0.0260417" calcext:value-type="float">
            <text:p>0.0260417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482124" calcext:value-type="float">
            <text:p>0.482124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91291" calcext:value-type="float">
            <text:p>912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55095" calcext:value-type="float">
            <text:p>0.0755095</text:p>
          </table:table-cell>
          <table:table-cell office:value-type="float" office:value="0.0181269" calcext:value-type="float">
            <text:p>0.0181269</text:p>
          </table:table-cell>
          <table:table-cell office:value-type="float" office:value="0.0181465" calcext:value-type="float">
            <text:p>0.0181465</text:p>
          </table:table-cell>
          <table:table-cell office:value-type="float" office:value="0.0260417" calcext:value-type="float">
            <text:p>0.0260417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91586" calcext:value-type="float">
            <text:p>915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7161" calcext:value-type="float">
            <text:p>0.0747161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80993" calcext:value-type="float">
            <text:p>0.0180993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2818" calcext:value-type="float">
            <text:p>0.482818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91195" calcext:value-type="float">
            <text:p>911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40797" calcext:value-type="float">
            <text:p>0.094079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831" calcext:value-type="float">
            <text:p>0.0198831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29272" calcext:value-type="float">
            <text:p>0.129272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3811" calcext:value-type="float">
            <text:p>0.423811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9593" calcext:value-type="float">
            <text:p>895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97" calcext:value-type="float">
            <text:p>0.0939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819" calcext:value-type="float">
            <text:p>0.0198819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29198" calcext:value-type="float">
            <text:p>0.129198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3464" calcext:value-type="float">
            <text:p>0.423464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9783" calcext:value-type="float">
            <text:p>897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3012" calcext:value-type="float">
            <text:p>0.093012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234" calcext:value-type="float">
            <text:p>0.0198234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6241" calcext:value-type="float">
            <text:p>0.426241</text:p>
          </table:table-cell>
          <table:table-cell office:value-type="float" office:value="0.00161688" calcext:value-type="float">
            <text:p>0.00161688</text:p>
          </table:table-cell>
          <table:table-cell office:value-type="float" office:value="89902" calcext:value-type="float">
            <text:p>899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5884" calcext:value-type="float">
            <text:p>0.065884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0284101" calcext:value-type="float">
            <text:p>0.0284101</text:p>
          </table:table-cell>
          <table:table-cell office:value-type="float" office:value="0.0339943" calcext:value-type="float">
            <text:p>0.0339943</text:p>
          </table:table-cell>
          <table:table-cell office:value-type="float" office:value="0.181418" calcext:value-type="float">
            <text:p>0.181418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57" calcext:value-type="float">
            <text:p>0.51857</text:p>
          </table:table-cell>
          <table:table-cell office:value-type="float" office:value="0.00111748" calcext:value-type="float">
            <text:p>0.00111748</text:p>
          </table:table-cell>
          <table:table-cell office:value-type="float" office:value="644238" calcext:value-type="float">
            <text:p>6442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58168" calcext:value-type="float">
            <text:p>0.0658168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0284091" calcext:value-type="float">
            <text:p>0.0284091</text:p>
          </table:table-cell>
          <table:table-cell office:value-type="float" office:value="0.0339943" calcext:value-type="float">
            <text:p>0.0339943</text:p>
          </table:table-cell>
          <table:table-cell office:value-type="float" office:value="0.181309" calcext:value-type="float">
            <text:p>0.181309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57" calcext:value-type="float">
            <text:p>0.51857</text:p>
          </table:table-cell>
          <table:table-cell office:value-type="float" office:value="0.00111748" calcext:value-type="float">
            <text:p>0.00111748</text:p>
          </table:table-cell>
          <table:table-cell office:value-type="float" office:value="649284" calcext:value-type="float">
            <text:p>6492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54628" calcext:value-type="float">
            <text:p>0.0654628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0283696" calcext:value-type="float">
            <text:p>0.0283696</text:p>
          </table:table-cell>
          <table:table-cell office:value-type="float" office:value="0.0338028" calcext:value-type="float">
            <text:p>0.0338028</text:p>
          </table:table-cell>
          <table:table-cell office:value-type="float" office:value="0.184375" calcext:value-type="float">
            <text:p>0.184375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223" calcext:value-type="float">
            <text:p>0.518223</text:p>
          </table:table-cell>
          <table:table-cell office:value-type="float" office:value="0.00108781" calcext:value-type="float">
            <text:p>0.00108781</text:p>
          </table:table-cell>
          <table:table-cell office:value-type="float" office:value="646265" calcext:value-type="float">
            <text:p>6462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55558" calcext:value-type="float">
            <text:p>0.0855558</text:p>
          </table:table-cell>
          <table:table-cell office:value-type="float" office:value="0.0306905" calcext:value-type="float">
            <text:p>0.0306905</text:p>
          </table:table-cell>
          <table:table-cell office:value-type="float" office:value="0.0304033" calcext:value-type="float">
            <text:p>0.0304033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0532" calcext:value-type="float">
            <text:p>0.160532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447067" calcext:value-type="float">
            <text:p>0.447067</text:p>
          </table:table-cell>
          <table:table-cell office:value-type="float" office:value="0.00166633" calcext:value-type="float">
            <text:p>0.00166633</text:p>
          </table:table-cell>
          <table:table-cell office:value-type="float" office:value="638091" calcext:value-type="float">
            <text:p>6380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54941" calcext:value-type="float">
            <text:p>0.0854941</text:p>
          </table:table-cell>
          <table:table-cell office:value-type="float" office:value="0.0306905" calcext:value-type="float">
            <text:p>0.0306905</text:p>
          </table:table-cell>
          <table:table-cell office:value-type="float" office:value="0.0304017" calcext:value-type="float">
            <text:p>0.0304017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0443" calcext:value-type="float">
            <text:p>0.160443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447067" calcext:value-type="float">
            <text:p>0.447067</text:p>
          </table:table-cell>
          <table:table-cell office:value-type="float" office:value="0.00166633" calcext:value-type="float">
            <text:p>0.00166633</text:p>
          </table:table-cell>
          <table:table-cell office:value-type="float" office:value="633929" calcext:value-type="float">
            <text:p>6339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46281" calcext:value-type="float">
            <text:p>0.0846281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303458" calcext:value-type="float">
            <text:p>0.0303458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1116" calcext:value-type="float">
            <text:p>0.161116</text:p>
          </table:table-cell>
          <table:table-cell office:value-type="float" office:value="0.033241" calcext:value-type="float">
            <text:p>0.033241</text:p>
          </table:table-cell>
          <table:table-cell office:value-type="float" office:value="0.447414" calcext:value-type="float">
            <text:p>0.447414</text:p>
          </table:table-cell>
          <table:table-cell office:value-type="float" office:value="0.00166138" calcext:value-type="float">
            <text:p>0.00166138</text:p>
          </table:table-cell>
          <table:table-cell office:value-type="float" office:value="631582" calcext:value-type="float">
            <text:p>6315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2027" calcext:value-type="float">
            <text:p>0.102027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3918" calcext:value-type="float">
            <text:p>0.0323918</text:p>
          </table:table-cell>
          <table:table-cell office:value-type="float" office:value="0.0419948" calcext:value-type="float">
            <text:p>0.0419948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37234" calcext:value-type="float">
            <text:p>0.037234</text:p>
          </table:table-cell>
          <table:table-cell office:value-type="float" office:value="0.396043" calcext:value-type="float">
            <text:p>0.396043</text:p>
          </table:table-cell>
          <table:table-cell office:value-type="float" office:value="0.00201245" calcext:value-type="float">
            <text:p>0.00201245</text:p>
          </table:table-cell>
          <table:table-cell office:value-type="float" office:value="624434" calcext:value-type="float">
            <text:p>6244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1985" calcext:value-type="float">
            <text:p>0.101985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3904" calcext:value-type="float">
            <text:p>0.0323904</text:p>
          </table:table-cell>
          <table:table-cell office:value-type="float" office:value="0.0419948" calcext:value-type="float">
            <text:p>0.0419948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37234" calcext:value-type="float">
            <text:p>0.037234</text:p>
          </table:table-cell>
          <table:table-cell office:value-type="float" office:value="0.396043" calcext:value-type="float">
            <text:p>0.396043</text:p>
          </table:table-cell>
          <table:table-cell office:value-type="float" office:value="0.00201245" calcext:value-type="float">
            <text:p>0.00201245</text:p>
          </table:table-cell>
          <table:table-cell office:value-type="float" office:value="622407" calcext:value-type="float">
            <text:p>6224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100678" calcext:value-type="float">
            <text:p>0.100678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3078" calcext:value-type="float">
            <text:p>0.0323078</text:p>
          </table:table-cell>
          <table:table-cell office:value-type="float" office:value="0.0418118" calcext:value-type="float">
            <text:p>0.0418118</text:p>
          </table:table-cell>
          <table:table-cell office:value-type="float" office:value="0.151043" calcext:value-type="float">
            <text:p>0.151043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396737" calcext:value-type="float">
            <text:p>0.396737</text:p>
          </table:table-cell>
          <table:table-cell office:value-type="float" office:value="0.00199762" calcext:value-type="float">
            <text:p>0.00199762</text:p>
          </table:table-cell>
          <table:table-cell office:value-type="float" office:value="616299" calcext:value-type="float">
            <text:p>6162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2675" calcext:value-type="float">
            <text:p>0.06267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825" calcext:value-type="float">
            <text:p>0.022825</text:p>
          </table:table-cell>
          <table:table-cell office:value-type="float" office:value="0.0280112" calcext:value-type="float">
            <text:p>0.0280112</text:p>
          </table:table-cell>
          <table:table-cell office:value-type="float" office:value="0.167296" calcext:value-type="float">
            <text:p>0.167296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5859" calcext:value-type="float">
            <text:p>0.525859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104621" calcext:value-type="float">
            <text:p>1046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26803" calcext:value-type="float">
            <text:p>0.0626803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8245" calcext:value-type="float">
            <text:p>0.0228245</text:p>
          </table:table-cell>
          <table:table-cell office:value-type="float" office:value="0.0280112" calcext:value-type="float">
            <text:p>0.0280112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5859" calcext:value-type="float">
            <text:p>0.525859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104269" calcext:value-type="float">
            <text:p>1042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23185" calcext:value-type="float">
            <text:p>0.062318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7895" calcext:value-type="float">
            <text:p>0.0227895</text:p>
          </table:table-cell>
          <table:table-cell office:value-type="float" office:value="0.027933" calcext:value-type="float">
            <text:p>0.027933</text:p>
          </table:table-cell>
          <table:table-cell office:value-type="float" office:value="0.168058" calcext:value-type="float">
            <text:p>0.168058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100375" calcext:value-type="float">
            <text:p>0.00100375</text:p>
          </table:table-cell>
          <table:table-cell office:value-type="float" office:value="105251" calcext:value-type="float">
            <text:p>1052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29545" calcext:value-type="float">
            <text:p>0.0829545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0247704" calcext:value-type="float">
            <text:p>0.0247704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60205" calcext:value-type="float">
            <text:p>0.00160205</text:p>
          </table:table-cell>
          <table:table-cell office:value-type="float" office:value="103815" calcext:value-type="float">
            <text:p>1038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29058" calcext:value-type="float">
            <text:p>0.0829058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0247689" calcext:value-type="float">
            <text:p>0.0247689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60205" calcext:value-type="float">
            <text:p>0.00160205</text:p>
          </table:table-cell>
          <table:table-cell office:value-type="float" office:value="103446" calcext:value-type="float">
            <text:p>1034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24835" calcext:value-type="float">
            <text:p>0.0824835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47215" calcext:value-type="float">
            <text:p>0.0247215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149031" calcext:value-type="float">
            <text:p>0.149031</text:p>
          </table:table-cell>
          <table:table-cell office:value-type="float" office:value="0.0277008" calcext:value-type="float">
            <text:p>0.0277008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103318" calcext:value-type="float">
            <text:p>1033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0686" calcext:value-type="float">
            <text:p>0.100686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7206" calcext:value-type="float">
            <text:p>0.0267206</text:p>
          </table:table-cell>
          <table:table-cell office:value-type="float" office:value="0.0362694" calcext:value-type="float">
            <text:p>0.0362694</text:p>
          </table:table-cell>
          <table:table-cell office:value-type="float" office:value="0.143092" calcext:value-type="float">
            <text:p>0.143092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02020" calcext:value-type="float">
            <text:p>1020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0749" calcext:value-type="float">
            <text:p>0.10074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7184" calcext:value-type="float">
            <text:p>0.0267184</text:p>
          </table:table-cell>
          <table:table-cell office:value-type="float" office:value="0.0362694" calcext:value-type="float">
            <text:p>0.0362694</text:p>
          </table:table-cell>
          <table:table-cell office:value-type="float" office:value="0.142924" calcext:value-type="float">
            <text:p>0.142924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403332" calcext:value-type="float">
            <text:p>0.403332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02699" calcext:value-type="float">
            <text:p>1026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97923" calcext:value-type="float">
            <text:p>0.099792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6553" calcext:value-type="float">
            <text:p>0.0266553</text:p>
          </table:table-cell>
          <table:table-cell office:value-type="float" office:value="0.0361757" calcext:value-type="float">
            <text:p>0.0361757</text:p>
          </table:table-cell>
          <table:table-cell office:value-type="float" office:value="0.145322" calcext:value-type="float">
            <text:p>0.145322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404721" calcext:value-type="float">
            <text:p>0.404721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02578" calcext:value-type="float">
            <text:p>1025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43073" calcext:value-type="float">
            <text:p>0.0543073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749" calcext:value-type="float">
            <text:p>0.016374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41124" calcext:value-type="float">
            <text:p>0.141124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92748" calcext:value-type="float">
            <text:p>927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42512" calcext:value-type="float">
            <text:p>0.0542512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742" calcext:value-type="float">
            <text:p>0.0163742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41055" calcext:value-type="float">
            <text:p>0.141055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93293" calcext:value-type="float">
            <text:p>932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8294" calcext:value-type="float">
            <text:p>0.0538294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389" calcext:value-type="float">
            <text:p>0.01633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40689" calcext:value-type="float">
            <text:p>0.140689</text:p>
          </table:table-cell>
          <table:table-cell office:value-type="float" office:value="0.0204604" calcext:value-type="float">
            <text:p>0.0204604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469737" calcext:value-type="float">
            <text:p>0.000469737</text:p>
          </table:table-cell>
          <table:table-cell office:value-type="float" office:value="92575" calcext:value-type="float">
            <text:p>92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53884" calcext:value-type="float">
            <text:p>0.0753884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138" calcext:value-type="float">
            <text:p>0.018138</text:p>
          </table:table-cell>
          <table:table-cell office:value-type="float" office:value="0.0260417" calcext:value-type="float">
            <text:p>0.0260417</text:p>
          </table:table-cell>
          <table:table-cell office:value-type="float" office:value="0.136971" calcext:value-type="float">
            <text:p>0.136971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2124" calcext:value-type="float">
            <text:p>0.482124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91305" calcext:value-type="float">
            <text:p>913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54951" calcext:value-type="float">
            <text:p>0.0754951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1361" calcext:value-type="float">
            <text:p>0.0181361</text:p>
          </table:table-cell>
          <table:table-cell office:value-type="float" office:value="0.0260417" calcext:value-type="float">
            <text:p>0.0260417</text:p>
          </table:table-cell>
          <table:table-cell office:value-type="float" office:value="0.136877" calcext:value-type="float">
            <text:p>0.136877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91223" calcext:value-type="float">
            <text:p>912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7041" calcext:value-type="float">
            <text:p>0.0747041</text:p>
          </table:table-cell>
          <table:table-cell office:value-type="float" office:value="0.0174419" calcext:value-type="float">
            <text:p>0.0174419</text:p>
          </table:table-cell>
          <table:table-cell office:value-type="float" office:value="0.018089" calcext:value-type="float">
            <text:p>0.018089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2818" calcext:value-type="float">
            <text:p>0.482818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91052" calcext:value-type="float">
            <text:p>910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40725" calcext:value-type="float">
            <text:p>0.0940725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772" calcext:value-type="float">
            <text:p>0.0198772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29213" calcext:value-type="float">
            <text:p>0.129213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3811" calcext:value-type="float">
            <text:p>0.423811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9298" calcext:value-type="float">
            <text:p>892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9627" calcext:value-type="float">
            <text:p>0.093962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761" calcext:value-type="float">
            <text:p>0.0198761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29139" calcext:value-type="float">
            <text:p>0.129139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3464" calcext:value-type="float">
            <text:p>0.423464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9300" calcext:value-type="float">
            <text:p>89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30048" calcext:value-type="float">
            <text:p>0.0930048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178" calcext:value-type="float">
            <text:p>0.0198178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8822" calcext:value-type="float">
            <text:p>0.128822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6241" calcext:value-type="float">
            <text:p>0.426241</text:p>
          </table:table-cell>
          <table:table-cell office:value-type="float" office:value="0.00161688" calcext:value-type="float">
            <text:p>0.00161688</text:p>
          </table:table-cell>
          <table:table-cell office:value-type="float" office:value="89726" calcext:value-type="float">
            <text:p>897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70161" calcext:value-type="float">
            <text:p>0.0670161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289034" calcext:value-type="float">
            <text:p>0.0289034</text:p>
          </table:table-cell>
          <table:table-cell office:value-type="float" office:value="0.035443" calcext:value-type="float">
            <text:p>0.035443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09545" calcext:value-type="float">
            <text:p>0.509545</text:p>
          </table:table-cell>
          <table:table-cell office:value-type="float" office:value="0.00115704" calcext:value-type="float">
            <text:p>0.00115704</text:p>
          </table:table-cell>
          <table:table-cell office:value-type="float" office:value="1083160" calcext:value-type="float">
            <text:p>10831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69388" calcext:value-type="float">
            <text:p>0.0669388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289026" calcext:value-type="float">
            <text:p>0.0289026</text:p>
          </table:table-cell>
          <table:table-cell office:value-type="float" office:value="0.035443" calcext:value-type="float">
            <text:p>0.035443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09545" calcext:value-type="float">
            <text:p>0.509545</text:p>
          </table:table-cell>
          <table:table-cell office:value-type="float" office:value="0.00115704" calcext:value-type="float">
            <text:p>0.00115704</text:p>
          </table:table-cell>
          <table:table-cell office:value-type="float" office:value="1068340" calcext:value-type="float">
            <text:p>10683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6428" calcext:value-type="float">
            <text:p>0.066428</text:p>
          </table:table-cell>
          <table:table-cell office:value-type="float" office:value="0.0271003" calcext:value-type="float">
            <text:p>0.0271003</text:p>
          </table:table-cell>
          <table:table-cell office:value-type="float" office:value="0.0288551" calcext:value-type="float">
            <text:p>0.0288551</text:p>
          </table:table-cell>
          <table:table-cell office:value-type="float" office:value="0.0351906" calcext:value-type="float">
            <text:p>0.0351906</text:p>
          </table:table-cell>
          <table:table-cell office:value-type="float" office:value="0.182976" calcext:value-type="float">
            <text:p>0.182976</text:p>
          </table:table-cell>
          <table:table-cell office:value-type="float" office:value="0.032" calcext:value-type="float">
            <text:p>0.032</text:p>
          </table:table-cell>
          <table:table-cell office:value-type="float" office:value="0.512669" calcext:value-type="float">
            <text:p>0.512669</text:p>
          </table:table-cell>
          <table:table-cell office:value-type="float" office:value="0.00112737" calcext:value-type="float">
            <text:p>0.00112737</text:p>
          </table:table-cell>
          <table:table-cell office:value-type="float" office:value="1075570" calcext:value-type="float">
            <text:p>10755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61498" calcext:value-type="float">
            <text:p>0.0861498</text:p>
          </table:table-cell>
          <table:table-cell office:value-type="float" office:value="0.0310559" calcext:value-type="float">
            <text:p>0.0310559</text:p>
          </table:table-cell>
          <table:table-cell office:value-type="float" office:value="0.0310144" calcext:value-type="float">
            <text:p>0.0310144</text:p>
          </table:table-cell>
          <table:table-cell office:value-type="float" office:value="0.0383562" calcext:value-type="float">
            <text:p>0.0383562</text:p>
          </table:table-cell>
          <table:table-cell office:value-type="float" office:value="0.145624" calcext:value-type="float">
            <text:p>0.145624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0.441166" calcext:value-type="float">
            <text:p>0.441166</text:p>
          </table:table-cell>
          <table:table-cell office:value-type="float" office:value="0.00169105" calcext:value-type="float">
            <text:p>0.00169105</text:p>
          </table:table-cell>
          <table:table-cell office:value-type="float" office:value="1022950" calcext:value-type="float">
            <text:p>10229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60364" calcext:value-type="float">
            <text:p>0.0860364</text:p>
          </table:table-cell>
          <table:table-cell office:value-type="float" office:value="0.0310559" calcext:value-type="float">
            <text:p>0.0310559</text:p>
          </table:table-cell>
          <table:table-cell office:value-type="float" office:value="0.0310124" calcext:value-type="float">
            <text:p>0.0310124</text:p>
          </table:table-cell>
          <table:table-cell office:value-type="float" office:value="0.0383387" calcext:value-type="float">
            <text:p>0.0383387</text:p>
          </table:table-cell>
          <table:table-cell office:value-type="float" office:value="0.145481" calcext:value-type="float">
            <text:p>0.145481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0.441166" calcext:value-type="float">
            <text:p>0.441166</text:p>
          </table:table-cell>
          <table:table-cell office:value-type="float" office:value="0.00168611" calcext:value-type="float">
            <text:p>0.00168611</text:p>
          </table:table-cell>
          <table:table-cell office:value-type="float" office:value="1069020" calcext:value-type="float">
            <text:p>10690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51807" calcext:value-type="float">
            <text:p>0.0851807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0309451" calcext:value-type="float">
            <text:p>0.0309451</text:p>
          </table:table-cell>
          <table:table-cell office:value-type="float" office:value="0.0382514" calcext:value-type="float">
            <text:p>0.0382514</text:p>
          </table:table-cell>
          <table:table-cell office:value-type="float" office:value="0.146183" calcext:value-type="float">
            <text:p>0.146183</text:p>
          </table:table-cell>
          <table:table-cell office:value-type="float" office:value="0.035533" calcext:value-type="float">
            <text:p>0.035533</text:p>
          </table:table-cell>
          <table:table-cell office:value-type="float" office:value="0.441513" calcext:value-type="float">
            <text:p>0.441513</text:p>
          </table:table-cell>
          <table:table-cell office:value-type="float" office:value="0.00167622" calcext:value-type="float">
            <text:p>0.00167622</text:p>
          </table:table-cell>
          <table:table-cell office:value-type="float" office:value="1066370" calcext:value-type="float">
            <text:p>10663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2226" calcext:value-type="float">
            <text:p>0.102226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033028" calcext:value-type="float">
            <text:p>0.033028</text:p>
          </table:table-cell>
          <table:table-cell office:value-type="float" office:value="0.0425532" calcext:value-type="float">
            <text:p>0.0425532</text:p>
          </table:table-cell>
          <table:table-cell office:value-type="float" office:value="0.144101" calcext:value-type="float">
            <text:p>0.144101</text:p>
          </table:table-cell>
          <table:table-cell office:value-type="float" office:value="0.0378378" calcext:value-type="float">
            <text:p>0.0378378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0.00203223" calcext:value-type="float">
            <text:p>0.00203223</text:p>
          </table:table-cell>
          <table:table-cell office:value-type="float" office:value="1019530" calcext:value-type="float">
            <text:p>10195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2132" calcext:value-type="float">
            <text:p>0.102132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0330254" calcext:value-type="float">
            <text:p>0.0330254</text:p>
          </table:table-cell>
          <table:table-cell office:value-type="float" office:value="0.0425532" calcext:value-type="float">
            <text:p>0.0425532</text:p>
          </table:table-cell>
          <table:table-cell office:value-type="float" office:value="0.143404" calcext:value-type="float">
            <text:p>0.143404</text:p>
          </table:table-cell>
          <table:table-cell office:value-type="float" office:value="0.0378378" calcext:value-type="float">
            <text:p>0.0378378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0.00203223" calcext:value-type="float">
            <text:p>0.00203223</text:p>
          </table:table-cell>
          <table:table-cell office:value-type="float" office:value="1005470" calcext:value-type="float">
            <text:p>10054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10092" calcext:value-type="float">
            <text:p>0.10092</text:p>
          </table:table-cell>
          <table:table-cell office:value-type="float" office:value="0.0322581" calcext:value-type="float">
            <text:p>0.0322581</text:p>
          </table:table-cell>
          <table:table-cell office:value-type="float" office:value="0.0329347" calcext:value-type="float">
            <text:p>0.0329347</text:p>
          </table:table-cell>
          <table:table-cell office:value-type="float" office:value="0.0424403" calcext:value-type="float">
            <text:p>0.0424403</text:p>
          </table:table-cell>
          <table:table-cell office:value-type="float" office:value="0.145342" calcext:value-type="float">
            <text:p>0.145342</text:p>
          </table:table-cell>
          <table:table-cell office:value-type="float" office:value="0.0376344" calcext:value-type="float">
            <text:p>0.0376344</text:p>
          </table:table-cell>
          <table:table-cell office:value-type="float" office:value="0.392919" calcext:value-type="float">
            <text:p>0.392919</text:p>
          </table:table-cell>
          <table:table-cell office:value-type="float" office:value="0.00200256" calcext:value-type="float">
            <text:p>0.00200256</text:p>
          </table:table-cell>
          <table:table-cell office:value-type="float" office:value="959160" calcext:value-type="float">
            <text:p>9591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29259" calcext:value-type="float">
            <text:p>0.0629259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023159" calcext:value-type="float">
            <text:p>0.023159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164072" calcext:value-type="float">
            <text:p>0.164072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6553" calcext:value-type="float">
            <text:p>0.526553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115671" calcext:value-type="float">
            <text:p>1156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29234" calcext:value-type="float">
            <text:p>0.0629234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0231581" calcext:value-type="float">
            <text:p>0.0231581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163919" calcext:value-type="float">
            <text:p>0.163919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6553" calcext:value-type="float">
            <text:p>0.526553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117176" calcext:value-type="float">
            <text:p>1171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25715" calcext:value-type="float">
            <text:p>0.0625715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31186" calcext:value-type="float">
            <text:p>0.0231186</text:p>
          </table:table-cell>
          <table:table-cell office:value-type="float" office:value="0.0284091" calcext:value-type="float">
            <text:p>0.0284091</text:p>
          </table:table-cell>
          <table:table-cell office:value-type="float" office:value="0.167712" calcext:value-type="float">
            <text:p>0.167712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5512" calcext:value-type="float">
            <text:p>0.525512</text:p>
          </table:table-cell>
          <table:table-cell office:value-type="float" office:value="0.00097903" calcext:value-type="float">
            <text:p>0.00097903</text:p>
          </table:table-cell>
          <table:table-cell office:value-type="float" office:value="114632" calcext:value-type="float">
            <text:p>1146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29607" calcext:value-type="float">
            <text:p>0.0829607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51419" calcext:value-type="float">
            <text:p>0.0251419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88184" calcext:value-type="float">
            <text:p>0.0288184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11515" calcext:value-type="float">
            <text:p>1115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28723" calcext:value-type="float">
            <text:p>0.0828723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51399" calcext:value-type="float">
            <text:p>0.0251399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88184" calcext:value-type="float">
            <text:p>0.0288184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12629" calcext:value-type="float">
            <text:p>1126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23858" calcext:value-type="float">
            <text:p>0.0823858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0250845" calcext:value-type="float">
            <text:p>0.0250845</text:p>
          </table:table-cell>
          <table:table-cell office:value-type="float" office:value="0.0322581" calcext:value-type="float">
            <text:p>0.0322581</text:p>
          </table:table-cell>
          <table:table-cell office:value-type="float" office:value="0.137406" calcext:value-type="float">
            <text:p>0.137406</text:p>
          </table:table-cell>
          <table:table-cell office:value-type="float" office:value="0.0286533" calcext:value-type="float">
            <text:p>0.0286533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10849" calcext:value-type="float">
            <text:p>1108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0379" calcext:value-type="float">
            <text:p>0.100379</text:p>
          </table:table-cell>
          <table:table-cell office:value-type="float" office:value="0.0269542" calcext:value-type="float">
            <text:p>0.0269542</text:p>
          </table:table-cell>
          <table:table-cell office:value-type="float" office:value="0.0270436" calcext:value-type="float">
            <text:p>0.0270436</text:p>
          </table:table-cell>
          <table:table-cell office:value-type="float" office:value="0.0365535" calcext:value-type="float">
            <text:p>0.0365535</text:p>
          </table:table-cell>
          <table:table-cell office:value-type="float" office:value="0.137836" calcext:value-type="float">
            <text:p>0.137836</text:p>
          </table:table-cell>
          <table:table-cell office:value-type="float" office:value="0.032" calcext:value-type="float">
            <text:p>0.032</text:p>
          </table:table-cell>
          <table:table-cell office:value-type="float" office:value="0.404721" calcext:value-type="float">
            <text:p>0.404721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7312" calcext:value-type="float">
            <text:p>1073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0341" calcext:value-type="float">
            <text:p>0.100341</text:p>
          </table:table-cell>
          <table:table-cell office:value-type="float" office:value="0.0269542" calcext:value-type="float">
            <text:p>0.0269542</text:p>
          </table:table-cell>
          <table:table-cell office:value-type="float" office:value="0.0270412" calcext:value-type="float">
            <text:p>0.0270412</text:p>
          </table:table-cell>
          <table:table-cell office:value-type="float" office:value="0.0365297" calcext:value-type="float">
            <text:p>0.0365297</text:p>
          </table:table-cell>
          <table:table-cell office:value-type="float" office:value="0.137698" calcext:value-type="float">
            <text:p>0.137698</text:p>
          </table:table-cell>
          <table:table-cell office:value-type="float" office:value="0.032" calcext:value-type="float">
            <text:p>0.032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7728" calcext:value-type="float">
            <text:p>1077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93357" calcext:value-type="float">
            <text:p>0.0993357</text:p>
          </table:table-cell>
          <table:table-cell office:value-type="float" office:value="0.026738" calcext:value-type="float">
            <text:p>0.026738</text:p>
          </table:table-cell>
          <table:table-cell office:value-type="float" office:value="0.0269696" calcext:value-type="float">
            <text:p>0.0269696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32" calcext:value-type="float">
            <text:p>0.032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6738" calcext:value-type="float">
            <text:p>1067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39425" calcext:value-type="float">
            <text:p>0.0539425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616" calcext:value-type="float">
            <text:p>0.0163616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39567" calcext:value-type="float">
            <text:p>0.139567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71329" calcext:value-type="float">
            <text:p>0.571329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92199" calcext:value-type="float">
            <text:p>921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39034" calcext:value-type="float">
            <text:p>0.0539034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609" calcext:value-type="float">
            <text:p>0.016360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39503" calcext:value-type="float">
            <text:p>0.139503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92058" calcext:value-type="float">
            <text:p>920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5502" calcext:value-type="float">
            <text:p>0.0535502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248" calcext:value-type="float">
            <text:p>0.0163248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38978" calcext:value-type="float">
            <text:p>0.138978</text:p>
          </table:table-cell>
          <table:table-cell office:value-type="float" office:value="0.0204604" calcext:value-type="float">
            <text:p>0.0204604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49958" calcext:value-type="float">
            <text:p>0.000449958</text:p>
          </table:table-cell>
          <table:table-cell office:value-type="float" office:value="91853" calcext:value-type="float">
            <text:p>918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48149" calcext:value-type="float">
            <text:p>0.0748149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0924" calcext:value-type="float">
            <text:p>0.0180924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39241" calcext:value-type="float">
            <text:p>0.139241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4207" calcext:value-type="float">
            <text:p>0.484207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89374" calcext:value-type="float">
            <text:p>893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48634" calcext:value-type="float">
            <text:p>0.0748634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0905" calcext:value-type="float">
            <text:p>0.0180905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4554" calcext:value-type="float">
            <text:p>0.484554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89966" calcext:value-type="float">
            <text:p>899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152" calcext:value-type="float">
            <text:p>0.074152</text:p>
          </table:table-cell>
          <table:table-cell office:value-type="float" office:value="0.017341" calcext:value-type="float">
            <text:p>0.017341</text:p>
          </table:table-cell>
          <table:table-cell office:value-type="float" office:value="0.0180446" calcext:value-type="float">
            <text:p>0.0180446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8386" calcext:value-type="float">
            <text:p>0.48386</text:p>
          </table:table-cell>
          <table:table-cell office:value-type="float" office:value="0.0011422" calcext:value-type="float">
            <text:p>0.0011422</text:p>
          </table:table-cell>
          <table:table-cell office:value-type="float" office:value="89915" calcext:value-type="float">
            <text:p>899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33367" calcext:value-type="float">
            <text:p>0.093336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072" calcext:value-type="float">
            <text:p>0.0198072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88621" calcext:value-type="float">
            <text:p>886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2904" calcext:value-type="float">
            <text:p>0.0932904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059" calcext:value-type="float">
            <text:p>0.0198059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88951" calcext:value-type="float">
            <text:p>889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23084" calcext:value-type="float">
            <text:p>0.0923084</text:p>
          </table:table-cell>
          <table:table-cell office:value-type="float" office:value="0.0206718" calcext:value-type="float">
            <text:p>0.0206718</text:p>
          </table:table-cell>
          <table:table-cell office:value-type="float" office:value="0.0197492" calcext:value-type="float">
            <text:p>0.0197492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28165" calcext:value-type="float">
            <text:p>0.128165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429018" calcext:value-type="float">
            <text:p>0.429018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89242" calcext:value-type="float">
            <text:p>89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57591" calcext:value-type="float">
            <text:p>0.0657591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0284081" calcext:value-type="float">
            <text:p>0.0284081</text:p>
          </table:table-cell>
          <table:table-cell office:value-type="float" office:value="0.0339943" calcext:value-type="float">
            <text:p>0.0339943</text:p>
          </table:table-cell>
          <table:table-cell office:value-type="float" office:value="0.181354" calcext:value-type="float">
            <text:p>0.181354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57" calcext:value-type="float">
            <text:p>0.51857</text:p>
          </table:table-cell>
          <table:table-cell office:value-type="float" office:value="0.00111253" calcext:value-type="float">
            <text:p>0.00111253</text:p>
          </table:table-cell>
          <table:table-cell office:value-type="float" office:value="640245" calcext:value-type="float">
            <text:p>6402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56728" calcext:value-type="float">
            <text:p>0.0656728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0284071" calcext:value-type="float">
            <text:p>0.0284071</text:p>
          </table:table-cell>
          <table:table-cell office:value-type="float" office:value="0.0339943" calcext:value-type="float">
            <text:p>0.0339943</text:p>
          </table:table-cell>
          <table:table-cell office:value-type="float" office:value="0.181245" calcext:value-type="float">
            <text:p>0.181245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57" calcext:value-type="float">
            <text:p>0.51857</text:p>
          </table:table-cell>
          <table:table-cell office:value-type="float" office:value="0.00111253" calcext:value-type="float">
            <text:p>0.00111253</text:p>
          </table:table-cell>
          <table:table-cell office:value-type="float" office:value="657736" calcext:value-type="float">
            <text:p>6577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5276" calcext:value-type="float">
            <text:p>0.065276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0283678" calcext:value-type="float">
            <text:p>0.0283678</text:p>
          </table:table-cell>
          <table:table-cell office:value-type="float" office:value="0.0338028" calcext:value-type="float">
            <text:p>0.0338028</text:p>
          </table:table-cell>
          <table:table-cell office:value-type="float" office:value="0.184375" calcext:value-type="float">
            <text:p>0.184375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917" calcext:value-type="float">
            <text:p>0.518917</text:p>
          </table:table-cell>
          <table:table-cell office:value-type="float" office:value="0.00108287" calcext:value-type="float">
            <text:p>0.00108287</text:p>
          </table:table-cell>
          <table:table-cell office:value-type="float" office:value="647142" calcext:value-type="float">
            <text:p>647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52205" calcext:value-type="float">
            <text:p>0.0852205</text:p>
          </table:table-cell>
          <table:table-cell office:value-type="float" office:value="0.0306905" calcext:value-type="float">
            <text:p>0.0306905</text:p>
          </table:table-cell>
          <table:table-cell office:value-type="float" office:value="0.0303986" calcext:value-type="float">
            <text:p>0.0303986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66633" calcext:value-type="float">
            <text:p>0.00166633</text:p>
          </table:table-cell>
          <table:table-cell office:value-type="float" office:value="627379" calcext:value-type="float">
            <text:p>6273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5102" calcext:value-type="float">
            <text:p>0.085102</text:p>
          </table:table-cell>
          <table:table-cell office:value-type="float" office:value="0.0306905" calcext:value-type="float">
            <text:p>0.0306905</text:p>
          </table:table-cell>
          <table:table-cell office:value-type="float" office:value="0.0303969" calcext:value-type="float">
            <text:p>0.0303969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0275" calcext:value-type="float">
            <text:p>0.160275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66633" calcext:value-type="float">
            <text:p>0.00166633</text:p>
          </table:table-cell>
          <table:table-cell office:value-type="float" office:value="627739" calcext:value-type="float">
            <text:p>6277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42901" calcext:value-type="float">
            <text:p>0.0842901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30341" calcext:value-type="float">
            <text:p>0.030341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1116" calcext:value-type="float">
            <text:p>0.161116</text:p>
          </table:table-cell>
          <table:table-cell office:value-type="float" office:value="0.033241" calcext:value-type="float">
            <text:p>0.033241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66138" calcext:value-type="float">
            <text:p>0.00166138</text:p>
          </table:table-cell>
          <table:table-cell office:value-type="float" office:value="626523" calcext:value-type="float">
            <text:p>6265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1482" calcext:value-type="float">
            <text:p>0.101482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3826" calcext:value-type="float">
            <text:p>0.0323826</text:p>
          </table:table-cell>
          <table:table-cell office:value-type="float" office:value="0.0419948" calcext:value-type="float">
            <text:p>0.0419948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37234" calcext:value-type="float">
            <text:p>0.037234</text:p>
          </table:table-cell>
          <table:table-cell office:value-type="float" office:value="0.396043" calcext:value-type="float">
            <text:p>0.396043</text:p>
          </table:table-cell>
          <table:table-cell office:value-type="float" office:value="0.00200751" calcext:value-type="float">
            <text:p>0.00200751</text:p>
          </table:table-cell>
          <table:table-cell office:value-type="float" office:value="614632" calcext:value-type="float">
            <text:p>6146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1381" calcext:value-type="float">
            <text:p>0.101381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3812" calcext:value-type="float">
            <text:p>0.0323812</text:p>
          </table:table-cell>
          <table:table-cell office:value-type="float" office:value="0.0419948" calcext:value-type="float">
            <text:p>0.0419948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37234" calcext:value-type="float">
            <text:p>0.037234</text:p>
          </table:table-cell>
          <table:table-cell office:value-type="float" office:value="0.396043" calcext:value-type="float">
            <text:p>0.396043</text:p>
          </table:table-cell>
          <table:table-cell office:value-type="float" office:value="0.00200751" calcext:value-type="float">
            <text:p>0.00200751</text:p>
          </table:table-cell>
          <table:table-cell office:value-type="float" office:value="618848" calcext:value-type="float">
            <text:p>6188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100206" calcext:value-type="float">
            <text:p>0.100206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299" calcext:value-type="float">
            <text:p>0.032299</text:p>
          </table:table-cell>
          <table:table-cell office:value-type="float" office:value="0.0417755" calcext:value-type="float">
            <text:p>0.0417755</text:p>
          </table:table-cell>
          <table:table-cell office:value-type="float" office:value="0.151043" calcext:value-type="float">
            <text:p>0.151043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397084" calcext:value-type="float">
            <text:p>0.397084</text:p>
          </table:table-cell>
          <table:table-cell office:value-type="float" office:value="0.00198278" calcext:value-type="float">
            <text:p>0.00198278</text:p>
          </table:table-cell>
          <table:table-cell office:value-type="float" office:value="606242" calcext:value-type="float">
            <text:p>606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24136" calcext:value-type="float">
            <text:p>0.0624136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8163" calcext:value-type="float">
            <text:p>0.0228163</text:p>
          </table:table-cell>
          <table:table-cell office:value-type="float" office:value="0.0280112" calcext:value-type="float">
            <text:p>0.0280112</text:p>
          </table:table-cell>
          <table:table-cell office:value-type="float" office:value="0.166807" calcext:value-type="float">
            <text:p>0.166807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103805" calcext:value-type="float">
            <text:p>1038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24112" calcext:value-type="float">
            <text:p>0.06241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8159" calcext:value-type="float">
            <text:p>0.0228159</text:p>
          </table:table-cell>
          <table:table-cell office:value-type="float" office:value="0.0280112" calcext:value-type="float">
            <text:p>0.0280112</text:p>
          </table:table-cell>
          <table:table-cell office:value-type="float" office:value="0.166728" calcext:value-type="float">
            <text:p>0.166728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104096" calcext:value-type="float">
            <text:p>1040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20802" calcext:value-type="float">
            <text:p>0.062080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7809" calcext:value-type="float">
            <text:p>0.0227809</text:p>
          </table:table-cell>
          <table:table-cell office:value-type="float" office:value="0.027933" calcext:value-type="float">
            <text:p>0.027933</text:p>
          </table:table-cell>
          <table:table-cell office:value-type="float" office:value="0.168058" calcext:value-type="float">
            <text:p>0.168058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5859" calcext:value-type="float">
            <text:p>0.525859</text:p>
          </table:table-cell>
          <table:table-cell office:value-type="float" office:value="0.00097903" calcext:value-type="float">
            <text:p>0.00097903</text:p>
          </table:table-cell>
          <table:table-cell office:value-type="float" office:value="103575" calcext:value-type="float">
            <text:p>103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25494" calcext:value-type="float">
            <text:p>0.0825494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0247528" calcext:value-type="float">
            <text:p>0.0247528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149654" calcext:value-type="float">
            <text:p>0.14965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02568" calcext:value-type="float">
            <text:p>1025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2461" calcext:value-type="float">
            <text:p>0.082461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0247511" calcext:value-type="float">
            <text:p>0.0247511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149654" calcext:value-type="float">
            <text:p>0.14965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03123" calcext:value-type="float">
            <text:p>1031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19673" calcext:value-type="float">
            <text:p>0.0819673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47031" calcext:value-type="float">
            <text:p>0.0247031</text:p>
          </table:table-cell>
          <table:table-cell office:value-type="float" office:value="0.0320513" calcext:value-type="float">
            <text:p>0.0320513</text:p>
          </table:table-cell>
          <table:table-cell office:value-type="float" office:value="0.148264" calcext:value-type="float">
            <text:p>0.148264</text:p>
          </table:table-cell>
          <table:table-cell office:value-type="float" office:value="0.0277008" calcext:value-type="float">
            <text:p>0.0277008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02797" calcext:value-type="float">
            <text:p>1027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99934" calcext:value-type="float">
            <text:p>0.099993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6897" calcext:value-type="float">
            <text:p>0.0266897</text:p>
          </table:table-cell>
          <table:table-cell office:value-type="float" office:value="0.0362538" calcext:value-type="float">
            <text:p>0.0362538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404721" calcext:value-type="float">
            <text:p>0.404721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0938" calcext:value-type="float">
            <text:p>1009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99554" calcext:value-type="float">
            <text:p>0.099955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6873" calcext:value-type="float">
            <text:p>0.0266873</text:p>
          </table:table-cell>
          <table:table-cell office:value-type="float" office:value="0.0362538" calcext:value-type="float">
            <text:p>0.0362538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1215" calcext:value-type="float">
            <text:p>101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89606" calcext:value-type="float">
            <text:p>0.0989606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6239" calcext:value-type="float">
            <text:p>0.0266239</text:p>
          </table:table-cell>
          <table:table-cell office:value-type="float" office:value="0.0360825" calcext:value-type="float">
            <text:p>0.0360825</text:p>
          </table:table-cell>
          <table:table-cell office:value-type="float" office:value="0.143681" calcext:value-type="float">
            <text:p>0.143681</text:p>
          </table:table-cell>
          <table:table-cell office:value-type="float" office:value="0.0316623" calcext:value-type="float">
            <text:p>0.0316623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1261" calcext:value-type="float">
            <text:p>1012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39096" calcext:value-type="float">
            <text:p>0.0539096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511" calcext:value-type="float">
            <text:p>0.0163511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71329" calcext:value-type="float">
            <text:p>0.571329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91475" calcext:value-type="float">
            <text:p>914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38705" calcext:value-type="float">
            <text:p>0.0538705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503" calcext:value-type="float">
            <text:p>0.0163503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40279" calcext:value-type="float">
            <text:p>0.140279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91809" calcext:value-type="float">
            <text:p>918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5197" calcext:value-type="float">
            <text:p>0.0535197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145" calcext:value-type="float">
            <text:p>0.0163145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04604" calcext:value-type="float">
            <text:p>0.0204604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49958" calcext:value-type="float">
            <text:p>0.000449958</text:p>
          </table:table-cell>
          <table:table-cell office:value-type="float" office:value="91599" calcext:value-type="float">
            <text:p>915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48053" calcext:value-type="float">
            <text:p>0.0748053</text:p>
          </table:table-cell>
          <table:table-cell office:value-type="float" office:value="0.0175953" calcext:value-type="float">
            <text:p>0.0175953</text:p>
          </table:table-cell>
          <table:table-cell office:value-type="float" office:value="0.0180871" calcext:value-type="float">
            <text:p>0.0180871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4207" calcext:value-type="float">
            <text:p>0.484207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89607" calcext:value-type="float">
            <text:p>896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48538" calcext:value-type="float">
            <text:p>0.0748538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80851" calcext:value-type="float">
            <text:p>0.0180851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39888" calcext:value-type="float">
            <text:p>0.139888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4554" calcext:value-type="float">
            <text:p>0.484554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89512" calcext:value-type="float">
            <text:p>895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1449" calcext:value-type="float">
            <text:p>0.0741449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0180393" calcext:value-type="float">
            <text:p>0.0180393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8386" calcext:value-type="float">
            <text:p>0.48386</text:p>
          </table:table-cell>
          <table:table-cell office:value-type="float" office:value="0.0011422" calcext:value-type="float">
            <text:p>0.0011422</text:p>
          </table:table-cell>
          <table:table-cell office:value-type="float" office:value="89826" calcext:value-type="float">
            <text:p>898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33343" calcext:value-type="float">
            <text:p>0.0933343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043" calcext:value-type="float">
            <text:p>0.0198043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89410" calcext:value-type="float">
            <text:p>894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2879" calcext:value-type="float">
            <text:p>0.0932879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031" calcext:value-type="float">
            <text:p>0.0198031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88330" calcext:value-type="float">
            <text:p>883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23059" calcext:value-type="float">
            <text:p>0.0923059</text:p>
          </table:table-cell>
          <table:table-cell office:value-type="float" office:value="0.0206718" calcext:value-type="float">
            <text:p>0.0206718</text:p>
          </table:table-cell>
          <table:table-cell office:value-type="float" office:value="0.0197465" calcext:value-type="float">
            <text:p>0.0197465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2815" calcext:value-type="float">
            <text:p>0.12815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429018" calcext:value-type="float">
            <text:p>0.429018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88351" calcext:value-type="float">
            <text:p>883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37222" calcext:value-type="float">
            <text:p>0.0637222</text:p>
          </table:table-cell>
          <table:table-cell office:value-type="float" office:value="0.0261097" calcext:value-type="float">
            <text:p>0.0261097</text:p>
          </table:table-cell>
          <table:table-cell office:value-type="float" office:value="0.0278642" calcext:value-type="float">
            <text:p>0.0278642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370737" calcext:value-type="float">
            <text:p>3707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36504" calcext:value-type="float">
            <text:p>0.0636504</text:p>
          </table:table-cell>
          <table:table-cell office:value-type="float" office:value="0.0261097" calcext:value-type="float">
            <text:p>0.0261097</text:p>
          </table:table-cell>
          <table:table-cell office:value-type="float" office:value="0.027863" calcext:value-type="float">
            <text:p>0.027863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9168" calcext:value-type="float">
            <text:p>0.179168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528636" calcext:value-type="float">
            <text:p>0.528636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370196" calcext:value-type="float">
            <text:p>3701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34069" calcext:value-type="float">
            <text:p>0.0634069</text:p>
          </table:table-cell>
          <table:table-cell office:value-type="float" office:value="0.026178" calcext:value-type="float">
            <text:p>0.026178</text:p>
          </table:table-cell>
          <table:table-cell office:value-type="float" office:value="0.0278308" calcext:value-type="float">
            <text:p>0.0278308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7003" calcext:value-type="float">
            <text:p>0.177003</text:p>
          </table:table-cell>
          <table:table-cell office:value-type="float" office:value="0.0309278" calcext:value-type="float">
            <text:p>0.0309278</text:p>
          </table:table-cell>
          <table:table-cell office:value-type="float" office:value="0.53176" calcext:value-type="float">
            <text:p>0.53176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370029" calcext:value-type="float">
            <text:p>3700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41602" calcext:value-type="float">
            <text:p>0.0841602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0296804" calcext:value-type="float">
            <text:p>0.0296804</text:p>
          </table:table-cell>
          <table:table-cell office:value-type="float" office:value="0.0371747" calcext:value-type="float">
            <text:p>0.0371747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372144" calcext:value-type="float">
            <text:p>3721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41125" calcext:value-type="float">
            <text:p>0.0841125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0296793" calcext:value-type="float">
            <text:p>0.0296793</text:p>
          </table:table-cell>
          <table:table-cell office:value-type="float" office:value="0.0371747" calcext:value-type="float">
            <text:p>0.0371747</text:p>
          </table:table-cell>
          <table:table-cell office:value-type="float" office:value="0.174308" calcext:value-type="float">
            <text:p>0.174308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369902" calcext:value-type="float">
            <text:p>3699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32198" calcext:value-type="float">
            <text:p>0.0832198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0296322" calcext:value-type="float">
            <text:p>0.0296322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325203" calcext:value-type="float">
            <text:p>0.0325203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368666" calcext:value-type="float">
            <text:p>3686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0837" calcext:value-type="float">
            <text:p>0.100837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5606" calcext:value-type="float">
            <text:p>0.0315606</text:p>
          </table:table-cell>
          <table:table-cell office:value-type="float" office:value="0.0406977" calcext:value-type="float">
            <text:p>0.0406977</text:p>
          </table:table-cell>
          <table:table-cell office:value-type="float" office:value="0.155785" calcext:value-type="float">
            <text:p>0.155785</text:p>
          </table:table-cell>
          <table:table-cell office:value-type="float" office:value="0.0364583" calcext:value-type="float">
            <text:p>0.0364583</text:p>
          </table:table-cell>
          <table:table-cell office:value-type="float" office:value="0.402291" calcext:value-type="float">
            <text:p>0.402291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367626" calcext:value-type="float">
            <text:p>3676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0806" calcext:value-type="float">
            <text:p>0.100806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5584" calcext:value-type="float">
            <text:p>0.0315584</text:p>
          </table:table-cell>
          <table:table-cell office:value-type="float" office:value="0.040678" calcext:value-type="float">
            <text:p>0.040678</text:p>
          </table:table-cell>
          <table:table-cell office:value-type="float" office:value="0.155632" calcext:value-type="float">
            <text:p>0.155632</text:p>
          </table:table-cell>
          <table:table-cell office:value-type="float" office:value="0.0364583" calcext:value-type="float">
            <text:p>0.0364583</text:p>
          </table:table-cell>
          <table:table-cell office:value-type="float" office:value="0.402291" calcext:value-type="float">
            <text:p>0.402291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368459" calcext:value-type="float">
            <text:p>3684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9463" calcext:value-type="float">
            <text:p>0.099463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4895" calcext:value-type="float">
            <text:p>0.0314895</text:p>
          </table:table-cell>
          <table:table-cell office:value-type="float" office:value="0.0403023" calcext:value-type="float">
            <text:p>0.0403023</text:p>
          </table:table-cell>
          <table:table-cell office:value-type="float" office:value="0.155251" calcext:value-type="float">
            <text:p>0.155251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405415" calcext:value-type="float">
            <text:p>0.405415</text:p>
          </table:table-cell>
          <table:table-cell office:value-type="float" office:value="0.00193828" calcext:value-type="float">
            <text:p>0.00193828</text:p>
          </table:table-cell>
          <table:table-cell office:value-type="float" office:value="364622" calcext:value-type="float">
            <text:p>3646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16118" calcext:value-type="float">
            <text:p>0.0616118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385" calcext:value-type="float">
            <text:p>0.0223385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64616" calcext:value-type="float">
            <text:p>0.164616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529677" calcext:value-type="float">
            <text:p>0.529677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94176" calcext:value-type="float">
            <text:p>941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16244" calcext:value-type="float">
            <text:p>0.0616244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384" calcext:value-type="float">
            <text:p>0.0223384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64522" calcext:value-type="float">
            <text:p>0.164522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529677" calcext:value-type="float">
            <text:p>0.529677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93084" calcext:value-type="float">
            <text:p>930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13104" calcext:value-type="float">
            <text:p>0.0613104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106" calcext:value-type="float">
            <text:p>0.0223106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6476" calcext:value-type="float">
            <text:p>0.16476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528289" calcext:value-type="float">
            <text:p>0.528289</text:p>
          </table:table-cell>
          <table:table-cell office:value-type="float" office:value="0.00097903" calcext:value-type="float">
            <text:p>0.00097903</text:p>
          </table:table-cell>
          <table:table-cell office:value-type="float" office:value="93577" calcext:value-type="float">
            <text:p>935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22206" calcext:value-type="float">
            <text:p>0.0822206</text:p>
          </table:table-cell>
          <table:table-cell office:value-type="float" office:value="0.0229885" calcext:value-type="float">
            <text:p>0.0229885</text:p>
          </table:table-cell>
          <table:table-cell office:value-type="float" office:value="0.0241531" calcext:value-type="float">
            <text:p>0.0241531</text:p>
          </table:table-cell>
          <table:table-cell office:value-type="float" office:value="0.0316623" calcext:value-type="float">
            <text:p>0.0316623</text:p>
          </table:table-cell>
          <table:table-cell office:value-type="float" office:value="0.163889" calcext:value-type="float">
            <text:p>0.163889</text:p>
          </table:table-cell>
          <table:table-cell office:value-type="float" office:value="0.0271739" calcext:value-type="float">
            <text:p>0.0271739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5971" calcext:value-type="float">
            <text:p>0.0015971</text:p>
          </table:table-cell>
          <table:table-cell office:value-type="float" office:value="92826" calcext:value-type="float">
            <text:p>928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2177" calcext:value-type="float">
            <text:p>0.082177</text:p>
          </table:table-cell>
          <table:table-cell office:value-type="float" office:value="0.0229885" calcext:value-type="float">
            <text:p>0.0229885</text:p>
          </table:table-cell>
          <table:table-cell office:value-type="float" office:value="0.0241518" calcext:value-type="float">
            <text:p>0.0241518</text:p>
          </table:table-cell>
          <table:table-cell office:value-type="float" office:value="0.0316623" calcext:value-type="float">
            <text:p>0.0316623</text:p>
          </table:table-cell>
          <table:table-cell office:value-type="float" office:value="0.163889" calcext:value-type="float">
            <text:p>0.163889</text:p>
          </table:table-cell>
          <table:table-cell office:value-type="float" office:value="0.0271739" calcext:value-type="float">
            <text:p>0.0271739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5971" calcext:value-type="float">
            <text:p>0.0015971</text:p>
          </table:table-cell>
          <table:table-cell office:value-type="float" office:value="92773" calcext:value-type="float">
            <text:p>927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17391" calcext:value-type="float">
            <text:p>0.0817391</text:p>
          </table:table-cell>
          <table:table-cell office:value-type="float" office:value="0.0223464" calcext:value-type="float">
            <text:p>0.0223464</text:p>
          </table:table-cell>
          <table:table-cell office:value-type="float" office:value="0.0241126" calcext:value-type="float">
            <text:p>0.0241126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162777" calcext:value-type="float">
            <text:p>0.162777</text:p>
          </table:table-cell>
          <table:table-cell office:value-type="float" office:value="0.0271003" calcext:value-type="float">
            <text:p>0.0271003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92628" calcext:value-type="float">
            <text:p>926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99344" calcext:value-type="float">
            <text:p>0.0999344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60374" calcext:value-type="float">
            <text:p>0.0260374</text:p>
          </table:table-cell>
          <table:table-cell office:value-type="float" office:value="0.0345821" calcext:value-type="float">
            <text:p>0.0345821</text:p>
          </table:table-cell>
          <table:table-cell office:value-type="float" office:value="0.148952" calcext:value-type="float">
            <text:p>0.148952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92739" calcext:value-type="float">
            <text:p>927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60357" calcext:value-type="float">
            <text:p>0.0260357</text:p>
          </table:table-cell>
          <table:table-cell office:value-type="float" office:value="0.0345821" calcext:value-type="float">
            <text:p>0.0345821</text:p>
          </table:table-cell>
          <table:table-cell office:value-type="float" office:value="0.148838" calcext:value-type="float">
            <text:p>0.14883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405415" calcext:value-type="float">
            <text:p>0.405415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92388" calcext:value-type="float">
            <text:p>92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90882" calcext:value-type="float">
            <text:p>0.0990882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0259831" calcext:value-type="float">
            <text:p>0.0259831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46183" calcext:value-type="float">
            <text:p>0.146183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92743" calcext:value-type="float">
            <text:p>927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40798" calcext:value-type="float">
            <text:p>0.0540798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51" calcext:value-type="float">
            <text:p>0.016251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062" calcext:value-type="float">
            <text:p>0.14062</text:p>
          </table:table-cell>
          <table:table-cell office:value-type="float" office:value="0.0198675" calcext:value-type="float">
            <text:p>0.0198675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89749" calcext:value-type="float">
            <text:p>897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40237" calcext:value-type="float">
            <text:p>0.0540237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503" calcext:value-type="float">
            <text:p>0.0162503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0571" calcext:value-type="float">
            <text:p>0.140571</text:p>
          </table:table-cell>
          <table:table-cell office:value-type="float" office:value="0.0198675" calcext:value-type="float">
            <text:p>0.0198675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90488" calcext:value-type="float">
            <text:p>904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6261" calcext:value-type="float">
            <text:p>0.0536261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185" calcext:value-type="float">
            <text:p>0.0162185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1322" calcext:value-type="float">
            <text:p>0.141322</text:p>
          </table:table-cell>
          <table:table-cell office:value-type="float" office:value="0.0192308" calcext:value-type="float">
            <text:p>0.0192308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469737" calcext:value-type="float">
            <text:p>0.000469737</text:p>
          </table:table-cell>
          <table:table-cell office:value-type="float" office:value="89855" calcext:value-type="float">
            <text:p>898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52058" calcext:value-type="float">
            <text:p>0.0752058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0180242" calcext:value-type="float">
            <text:p>0.0180242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44882" calcext:value-type="float">
            <text:p>0.144882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2124" calcext:value-type="float">
            <text:p>0.482124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88828" calcext:value-type="float">
            <text:p>888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53126" calcext:value-type="float">
            <text:p>0.0753126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0180223" calcext:value-type="float">
            <text:p>0.0180223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44783" calcext:value-type="float">
            <text:p>0.144783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89584" calcext:value-type="float">
            <text:p>895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5239" calcext:value-type="float">
            <text:p>0.0745239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7978" calcext:value-type="float">
            <text:p>0.017978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2818" calcext:value-type="float">
            <text:p>0.482818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89057" calcext:value-type="float">
            <text:p>890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39714" calcext:value-type="float">
            <text:p>0.0939714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7833" calcext:value-type="float">
            <text:p>0.0197833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31942" calcext:value-type="float">
            <text:p>0.131942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423811" calcext:value-type="float">
            <text:p>0.423811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8489" calcext:value-type="float">
            <text:p>884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8616" calcext:value-type="float">
            <text:p>0.0938616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7822" calcext:value-type="float">
            <text:p>0.0197822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31883" calcext:value-type="float">
            <text:p>0.131883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423464" calcext:value-type="float">
            <text:p>0.423464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9053" calcext:value-type="float">
            <text:p>890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29108" calcext:value-type="float">
            <text:p>0.0929108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7262" calcext:value-type="float">
            <text:p>0.0197262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29866" calcext:value-type="float">
            <text:p>0.129866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426241" calcext:value-type="float">
            <text:p>0.426241</text:p>
          </table:table-cell>
          <table:table-cell office:value-type="float" office:value="0.00161688" calcext:value-type="float">
            <text:p>0.00161688</text:p>
          </table:table-cell>
          <table:table-cell office:value-type="float" office:value="88203" calcext:value-type="float">
            <text:p>882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05773" calcext:value-type="float">
            <text:p>0.0605773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282" calcext:value-type="float">
            <text:p>0.0272282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0289017" calcext:value-type="float">
            <text:p>0.0289017</text:p>
          </table:table-cell>
          <table:table-cell office:value-type="float" office:value="0.546338" calcext:value-type="float">
            <text:p>0.546338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30555" calcext:value-type="float">
            <text:p>2305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05156" calcext:value-type="float">
            <text:p>0.0605156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269" calcext:value-type="float">
            <text:p>0.0272269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179509" calcext:value-type="float">
            <text:p>0.179509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31198" calcext:value-type="float">
            <text:p>2311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05184" calcext:value-type="float">
            <text:p>0.0605184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005" calcext:value-type="float">
            <text:p>0.0272005</text:p>
          </table:table-cell>
          <table:table-cell office:value-type="float" office:value="0.0325733" calcext:value-type="float">
            <text:p>0.0325733</text:p>
          </table:table-cell>
          <table:table-cell office:value-type="float" office:value="0.180048" calcext:value-type="float">
            <text:p>0.180048</text:p>
          </table:table-cell>
          <table:table-cell office:value-type="float" office:value="0.0288184" calcext:value-type="float">
            <text:p>0.0288184</text:p>
          </table:table-cell>
          <table:table-cell office:value-type="float" office:value="0.55085" calcext:value-type="float">
            <text:p>0.55085</text:p>
          </table:table-cell>
          <table:table-cell office:value-type="float" office:value="0.000885083" calcext:value-type="float">
            <text:p>0.000885083</text:p>
          </table:table-cell>
          <table:table-cell office:value-type="float" office:value="229673" calcext:value-type="float">
            <text:p>2296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14888" calcext:value-type="float">
            <text:p>0.0814888</text:p>
          </table:table-cell>
          <table:table-cell office:value-type="float" office:value="0.0268097" calcext:value-type="float">
            <text:p>0.0268097</text:p>
          </table:table-cell>
          <table:table-cell office:value-type="float" office:value="0.0288975" calcext:value-type="float">
            <text:p>0.0288975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185072" calcext:value-type="float">
            <text:p>0.185072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1364" calcext:value-type="float">
            <text:p>0.471364</text:p>
          </table:table-cell>
          <table:table-cell office:value-type="float" office:value="0.0015081" calcext:value-type="float">
            <text:p>0.0015081</text:p>
          </table:table-cell>
          <table:table-cell office:value-type="float" office:value="230010" calcext:value-type="float">
            <text:p>2300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14546" calcext:value-type="float">
            <text:p>0.0814546</text:p>
          </table:table-cell>
          <table:table-cell office:value-type="float" office:value="0.0268097" calcext:value-type="float">
            <text:p>0.0268097</text:p>
          </table:table-cell>
          <table:table-cell office:value-type="float" office:value="0.0288956" calcext:value-type="float">
            <text:p>0.0288956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185507" calcext:value-type="float">
            <text:p>0.185507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1364" calcext:value-type="float">
            <text:p>0.471364</text:p>
          </table:table-cell>
          <table:table-cell office:value-type="float" office:value="0.0015081" calcext:value-type="float">
            <text:p>0.0015081</text:p>
          </table:table-cell>
          <table:table-cell office:value-type="float" office:value="229534" calcext:value-type="float">
            <text:p>2295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08156" calcext:value-type="float">
            <text:p>0.080815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0288564" calcext:value-type="float">
            <text:p>0.0288564</text:p>
          </table:table-cell>
          <table:table-cell office:value-type="float" office:value="0.0362694" calcext:value-type="float">
            <text:p>0.0362694</text:p>
          </table:table-cell>
          <table:table-cell office:value-type="float" office:value="0.183683" calcext:value-type="float">
            <text:p>0.183683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067" calcext:value-type="float">
            <text:p>0.47067</text:p>
          </table:table-cell>
          <table:table-cell office:value-type="float" office:value="0.00151799" calcext:value-type="float">
            <text:p>0.00151799</text:p>
          </table:table-cell>
          <table:table-cell office:value-type="float" office:value="228400" calcext:value-type="float">
            <text:p>228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86439" calcext:value-type="float">
            <text:p>0.0986439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6384" calcext:value-type="float">
            <text:p>0.0306384</text:p>
          </table:table-cell>
          <table:table-cell office:value-type="float" office:value="0.0385675" calcext:value-type="float">
            <text:p>0.0385675</text:p>
          </table:table-cell>
          <table:table-cell office:value-type="float" office:value="0.153822" calcext:value-type="float">
            <text:p>0.153822</text:p>
          </table:table-cell>
          <table:table-cell office:value-type="float" office:value="0.0345572" calcext:value-type="float">
            <text:p>0.0345572</text:p>
          </table:table-cell>
          <table:table-cell office:value-type="float" office:value="0.418952" calcext:value-type="float">
            <text:p>0.418952</text:p>
          </table:table-cell>
          <table:table-cell office:value-type="float" office:value="0.00185917" calcext:value-type="float">
            <text:p>0.00185917</text:p>
          </table:table-cell>
          <table:table-cell office:value-type="float" office:value="228285" calcext:value-type="float">
            <text:p>2282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86059" calcext:value-type="float">
            <text:p>0.0986059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6356" calcext:value-type="float">
            <text:p>0.0306356</text:p>
          </table:table-cell>
          <table:table-cell office:value-type="float" office:value="0.0385675" calcext:value-type="float">
            <text:p>0.038567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345572" calcext:value-type="float">
            <text:p>0.0345572</text:p>
          </table:table-cell>
          <table:table-cell office:value-type="float" office:value="0.418952" calcext:value-type="float">
            <text:p>0.418952</text:p>
          </table:table-cell>
          <table:table-cell office:value-type="float" office:value="0.00185917" calcext:value-type="float">
            <text:p>0.00185917</text:p>
          </table:table-cell>
          <table:table-cell office:value-type="float" office:value="228905" calcext:value-type="float">
            <text:p>2289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74974" calcext:value-type="float">
            <text:p>0.0974974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5752" calcext:value-type="float">
            <text:p>0.0305752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0.157293" calcext:value-type="float">
            <text:p>0.157293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419993" calcext:value-type="float">
            <text:p>0.419993</text:p>
          </table:table-cell>
          <table:table-cell office:value-type="float" office:value="0.00183445" calcext:value-type="float">
            <text:p>0.00183445</text:p>
          </table:table-cell>
          <table:table-cell office:value-type="float" office:value="229582" calcext:value-type="float">
            <text:p>2295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98618" calcext:value-type="float">
            <text:p>0.0598618</text:p>
          </table:table-cell>
          <table:table-cell office:value-type="float" office:value="0.0207792" calcext:value-type="float">
            <text:p>0.0207792</text:p>
          </table:table-cell>
          <table:table-cell office:value-type="float" office:value="0.0217122" calcext:value-type="float">
            <text:p>0.021712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2226" calcext:value-type="float">
            <text:p>0.172226</text:p>
          </table:table-cell>
          <table:table-cell office:value-type="float" office:value="0.0231884" calcext:value-type="float">
            <text:p>0.0231884</text:p>
          </table:table-cell>
          <table:table-cell office:value-type="float" office:value="0.543214" calcext:value-type="float">
            <text:p>0.543214</text:p>
          </table:table-cell>
          <table:table-cell office:value-type="float" office:value="0.00085047" calcext:value-type="float">
            <text:p>0.00085047</text:p>
          </table:table-cell>
          <table:table-cell office:value-type="float" office:value="86644" calcext:value-type="float">
            <text:p>866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98693" calcext:value-type="float">
            <text:p>0.0598693</text:p>
          </table:table-cell>
          <table:table-cell office:value-type="float" office:value="0.0207792" calcext:value-type="float">
            <text:p>0.0207792</text:p>
          </table:table-cell>
          <table:table-cell office:value-type="float" office:value="0.0217117" calcext:value-type="float">
            <text:p>0.0217117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0231884" calcext:value-type="float">
            <text:p>0.0231884</text:p>
          </table:table-cell>
          <table:table-cell office:value-type="float" office:value="0.543214" calcext:value-type="float">
            <text:p>0.543214</text:p>
          </table:table-cell>
          <table:table-cell office:value-type="float" office:value="0.00085047" calcext:value-type="float">
            <text:p>0.00085047</text:p>
          </table:table-cell>
          <table:table-cell office:value-type="float" office:value="86496" calcext:value-type="float">
            <text:p>864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95678" calcext:value-type="float">
            <text:p>0.0595678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6888" calcext:value-type="float">
            <text:p>0.0216888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230548" calcext:value-type="float">
            <text:p>0.0230548</text:p>
          </table:table-cell>
          <table:table-cell office:value-type="float" office:value="0.542867" calcext:value-type="float">
            <text:p>0.542867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86259" calcext:value-type="float">
            <text:p>862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0973" calcext:value-type="float">
            <text:p>0.080973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0234126" calcext:value-type="float">
            <text:p>0.0234126</text:p>
          </table:table-cell>
          <table:table-cell office:value-type="float" office:value="0.0308483" calcext:value-type="float">
            <text:p>0.0308483</text:p>
          </table:table-cell>
          <table:table-cell office:value-type="float" office:value="0.175954" calcext:value-type="float">
            <text:p>0.175954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55755" calcext:value-type="float">
            <text:p>0.00155755</text:p>
          </table:table-cell>
          <table:table-cell office:value-type="float" office:value="86651" calcext:value-type="float">
            <text:p>866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09332" calcext:value-type="float">
            <text:p>0.0809332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0234114" calcext:value-type="float">
            <text:p>0.0234114</text:p>
          </table:table-cell>
          <table:table-cell office:value-type="float" office:value="0.0308483" calcext:value-type="float">
            <text:p>0.0308483</text:p>
          </table:table-cell>
          <table:table-cell office:value-type="float" office:value="0.17585" calcext:value-type="float">
            <text:p>0.17585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5526" calcext:value-type="float">
            <text:p>0.0015526</text:p>
          </table:table-cell>
          <table:table-cell office:value-type="float" office:value="86822" calcext:value-type="float">
            <text:p>868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05166" calcext:value-type="float">
            <text:p>0.0805166</text:p>
          </table:table-cell>
          <table:table-cell office:value-type="float" office:value="0.0214477" calcext:value-type="float">
            <text:p>0.0214477</text:p>
          </table:table-cell>
          <table:table-cell office:value-type="float" office:value="0.0233794" calcext:value-type="float">
            <text:p>0.0233794</text:p>
          </table:table-cell>
          <table:table-cell office:value-type="float" office:value="0.0307692" calcext:value-type="float">
            <text:p>0.0307692</text:p>
          </table:table-cell>
          <table:table-cell office:value-type="float" office:value="0.173616" calcext:value-type="float">
            <text:p>0.173616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61645" calcext:value-type="float">
            <text:p>0.461645</text:p>
          </table:table-cell>
          <table:table-cell office:value-type="float" office:value="0.0015526" calcext:value-type="float">
            <text:p>0.0015526</text:p>
          </table:table-cell>
          <table:table-cell office:value-type="float" office:value="86269" calcext:value-type="float">
            <text:p>862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88049" calcext:value-type="float">
            <text:p>0.0988049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51621" calcext:value-type="float">
            <text:p>0.0251621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7918" calcext:value-type="float">
            <text:p>0.147918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84433" calcext:value-type="float">
            <text:p>0.00184433</text:p>
          </table:table-cell>
          <table:table-cell office:value-type="float" office:value="86598" calcext:value-type="float">
            <text:p>865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88732" calcext:value-type="float">
            <text:p>0.0988732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51603" calcext:value-type="float">
            <text:p>0.0251603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7572" calcext:value-type="float">
            <text:p>0.147572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1316" calcext:value-type="float">
            <text:p>0.411316</text:p>
          </table:table-cell>
          <table:table-cell office:value-type="float" office:value="0.00183939" calcext:value-type="float">
            <text:p>0.00183939</text:p>
          </table:table-cell>
          <table:table-cell office:value-type="float" office:value="86514" calcext:value-type="float">
            <text:p>865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79877" calcext:value-type="float">
            <text:p>0.0979877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0251202" calcext:value-type="float">
            <text:p>0.0251202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6875" calcext:value-type="float">
            <text:p>0.146875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2704" calcext:value-type="float">
            <text:p>0.412704</text:p>
          </table:table-cell>
          <table:table-cell office:value-type="float" office:value="0.00183939" calcext:value-type="float">
            <text:p>0.00183939</text:p>
          </table:table-cell>
          <table:table-cell office:value-type="float" office:value="86388" calcext:value-type="float">
            <text:p>86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365" calcext:value-type="float">
            <text:p>0.05365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9266" calcext:value-type="float">
            <text:p>0.0159266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774" calcext:value-type="float">
            <text:p>0.152774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87050" calcext:value-type="float">
            <text:p>870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35988" calcext:value-type="float">
            <text:p>0.0535988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9264" calcext:value-type="float">
            <text:p>0.0159264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087" calcext:value-type="float">
            <text:p>0.152087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85282" calcext:value-type="float">
            <text:p>852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1892" calcext:value-type="float">
            <text:p>0.053189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9001" calcext:value-type="float">
            <text:p>0.0159001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764" calcext:value-type="float">
            <text:p>0.152764</text:p>
          </table:table-cell>
          <table:table-cell office:value-type="float" office:value="0.0174927" calcext:value-type="float">
            <text:p>0.0174927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469737" calcext:value-type="float">
            <text:p>0.000469737</text:p>
          </table:table-cell>
          <table:table-cell office:value-type="float" office:value="85518" calcext:value-type="float">
            <text:p>855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48205" calcext:value-type="float">
            <text:p>0.0748205</text:p>
          </table:table-cell>
          <table:table-cell office:value-type="float" office:value="0.0161725" calcext:value-type="float">
            <text:p>0.0161725</text:p>
          </table:table-cell>
          <table:table-cell office:value-type="float" office:value="0.0176812" calcext:value-type="float">
            <text:p>0.01768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482124" calcext:value-type="float">
            <text:p>0.482124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85989" calcext:value-type="float">
            <text:p>859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49272" calcext:value-type="float">
            <text:p>0.0749272</text:p>
          </table:table-cell>
          <table:table-cell office:value-type="float" office:value="0.0161725" calcext:value-type="float">
            <text:p>0.0161725</text:p>
          </table:table-cell>
          <table:table-cell office:value-type="float" office:value="0.0176793" calcext:value-type="float">
            <text:p>0.017679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85293" calcext:value-type="float">
            <text:p>852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1412" calcext:value-type="float">
            <text:p>0.0741412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017645" calcext:value-type="float">
            <text:p>0.0176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482818" calcext:value-type="float">
            <text:p>0.482818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85688" calcext:value-type="float">
            <text:p>856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35978" calcext:value-type="float">
            <text:p>0.0935978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4268" calcext:value-type="float">
            <text:p>0.0194268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132091" calcext:value-type="float">
            <text:p>0.132091</text:p>
          </table:table-cell>
          <table:table-cell office:value-type="float" office:value="0.0241692" calcext:value-type="float">
            <text:p>0.0241692</text:p>
          </table:table-cell>
          <table:table-cell office:value-type="float" office:value="0.423811" calcext:value-type="float">
            <text:p>0.423811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5165" calcext:value-type="float">
            <text:p>851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488" calcext:value-type="float">
            <text:p>0.093488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4257" calcext:value-type="float">
            <text:p>0.0194257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132011" calcext:value-type="float">
            <text:p>0.132011</text:p>
          </table:table-cell>
          <table:table-cell office:value-type="float" office:value="0.0241692" calcext:value-type="float">
            <text:p>0.0241692</text:p>
          </table:table-cell>
          <table:table-cell office:value-type="float" office:value="0.423464" calcext:value-type="float">
            <text:p>0.423464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4974" calcext:value-type="float">
            <text:p>849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25326" calcext:value-type="float">
            <text:p>0.0925326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3767" calcext:value-type="float">
            <text:p>0.0193767</text:p>
          </table:table-cell>
          <table:table-cell office:value-type="float" office:value="0.027248" calcext:value-type="float">
            <text:p>0.027248</text:p>
          </table:table-cell>
          <table:table-cell office:value-type="float" office:value="0.130009" calcext:value-type="float">
            <text:p>0.130009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426241" calcext:value-type="float">
            <text:p>0.426241</text:p>
          </table:table-cell>
          <table:table-cell office:value-type="float" office:value="0.00161688" calcext:value-type="float">
            <text:p>0.00161688</text:p>
          </table:table-cell>
          <table:table-cell office:value-type="float" office:value="85131" calcext:value-type="float">
            <text:p>851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36864" calcext:value-type="float">
            <text:p>0.0636864</text:p>
          </table:table-cell>
          <table:table-cell office:value-type="float" office:value="0.0261097" calcext:value-type="float">
            <text:p>0.0261097</text:p>
          </table:table-cell>
          <table:table-cell office:value-type="float" office:value="0.0278636" calcext:value-type="float">
            <text:p>0.0278636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371598" calcext:value-type="float">
            <text:p>3715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36052" calcext:value-type="float">
            <text:p>0.0636052</text:p>
          </table:table-cell>
          <table:table-cell office:value-type="float" office:value="0.0261097" calcext:value-type="float">
            <text:p>0.0261097</text:p>
          </table:table-cell>
          <table:table-cell office:value-type="float" office:value="0.0278624" calcext:value-type="float">
            <text:p>0.0278624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9168" calcext:value-type="float">
            <text:p>0.179168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528636" calcext:value-type="float">
            <text:p>0.528636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368466" calcext:value-type="float">
            <text:p>3684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33554" calcext:value-type="float">
            <text:p>0.0633554</text:p>
          </table:table-cell>
          <table:table-cell office:value-type="float" office:value="0.026178" calcext:value-type="float">
            <text:p>0.026178</text:p>
          </table:table-cell>
          <table:table-cell office:value-type="float" office:value="0.0278303" calcext:value-type="float">
            <text:p>0.0278303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6993" calcext:value-type="float">
            <text:p>0.176993</text:p>
          </table:table-cell>
          <table:table-cell office:value-type="float" office:value="0.0309278" calcext:value-type="float">
            <text:p>0.0309278</text:p>
          </table:table-cell>
          <table:table-cell office:value-type="float" office:value="0.532107" calcext:value-type="float">
            <text:p>0.532107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370211" calcext:value-type="float">
            <text:p>3702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38765" calcext:value-type="float">
            <text:p>0.0838765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0296784" calcext:value-type="float">
            <text:p>0.0296784</text:p>
          </table:table-cell>
          <table:table-cell office:value-type="float" office:value="0.0371747" calcext:value-type="float">
            <text:p>0.0371747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368708" calcext:value-type="float">
            <text:p>3687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37719" calcext:value-type="float">
            <text:p>0.0837719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0296773" calcext:value-type="float">
            <text:p>0.0296773</text:p>
          </table:table-cell>
          <table:table-cell office:value-type="float" office:value="0.0371747" calcext:value-type="float">
            <text:p>0.0371747</text:p>
          </table:table-cell>
          <table:table-cell office:value-type="float" office:value="0.174308" calcext:value-type="float">
            <text:p>0.174308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365724" calcext:value-type="float">
            <text:p>3657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29282" calcext:value-type="float">
            <text:p>0.082928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0296305" calcext:value-type="float">
            <text:p>0.0296305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325203" calcext:value-type="float">
            <text:p>0.0325203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367158" calcext:value-type="float">
            <text:p>3671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0344" calcext:value-type="float">
            <text:p>0.100344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5571" calcext:value-type="float">
            <text:p>0.0315571</text:p>
          </table:table-cell>
          <table:table-cell office:value-type="float" office:value="0.0406977" calcext:value-type="float">
            <text:p>0.0406977</text:p>
          </table:table-cell>
          <table:table-cell office:value-type="float" office:value="0.155686" calcext:value-type="float">
            <text:p>0.155686</text:p>
          </table:table-cell>
          <table:table-cell office:value-type="float" office:value="0.0364583" calcext:value-type="float">
            <text:p>0.0364583</text:p>
          </table:table-cell>
          <table:table-cell office:value-type="float" office:value="0.402291" calcext:value-type="float">
            <text:p>0.402291</text:p>
          </table:table-cell>
          <table:table-cell office:value-type="float" office:value="0.00195806" calcext:value-type="float">
            <text:p>0.00195806</text:p>
          </table:table-cell>
          <table:table-cell office:value-type="float" office:value="367257" calcext:value-type="float">
            <text:p>3672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0252" calcext:value-type="float">
            <text:p>0.100252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5549" calcext:value-type="float">
            <text:p>0.0315549</text:p>
          </table:table-cell>
          <table:table-cell office:value-type="float" office:value="0.0406504" calcext:value-type="float">
            <text:p>0.0406504</text:p>
          </table:table-cell>
          <table:table-cell office:value-type="float" office:value="0.155533" calcext:value-type="float">
            <text:p>0.155533</text:p>
          </table:table-cell>
          <table:table-cell office:value-type="float" office:value="0.0364583" calcext:value-type="float">
            <text:p>0.0364583</text:p>
          </table:table-cell>
          <table:table-cell office:value-type="float" office:value="0.402291" calcext:value-type="float">
            <text:p>0.402291</text:p>
          </table:table-cell>
          <table:table-cell office:value-type="float" office:value="0.00195806" calcext:value-type="float">
            <text:p>0.00195806</text:p>
          </table:table-cell>
          <table:table-cell office:value-type="float" office:value="363806" calcext:value-type="float">
            <text:p>3638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90402" calcext:value-type="float">
            <text:p>0.0990402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4862" calcext:value-type="float">
            <text:p>0.0314862</text:p>
          </table:table-cell>
          <table:table-cell office:value-type="float" office:value="0.0402685" calcext:value-type="float">
            <text:p>0.0402685</text:p>
          </table:table-cell>
          <table:table-cell office:value-type="float" office:value="0.155137" calcext:value-type="float">
            <text:p>0.155137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405415" calcext:value-type="float">
            <text:p>0.405415</text:p>
          </table:table-cell>
          <table:table-cell office:value-type="float" office:value="0.00193828" calcext:value-type="float">
            <text:p>0.00193828</text:p>
          </table:table-cell>
          <table:table-cell office:value-type="float" office:value="364344" calcext:value-type="float">
            <text:p>3643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13927" calcext:value-type="float">
            <text:p>0.0613927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363" calcext:value-type="float">
            <text:p>0.0223363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64522" calcext:value-type="float">
            <text:p>0.164522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530024" calcext:value-type="float">
            <text:p>0.530024</text:p>
          </table:table-cell>
          <table:table-cell office:value-type="float" office:value="0.000944418" calcext:value-type="float">
            <text:p>0.000944418</text:p>
          </table:table-cell>
          <table:table-cell office:value-type="float" office:value="93826" calcext:value-type="float">
            <text:p>938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1395" calcext:value-type="float">
            <text:p>0.061395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362" calcext:value-type="float">
            <text:p>0.0223362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64423" calcext:value-type="float">
            <text:p>0.164423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530024" calcext:value-type="float">
            <text:p>0.530024</text:p>
          </table:table-cell>
          <table:table-cell office:value-type="float" office:value="0.000944418" calcext:value-type="float">
            <text:p>0.000944418</text:p>
          </table:table-cell>
          <table:table-cell office:value-type="float" office:value="96405" calcext:value-type="float">
            <text:p>96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1099" calcext:value-type="float">
            <text:p>0.061099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086" calcext:value-type="float">
            <text:p>0.0223086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64641" calcext:value-type="float">
            <text:p>0.164641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528289" calcext:value-type="float">
            <text:p>0.528289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98191" calcext:value-type="float">
            <text:p>981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18594" calcext:value-type="float">
            <text:p>0.0818594</text:p>
          </table:table-cell>
          <table:table-cell office:value-type="float" office:value="0.0229885" calcext:value-type="float">
            <text:p>0.0229885</text:p>
          </table:table-cell>
          <table:table-cell office:value-type="float" office:value="0.0241484" calcext:value-type="float">
            <text:p>0.0241484</text:p>
          </table:table-cell>
          <table:table-cell office:value-type="float" office:value="0.0316623" calcext:value-type="float">
            <text:p>0.0316623</text:p>
          </table:table-cell>
          <table:table-cell office:value-type="float" office:value="0.163889" calcext:value-type="float">
            <text:p>0.163889</text:p>
          </table:table-cell>
          <table:table-cell office:value-type="float" office:value="0.0271739" calcext:value-type="float">
            <text:p>0.0271739</text:p>
          </table:table-cell>
          <table:table-cell office:value-type="float" office:value="0.451232" calcext:value-type="float">
            <text:p>0.451232</text:p>
          </table:table-cell>
          <table:table-cell office:value-type="float" office:value="0.00158227" calcext:value-type="float">
            <text:p>0.00158227</text:p>
          </table:table-cell>
          <table:table-cell office:value-type="float" office:value="101422" calcext:value-type="float">
            <text:p>1014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1776" calcext:value-type="float">
            <text:p>0.081776</text:p>
          </table:table-cell>
          <table:table-cell office:value-type="float" office:value="0.0229885" calcext:value-type="float">
            <text:p>0.0229885</text:p>
          </table:table-cell>
          <table:table-cell office:value-type="float" office:value="0.0241471" calcext:value-type="float">
            <text:p>0.0241471</text:p>
          </table:table-cell>
          <table:table-cell office:value-type="float" office:value="0.0316623" calcext:value-type="float">
            <text:p>0.0316623</text:p>
          </table:table-cell>
          <table:table-cell office:value-type="float" office:value="0.163889" calcext:value-type="float">
            <text:p>0.163889</text:p>
          </table:table-cell>
          <table:table-cell office:value-type="float" office:value="0.0271739" calcext:value-type="float">
            <text:p>0.0271739</text:p>
          </table:table-cell>
          <table:table-cell office:value-type="float" office:value="0.451232" calcext:value-type="float">
            <text:p>0.451232</text:p>
          </table:table-cell>
          <table:table-cell office:value-type="float" office:value="0.00158227" calcext:value-type="float">
            <text:p>0.00158227</text:p>
          </table:table-cell>
          <table:table-cell office:value-type="float" office:value="112292" calcext:value-type="float">
            <text:p>1122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12801" calcext:value-type="float">
            <text:p>0.0812801</text:p>
          </table:table-cell>
          <table:table-cell office:value-type="float" office:value="0.0223464" calcext:value-type="float">
            <text:p>0.0223464</text:p>
          </table:table-cell>
          <table:table-cell office:value-type="float" office:value="0.0241076" calcext:value-type="float">
            <text:p>0.0241076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162609" calcext:value-type="float">
            <text:p>0.162609</text:p>
          </table:table-cell>
          <table:table-cell office:value-type="float" office:value="0.0271003" calcext:value-type="float">
            <text:p>0.0271003</text:p>
          </table:table-cell>
          <table:table-cell office:value-type="float" office:value="0.454356" calcext:value-type="float">
            <text:p>0.454356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05847" calcext:value-type="float">
            <text:p>1058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92682" calcext:value-type="float">
            <text:p>0.0992682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60281" calcext:value-type="float">
            <text:p>0.0260281</text:p>
          </table:table-cell>
          <table:table-cell office:value-type="float" office:value="0.0345821" calcext:value-type="float">
            <text:p>0.0345821</text:p>
          </table:table-cell>
          <table:table-cell office:value-type="float" office:value="0.148556" calcext:value-type="float">
            <text:p>0.148556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1724" calcext:value-type="float">
            <text:p>1017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92327" calcext:value-type="float">
            <text:p>0.0992327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60263" calcext:value-type="float">
            <text:p>0.0260263</text:p>
          </table:table-cell>
          <table:table-cell office:value-type="float" office:value="0.0344828" calcext:value-type="float">
            <text:p>0.0344828</text:p>
          </table:table-cell>
          <table:table-cell office:value-type="float" office:value="0.148433" calcext:value-type="float">
            <text:p>0.148433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406456" calcext:value-type="float">
            <text:p>0.406456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97772" calcext:value-type="float">
            <text:p>977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82732" calcext:value-type="float">
            <text:p>0.0982732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0259731" calcext:value-type="float">
            <text:p>0.0259731</text:p>
          </table:table-cell>
          <table:table-cell office:value-type="float" office:value="0.0341297" calcext:value-type="float">
            <text:p>0.0341297</text:p>
          </table:table-cell>
          <table:table-cell office:value-type="float" office:value="0.146183" calcext:value-type="float">
            <text:p>0.146183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0628" calcext:value-type="float">
            <text:p>1006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3705" calcext:value-type="float">
            <text:p>0.053705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42" calcext:value-type="float">
            <text:p>0.016242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71329" calcext:value-type="float">
            <text:p>0.571329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100258" calcext:value-type="float">
            <text:p>1002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36659" calcext:value-type="float">
            <text:p>0.0536659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104796" calcext:value-type="float">
            <text:p>1047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3346" calcext:value-type="float">
            <text:p>0.0533346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091" calcext:value-type="float">
            <text:p>0.0162091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1322" calcext:value-type="float">
            <text:p>0.14132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49958" calcext:value-type="float">
            <text:p>0.000449958</text:p>
          </table:table-cell>
          <table:table-cell office:value-type="float" office:value="101658" calcext:value-type="float">
            <text:p>1016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46631" calcext:value-type="float">
            <text:p>0.0746631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143404" calcext:value-type="float">
            <text:p>0.143404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4207" calcext:value-type="float">
            <text:p>0.484207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105469" calcext:value-type="float">
            <text:p>1054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47116" calcext:value-type="float">
            <text:p>0.0747116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0179961" calcext:value-type="float">
            <text:p>0.0179961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4554" calcext:value-type="float">
            <text:p>0.484554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88942" calcext:value-type="float">
            <text:p>889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0029" calcext:value-type="float">
            <text:p>0.0740029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79522" calcext:value-type="float">
            <text:p>0.0179522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46183" calcext:value-type="float">
            <text:p>0.146183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386" calcext:value-type="float">
            <text:p>0.48386</text:p>
          </table:table-cell>
          <table:table-cell office:value-type="float" office:value="0.0011422" calcext:value-type="float">
            <text:p>0.0011422</text:p>
          </table:table-cell>
          <table:table-cell office:value-type="float" office:value="103201" calcext:value-type="float">
            <text:p>1032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3259" calcext:value-type="float">
            <text:p>0.093259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7376" calcext:value-type="float">
            <text:p>0.0197376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31413" calcext:value-type="float">
            <text:p>0.131413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101113" calcext:value-type="float">
            <text:p>1011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2126" calcext:value-type="float">
            <text:p>0.0932126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7364" calcext:value-type="float">
            <text:p>0.0197364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31359" calcext:value-type="float">
            <text:p>0.131359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87697" calcext:value-type="float">
            <text:p>876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22401" calcext:value-type="float">
            <text:p>0.0922401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6811" calcext:value-type="float">
            <text:p>0.0196811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2855" calcext:value-type="float">
            <text:p>0.12855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429018" calcext:value-type="float">
            <text:p>0.429018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103424" calcext:value-type="float">
            <text:p>1034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05749" calcext:value-type="float">
            <text:p>0.0605749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281" calcext:value-type="float">
            <text:p>0.0272281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0289017" calcext:value-type="float">
            <text:p>0.0289017</text:p>
          </table:table-cell>
          <table:table-cell office:value-type="float" office:value="0.546338" calcext:value-type="float">
            <text:p>0.546338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48304" calcext:value-type="float">
            <text:p>2483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05132" calcext:value-type="float">
            <text:p>0.0605132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268" calcext:value-type="float">
            <text:p>0.0272268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179509" calcext:value-type="float">
            <text:p>0.179509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40203" calcext:value-type="float">
            <text:p>2402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05038" calcext:value-type="float">
            <text:p>0.0605038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005" calcext:value-type="float">
            <text:p>0.0272005</text:p>
          </table:table-cell>
          <table:table-cell office:value-type="float" office:value="0.0325733" calcext:value-type="float">
            <text:p>0.0325733</text:p>
          </table:table-cell>
          <table:table-cell office:value-type="float" office:value="0.180044" calcext:value-type="float">
            <text:p>0.180044</text:p>
          </table:table-cell>
          <table:table-cell office:value-type="float" office:value="0.0288184" calcext:value-type="float">
            <text:p>0.0288184</text:p>
          </table:table-cell>
          <table:table-cell office:value-type="float" office:value="0.55085" calcext:value-type="float">
            <text:p>0.55085</text:p>
          </table:table-cell>
          <table:table-cell office:value-type="float" office:value="0.000885083" calcext:value-type="float">
            <text:p>0.000885083</text:p>
          </table:table-cell>
          <table:table-cell office:value-type="float" office:value="248823" calcext:value-type="float">
            <text:p>2488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13397" calcext:value-type="float">
            <text:p>0.0813397</text:p>
          </table:table-cell>
          <table:table-cell office:value-type="float" office:value="0.0268097" calcext:value-type="float">
            <text:p>0.0268097</text:p>
          </table:table-cell>
          <table:table-cell office:value-type="float" office:value="0.0288968" calcext:value-type="float">
            <text:p>0.0288968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185072" calcext:value-type="float">
            <text:p>0.185072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1364" calcext:value-type="float">
            <text:p>0.471364</text:p>
          </table:table-cell>
          <table:table-cell office:value-type="float" office:value="0.0015081" calcext:value-type="float">
            <text:p>0.0015081</text:p>
          </table:table-cell>
          <table:table-cell office:value-type="float" office:value="236577" calcext:value-type="float">
            <text:p>2365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12461" calcext:value-type="float">
            <text:p>0.0812461</text:p>
          </table:table-cell>
          <table:table-cell office:value-type="float" office:value="0.0268097" calcext:value-type="float">
            <text:p>0.0268097</text:p>
          </table:table-cell>
          <table:table-cell office:value-type="float" office:value="0.0288949" calcext:value-type="float">
            <text:p>0.0288949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185507" calcext:value-type="float">
            <text:p>0.185507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1364" calcext:value-type="float">
            <text:p>0.471364</text:p>
          </table:table-cell>
          <table:table-cell office:value-type="float" office:value="0.0015081" calcext:value-type="float">
            <text:p>0.0015081</text:p>
          </table:table-cell>
          <table:table-cell office:value-type="float" office:value="237903" calcext:value-type="float">
            <text:p>2379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06058" calcext:value-type="float">
            <text:p>0.0806058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028856" calcext:value-type="float">
            <text:p>0.028856</text:p>
          </table:table-cell>
          <table:table-cell office:value-type="float" office:value="0.0362694" calcext:value-type="float">
            <text:p>0.0362694</text:p>
          </table:table-cell>
          <table:table-cell office:value-type="float" office:value="0.183683" calcext:value-type="float">
            <text:p>0.183683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067" calcext:value-type="float">
            <text:p>0.47067</text:p>
          </table:table-cell>
          <table:table-cell office:value-type="float" office:value="0.00151799" calcext:value-type="float">
            <text:p>0.00151799</text:p>
          </table:table-cell>
          <table:table-cell office:value-type="float" office:value="236503" calcext:value-type="float">
            <text:p>2365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82866" calcext:value-type="float">
            <text:p>0.0982866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6369" calcext:value-type="float">
            <text:p>0.0306369</text:p>
          </table:table-cell>
          <table:table-cell office:value-type="float" office:value="0.0385675" calcext:value-type="float">
            <text:p>0.0385675</text:p>
          </table:table-cell>
          <table:table-cell office:value-type="float" office:value="0.153822" calcext:value-type="float">
            <text:p>0.153822</text:p>
          </table:table-cell>
          <table:table-cell office:value-type="float" office:value="0.0345572" calcext:value-type="float">
            <text:p>0.0345572</text:p>
          </table:table-cell>
          <table:table-cell office:value-type="float" office:value="0.418952" calcext:value-type="float">
            <text:p>0.418952</text:p>
          </table:table-cell>
          <table:table-cell office:value-type="float" office:value="0.00185917" calcext:value-type="float">
            <text:p>0.00185917</text:p>
          </table:table-cell>
          <table:table-cell office:value-type="float" office:value="246777" calcext:value-type="float">
            <text:p>246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81901" calcext:value-type="float">
            <text:p>0.0981901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6341" calcext:value-type="float">
            <text:p>0.0306341</text:p>
          </table:table-cell>
          <table:table-cell office:value-type="float" office:value="0.0385675" calcext:value-type="float">
            <text:p>0.038567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345572" calcext:value-type="float">
            <text:p>0.0345572</text:p>
          </table:table-cell>
          <table:table-cell office:value-type="float" office:value="0.418952" calcext:value-type="float">
            <text:p>0.418952</text:p>
          </table:table-cell>
          <table:table-cell office:value-type="float" office:value="0.00185917" calcext:value-type="float">
            <text:p>0.00185917</text:p>
          </table:table-cell>
          <table:table-cell office:value-type="float" office:value="267940" calcext:value-type="float">
            <text:p>2679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71217" calcext:value-type="float">
            <text:p>0.0971217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5738" calcext:value-type="float">
            <text:p>0.0305738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0.157293" calcext:value-type="float">
            <text:p>0.157293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419993" calcext:value-type="float">
            <text:p>0.419993</text:p>
          </table:table-cell>
          <table:table-cell office:value-type="float" office:value="0.00183445" calcext:value-type="float">
            <text:p>0.00183445</text:p>
          </table:table-cell>
          <table:table-cell office:value-type="float" office:value="266443" calcext:value-type="float">
            <text:p>266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97588" calcext:value-type="float">
            <text:p>0.0597588</text:p>
          </table:table-cell>
          <table:table-cell office:value-type="float" office:value="0.0207792" calcext:value-type="float">
            <text:p>0.0207792</text:p>
          </table:table-cell>
          <table:table-cell office:value-type="float" office:value="0.0217118" calcext:value-type="float">
            <text:p>0.0217118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2226" calcext:value-type="float">
            <text:p>0.172226</text:p>
          </table:table-cell>
          <table:table-cell office:value-type="float" office:value="0.0231884" calcext:value-type="float">
            <text:p>0.0231884</text:p>
          </table:table-cell>
          <table:table-cell office:value-type="float" office:value="0.543214" calcext:value-type="float">
            <text:p>0.543214</text:p>
          </table:table-cell>
          <table:table-cell office:value-type="float" office:value="0.00085047" calcext:value-type="float">
            <text:p>0.00085047</text:p>
          </table:table-cell>
          <table:table-cell office:value-type="float" office:value="101897" calcext:value-type="float">
            <text:p>1018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97607" calcext:value-type="float">
            <text:p>0.0597607</text:p>
          </table:table-cell>
          <table:table-cell office:value-type="float" office:value="0.0207792" calcext:value-type="float">
            <text:p>0.0207792</text:p>
          </table:table-cell>
          <table:table-cell office:value-type="float" office:value="0.0217114" calcext:value-type="float">
            <text:p>0.021711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0231884" calcext:value-type="float">
            <text:p>0.0231884</text:p>
          </table:table-cell>
          <table:table-cell office:value-type="float" office:value="0.543214" calcext:value-type="float">
            <text:p>0.543214</text:p>
          </table:table-cell>
          <table:table-cell office:value-type="float" office:value="0.00085047" calcext:value-type="float">
            <text:p>0.00085047</text:p>
          </table:table-cell>
          <table:table-cell office:value-type="float" office:value="96083" calcext:value-type="float">
            <text:p>960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94503" calcext:value-type="float">
            <text:p>0.0594503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6885" calcext:value-type="float">
            <text:p>0.0216885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230548" calcext:value-type="float">
            <text:p>0.0230548</text:p>
          </table:table-cell>
          <table:table-cell office:value-type="float" office:value="0.542867" calcext:value-type="float">
            <text:p>0.542867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106399" calcext:value-type="float">
            <text:p>106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06745" calcext:value-type="float">
            <text:p>0.080674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023411" calcext:value-type="float">
            <text:p>0.023411</text:p>
          </table:table-cell>
          <table:table-cell office:value-type="float" office:value="0.0308483" calcext:value-type="float">
            <text:p>0.0308483</text:p>
          </table:table-cell>
          <table:table-cell office:value-type="float" office:value="0.175925" calcext:value-type="float">
            <text:p>0.175925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5526" calcext:value-type="float">
            <text:p>0.0015526</text:p>
          </table:table-cell>
          <table:table-cell office:value-type="float" office:value="105634" calcext:value-type="float">
            <text:p>1056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05999" calcext:value-type="float">
            <text:p>0.0805999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0234098" calcext:value-type="float">
            <text:p>0.0234098</text:p>
          </table:table-cell>
          <table:table-cell office:value-type="float" office:value="0.0308483" calcext:value-type="float">
            <text:p>0.0308483</text:p>
          </table:table-cell>
          <table:table-cell office:value-type="float" office:value="0.175821" calcext:value-type="float">
            <text:p>0.175821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54766" calcext:value-type="float">
            <text:p>0.00154766</text:p>
          </table:table-cell>
          <table:table-cell office:value-type="float" office:value="102597" calcext:value-type="float">
            <text:p>1025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01075" calcext:value-type="float">
            <text:p>0.0801075</text:p>
          </table:table-cell>
          <table:table-cell office:value-type="float" office:value="0.0214477" calcext:value-type="float">
            <text:p>0.0214477</text:p>
          </table:table-cell>
          <table:table-cell office:value-type="float" office:value="0.0233775" calcext:value-type="float">
            <text:p>0.0233775</text:p>
          </table:table-cell>
          <table:table-cell office:value-type="float" office:value="0.0307692" calcext:value-type="float">
            <text:p>0.0307692</text:p>
          </table:table-cell>
          <table:table-cell office:value-type="float" office:value="0.173616" calcext:value-type="float">
            <text:p>0.173616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61645" calcext:value-type="float">
            <text:p>0.461645</text:p>
          </table:table-cell>
          <table:table-cell office:value-type="float" office:value="0.0015526" calcext:value-type="float">
            <text:p>0.0015526</text:p>
          </table:table-cell>
          <table:table-cell office:value-type="float" office:value="106327" calcext:value-type="float">
            <text:p>1063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81868" calcext:value-type="float">
            <text:p>0.0981868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51594" calcext:value-type="float">
            <text:p>0.0251594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7918" calcext:value-type="float">
            <text:p>0.147918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201" calcext:value-type="float">
            <text:p>0.41201</text:p>
          </table:table-cell>
          <table:table-cell office:value-type="float" office:value="0.00184433" calcext:value-type="float">
            <text:p>0.00184433</text:p>
          </table:table-cell>
          <table:table-cell office:value-type="float" office:value="88989" calcext:value-type="float">
            <text:p>889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81515" calcext:value-type="float">
            <text:p>0.0981515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51576" calcext:value-type="float">
            <text:p>0.0251576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7572" calcext:value-type="float">
            <text:p>0.147572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83939" calcext:value-type="float">
            <text:p>0.00183939</text:p>
          </table:table-cell>
          <table:table-cell office:value-type="float" office:value="96945" calcext:value-type="float">
            <text:p>969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72198" calcext:value-type="float">
            <text:p>0.0972198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0251175" calcext:value-type="float">
            <text:p>0.0251175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6875" calcext:value-type="float">
            <text:p>0.146875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3398" calcext:value-type="float">
            <text:p>0.413398</text:p>
          </table:table-cell>
          <table:table-cell office:value-type="float" office:value="0.00183939" calcext:value-type="float">
            <text:p>0.00183939</text:p>
          </table:table-cell>
          <table:table-cell office:value-type="float" office:value="97866" calcext:value-type="float">
            <text:p>978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33069" calcext:value-type="float">
            <text:p>0.0533069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9245" calcext:value-type="float">
            <text:p>0.015924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685" calcext:value-type="float">
            <text:p>0.152685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1329" calcext:value-type="float">
            <text:p>0.571329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90575" calcext:value-type="float">
            <text:p>90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32702" calcext:value-type="float">
            <text:p>0.0532702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9242" calcext:value-type="float">
            <text:p>0.0159242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087" calcext:value-type="float">
            <text:p>0.152087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85397" calcext:value-type="float">
            <text:p>853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29267" calcext:value-type="float">
            <text:p>0.052926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898" calcext:value-type="float">
            <text:p>0.015898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665" calcext:value-type="float">
            <text:p>0.152665</text:p>
          </table:table-cell>
          <table:table-cell office:value-type="float" office:value="0.0174927" calcext:value-type="float">
            <text:p>0.0174927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49958" calcext:value-type="float">
            <text:p>0.000449958</text:p>
          </table:table-cell>
          <table:table-cell office:value-type="float" office:value="100319" calcext:value-type="float">
            <text:p>1003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42994" calcext:value-type="float">
            <text:p>0.0742994</text:p>
          </table:table-cell>
          <table:table-cell office:value-type="float" office:value="0.0161725" calcext:value-type="float">
            <text:p>0.0161725</text:p>
          </table:table-cell>
          <table:table-cell office:value-type="float" office:value="0.0176742" calcext:value-type="float">
            <text:p>0.0176742</text:p>
          </table:table-cell>
          <table:table-cell office:value-type="float" office:value="0.0252525" calcext:value-type="float">
            <text:p>0.025252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484207" calcext:value-type="float">
            <text:p>0.484207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101103" calcext:value-type="float">
            <text:p>1011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43504" calcext:value-type="float">
            <text:p>0.0743504</text:p>
          </table:table-cell>
          <table:table-cell office:value-type="float" office:value="0.0161725" calcext:value-type="float">
            <text:p>0.0161725</text:p>
          </table:table-cell>
          <table:table-cell office:value-type="float" office:value="0.0176724" calcext:value-type="float">
            <text:p>0.0176724</text:p>
          </table:table-cell>
          <table:table-cell office:value-type="float" office:value="0.0252366" calcext:value-type="float">
            <text:p>0.0252366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484554" calcext:value-type="float">
            <text:p>0.484554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93927" calcext:value-type="float">
            <text:p>939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36468" calcext:value-type="float">
            <text:p>0.0736468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0176373" calcext:value-type="float">
            <text:p>0.0176373</text:p>
          </table:table-cell>
          <table:table-cell office:value-type="float" office:value="0.0249221" calcext:value-type="float">
            <text:p>0.0249221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48386" calcext:value-type="float">
            <text:p>0.48386</text:p>
          </table:table-cell>
          <table:table-cell office:value-type="float" office:value="0.0011422" calcext:value-type="float">
            <text:p>0.0011422</text:p>
          </table:table-cell>
          <table:table-cell office:value-type="float" office:value="87784" calcext:value-type="float">
            <text:p>877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29252" calcext:value-type="float">
            <text:p>0.0929252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4129" calcext:value-type="float">
            <text:p>0.0194129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131824" calcext:value-type="float">
            <text:p>0.131824</text:p>
          </table:table-cell>
          <table:table-cell office:value-type="float" office:value="0.0241692" calcext:value-type="float">
            <text:p>0.0241692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106425" calcext:value-type="float">
            <text:p>1064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28788" calcext:value-type="float">
            <text:p>0.0928788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4117" calcext:value-type="float">
            <text:p>0.0194117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131759" calcext:value-type="float">
            <text:p>0.131759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90511" calcext:value-type="float">
            <text:p>905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1904" calcext:value-type="float">
            <text:p>0.091904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3627" calcext:value-type="float">
            <text:p>0.0193627</text:p>
          </table:table-cell>
          <table:table-cell office:value-type="float" office:value="0.027248" calcext:value-type="float">
            <text:p>0.027248</text:p>
          </table:table-cell>
          <table:table-cell office:value-type="float" office:value="0.130489" calcext:value-type="float">
            <text:p>0.130489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429018" calcext:value-type="float">
            <text:p>0.429018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87865" calcext:value-type="float">
            <text:p>87865</text:p>
          </table:table-cell>
          <table:table-cell table:number-columns-repeated="1009"/>
        </table:table-row>
        <table:table-row table:style-name="ro1" table:number-rows-repeated="1047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1.A1:Data1.U94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 number:grouping="true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number:number-style style:name="N10123" number:language="en" number:country="US">
      <number:number number:decimal-places="5" loext:min-decimal-places="5" number:min-integer-digits="1" number:grouping="true"/>
    </number:number-style>
    <number:number-style style:name="N10124" number:language="en" number:country="US">
      <number:number number:decimal-places="6" loext:min-decimal-places="6" number:min-integer-digits="1" number:grouping="true"/>
    </number:number-style>
    <number:number-style style:name="N10125" number:language="en" number:country="US">
      <number:number number:decimal-places="7" loext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01:23:16.444134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9T01:31:46.269653087</dc:date>
    <meta:editing-duration>PT3H54M47S</meta:editing-duration>
    <meta:editing-cycles>68</meta:editing-cycles>
    <meta:generator>LibreOffice/6.4.7.2$Linux_X86_64 LibreOffice_project/40$Build-2</meta:generator>
    <meta:document-statistic meta:table-count="1" meta:cell-count="18595" meta:object-count="0"/>
  </office:meta>
</office:document-meta>
</file>